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Negrita" style:font-pitch="variable"/>
    <style:font-face style:name="Linux Libertine G2" svg:font-family="'Linux Libertine G'" style:font-adornments="Negrita cursiva" style:font-pitch="variable"/>
    <style:font-face style:name="Linux Libertine G3" svg:font-family="'Linux Libertine G'" style:font-adornments="Normal"/>
    <style:font-face style:name="Linux Libertine G4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automatic-styles>
    <style:style style:name="Tabla58" style:family="table">
      <style:table-properties style:width="8.001cm" table:align="left" style:may-break-between-rows="true" table:border-model="collapsing"/>
    </style:style>
    <style:style style:name="Tabla58.A" style:family="table-column">
      <style:table-column-properties style:column-width="2cm"/>
    </style:style>
    <style:style style:name="Tabla58.1" style:family="table-row">
      <style:table-row-properties fo:keep-together="auto"/>
    </style:style>
    <style:style style:name="Tabla5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8" style:family="table">
      <style:table-properties style:width="16.999cm" table:align="left"/>
    </style:style>
    <style:style style:name="Tabla28.A" style:family="table-column">
      <style:table-column-properties style:column-width="5.909cm"/>
    </style:style>
    <style:style style:name="Tabla28.B" style:family="table-column">
      <style:table-column-properties style:column-width="2.191cm"/>
    </style:style>
    <style:style style:name="Tabla28.C" style:family="table-column">
      <style:table-column-properties style:column-width="1.083cm"/>
    </style:style>
    <style:style style:name="Tabla28.D" style:family="table-column">
      <style:table-column-properties style:column-width="2.24cm"/>
    </style:style>
    <style:style style:name="Tabla28.E" style:family="table-column">
      <style:table-column-properties style:column-width="1.529cm"/>
    </style:style>
    <style:style style:name="Tabla28.F" style:family="table-column">
      <style:table-column-properties style:column-width="2.212cm"/>
    </style:style>
    <style:style style:name="Tabla28.G" style:family="table-column">
      <style:table-column-properties style:column-width="1.245cm"/>
    </style:style>
    <style:style style:name="Tabla28.H" style:family="table-column">
      <style:table-column-properties style:column-width="0.589cm"/>
    </style:style>
    <style:style style:name="Tabla28.1" style:family="table-row">
      <style:table-row-properties style:min-row-height="0.601cm"/>
    </style:style>
    <style:style style:name="Tabla28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8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8.D1" style:family="table-cell" style:data-style-name="N10000">
      <style:table-cell-properties style:vertical-align="middle" fo:padding="0.049cm" fo:border="0.05pt solid #0000ff"/>
    </style:style>
    <style:style style:name="Tabla28.F1" style:family="table-cell" style:data-style-name="N10000">
      <style:table-cell-properties style:vertical-align="middle" fo:background-color="transparent" fo:padding="0.049cm" fo:border="none">
        <style:background-image/>
      </style:table-cell-properties>
    </style:style>
    <style:style style:name="Tabla28.D2" style:family="table-cell" style:data-style-name="N10080">
      <style:table-cell-properties style:vertical-align="middle" fo:padding="0.049cm" fo:border="0.05pt solid #0000ff"/>
    </style:style>
    <style:style style:name="Tabla28.3" style:family="table-row">
      <style:table-row-properties style:min-row-height="0.575cm"/>
    </style:style>
    <style:style style:name="Tabla28.D3" style:family="table-cell" style:data-style-name="N10000">
      <style:table-cell-properties style:vertical-align="middle" fo:padding="0.049cm" fo:border="0.05pt solid #0000ff"/>
    </style:style>
    <style:style style:name="Tabla2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4" style:family="table-cell" style:data-style-name="N10000">
      <style:table-cell-properties style:vertical-align="middle" fo:padding="0.049cm" fo:border="0.05pt solid #0000ff"/>
    </style:style>
    <style:style style:name="Tabla28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5" style:family="table-cell" style:data-style-name="N10000">
      <style:table-cell-properties style:vertical-align="middle" fo:padding="0.049cm" fo:border="0.05pt solid #0000ff"/>
    </style:style>
    <style:style style:name="Tabla28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8.D6" style:family="table-cell" style:data-style-name="N10000">
      <style:table-cell-properties style:vertical-align="middle" fo:padding="0.049cm" fo:border="0.05pt solid #0000ff"/>
    </style:style>
    <style:style style:name="Tabla29" style:family="table">
      <style:table-properties style:width="16.999cm" table:align="left"/>
    </style:style>
    <style:style style:name="Tabla29.A" style:family="table-column">
      <style:table-column-properties style:column-width="1.062cm"/>
    </style:style>
    <style:style style:name="Tabla29.B" style:family="table-column">
      <style:table-column-properties style:column-width="4.034cm"/>
    </style:style>
    <style:style style:name="Tabla29.C" style:family="table-column">
      <style:table-column-properties style:column-width="2.281cm"/>
    </style:style>
    <style:style style:name="Tabla29.D" style:family="table-column">
      <style:table-column-properties style:column-width="1.016cm"/>
    </style:style>
    <style:style style:name="Tabla29.E" style:family="table-column">
      <style:table-column-properties style:column-width="2.178cm"/>
    </style:style>
    <style:style style:name="Tabla29.F" style:family="table-column">
      <style:table-column-properties style:column-width="1.402cm"/>
    </style:style>
    <style:style style:name="Tabla29.H" style:family="table-column">
      <style:table-column-properties style:column-width="2.23cm"/>
    </style:style>
    <style:style style:name="Tabla29.I" style:family="table-column">
      <style:table-column-properties style:column-width="0.515cm"/>
    </style:style>
    <style:style style:name="Tabla29.1" style:family="table-row">
      <style:table-row-properties style:min-row-height="0.575cm"/>
    </style:style>
    <style:style style:name="Tabla29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29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C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H1" style:family="table-cell">
      <style:table-cell-properties style:vertical-align="middle" fo:padding="0.049cm" fo:border="0.05pt solid #0000ff"/>
    </style:style>
    <style:style style:name="Tabla29.C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9.D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F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G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9.B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C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29.G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29.H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9.H4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B5" style:family="table-cell" style:data-style-name="N10000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29.C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9.E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G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9.H5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59" style:family="table">
      <style:table-properties style:width="16.999cm" table:align="left"/>
    </style:style>
    <style:style style:name="Tabla59.A" style:family="table-column">
      <style:table-column-properties style:column-width="3.852cm"/>
    </style:style>
    <style:style style:name="Tabla59.B" style:family="table-column">
      <style:table-column-properties style:column-width="0.681cm"/>
    </style:style>
    <style:style style:name="Tabla59.C" style:family="table-column">
      <style:table-column-properties style:column-width="0.646cm"/>
    </style:style>
    <style:style style:name="Tabla59.D" style:family="table-column">
      <style:table-column-properties style:column-width="1.723cm"/>
    </style:style>
    <style:style style:name="Tabla59.E" style:family="table-column">
      <style:table-column-properties style:column-width="1.238cm"/>
    </style:style>
    <style:style style:name="Tabla59.F" style:family="table-column">
      <style:table-column-properties style:column-width="0.815cm"/>
    </style:style>
    <style:style style:name="Tabla59.G" style:family="table-column">
      <style:table-column-properties style:column-width="0.75cm"/>
    </style:style>
    <style:style style:name="Tabla59.H" style:family="table-column">
      <style:table-column-properties style:column-width="1.914cm"/>
    </style:style>
    <style:style style:name="Tabla59.I" style:family="table-column">
      <style:table-column-properties style:column-width="1.54cm"/>
    </style:style>
    <style:style style:name="Tabla59.J" style:family="table-column">
      <style:table-column-properties style:column-width="0.575cm"/>
    </style:style>
    <style:style style:name="Tabla59.K" style:family="table-column">
      <style:table-column-properties style:column-width="1.804cm"/>
    </style:style>
    <style:style style:name="Tabla59.L" style:family="table-column">
      <style:table-column-properties style:column-width="1.461cm"/>
    </style:style>
    <style:style style:name="Tabla59.1" style:family="table-row">
      <style:table-row-properties style:min-row-height="0.575cm"/>
    </style:style>
    <style:style style:name="Tabla59.A1" style:family="table-cell">
      <style:table-cell-properties style:vertical-align="middle" fo:background-color="#e0efd4" fo:padding="0.049cm" fo:border-left="none" fo:border-right="none" fo:border-top="0.05pt solid #000000" fo:border-bottom="none">
        <style:background-image/>
      </style:table-cell-properties>
    </style:style>
    <style:style style:name="Tabla59.B1" style:family="table-cell" style:data-style-name="N10000">
      <style:table-cell-properties style:vertical-align="middle" fo:background-color="#e0efd4" fo:padding="0.049cm" fo:border-left="none" fo:border-right="none" fo:border-top="0.05pt solid #000000" fo:border-bottom="none">
        <style:background-image/>
      </style:table-cell-properties>
    </style:style>
    <style:style style:name="Tabla59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2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9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G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J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B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C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9.F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G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9.J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5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A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B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9.G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9.J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K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L8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D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9.H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6" style:family="table">
      <style:table-properties style:width="16.999cm" table:align="left"/>
    </style:style>
    <style:style style:name="Tabla16.A" style:family="table-column">
      <style:table-column-properties style:column-width="3.796cm"/>
    </style:style>
    <style:style style:name="Tabla16.B" style:family="table-column">
      <style:table-column-properties style:column-width="0.605cm"/>
    </style:style>
    <style:style style:name="Tabla16.C" style:family="table-column">
      <style:table-column-properties style:column-width="0.808cm"/>
    </style:style>
    <style:style style:name="Tabla16.D" style:family="table-column">
      <style:table-column-properties style:column-width="1.699cm"/>
    </style:style>
    <style:style style:name="Tabla16.E" style:family="table-column">
      <style:table-column-properties style:column-width="1.214cm"/>
    </style:style>
    <style:style style:name="Tabla16.F" style:family="table-column">
      <style:table-column-properties style:column-width="0.737cm"/>
    </style:style>
    <style:style style:name="Tabla16.G" style:family="table-column">
      <style:table-column-properties style:column-width="1.104cm"/>
    </style:style>
    <style:style style:name="Tabla16.H" style:family="table-column">
      <style:table-column-properties style:column-width="1.773cm"/>
    </style:style>
    <style:style style:name="Tabla16.I" style:family="table-column">
      <style:table-column-properties style:column-width="1.508cm"/>
    </style:style>
    <style:style style:name="Tabla16.J" style:family="table-column">
      <style:table-column-properties style:column-width="0.57cm"/>
    </style:style>
    <style:style style:name="Tabla16.K" style:family="table-column">
      <style:table-column-properties style:column-width="1.746cm"/>
    </style:style>
    <style:style style:name="Tabla16.L" style:family="table-column">
      <style:table-column-properties style:column-width="1.439cm"/>
    </style:style>
    <style:style style:name="Tabla1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6.D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6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6.3" style:family="table-row">
      <style:table-row-properties style:min-row-height="0.575cm"/>
    </style:style>
    <style:style style:name="Tabla12" style:family="table">
      <style:table-properties style:width="13.266cm" table:align="left"/>
    </style:style>
    <style:style style:name="Tabla12.A" style:family="table-column">
      <style:table-column-properties style:column-width="5.807cm"/>
    </style:style>
    <style:style style:name="Tabla12.B" style:family="table-column">
      <style:table-column-properties style:column-width="2.506cm"/>
    </style:style>
    <style:style style:name="Tabla12.C" style:family="table-column">
      <style:table-column-properties style:column-width="1.104cm"/>
    </style:style>
    <style:style style:name="Tabla12.D" style:family="table-column">
      <style:table-column-properties style:column-width="2.295cm"/>
    </style:style>
    <style:style style:name="Tabla12.E" style:family="table-column">
      <style:table-column-properties style:column-width="1.554cm"/>
    </style:style>
    <style:style style:name="Tabla12.1" style:family="table-row">
      <style:table-row-properties style:min-row-height="0.575cm"/>
    </style:style>
    <style:style style:name="Tabla1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2.2" style:family="table-row">
      <style:table-row-properties style:min-row-height="0.601cm"/>
    </style:style>
    <style:style style:name="Tabla12.B2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2.D2" style:family="table-cell" style:data-style-name="N10000">
      <style:table-cell-properties style:vertical-align="middle" fo:padding="0.049cm" fo:border="0.05pt solid #0000ff"/>
    </style:style>
    <style:style style:name="Tabla12.D3" style:family="table-cell" style:data-style-name="N10080">
      <style:table-cell-properties style:vertical-align="middle" fo:padding="0.049cm" fo:border="0.05pt solid #0000ff"/>
    </style:style>
    <style:style style:name="Tabla12.D4" style:family="table-cell" style:data-style-name="N10000">
      <style:table-cell-properties style:vertical-align="middle" fo:padding="0.049cm" fo:border="0.05pt solid #0000ff"/>
    </style:style>
    <style:style style:name="Tabla12.E4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5" style:family="table-cell" style:data-style-name="N10000">
      <style:table-cell-properties style:vertical-align="middle" fo:padding="0.049cm" fo:border="0.05pt solid #0000ff"/>
    </style:style>
    <style:style style:name="Tabla12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6" style:family="table-cell" style:data-style-name="N10000">
      <style:table-cell-properties style:vertical-align="middle" fo:padding="0.049cm" fo:border="0.05pt solid #0000ff"/>
    </style:style>
    <style:style style:name="Tabla12.B7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2.D7" style:family="table-cell" style:data-style-name="N10000">
      <style:table-cell-properties style:vertical-align="middle" fo:padding="0.049cm" fo:border="0.05pt solid #0000ff"/>
    </style:style>
    <style:style style:name="Tabla12.E7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" style:family="table">
      <style:table-properties style:width="16.501cm" table:align="left"/>
    </style:style>
    <style:style style:name="Tabla3.A" style:family="table-column">
      <style:table-column-properties style:column-width="4.517cm"/>
    </style:style>
    <style:style style:name="Tabla3.B" style:family="table-column">
      <style:table-column-properties style:column-width="2.506cm"/>
    </style:style>
    <style:style style:name="Tabla3.C" style:family="table-column">
      <style:table-column-properties style:column-width="1.104cm"/>
    </style:style>
    <style:style style:name="Tabla3.D" style:family="table-column">
      <style:table-column-properties style:column-width="2.295cm"/>
    </style:style>
    <style:style style:name="Tabla3.E" style:family="table-column">
      <style:table-column-properties style:column-width="1.554cm"/>
    </style:style>
    <style:style style:name="Tabla3.G" style:family="table-column">
      <style:table-column-properties style:column-width="2.23cm"/>
    </style:style>
    <style:style style:name="Tabla3.1" style:family="table-row">
      <style:table-row-properties style:min-row-height="0.575cm"/>
    </style:style>
    <style:style style:name="Tabla3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.G1" style:family="table-cell">
      <style:table-cell-properties style:vertical-align="middle" fo:padding="0.049cm" fo:border="0.05pt solid #0000ff"/>
    </style:style>
    <style:style style:name="Tabla3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3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3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1" style:family="table">
      <style:table-properties style:width="16.999cm" table:align="left"/>
    </style:style>
    <style:style style:name="Tabla11.A" style:family="table-column">
      <style:table-column-properties style:column-width="3.842cm"/>
    </style:style>
    <style:style style:name="Tabla11.B" style:family="table-column">
      <style:table-column-properties style:column-width="0.653cm"/>
    </style:style>
    <style:style style:name="Tabla11.C" style:family="table-column">
      <style:table-column-properties style:column-width="0.644cm"/>
    </style:style>
    <style:style style:name="Tabla11.D" style:family="table-column">
      <style:table-column-properties style:column-width="1.688cm"/>
    </style:style>
    <style:style style:name="Tabla11.E" style:family="table-column">
      <style:table-column-properties style:column-width="1.201cm"/>
    </style:style>
    <style:style style:name="Tabla11.F" style:family="table-column">
      <style:table-column-properties style:column-width="0.783cm"/>
    </style:style>
    <style:style style:name="Tabla11.G" style:family="table-column">
      <style:table-column-properties style:column-width="0.746cm"/>
    </style:style>
    <style:style style:name="Tabla11.H" style:family="table-column">
      <style:table-column-properties style:column-width="1.924cm"/>
    </style:style>
    <style:style style:name="Tabla11.I" style:family="table-column">
      <style:table-column-properties style:column-width="1.494cm"/>
    </style:style>
    <style:style style:name="Tabla11.J" style:family="table-column">
      <style:table-column-properties style:column-width="0.568cm"/>
    </style:style>
    <style:style style:name="Tabla11.K" style:family="table-column">
      <style:table-column-properties style:column-width="1.946cm"/>
    </style:style>
    <style:style style:name="Tabla11.L" style:family="table-column">
      <style:table-column-properties style:column-width="1.51cm"/>
    </style:style>
    <style:style style:name="Tabla11.1" style:family="table-row">
      <style:table-row-properties style:min-row-height="0.575cm"/>
    </style:style>
    <style:style style:name="Tabla11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1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A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B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G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7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7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8" style:family="table-cell" style:data-style-name="N10000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A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C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G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H9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J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K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L9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1.D10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1.H10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9" style:family="table">
      <style:table-properties style:width="16.999cm" table:align="left"/>
    </style:style>
    <style:style style:name="Tabla9.A" style:family="table-column">
      <style:table-column-properties style:column-width="3.836cm"/>
    </style:style>
    <style:style style:name="Tabla9.B" style:family="table-column">
      <style:table-column-properties style:column-width="0.617cm"/>
    </style:style>
    <style:style style:name="Tabla9.C" style:family="table-column">
      <style:table-column-properties style:column-width="0.684cm"/>
    </style:style>
    <style:style style:name="Tabla9.D" style:family="table-column">
      <style:table-column-properties style:column-width="1.697cm"/>
    </style:style>
    <style:style style:name="Tabla9.E" style:family="table-column">
      <style:table-column-properties style:column-width="1.214cm"/>
    </style:style>
    <style:style style:name="Tabla9.F" style:family="table-column">
      <style:table-column-properties style:column-width="0.635cm"/>
    </style:style>
    <style:style style:name="Tabla9.G" style:family="table-column">
      <style:table-column-properties style:column-width="0.769cm"/>
    </style:style>
    <style:style style:name="Tabla9.H" style:family="table-column">
      <style:table-column-properties style:column-width="3.6cm"/>
    </style:style>
    <style:style style:name="Tabla9.I" style:family="table-column">
      <style:table-column-properties style:column-width="0.485cm"/>
    </style:style>
    <style:style style:name="Tabla9.J" style:family="table-column">
      <style:table-column-properties style:column-width="2.007cm"/>
    </style:style>
    <style:style style:name="Tabla9.K" style:family="table-column">
      <style:table-column-properties style:column-width="1.453cm"/>
    </style:style>
    <style:style style:name="Tabla9.1" style:family="table-row">
      <style:table-row-properties style:min-row-height="0.575cm"/>
    </style:style>
    <style:style style:name="Tabla9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9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5" style:family="table">
      <style:table-properties style:width="13.266cm" table:align="left"/>
    </style:style>
    <style:style style:name="Tabla15.A" style:family="table-column">
      <style:table-column-properties style:column-width="5.807cm"/>
    </style:style>
    <style:style style:name="Tabla15.B" style:family="table-column">
      <style:table-column-properties style:column-width="2.506cm"/>
    </style:style>
    <style:style style:name="Tabla15.C" style:family="table-column">
      <style:table-column-properties style:column-width="1.104cm"/>
    </style:style>
    <style:style style:name="Tabla15.D" style:family="table-column">
      <style:table-column-properties style:column-width="2.295cm"/>
    </style:style>
    <style:style style:name="Tabla15.E" style:family="table-column">
      <style:table-column-properties style:column-width="1.554cm"/>
    </style:style>
    <style:style style:name="Tabla15.1" style:family="table-row">
      <style:table-row-properties style:min-row-height="0.601cm"/>
    </style:style>
    <style:style style:name="Tabla15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5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5.D1" style:family="table-cell" style:data-style-name="N10081">
      <style:table-cell-properties style:vertical-align="middle" fo:padding="0.049cm" fo:border="0.05pt solid #0000ff"/>
    </style:style>
    <style:style style:name="Tabla15.D2" style:family="table-cell" style:data-style-name="N10080">
      <style:table-cell-properties style:vertical-align="middle" fo:padding="0.049cm" fo:border="0.05pt solid #0000ff"/>
    </style:style>
    <style:style style:name="Tabla15.3" style:family="table-row">
      <style:table-row-properties style:min-row-height="0.575cm"/>
    </style:style>
    <style:style style:name="Tabla15.D3" style:family="table-cell" style:data-style-name="N10081">
      <style:table-cell-properties style:vertical-align="middle" fo:padding="0.049cm" fo:border="0.05pt solid #0000ff"/>
    </style:style>
    <style:style style:name="Tabla15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5.D4" style:family="table-cell" style:data-style-name="N10000">
      <style:table-cell-properties style:vertical-align="middle" fo:padding="0.049cm" fo:border="0.05pt solid #0000ff"/>
    </style:style>
    <style:style style:name="Tabla15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5.D5" style:family="table-cell" style:data-style-name="N10081">
      <style:table-cell-properties style:vertical-align="middle" fo:padding="0.049cm" fo:border="0.05pt solid #0000ff"/>
    </style:style>
    <style:style style:name="Tabla15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" style:family="table">
      <style:table-properties style:width="16.501cm" table:align="left"/>
    </style:style>
    <style:style style:name="Tabla1.A" style:family="table-column">
      <style:table-column-properties style:column-width="4.517cm"/>
    </style:style>
    <style:style style:name="Tabla1.B" style:family="table-column">
      <style:table-column-properties style:column-width="2.506cm"/>
    </style:style>
    <style:style style:name="Tabla1.C" style:family="table-column">
      <style:table-column-properties style:column-width="1.104cm"/>
    </style:style>
    <style:style style:name="Tabla1.D" style:family="table-column">
      <style:table-column-properties style:column-width="2.295cm"/>
    </style:style>
    <style:style style:name="Tabla1.E" style:family="table-column">
      <style:table-column-properties style:column-width="1.554cm"/>
    </style:style>
    <style:style style:name="Tabla1.G" style:family="table-column">
      <style:table-column-properties style:column-width="2.23cm"/>
    </style:style>
    <style:style style:name="Tabla1.1" style:family="table-row">
      <style:table-row-properties style:min-row-height="0.575cm"/>
    </style:style>
    <style:style style:name="Tabla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1.G1" style:family="table-cell">
      <style:table-cell-properties style:vertical-align="middle" fo:padding="0.049cm" fo:border="0.05pt solid #0000ff"/>
    </style:style>
    <style:style style:name="Tabla1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1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.G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.B6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1.B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" style:family="table">
      <style:table-properties style:width="15.475cm" table:align="left"/>
    </style:style>
    <style:style style:name="Tabla13.A" style:family="table-column">
      <style:table-column-properties style:column-width="0.496cm"/>
    </style:style>
    <style:style style:name="Tabla13.B" style:family="table-column">
      <style:table-column-properties style:column-width="4.517cm"/>
    </style:style>
    <style:style style:name="Tabla13.C" style:family="table-column">
      <style:table-column-properties style:column-width="2.985cm"/>
    </style:style>
    <style:style style:name="Tabla13.D" style:family="table-column">
      <style:table-column-properties style:column-width="2.295cm"/>
    </style:style>
    <style:style style:name="Tabla13.E" style:family="table-column">
      <style:table-column-properties style:column-width="1.554cm"/>
    </style:style>
    <style:style style:name="Tabla13.G" style:family="table-column">
      <style:table-column-properties style:column-width="1.334cm"/>
    </style:style>
    <style:style style:name="Tabla13.1" style:family="table-row">
      <style:table-row-properties style:min-row-height="0.549cm"/>
    </style:style>
    <style:style style:name="Tabla13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13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C1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3.D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13.G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60" style:family="table">
      <style:table-properties style:width="16.999cm" table:align="left"/>
    </style:style>
    <style:style style:name="Tabla60.A" style:family="table-column">
      <style:table-column-properties style:column-width="3.833cm"/>
    </style:style>
    <style:style style:name="Tabla60.B" style:family="table-column">
      <style:table-column-properties style:column-width="0.677cm"/>
    </style:style>
    <style:style style:name="Tabla60.C" style:family="table-column">
      <style:table-column-properties style:column-width="0.737cm"/>
    </style:style>
    <style:style style:name="Tabla60.D" style:family="table-column">
      <style:table-column-properties style:column-width="1.715cm"/>
    </style:style>
    <style:style style:name="Tabla60.E" style:family="table-column">
      <style:table-column-properties style:column-width="1.228cm"/>
    </style:style>
    <style:style style:name="Tabla60.F" style:family="table-column">
      <style:table-column-properties style:column-width="0.811cm"/>
    </style:style>
    <style:style style:name="Tabla60.G" style:family="table-column">
      <style:table-column-properties style:column-width="0.748cm"/>
    </style:style>
    <style:style style:name="Tabla60.H" style:family="table-column">
      <style:table-column-properties style:column-width="1.907cm"/>
    </style:style>
    <style:style style:name="Tabla60.I" style:family="table-column">
      <style:table-column-properties style:column-width="1.528cm"/>
    </style:style>
    <style:style style:name="Tabla60.J" style:family="table-column">
      <style:table-column-properties style:column-width="0.573cm"/>
    </style:style>
    <style:style style:name="Tabla60.K" style:family="table-column">
      <style:table-column-properties style:column-width="1.796cm"/>
    </style:style>
    <style:style style:name="Tabla60.L" style:family="table-column">
      <style:table-column-properties style:column-width="1.446cm"/>
    </style:style>
    <style:style style:name="Tabla60.1" style:family="table-row">
      <style:table-row-properties style:min-row-height="0.575cm"/>
    </style:style>
    <style:style style:name="Tabla60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60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60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60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60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60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4.542cm" style:rel-column-width="2575*"/>
    </style:style>
    <style:style style:name="Tabla2.B" style:family="table-column">
      <style:table-column-properties style:column-width="0.706cm" style:rel-column-width="400*"/>
    </style:style>
    <style:style style:name="Tabla2.C" style:family="table-column">
      <style:table-column-properties style:column-width="1.787cm" style:rel-column-width="1013*"/>
    </style:style>
    <style:style style:name="Tabla2.D" style:family="table-column">
      <style:table-column-properties style:column-width="1.212cm" style:rel-column-width="687*"/>
    </style:style>
    <style:style style:name="Tabla2.E" style:family="table-column">
      <style:table-column-properties style:column-width="0.794cm" style:rel-column-width="450*"/>
    </style:style>
    <style:style style:name="Tabla2.F" style:family="table-column">
      <style:table-column-properties style:column-width="0.658cm" style:rel-column-width="373*"/>
    </style:style>
    <style:style style:name="Tabla2.G" style:family="table-column">
      <style:table-column-properties style:column-width="3.443cm" style:rel-column-width="1952*"/>
    </style:style>
    <style:style style:name="Tabla2.I" style:family="table-column">
      <style:table-column-properties style:column-width="1.808cm" style:rel-column-width="1025*"/>
    </style:style>
    <style:style style:name="Tabla2.J" style:family="table-column">
      <style:table-column-properties style:column-width="1.344cm" style:rel-column-width="762*"/>
    </style:style>
    <style:style style:name="Tabla2.1" style:family="table-row">
      <style:table-row-properties style:min-row-height="0.575cm"/>
    </style:style>
    <style:style style:name="Tabla2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.C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2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4" style:family="table">
      <style:table-properties style:width="16.603cm" table:align="left"/>
    </style:style>
    <style:style style:name="Tabla14.A" style:family="table-column">
      <style:table-column-properties style:column-width="3.154cm"/>
    </style:style>
    <style:style style:name="Tabla14.B" style:family="table-column">
      <style:table-column-properties style:column-width="1.388cm"/>
    </style:style>
    <style:style style:name="Tabla14.C" style:family="table-column">
      <style:table-column-properties style:column-width="2.492cm"/>
    </style:style>
    <style:style style:name="Tabla14.D" style:family="table-column">
      <style:table-column-properties style:column-width="1.014cm"/>
    </style:style>
    <style:style style:name="Tabla14.E" style:family="table-column">
      <style:table-column-properties style:column-width="0.594cm"/>
    </style:style>
    <style:style style:name="Tabla14.F" style:family="table-column">
      <style:table-column-properties style:column-width="0.794cm"/>
    </style:style>
    <style:style style:name="Tabla14.G" style:family="table-column">
      <style:table-column-properties style:column-width="3.727cm"/>
    </style:style>
    <style:style style:name="Tabla14.H" style:family="table-column">
      <style:table-column-properties style:column-width="0.374cm"/>
    </style:style>
    <style:style style:name="Tabla14.I" style:family="table-column">
      <style:table-column-properties style:column-width="1.699cm"/>
    </style:style>
    <style:style style:name="Tabla14.J" style:family="table-column">
      <style:table-column-properties style:column-width="1.367cm"/>
    </style:style>
    <style:style style:name="Tabla14.1" style:family="table-row">
      <style:table-row-properties style:min-row-height="0.575cm"/>
    </style:style>
    <style:style style:name="Tabla1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4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2" style:family="table">
      <style:table-properties style:width="13.266cm" table:align="left"/>
    </style:style>
    <style:style style:name="Tabla22.A" style:family="table-column">
      <style:table-column-properties style:column-width="5.807cm"/>
    </style:style>
    <style:style style:name="Tabla22.B" style:family="table-column">
      <style:table-column-properties style:column-width="2.506cm"/>
    </style:style>
    <style:style style:name="Tabla22.C" style:family="table-column">
      <style:table-column-properties style:column-width="1.104cm"/>
    </style:style>
    <style:style style:name="Tabla22.D" style:family="table-column">
      <style:table-column-properties style:column-width="2.295cm"/>
    </style:style>
    <style:style style:name="Tabla22.E" style:family="table-column">
      <style:table-column-properties style:column-width="1.554cm"/>
    </style:style>
    <style:style style:name="Tabla22.1" style:family="table-row">
      <style:table-row-properties style:min-row-height="0.601cm"/>
    </style:style>
    <style:style style:name="Tabla2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2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2.D1" style:family="table-cell">
      <style:table-cell-properties style:vertical-align="middle" fo:padding="0.049cm" fo:border="0.05pt solid #0000ff"/>
    </style:style>
    <style:style style:name="Tabla22.D2" style:family="table-cell" style:data-style-name="N10080">
      <style:table-cell-properties style:vertical-align="middle" fo:padding="0.049cm" fo:border="0.05pt solid #0000ff"/>
    </style:style>
    <style:style style:name="Tabla22.3" style:family="table-row">
      <style:table-row-properties style:min-row-height="0.575cm"/>
    </style:style>
    <style:style style:name="Tabla22.D3" style:family="table-cell" style:data-style-name="N10000">
      <style:table-cell-properties style:vertical-align="middle" fo:padding="0.049cm" fo:border="0.05pt solid #0000ff"/>
    </style:style>
    <style:style style:name="Tabla22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2.D4" style:family="table-cell" style:data-style-name="N10000">
      <style:table-cell-properties style:vertical-align="middle" fo:padding="0.049cm" fo:border="0.05pt solid #0000ff"/>
    </style:style>
    <style:style style:name="Tabla22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2.D5" style:family="table-cell" style:data-style-name="N10081">
      <style:table-cell-properties style:vertical-align="middle" fo:padding="0.049cm" fo:border="0.05pt solid #0000ff"/>
    </style:style>
    <style:style style:name="Tabla22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" style:family="table">
      <style:table-properties style:width="16.501cm" table:align="left"/>
    </style:style>
    <style:style style:name="Tabla4.A" style:family="table-column">
      <style:table-column-properties style:column-width="4.517cm"/>
    </style:style>
    <style:style style:name="Tabla4.B" style:family="table-column">
      <style:table-column-properties style:column-width="2.506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2.295cm"/>
    </style:style>
    <style:style style:name="Tabla4.E" style:family="table-column">
      <style:table-column-properties style:column-width="1.554cm"/>
    </style:style>
    <style:style style:name="Tabla4.G" style:family="table-column">
      <style:table-column-properties style:column-width="2.23cm"/>
    </style:style>
    <style:style style:name="Tabla4.1" style:family="table-row">
      <style:table-row-properties style:min-row-height="0.575cm"/>
    </style:style>
    <style:style style:name="Tabla4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.G1" style:family="table-cell">
      <style:table-cell-properties style:vertical-align="middle" fo:padding="0.049cm" fo:border="0.05pt solid #0000ff"/>
    </style:style>
    <style:style style:name="Tabla4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4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4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0" style:family="table">
      <style:table-properties style:width="16.999cm" table:align="left"/>
    </style:style>
    <style:style style:name="Tabla10.A" style:family="table-column">
      <style:table-column-properties style:column-width="3.551cm"/>
    </style:style>
    <style:style style:name="Tabla10.B" style:family="table-column">
      <style:table-column-properties style:column-width="1.191cm"/>
    </style:style>
    <style:style style:name="Tabla10.C" style:family="table-column">
      <style:table-column-properties style:column-width="1.499cm"/>
    </style:style>
    <style:style style:name="Tabla10.D" style:family="table-column">
      <style:table-column-properties style:column-width="2.402cm"/>
    </style:style>
    <style:style style:name="Tabla10.E" style:family="table-column">
      <style:table-column-properties style:column-width="0.512cm"/>
    </style:style>
    <style:style style:name="Tabla10.F" style:family="table-column">
      <style:table-column-properties style:column-width="0.9cm"/>
    </style:style>
    <style:style style:name="Tabla10.G" style:family="table-column">
      <style:table-column-properties style:column-width="0.794cm"/>
    </style:style>
    <style:style style:name="Tabla10.H" style:family="table-column">
      <style:table-column-properties style:column-width="3.201cm"/>
    </style:style>
    <style:style style:name="Tabla10.I" style:family="table-column">
      <style:table-column-properties style:column-width="0.393cm"/>
    </style:style>
    <style:style style:name="Tabla10.K" style:family="table-column">
      <style:table-column-properties style:column-width="1.057cm"/>
    </style:style>
    <style:style style:name="Tabla10.1" style:family="table-row">
      <style:table-row-properties style:min-row-height="0.601cm"/>
    </style:style>
    <style:style style:name="Tabla10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0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0.2" style:family="table-row">
      <style:table-row-properties style:min-row-height="0.575cm"/>
    </style:style>
    <style:style style:name="Tabla10.C3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10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10.H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10.C4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10.D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10.H6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6.999cm" table:align="left"/>
    </style:style>
    <style:style style:name="Tabla5.A" style:family="table-column">
      <style:table-column-properties style:column-width="4.895cm"/>
    </style:style>
    <style:style style:name="Tabla5.B" style:family="table-column">
      <style:table-column-properties style:column-width="0.508cm"/>
    </style:style>
    <style:style style:name="Tabla5.C" style:family="table-column">
      <style:table-column-properties style:column-width="0.794cm"/>
    </style:style>
    <style:style style:name="Tabla5.D" style:family="table-column">
      <style:table-column-properties style:column-width="2.514cm"/>
    </style:style>
    <style:style style:name="Tabla5.F" style:family="table-column">
      <style:table-column-properties style:column-width="0.506cm"/>
    </style:style>
    <style:style style:name="Tabla5.H" style:family="table-column">
      <style:table-column-properties style:column-width="0.818cm"/>
    </style:style>
    <style:style style:name="Tabla5.I" style:family="table-column">
      <style:table-column-properties style:column-width="2.379cm"/>
    </style:style>
    <style:style style:name="Tabla5.J" style:family="table-column">
      <style:table-column-properties style:column-width="0.594cm"/>
    </style:style>
    <style:style style:name="Tabla5.K" style:family="table-column">
      <style:table-column-properties style:column-width="1.743cm"/>
    </style:style>
    <style:style style:name="Tabla5.L" style:family="table-column">
      <style:table-column-properties style:column-width="0.66cm"/>
    </style:style>
    <style:style style:name="Tabla5.1" style:family="table-row">
      <style:table-row-properties style:min-row-height="0.575cm"/>
    </style:style>
    <style:style style:name="Tabla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5.H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9" style:family="table">
      <style:table-properties style:width="13.266cm" table:align="left"/>
    </style:style>
    <style:style style:name="Tabla19.A" style:family="table-column">
      <style:table-column-properties style:column-width="5.807cm"/>
    </style:style>
    <style:style style:name="Tabla19.B" style:family="table-column">
      <style:table-column-properties style:column-width="2.506cm"/>
    </style:style>
    <style:style style:name="Tabla19.C" style:family="table-column">
      <style:table-column-properties style:column-width="1.104cm"/>
    </style:style>
    <style:style style:name="Tabla19.D" style:family="table-column">
      <style:table-column-properties style:column-width="2.295cm"/>
    </style:style>
    <style:style style:name="Tabla19.E" style:family="table-column">
      <style:table-column-properties style:column-width="1.554cm"/>
    </style:style>
    <style:style style:name="Tabla19.1" style:family="table-row">
      <style:table-row-properties style:min-row-height="0.601cm"/>
    </style:style>
    <style:style style:name="Tabla19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9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9.D1" style:family="table-cell" style:data-style-name="N10000">
      <style:table-cell-properties style:vertical-align="middle" fo:padding="0.049cm" fo:border="0.05pt solid #0000ff"/>
    </style:style>
    <style:style style:name="Tabla19.D2" style:family="table-cell" style:data-style-name="N10080">
      <style:table-cell-properties style:vertical-align="middle" fo:padding="0.049cm" fo:border="0.05pt solid #0000ff"/>
    </style:style>
    <style:style style:name="Tabla19.3" style:family="table-row">
      <style:table-row-properties style:min-row-height="0.575cm"/>
    </style:style>
    <style:style style:name="Tabla19.D3" style:family="table-cell" style:data-style-name="N10000">
      <style:table-cell-properties style:vertical-align="middle" fo:padding="0.049cm" fo:border="0.05pt solid #0000ff"/>
    </style:style>
    <style:style style:name="Tabla19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9.D4" style:family="table-cell" style:data-style-name="N10000">
      <style:table-cell-properties style:vertical-align="middle" fo:padding="0.049cm" fo:border="0.05pt solid #0000ff"/>
    </style:style>
    <style:style style:name="Tabla19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9.D5" style:family="table-cell" style:data-style-name="N10000">
      <style:table-cell-properties style:vertical-align="middle" fo:padding="0.049cm" fo:border="0.05pt solid #0000ff"/>
    </style:style>
    <style:style style:name="Tabla19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" style:family="table">
      <style:table-properties style:width="16.501cm" table:align="left"/>
    </style:style>
    <style:style style:name="Tabla6.A" style:family="table-column">
      <style:table-column-properties style:column-width="4.517cm"/>
    </style:style>
    <style:style style:name="Tabla6.B" style:family="table-column">
      <style:table-column-properties style:column-width="2.506cm"/>
    </style:style>
    <style:style style:name="Tabla6.C" style:family="table-column">
      <style:table-column-properties style:column-width="1.104cm"/>
    </style:style>
    <style:style style:name="Tabla6.D" style:family="table-column">
      <style:table-column-properties style:column-width="2.295cm"/>
    </style:style>
    <style:style style:name="Tabla6.E" style:family="table-column">
      <style:table-column-properties style:column-width="1.554cm"/>
    </style:style>
    <style:style style:name="Tabla6.G" style:family="table-column">
      <style:table-column-properties style:column-width="2.23cm"/>
    </style:style>
    <style:style style:name="Tabla6.1" style:family="table-row">
      <style:table-row-properties style:min-row-height="0.575cm"/>
    </style:style>
    <style:style style:name="Tabla6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6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6.G1" style:family="table-cell">
      <style:table-cell-properties style:vertical-align="middle" fo:padding="0.049cm" fo:border="0.05pt solid #0000ff"/>
    </style:style>
    <style:style style:name="Tabla6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6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6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6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6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7" style:family="table">
      <style:table-properties style:width="16.999cm" table:align="left"/>
    </style:style>
    <style:style style:name="Tabla17.A" style:family="table-column">
      <style:table-column-properties style:column-width="3.852cm"/>
    </style:style>
    <style:style style:name="Tabla17.B" style:family="table-column">
      <style:table-column-properties style:column-width="0.681cm"/>
    </style:style>
    <style:style style:name="Tabla17.C" style:family="table-column">
      <style:table-column-properties style:column-width="0.646cm"/>
    </style:style>
    <style:style style:name="Tabla17.D" style:family="table-column">
      <style:table-column-properties style:column-width="1.723cm"/>
    </style:style>
    <style:style style:name="Tabla17.E" style:family="table-column">
      <style:table-column-properties style:column-width="1.238cm"/>
    </style:style>
    <style:style style:name="Tabla17.F" style:family="table-column">
      <style:table-column-properties style:column-width="0.815cm"/>
    </style:style>
    <style:style style:name="Tabla17.G" style:family="table-column">
      <style:table-column-properties style:column-width="0.75cm"/>
    </style:style>
    <style:style style:name="Tabla17.H" style:family="table-column">
      <style:table-column-properties style:column-width="1.914cm"/>
    </style:style>
    <style:style style:name="Tabla17.I" style:family="table-column">
      <style:table-column-properties style:column-width="1.54cm"/>
    </style:style>
    <style:style style:name="Tabla17.J" style:family="table-column">
      <style:table-column-properties style:column-width="0.575cm"/>
    </style:style>
    <style:style style:name="Tabla17.K" style:family="table-column">
      <style:table-column-properties style:column-width="1.804cm"/>
    </style:style>
    <style:style style:name="Tabla17.L" style:family="table-column">
      <style:table-column-properties style:column-width="1.461cm"/>
    </style:style>
    <style:style style:name="Tabla17.1" style:family="table-row">
      <style:table-row-properties style:min-row-height="0.575cm"/>
    </style:style>
    <style:style style:name="Tabla1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17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17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17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7" style:family="table">
      <style:table-properties style:width="16.999cm" table:align="left"/>
    </style:style>
    <style:style style:name="Tabla7.A" style:family="table-column">
      <style:table-column-properties style:column-width="5.05cm"/>
    </style:style>
    <style:style style:name="Tabla7.B" style:family="table-column">
      <style:table-column-properties style:column-width="0.485cm"/>
    </style:style>
    <style:style style:name="Tabla7.C" style:family="table-column">
      <style:table-column-properties style:column-width="0.815cm"/>
    </style:style>
    <style:style style:name="Tabla7.D" style:family="table-column">
      <style:table-column-properties style:column-width="1.699cm"/>
    </style:style>
    <style:style style:name="Tabla7.E" style:family="table-column">
      <style:table-column-properties style:column-width="0.903cm"/>
    </style:style>
    <style:style style:name="Tabla7.F" style:family="table-column">
      <style:table-column-properties style:column-width="0.684cm"/>
    </style:style>
    <style:style style:name="Tabla7.H" style:family="table-column">
      <style:table-column-properties style:column-width="1.198cm"/>
    </style:style>
    <style:style style:name="Tabla7.I" style:family="table-column">
      <style:table-column-properties style:column-width="2.154cm"/>
    </style:style>
    <style:style style:name="Tabla7.J" style:family="table-column">
      <style:table-column-properties style:column-width="0.397cm"/>
    </style:style>
    <style:style style:name="Tabla7.K" style:family="table-column">
      <style:table-column-properties style:column-width="2.007cm"/>
    </style:style>
    <style:style style:name="Tabla7.L" style:family="table-column">
      <style:table-column-properties style:column-width="0.792cm"/>
    </style:style>
    <style:style style:name="Tabla7.1" style:family="table-row">
      <style:table-row-properties style:min-row-height="0.575cm"/>
    </style:style>
    <style:style style:name="Tabla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7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7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7.H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18" style:family="table">
      <style:table-properties style:width="13.266cm" table:align="left"/>
    </style:style>
    <style:style style:name="Tabla18.A" style:family="table-column">
      <style:table-column-properties style:column-width="5.807cm"/>
    </style:style>
    <style:style style:name="Tabla18.B" style:family="table-column">
      <style:table-column-properties style:column-width="2.506cm"/>
    </style:style>
    <style:style style:name="Tabla18.C" style:family="table-column">
      <style:table-column-properties style:column-width="1.104cm"/>
    </style:style>
    <style:style style:name="Tabla18.D" style:family="table-column">
      <style:table-column-properties style:column-width="2.295cm"/>
    </style:style>
    <style:style style:name="Tabla18.E" style:family="table-column">
      <style:table-column-properties style:column-width="1.554cm"/>
    </style:style>
    <style:style style:name="Tabla18.1" style:family="table-row">
      <style:table-row-properties style:min-row-height="0.601cm"/>
    </style:style>
    <style:style style:name="Tabla18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18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18.D1" style:family="table-cell" style:data-style-name="N10000">
      <style:table-cell-properties style:vertical-align="middle" fo:padding="0.049cm" fo:border="0.05pt solid #0000ff"/>
    </style:style>
    <style:style style:name="Tabla18.D2" style:family="table-cell" style:data-style-name="N10080">
      <style:table-cell-properties style:vertical-align="middle" fo:padding="0.049cm" fo:border="0.05pt solid #0000ff"/>
    </style:style>
    <style:style style:name="Tabla18.3" style:family="table-row">
      <style:table-row-properties style:min-row-height="0.575cm"/>
    </style:style>
    <style:style style:name="Tabla18.D3" style:family="table-cell" style:data-style-name="N10000">
      <style:table-cell-properties style:vertical-align="middle" fo:padding="0.049cm" fo:border="0.05pt solid #0000ff"/>
    </style:style>
    <style:style style:name="Tabla1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4" style:family="table-cell" style:data-style-name="N10000">
      <style:table-cell-properties style:vertical-align="middle" fo:padding="0.049cm" fo:border="0.05pt solid #0000ff"/>
    </style:style>
    <style:style style:name="Tabla18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5" style:family="table-cell" style:data-style-name="N10000">
      <style:table-cell-properties style:vertical-align="middle" fo:padding="0.049cm" fo:border="0.05pt solid #0000ff"/>
    </style:style>
    <style:style style:name="Tabla18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18.D6" style:family="table-cell" style:data-style-name="N10000">
      <style:table-cell-properties style:vertical-align="middle" fo:padding="0.049cm" fo:border="0.05pt solid #0000ff"/>
    </style:style>
    <style:style style:name="Tabla18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" style:family="table">
      <style:table-properties style:width="16.501cm" table:align="left"/>
    </style:style>
    <style:style style:name="Tabla8.A" style:family="table-column">
      <style:table-column-properties style:column-width="4.517cm"/>
    </style:style>
    <style:style style:name="Tabla8.B" style:family="table-column">
      <style:table-column-properties style:column-width="2.506cm"/>
    </style:style>
    <style:style style:name="Tabla8.C" style:family="table-column">
      <style:table-column-properties style:column-width="1.104cm"/>
    </style:style>
    <style:style style:name="Tabla8.D" style:family="table-column">
      <style:table-column-properties style:column-width="2.295cm"/>
    </style:style>
    <style:style style:name="Tabla8.E" style:family="table-column">
      <style:table-column-properties style:column-width="1.554cm"/>
    </style:style>
    <style:style style:name="Tabla8.G" style:family="table-column">
      <style:table-column-properties style:column-width="2.23cm"/>
    </style:style>
    <style:style style:name="Tabla8.1" style:family="table-row">
      <style:table-row-properties style:min-row-height="0.575cm"/>
    </style:style>
    <style:style style:name="Tabla8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8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8.G1" style:family="table-cell">
      <style:table-cell-properties style:vertical-align="middle" fo:padding="0.049cm" fo:border="0.05pt solid #0000ff"/>
    </style:style>
    <style:style style:name="Tabla8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8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G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8.A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1" style:family="table">
      <style:table-properties style:width="17cm" table:align="left"/>
    </style:style>
    <style:style style:name="Tabla21.A" style:family="table-column">
      <style:table-column-properties style:column-width="4.542cm"/>
    </style:style>
    <style:style style:name="Tabla21.B" style:family="table-column">
      <style:table-column-properties style:column-width="0.78cm"/>
    </style:style>
    <style:style style:name="Tabla21.C" style:family="table-column">
      <style:table-column-properties style:column-width="0.743cm"/>
    </style:style>
    <style:style style:name="Tabla21.D" style:family="table-column">
      <style:table-column-properties style:column-width="2.043cm"/>
    </style:style>
    <style:style style:name="Tabla21.E" style:family="table-column">
      <style:table-column-properties style:column-width="1.612cm"/>
    </style:style>
    <style:style style:name="Tabla21.F" style:family="table-column">
      <style:table-column-properties style:column-width="0.96cm"/>
    </style:style>
    <style:style style:name="Tabla21.H" style:family="table-column">
      <style:table-column-properties style:column-width="1.09cm"/>
    </style:style>
    <style:style style:name="Tabla21.I" style:family="table-column">
      <style:table-column-properties style:column-width="0.653cm"/>
    </style:style>
    <style:style style:name="Tabla21.J" style:family="table-column">
      <style:table-column-properties style:column-width="2.125cm"/>
    </style:style>
    <style:style style:name="Tabla21.K" style:family="table-column">
      <style:table-column-properties style:column-width="1.711cm"/>
    </style:style>
    <style:style style:name="Tabla21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1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0" style:family="table">
      <style:table-properties style:width="16.9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0.A" style:family="table-column">
      <style:table-column-properties style:column-width="4.145cm"/>
    </style:style>
    <style:style style:name="Tabla20.B" style:family="table-column">
      <style:table-column-properties style:column-width="0.596cm"/>
    </style:style>
    <style:style style:name="Tabla20.C" style:family="table-column">
      <style:table-column-properties style:column-width="0.706cm"/>
    </style:style>
    <style:style style:name="Tabla20.D" style:family="table-column">
      <style:table-column-properties style:column-width="2.205cm"/>
    </style:style>
    <style:style style:name="Tabla20.E" style:family="table-column">
      <style:table-column-properties style:column-width="1.102cm"/>
    </style:style>
    <style:style style:name="Tabla20.F" style:family="table-column">
      <style:table-column-properties style:column-width="0.727cm"/>
    </style:style>
    <style:style style:name="Tabla20.G" style:family="table-column">
      <style:table-column-properties style:column-width="0.661cm"/>
    </style:style>
    <style:style style:name="Tabla20.H" style:family="table-column">
      <style:table-column-properties style:column-width="0.083cm"/>
    </style:style>
    <style:style style:name="Tabla20.I" style:family="table-column">
      <style:table-column-properties style:column-width="3.821cm"/>
    </style:style>
    <style:style style:name="Tabla20.J" style:family="table-column">
      <style:table-column-properties style:column-width="0.506cm"/>
    </style:style>
    <style:style style:name="Tabla20.K" style:family="table-column">
      <style:table-column-properties style:column-width="1.499cm"/>
    </style:style>
    <style:style style:name="Tabla20.L" style:family="table-column">
      <style:table-column-properties style:column-width="0.947cm"/>
    </style:style>
    <style:style style:name="Tabla20.1" style:family="table-row">
      <style:table-row-properties style:min-row-height="0.575cm"/>
    </style:style>
    <style:style style:name="Tabla20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0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3" style:family="table-row">
      <style:table-row-properties fo:background-color="transparent" fo:keep-together="always">
        <style:background-image/>
      </style:table-row-properties>
    </style:style>
    <style:style style:name="Tabla20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3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20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20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3" style:family="table-cell">
      <style:table-cell-properties style:vertical-align="middle" fo:background-color="#e0efd4" fo:padding="0.049cm" fo:border-left="none" fo:border-right="none" fo:border-top="0.05pt solid #000000" fo:border-bottom="0.05pt solid #000000" style:writing-mode="lr-tb">
        <style:background-image/>
      </style:table-cell-properties>
    </style:style>
    <style:style style:name="Tabla20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A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B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4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20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F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A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C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D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G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H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J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K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0.L6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3" style:family="table">
      <style:table-properties style:width="16.75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4.851cm"/>
    </style:style>
    <style:style style:name="Tabla23.B" style:family="table-column">
      <style:table-column-properties style:column-width="0.993cm"/>
    </style:style>
    <style:style style:name="Tabla23.C" style:family="table-column">
      <style:table-column-properties style:column-width="1.808cm"/>
    </style:style>
    <style:style style:name="Tabla23.D" style:family="table-column">
      <style:table-column-properties style:column-width="1.147cm"/>
    </style:style>
    <style:style style:name="Tabla23.E" style:family="table-column">
      <style:table-column-properties style:column-width="0.639cm"/>
    </style:style>
    <style:style style:name="Tabla23.F" style:family="table-column">
      <style:table-column-properties style:column-width="0.817cm"/>
    </style:style>
    <style:style style:name="Tabla23.G" style:family="table-column">
      <style:table-column-properties style:column-width="1.187cm"/>
    </style:style>
    <style:style style:name="Tabla23.H" style:family="table-column">
      <style:table-column-properties style:column-width="2.265cm"/>
    </style:style>
    <style:style style:name="Tabla23.I" style:family="table-column">
      <style:table-column-properties style:column-width="0.503cm"/>
    </style:style>
    <style:style style:name="Tabla23.J" style:family="table-column">
      <style:table-column-properties style:column-width="1.693cm"/>
    </style:style>
    <style:style style:name="Tabla23.K" style:family="table-column">
      <style:table-column-properties style:column-width="0.855cm"/>
    </style:style>
    <style:style style:name="Tabla23.1" style:family="table-row">
      <style:table-row-properties style:min-row-height="0.543cm" fo:background-color="transparent" fo:keep-together="always">
        <style:background-image/>
      </style:table-row-properties>
    </style:style>
    <style:style style:name="Tabla23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3.C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3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3.G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3.2" style:family="table-row">
      <style:table-row-properties style:min-row-height="0.002cm" fo:background-color="transparent" fo:keep-together="always">
        <style:background-image/>
      </style:table-row-properties>
    </style:style>
    <style:style style:name="Tabla23.G2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3.3" style:family="table-row">
      <style:table-row-properties style:min-row-height="0.543cm"/>
    </style:style>
    <style:style style:name="Tabla23.4" style:family="table-row">
      <style:table-row-properties style:min-row-height="0.575cm"/>
    </style:style>
    <style:style style:name="Tabla23.5" style:family="table-row">
      <style:table-row-properties style:min-row-height="0.601cm"/>
    </style:style>
    <style:style style:name="Tabla23.6" style:family="table-row">
      <style:table-row-properties style:min-row-height="0.575cm"/>
    </style:style>
    <style:style style:name="Tabla23.7" style:family="table-row">
      <style:table-row-properties fo:background-color="transparent" fo:keep-together="always">
        <style:background-image/>
      </style:table-row-properties>
    </style:style>
    <style:style style:name="Tabla23.C7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23.G7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 style:writing-mode="lr-tb">
        <style:background-image/>
      </style:table-cell-properties>
    </style:style>
    <style:style style:name="Tabla23.9" style:family="table-row">
      <style:table-row-properties style:min-row-height="0.575cm"/>
    </style:style>
    <style:style style:name="Tabla23.10" style:family="table-row">
      <style:table-row-properties style:min-row-height="0.575cm"/>
    </style:style>
    <style:style style:name="Tabla26" style:family="table">
      <style:table-properties style:width="13.266cm" table:align="left"/>
    </style:style>
    <style:style style:name="Tabla26.A" style:family="table-column">
      <style:table-column-properties style:column-width="5.807cm"/>
    </style:style>
    <style:style style:name="Tabla26.B" style:family="table-column">
      <style:table-column-properties style:column-width="2.506cm"/>
    </style:style>
    <style:style style:name="Tabla26.C" style:family="table-column">
      <style:table-column-properties style:column-width="1.104cm"/>
    </style:style>
    <style:style style:name="Tabla26.D" style:family="table-column">
      <style:table-column-properties style:column-width="2.295cm"/>
    </style:style>
    <style:style style:name="Tabla26.E" style:family="table-column">
      <style:table-column-properties style:column-width="1.554cm"/>
    </style:style>
    <style:style style:name="Tabla26.1" style:family="table-row">
      <style:table-row-properties style:min-row-height="0.601cm"/>
    </style:style>
    <style:style style:name="Tabla26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26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26.D1" style:family="table-cell" style:data-style-name="N10000">
      <style:table-cell-properties style:vertical-align="middle" fo:padding="0.049cm" fo:border="0.05pt solid #0000ff"/>
    </style:style>
    <style:style style:name="Tabla26.D2" style:family="table-cell" style:data-style-name="N10081">
      <style:table-cell-properties style:vertical-align="middle" fo:padding="0.049cm" fo:border="0.05pt solid #0000ff"/>
    </style:style>
    <style:style style:name="Tabla26.3" style:family="table-row">
      <style:table-row-properties style:min-row-height="0.575cm"/>
    </style:style>
    <style:style style:name="Tabla26.D3" style:family="table-cell" style:data-style-name="N10000">
      <style:table-cell-properties style:vertical-align="middle" fo:padding="0.049cm" fo:border="0.05pt solid #0000ff"/>
    </style:style>
    <style:style style:name="Tabla26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4" style:family="table-cell" style:data-style-name="N10000">
      <style:table-cell-properties style:vertical-align="middle" fo:padding="0.049cm" fo:border="0.05pt solid #0000ff"/>
    </style:style>
    <style:style style:name="Tabla26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5" style:family="table-cell" style:data-style-name="N10081">
      <style:table-cell-properties style:vertical-align="middle" fo:padding="0.049cm" fo:border="0.05pt solid #0000ff"/>
    </style:style>
    <style:style style:name="Tabla26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6.D6" style:family="table-cell" style:data-style-name="N10081">
      <style:table-cell-properties style:vertical-align="middle" fo:padding="0.049cm" fo:border="0.05pt solid #0000ff"/>
    </style:style>
    <style:style style:name="Tabla26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7" style:family="table">
      <style:table-properties style:width="16.501cm" table:align="left"/>
    </style:style>
    <style:style style:name="Tabla27.A" style:family="table-column">
      <style:table-column-properties style:column-width="4.517cm"/>
    </style:style>
    <style:style style:name="Tabla27.B" style:family="table-column">
      <style:table-column-properties style:column-width="2.506cm"/>
    </style:style>
    <style:style style:name="Tabla27.C" style:family="table-column">
      <style:table-column-properties style:column-width="1.104cm"/>
    </style:style>
    <style:style style:name="Tabla27.D" style:family="table-column">
      <style:table-column-properties style:column-width="2.295cm"/>
    </style:style>
    <style:style style:name="Tabla27.E" style:family="table-column">
      <style:table-column-properties style:column-width="1.554cm"/>
    </style:style>
    <style:style style:name="Tabla27.G" style:family="table-column">
      <style:table-column-properties style:column-width="2.23cm"/>
    </style:style>
    <style:style style:name="Tabla27.1" style:family="table-row">
      <style:table-row-properties style:min-row-height="0.575cm"/>
    </style:style>
    <style:style style:name="Tabla27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27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27.G1" style:family="table-cell">
      <style:table-cell-properties style:vertical-align="middle" fo:padding="0.049cm" fo:border="0.05pt solid #0000ff"/>
    </style:style>
    <style:style style:name="Tabla27.B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27.C2" style:family="table-cell" style:data-style-name="N10000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27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24" style:family="table">
      <style:table-properties style:width="17cm" style:rel-width="100%" table:align="left"/>
    </style:style>
    <style:style style:name="Tabla24.A" style:family="table-column">
      <style:table-column-properties style:column-width="2.646cm" style:rel-column-width="1500*"/>
    </style:style>
    <style:style style:name="Tabla24.B" style:family="table-column">
      <style:table-column-properties style:column-width="1.896cm" style:rel-column-width="1075*"/>
    </style:style>
    <style:style style:name="Tabla24.C" style:family="table-column">
      <style:table-column-properties style:column-width="0.794cm" style:rel-column-width="450*"/>
    </style:style>
    <style:style style:name="Tabla24.D" style:family="table-column">
      <style:table-column-properties style:column-width="1.808cm" style:rel-column-width="1025*"/>
    </style:style>
    <style:style style:name="Tabla24.E" style:family="table-column">
      <style:table-column-properties style:column-width="0.452cm" style:rel-column-width="256*"/>
    </style:style>
    <style:style style:name="Tabla24.F" style:family="table-column">
      <style:table-column-properties style:column-width="1.231cm" style:rel-column-width="698*"/>
    </style:style>
    <style:style style:name="Tabla24.G" style:family="table-column">
      <style:table-column-properties style:column-width="0.907cm" style:rel-column-width="514*"/>
    </style:style>
    <style:style style:name="Tabla24.H" style:family="table-column">
      <style:table-column-properties style:column-width="3.778cm" style:rel-column-width="2142*"/>
    </style:style>
    <style:style style:name="Tabla24.I" style:family="table-column">
      <style:table-column-properties style:column-width="0.559cm" style:rel-column-width="317*"/>
    </style:style>
    <style:style style:name="Tabla24.J" style:family="table-column">
      <style:table-column-properties style:column-width="1.704cm" style:rel-column-width="966*"/>
    </style:style>
    <style:style style:name="Tabla24.K" style:family="table-column">
      <style:table-column-properties style:column-width="1.224cm" style:rel-column-width="694*"/>
    </style:style>
    <style:style style:name="Tabla24.1" style:family="table-row">
      <style:table-row-properties style:min-row-height="0.575cm"/>
    </style:style>
    <style:style style:name="Tabla2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4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4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4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0" style:family="table">
      <style:table-properties style:width="13.266cm" table:align="left"/>
    </style:style>
    <style:style style:name="Tabla30.A" style:family="table-column">
      <style:table-column-properties style:column-width="5.807cm"/>
    </style:style>
    <style:style style:name="Tabla30.B" style:family="table-column">
      <style:table-column-properties style:column-width="2.506cm"/>
    </style:style>
    <style:style style:name="Tabla30.C" style:family="table-column">
      <style:table-column-properties style:column-width="1.104cm"/>
    </style:style>
    <style:style style:name="Tabla30.D" style:family="table-column">
      <style:table-column-properties style:column-width="2.295cm"/>
    </style:style>
    <style:style style:name="Tabla30.E" style:family="table-column">
      <style:table-column-properties style:column-width="1.554cm"/>
    </style:style>
    <style:style style:name="Tabla30.1" style:family="table-row">
      <style:table-row-properties style:min-row-height="0.601cm"/>
    </style:style>
    <style:style style:name="Tabla30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0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0.D1" style:family="table-cell" style:data-style-name="N10000">
      <style:table-cell-properties style:vertical-align="middle" fo:padding="0.049cm" fo:border="0.05pt solid #0000ff"/>
    </style:style>
    <style:style style:name="Tabla30.D2" style:family="table-cell" style:data-style-name="N10081">
      <style:table-cell-properties style:vertical-align="middle" fo:padding="0.049cm" fo:border="0.05pt solid #0000ff"/>
    </style:style>
    <style:style style:name="Tabla30.3" style:family="table-row">
      <style:table-row-properties style:min-row-height="0.575cm"/>
    </style:style>
    <style:style style:name="Tabla30.D3" style:family="table-cell" style:data-style-name="N10000">
      <style:table-cell-properties style:vertical-align="middle" fo:padding="0.049cm" fo:border="0.05pt solid #0000ff"/>
    </style:style>
    <style:style style:name="Tabla30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4" style:family="table-cell" style:data-style-name="N10000">
      <style:table-cell-properties style:vertical-align="middle" fo:padding="0.049cm" fo:border="0.05pt solid #0000ff"/>
    </style:style>
    <style:style style:name="Tabla30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5" style:family="table-cell" style:data-style-name="N10081">
      <style:table-cell-properties style:vertical-align="middle" fo:padding="0.049cm" fo:border="0.05pt solid #0000ff"/>
    </style:style>
    <style:style style:name="Tabla30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0.D6" style:family="table-cell" style:data-style-name="N10081">
      <style:table-cell-properties style:vertical-align="middle" fo:padding="0.049cm" fo:border="0.05pt solid #0000ff"/>
    </style:style>
    <style:style style:name="Tabla31" style:family="table">
      <style:table-properties style:width="16.501cm" table:align="left"/>
    </style:style>
    <style:style style:name="Tabla31.A" style:family="table-column">
      <style:table-column-properties style:column-width="4.517cm"/>
    </style:style>
    <style:style style:name="Tabla31.B" style:family="table-column">
      <style:table-column-properties style:column-width="2.506cm"/>
    </style:style>
    <style:style style:name="Tabla31.C" style:family="table-column">
      <style:table-column-properties style:column-width="1.104cm"/>
    </style:style>
    <style:style style:name="Tabla31.D" style:family="table-column">
      <style:table-column-properties style:column-width="2.295cm"/>
    </style:style>
    <style:style style:name="Tabla31.E" style:family="table-column">
      <style:table-column-properties style:column-width="1.554cm"/>
    </style:style>
    <style:style style:name="Tabla31.G" style:family="table-column">
      <style:table-column-properties style:column-width="2.23cm"/>
    </style:style>
    <style:style style:name="Tabla31.1" style:family="table-row">
      <style:table-row-properties style:min-row-height="0.575cm"/>
    </style:style>
    <style:style style:name="Tabla3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1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1.G1" style:family="table-cell">
      <style:table-cell-properties style:vertical-align="middle" fo:padding="0.049cm" fo:border="0.05pt solid #0000ff"/>
    </style:style>
    <style:style style:name="Tabla31.B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F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B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31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1.G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25" style:family="table">
      <style:table-properties style:width="16.999cm" table:align="left"/>
    </style:style>
    <style:style style:name="Tabla25.A" style:family="table-column">
      <style:table-column-properties style:column-width="4.366cm"/>
    </style:style>
    <style:style style:name="Tabla25.B" style:family="table-column">
      <style:table-column-properties style:column-width="0.688cm"/>
    </style:style>
    <style:style style:name="Tabla25.C" style:family="table-column">
      <style:table-column-properties style:column-width="0.9cm"/>
    </style:style>
    <style:style style:name="Tabla25.D" style:family="table-column">
      <style:table-column-properties style:column-width="1.588cm"/>
    </style:style>
    <style:style style:name="Tabla25.E" style:family="table-column">
      <style:table-column-properties style:column-width="0.596cm"/>
    </style:style>
    <style:style style:name="Tabla25.F" style:family="table-column">
      <style:table-column-properties style:column-width="0.639cm"/>
    </style:style>
    <style:style style:name="Tabla25.G" style:family="table-column">
      <style:table-column-properties style:column-width="1.367cm"/>
    </style:style>
    <style:style style:name="Tabla25.H" style:family="table-column">
      <style:table-column-properties style:column-width="0.085cm"/>
    </style:style>
    <style:style style:name="Tabla25.I" style:family="table-column">
      <style:table-column-properties style:column-width="3.62cm"/>
    </style:style>
    <style:style style:name="Tabla25.J" style:family="table-column">
      <style:table-column-properties style:column-width="0.397cm"/>
    </style:style>
    <style:style style:name="Tabla25.K" style:family="table-column">
      <style:table-column-properties style:column-width="1.499cm"/>
    </style:style>
    <style:style style:name="Tabla25.L" style:family="table-column">
      <style:table-column-properties style:column-width="1.256cm"/>
    </style:style>
    <style:style style:name="Tabla25.1" style:family="table-row">
      <style:table-row-properties style:min-row-height="0.575cm"/>
    </style:style>
    <style:style style:name="Tabla2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25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25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25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25.8" style:family="table-row">
      <style:table-row-properties style:min-row-height="0.601cm"/>
    </style:style>
    <style:style style:name="Tabla25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25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3" style:family="table">
      <style:table-properties style:width="13.266cm" table:align="left"/>
    </style:style>
    <style:style style:name="Tabla33.A" style:family="table-column">
      <style:table-column-properties style:column-width="5.807cm"/>
    </style:style>
    <style:style style:name="Tabla33.B" style:family="table-column">
      <style:table-column-properties style:column-width="2.506cm"/>
    </style:style>
    <style:style style:name="Tabla33.C" style:family="table-column">
      <style:table-column-properties style:column-width="1.104cm"/>
    </style:style>
    <style:style style:name="Tabla33.D" style:family="table-column">
      <style:table-column-properties style:column-width="2.295cm"/>
    </style:style>
    <style:style style:name="Tabla33.E" style:family="table-column">
      <style:table-column-properties style:column-width="1.554cm"/>
    </style:style>
    <style:style style:name="Tabla33.1" style:family="table-row">
      <style:table-row-properties style:min-row-height="0.601cm"/>
    </style:style>
    <style:style style:name="Tabla33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3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3.D1" style:family="table-cell" style:data-style-name="N10081">
      <style:table-cell-properties style:vertical-align="middle" fo:padding="0.049cm" fo:border="0.05pt solid #0000ff"/>
    </style:style>
    <style:style style:name="Tabla33.D2" style:family="table-cell" style:data-style-name="N10081">
      <style:table-cell-properties style:vertical-align="middle" fo:padding="0.049cm" fo:border="0.05pt solid #0000ff"/>
    </style:style>
    <style:style style:name="Tabla33.3" style:family="table-row">
      <style:table-row-properties style:min-row-height="0.575cm"/>
    </style:style>
    <style:style style:name="Tabla33.D3" style:family="table-cell" style:data-style-name="N10081">
      <style:table-cell-properties style:vertical-align="middle" fo:padding="0.049cm" fo:border="0.05pt solid #0000ff"/>
    </style:style>
    <style:style style:name="Tabla33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4" style:family="table-cell" style:data-style-name="N10000">
      <style:table-cell-properties style:vertical-align="middle" fo:padding="0.049cm" fo:border="0.05pt solid #0000ff"/>
    </style:style>
    <style:style style:name="Tabla33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5" style:family="table-cell" style:data-style-name="N10081">
      <style:table-cell-properties style:vertical-align="middle" fo:padding="0.049cm" fo:border="0.05pt solid #0000ff"/>
    </style:style>
    <style:style style:name="Tabla33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3.D6" style:family="table-cell" style:data-style-name="N10000">
      <style:table-cell-properties style:vertical-align="middle" fo:padding="0.049cm" fo:border="0.05pt solid #0000ff"/>
    </style:style>
    <style:style style:name="Tabla33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" style:family="table">
      <style:table-properties style:width="16.658cm" table:align="left"/>
    </style:style>
    <style:style style:name="Tabla32.A" style:family="table-column">
      <style:table-column-properties style:column-width="0.496cm"/>
    </style:style>
    <style:style style:name="Tabla32.B" style:family="table-column">
      <style:table-column-properties style:column-width="4.517cm"/>
    </style:style>
    <style:style style:name="Tabla32.C" style:family="table-column">
      <style:table-column-properties style:column-width="2.506cm"/>
    </style:style>
    <style:style style:name="Tabla32.D" style:family="table-column">
      <style:table-column-properties style:column-width="1.104cm"/>
    </style:style>
    <style:style style:name="Tabla32.E" style:family="table-column">
      <style:table-column-properties style:column-width="2.295cm"/>
    </style:style>
    <style:style style:name="Tabla32.F" style:family="table-column">
      <style:table-column-properties style:column-width="1.554cm"/>
    </style:style>
    <style:style style:name="Tabla32.H" style:family="table-column">
      <style:table-column-properties style:column-width="1.289cm"/>
    </style:style>
    <style:style style:name="Tabla32.I" style:family="table-column">
      <style:table-column-properties style:column-width="0.601cm"/>
    </style:style>
    <style:style style:name="Tabla32.1" style:family="table-row">
      <style:table-row-properties style:min-row-height="0.549cm"/>
    </style:style>
    <style:style style:name="Tabla32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2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H1" style:family="table-cell" style:data-style-name="N10000">
      <style:table-cell-properties style:vertical-align="middle" fo:padding="0.049cm" fo:border="0.05pt solid #0000ff"/>
    </style:style>
    <style:style style:name="Tabla32.I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C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F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G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2.I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B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C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D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.E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32.G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32.C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E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G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I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.C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D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E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F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G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H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B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E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F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G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H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C9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B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C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2.E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G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2.H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4" style:family="table">
      <style:table-properties style:width="17cm" fo:margin-left="0cm" table:align="left"/>
    </style:style>
    <style:style style:name="Tabla34.A" style:family="table-column">
      <style:table-column-properties style:column-width="5.05cm"/>
    </style:style>
    <style:style style:name="Tabla34.B" style:family="table-column">
      <style:table-column-properties style:column-width="2.402cm"/>
    </style:style>
    <style:style style:name="Tabla34.C" style:family="table-column">
      <style:table-column-properties style:column-width="0.794cm"/>
    </style:style>
    <style:style style:name="Tabla34.D" style:family="table-column">
      <style:table-column-properties style:column-width="1.896cm"/>
    </style:style>
    <style:style style:name="Tabla34.E" style:family="table-column">
      <style:table-column-properties style:column-width="3.595cm"/>
    </style:style>
    <style:style style:name="Tabla34.F" style:family="table-column">
      <style:table-column-properties style:column-width="0.397cm"/>
    </style:style>
    <style:style style:name="Tabla34.G" style:family="table-column">
      <style:table-column-properties style:column-width="1.52cm"/>
    </style:style>
    <style:style style:name="Tabla34.H" style:family="table-column">
      <style:table-column-properties style:column-width="1.346cm"/>
    </style:style>
    <style:style style:name="Tabla34.1" style:family="table-row">
      <style:table-row-properties style:min-row-height="0.575cm"/>
    </style:style>
    <style:style style:name="Tabla3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4.C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7" style:family="table">
      <style:table-properties style:width="16.999cm" table:align="left"/>
    </style:style>
    <style:style style:name="Tabla57.A" style:family="table-column">
      <style:table-column-properties style:column-width="3.242cm"/>
    </style:style>
    <style:style style:name="Tabla57.B" style:family="table-column">
      <style:table-column-properties style:column-width="1.3cm"/>
    </style:style>
    <style:style style:name="Tabla57.C" style:family="table-column">
      <style:table-column-properties style:column-width="0.508cm"/>
    </style:style>
    <style:style style:name="Tabla57.D" style:family="table-column">
      <style:table-column-properties style:column-width="2.402cm"/>
    </style:style>
    <style:style style:name="Tabla57.E" style:family="table-column">
      <style:table-column-properties style:column-width="0.794cm"/>
    </style:style>
    <style:style style:name="Tabla57.F" style:family="table-column">
      <style:table-column-properties style:column-width="0.596cm"/>
    </style:style>
    <style:style style:name="Tabla57.H" style:family="table-column">
      <style:table-column-properties style:column-width="0.086cm"/>
    </style:style>
    <style:style style:name="Tabla57.I" style:family="table-column">
      <style:table-column-properties style:column-width="3.508cm"/>
    </style:style>
    <style:style style:name="Tabla57.J" style:family="table-column">
      <style:table-column-properties style:column-width="0.397cm"/>
    </style:style>
    <style:style style:name="Tabla57.K" style:family="table-column">
      <style:table-column-properties style:column-width="1.52cm"/>
    </style:style>
    <style:style style:name="Tabla57.L" style:family="table-column">
      <style:table-column-properties style:column-width="1.344cm"/>
    </style:style>
    <style:style style:name="Tabla57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7.C1" style:family="table-cell">
      <style:table-cell-properties style:vertical-align="" fo:background-color="#e0efd4" fo:padding="0.049cm" fo:border="none">
        <style:background-image/>
      </style:table-cell-properties>
    </style:style>
    <style:style style:name="Tabla57.D1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7.E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7.3" style:family="table-row">
      <style:table-row-properties style:min-row-height="0.575cm"/>
    </style:style>
    <style:style style:name="Tabla35" style:family="table">
      <style:table-properties style:width="16.999cm" table:align="left"/>
    </style:style>
    <style:style style:name="Tabla35.A" style:family="table-column">
      <style:table-column-properties style:column-width="4.036cm"/>
    </style:style>
    <style:style style:name="Tabla35.B" style:family="table-column">
      <style:table-column-properties style:column-width="1.014cm"/>
    </style:style>
    <style:style style:name="Tabla35.C" style:family="table-column">
      <style:table-column-properties style:column-width="2.402cm"/>
    </style:style>
    <style:style style:name="Tabla35.D" style:family="table-column">
      <style:table-column-properties style:column-width="0.794cm"/>
    </style:style>
    <style:style style:name="Tabla35.E" style:family="table-column">
      <style:table-column-properties style:column-width="0.596cm"/>
    </style:style>
    <style:style style:name="Tabla35.F" style:family="table-column">
      <style:table-column-properties style:column-width="1.411cm"/>
    </style:style>
    <style:style style:name="Tabla35.G" style:family="table-column">
      <style:table-column-properties style:column-width="0.088cm"/>
    </style:style>
    <style:style style:name="Tabla35.H" style:family="table-column">
      <style:table-column-properties style:column-width="3.395cm"/>
    </style:style>
    <style:style style:name="Tabla35.I" style:family="table-column">
      <style:table-column-properties style:column-width="0.397cm"/>
    </style:style>
    <style:style style:name="Tabla35.J" style:family="table-column">
      <style:table-column-properties style:column-width="1.609cm"/>
    </style:style>
    <style:style style:name="Tabla35.K" style:family="table-column">
      <style:table-column-properties style:column-width="1.256cm"/>
    </style:style>
    <style:style style:name="Tabla35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5.C1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5.D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5.3" style:family="table-row">
      <style:table-row-properties style:min-row-height="0.575cm"/>
    </style:style>
    <style:style style:name="Tabla36" style:family="table">
      <style:table-properties style:width="16.999cm" table:align="left"/>
    </style:style>
    <style:style style:name="Tabla36.A" style:family="table-column">
      <style:table-column-properties style:column-width="5.05cm"/>
    </style:style>
    <style:style style:name="Tabla36.B" style:family="table-column">
      <style:table-column-properties style:column-width="0.991cm"/>
    </style:style>
    <style:style style:name="Tabla36.C" style:family="table-column">
      <style:table-column-properties style:column-width="0.75cm"/>
    </style:style>
    <style:style style:name="Tabla36.D" style:family="table-column">
      <style:table-column-properties style:column-width="1.764cm"/>
    </style:style>
    <style:style style:name="Tabla36.E" style:family="table-column">
      <style:table-column-properties style:column-width="0.993cm"/>
    </style:style>
    <style:style style:name="Tabla36.F" style:family="table-column">
      <style:table-column-properties style:column-width="0.462cm"/>
    </style:style>
    <style:style style:name="Tabla36.G" style:family="table-column">
      <style:table-column-properties style:column-width="0.838cm"/>
    </style:style>
    <style:style style:name="Tabla36.H" style:family="table-column">
      <style:table-column-properties style:column-width="0.707cm"/>
    </style:style>
    <style:style style:name="Tabla36.I" style:family="table-column">
      <style:table-column-properties style:column-width="2.491cm"/>
    </style:style>
    <style:style style:name="Tabla36.J" style:family="table-column">
      <style:table-column-properties style:column-width="0.397cm"/>
    </style:style>
    <style:style style:name="Tabla36.L" style:family="table-column">
      <style:table-column-properties style:column-width="0.792cm"/>
    </style:style>
    <style:style style:name="Tabla36.1" style:family="table-row">
      <style:table-row-properties style:min-row-height="0.575cm"/>
    </style:style>
    <style:style style:name="Tabla3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6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6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6.D5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6.H5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37" style:family="table">
      <style:table-properties style:width="13.372cm" table:align="left"/>
    </style:style>
    <style:style style:name="Tabla37.A" style:family="table-column">
      <style:table-column-properties style:column-width="5.807cm"/>
    </style:style>
    <style:style style:name="Tabla37.B" style:family="table-column">
      <style:table-column-properties style:column-width="2.612cm"/>
    </style:style>
    <style:style style:name="Tabla37.C" style:family="table-column">
      <style:table-column-properties style:column-width="1.104cm"/>
    </style:style>
    <style:style style:name="Tabla37.D" style:family="table-column">
      <style:table-column-properties style:column-width="2.295cm"/>
    </style:style>
    <style:style style:name="Tabla37.E" style:family="table-column">
      <style:table-column-properties style:column-width="1.554cm"/>
    </style:style>
    <style:style style:name="Tabla37.1" style:family="table-row">
      <style:table-row-properties style:min-row-height="0.601cm"/>
    </style:style>
    <style:style style:name="Tabla37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37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37.D1" style:family="table-cell" style:data-style-name="N10000">
      <style:table-cell-properties style:vertical-align="middle" fo:padding="0.049cm" fo:border="0.05pt solid #0000ff"/>
    </style:style>
    <style:style style:name="Tabla37.D2" style:family="table-cell" style:data-style-name="N10081">
      <style:table-cell-properties style:vertical-align="middle" fo:padding="0.049cm" fo:border="0.05pt solid #0000ff"/>
    </style:style>
    <style:style style:name="Tabla37.3" style:family="table-row">
      <style:table-row-properties style:min-row-height="0.575cm"/>
    </style:style>
    <style:style style:name="Tabla37.D3" style:family="table-cell" style:data-style-name="N10000">
      <style:table-cell-properties style:vertical-align="middle" fo:padding="0.049cm" fo:border="0.05pt solid #0000ff"/>
    </style:style>
    <style:style style:name="Tabla37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4" style:family="table-cell" style:data-style-name="N10000">
      <style:table-cell-properties style:vertical-align="middle" fo:padding="0.049cm" fo:border="0.05pt solid #0000ff"/>
    </style:style>
    <style:style style:name="Tabla37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5" style:family="table-cell" style:data-style-name="N10000">
      <style:table-cell-properties style:vertical-align="middle" fo:padding="0.049cm" fo:border="0.05pt solid #0000ff"/>
    </style:style>
    <style:style style:name="Tabla37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B6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7.D6" style:family="table-cell" style:data-style-name="N10000">
      <style:table-cell-properties style:vertical-align="middle" fo:padding="0.049cm" fo:border="0.05pt solid #0000ff"/>
    </style:style>
    <style:style style:name="Tabla38" style:family="table">
      <style:table-properties style:width="16.163cm" table:align="left"/>
    </style:style>
    <style:style style:name="Tabla38.A" style:family="table-column">
      <style:table-column-properties style:column-width="0.496cm"/>
    </style:style>
    <style:style style:name="Tabla38.B" style:family="table-column">
      <style:table-column-properties style:column-width="4.517cm"/>
    </style:style>
    <style:style style:name="Tabla38.C" style:family="table-column">
      <style:table-column-properties style:column-width="2.612cm"/>
    </style:style>
    <style:style style:name="Tabla38.D" style:family="table-column">
      <style:table-column-properties style:column-width="1.104cm"/>
    </style:style>
    <style:style style:name="Tabla38.E" style:family="table-column">
      <style:table-column-properties style:column-width="2.295cm"/>
    </style:style>
    <style:style style:name="Tabla38.F" style:family="table-column">
      <style:table-column-properties style:column-width="1.554cm"/>
    </style:style>
    <style:style style:name="Tabla38.H" style:family="table-column">
      <style:table-column-properties style:column-width="1.289cm"/>
    </style:style>
    <style:style style:name="Tabla38.1" style:family="table-row">
      <style:table-row-properties style:min-row-height="0.549cm"/>
    </style:style>
    <style:style style:name="Tabla38.A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38.B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F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H1" style:family="table-cell" style:data-style-name="N10000">
      <style:table-cell-properties style:vertical-align="middle" fo:padding="0.049cm" fo:border="0.05pt solid #0000ff"/>
    </style:style>
    <style:style style:name="Tabla38.C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E2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G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B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C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D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E3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F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G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38.H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C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E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G5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H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C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D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E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F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G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H6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B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E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F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G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H8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C9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B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C10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38.E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G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38.H10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4" style:family="table">
      <style:table-properties style:width="13.266cm" table:align="left"/>
    </style:style>
    <style:style style:name="Tabla44.A" style:family="table-column">
      <style:table-column-properties style:column-width="5.807cm"/>
    </style:style>
    <style:style style:name="Tabla44.B" style:family="table-column">
      <style:table-column-properties style:column-width="2.506cm"/>
    </style:style>
    <style:style style:name="Tabla44.C" style:family="table-column">
      <style:table-column-properties style:column-width="1.104cm"/>
    </style:style>
    <style:style style:name="Tabla44.D" style:family="table-column">
      <style:table-column-properties style:column-width="2.295cm"/>
    </style:style>
    <style:style style:name="Tabla44.E" style:family="table-column">
      <style:table-column-properties style:column-width="1.554cm"/>
    </style:style>
    <style:style style:name="Tabla44.1" style:family="table-row">
      <style:table-row-properties style:min-row-height="0.601cm"/>
    </style:style>
    <style:style style:name="Tabla44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44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44.D1" style:family="table-cell" style:data-style-name="N10000">
      <style:table-cell-properties style:vertical-align="middle" fo:padding="0.049cm" fo:border="0.05pt solid #0000ff"/>
    </style:style>
    <style:style style:name="Tabla44.D2" style:family="table-cell" style:data-style-name="N10081">
      <style:table-cell-properties style:vertical-align="middle" fo:padding="0.049cm" fo:border="0.05pt solid #0000ff"/>
    </style:style>
    <style:style style:name="Tabla44.3" style:family="table-row">
      <style:table-row-properties style:min-row-height="0.575cm"/>
    </style:style>
    <style:style style:name="Tabla44.D3" style:family="table-cell" style:data-style-name="N10000">
      <style:table-cell-properties style:vertical-align="middle" fo:padding="0.049cm" fo:border="0.05pt solid #0000ff"/>
    </style:style>
    <style:style style:name="Tabla44.E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4.D4" style:family="table-cell" style:data-style-name="N10000">
      <style:table-cell-properties style:vertical-align="middle" fo:padding="0.049cm" fo:border="0.05pt solid #0000ff"/>
    </style:style>
    <style:style style:name="Tabla44.B5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4.D5" style:family="table-cell" style:data-style-name="N10000">
      <style:table-cell-properties style:vertical-align="middle" fo:padding="0.049cm" fo:border="0.05pt solid #0000ff"/>
    </style:style>
    <style:style style:name="Tabla44.D6" style:family="table-cell" style:data-style-name="N10000">
      <style:table-cell-properties style:vertical-align="middle" fo:padding="0.049cm" fo:border="0.05pt solid #0000ff"/>
    </style:style>
    <style:style style:name="Tabla45" style:family="table">
      <style:table-properties style:width="16.501cm" table:align="left"/>
    </style:style>
    <style:style style:name="Tabla45.A" style:family="table-column">
      <style:table-column-properties style:column-width="4.517cm"/>
    </style:style>
    <style:style style:name="Tabla45.B" style:family="table-column">
      <style:table-column-properties style:column-width="2.506cm"/>
    </style:style>
    <style:style style:name="Tabla45.C" style:family="table-column">
      <style:table-column-properties style:column-width="1.104cm"/>
    </style:style>
    <style:style style:name="Tabla45.D" style:family="table-column">
      <style:table-column-properties style:column-width="2.295cm"/>
    </style:style>
    <style:style style:name="Tabla45.E" style:family="table-column">
      <style:table-column-properties style:column-width="1.554cm"/>
    </style:style>
    <style:style style:name="Tabla45.G" style:family="table-column">
      <style:table-column-properties style:column-width="2.23cm"/>
    </style:style>
    <style:style style:name="Tabla45.1" style:family="table-row">
      <style:table-row-properties style:min-row-height="0.575cm"/>
    </style:style>
    <style:style style:name="Tabla45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45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45.G1" style:family="table-cell">
      <style:table-cell-properties style:vertical-align="middle" fo:padding="0.049cm" fo:border="0.05pt solid #0000ff"/>
    </style:style>
    <style:style style:name="Tabla45.B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5.C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5.D2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45.E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5.F2" style:family="table-cell">
      <style:table-cell-properties style:vertical-align="middle" fo:background-color="#e6e6ff" fo:padding="0.049cm" fo:border-left="none" fo:border-right="none" fo:border-top="0.05pt solid #ff3333" fo:border-bottom="none">
        <style:background-image/>
      </style:table-cell-properties>
    </style:style>
    <style:style style:name="Tabla45.A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5.B3" style:family="table-cell">
      <style:table-cell-properties style:vertical-align="middle" fo:background-color="#e6e6ff" fo:padding="0.049cm" fo:border-left="none" fo:border-right="none" fo:border-top="none" fo:border-bottom="0.05pt solid #ff3333">
        <style:background-image/>
      </style:table-cell-properties>
    </style:style>
    <style:style style:name="Tabla45.D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7" style:family="table">
      <style:table-properties style:width="17cm" style:rel-width="100%" table:align="left"/>
    </style:style>
    <style:style style:name="Tabla47.A" style:family="table-column">
      <style:table-column-properties style:column-width="1.351cm" style:rel-column-width="766*"/>
    </style:style>
    <style:style style:name="Tabla47.B" style:family="table-column">
      <style:table-column-properties style:column-width="0.21cm" style:rel-column-width="119*"/>
    </style:style>
    <style:style style:name="Tabla47.C" style:family="table-column">
      <style:table-column-properties style:column-width="2.835cm" style:rel-column-width="1607*"/>
    </style:style>
    <style:style style:name="Tabla47.D" style:family="table-column">
      <style:table-column-properties style:column-width="1.67cm" style:rel-column-width="947*"/>
    </style:style>
    <style:style style:name="Tabla47.E" style:family="table-column">
      <style:table-column-properties style:column-width="2.027cm" style:rel-column-width="1149*"/>
    </style:style>
    <style:style style:name="Tabla47.F" style:family="table-column">
      <style:table-column-properties style:column-width="4.299cm" style:rel-column-width="2437*"/>
    </style:style>
    <style:style style:name="Tabla47.G" style:family="table-column">
      <style:table-column-properties style:column-width="0.617cm" style:rel-column-width="350*"/>
    </style:style>
    <style:style style:name="Tabla47.H" style:family="table-column">
      <style:table-column-properties style:column-width="2.184cm" style:rel-column-width="1238*"/>
    </style:style>
    <style:style style:name="Tabla47.I" style:family="table-column">
      <style:table-column-properties style:column-width="1.806cm" style:rel-column-width="1024*"/>
    </style:style>
    <style:style style:name="Tabla47.1" style:family="table-row">
      <style:table-row-properties style:min-row-height="0.575cm"/>
    </style:style>
    <style:style style:name="Tabla47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7.E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F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G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7.I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9" style:family="table">
      <style:table-properties style:width="13.266cm" table:align="left"/>
    </style:style>
    <style:style style:name="Tabla49.A" style:family="table-column">
      <style:table-column-properties style:column-width="5.807cm"/>
    </style:style>
    <style:style style:name="Tabla49.B" style:family="table-column">
      <style:table-column-properties style:column-width="2.506cm"/>
    </style:style>
    <style:style style:name="Tabla49.C" style:family="table-column">
      <style:table-column-properties style:column-width="1.104cm"/>
    </style:style>
    <style:style style:name="Tabla49.D" style:family="table-column">
      <style:table-column-properties style:column-width="2.295cm"/>
    </style:style>
    <style:style style:name="Tabla49.E" style:family="table-column">
      <style:table-column-properties style:column-width="1.554cm"/>
    </style:style>
    <style:style style:name="Tabla49.1" style:family="table-row">
      <style:table-row-properties style:min-row-height="0.601cm"/>
    </style:style>
    <style:style style:name="Tabla49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49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49.D1" style:family="table-cell" style:data-style-name="N10000">
      <style:table-cell-properties style:vertical-align="middle" fo:padding="0.049cm" fo:border="0.05pt solid #0000ff"/>
    </style:style>
    <style:style style:name="Tabla49.D2" style:family="table-cell" style:data-style-name="N10081">
      <style:table-cell-properties style:vertical-align="middle" fo:padding="0.049cm" fo:border="0.05pt solid #0000ff"/>
    </style:style>
    <style:style style:name="Tabla49.3" style:family="table-row">
      <style:table-row-properties style:min-row-height="0.575cm"/>
    </style:style>
    <style:style style:name="Tabla49.D3" style:family="table-cell" style:data-style-name="N10000">
      <style:table-cell-properties style:vertical-align="middle" fo:padding="0.049cm" fo:border="0.05pt solid #0000ff"/>
    </style:style>
    <style:style style:name="Tabla49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4" style:family="table-cell" style:data-style-name="N10000">
      <style:table-cell-properties style:vertical-align="middle" fo:padding="0.049cm" fo:border="0.05pt solid #0000ff"/>
    </style:style>
    <style:style style:name="Tabla49.B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5" style:family="table-cell" style:data-style-name="N10081">
      <style:table-cell-properties style:vertical-align="middle" fo:padding="0.049cm" fo:border="0.05pt solid #0000ff"/>
    </style:style>
    <style:style style:name="Tabla49.E5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49.D6" style:family="table-cell" style:data-style-name="N10000">
      <style:table-cell-properties style:vertical-align="middle" fo:padding="0.049cm" fo:border="0.05pt solid #0000ff"/>
    </style:style>
    <style:style style:name="Tabla49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1" style:family="table">
      <style:table-properties style:width="16.501cm" table:align="left"/>
    </style:style>
    <style:style style:name="Tabla51.A" style:family="table-column">
      <style:table-column-properties style:column-width="4.517cm"/>
    </style:style>
    <style:style style:name="Tabla51.B" style:family="table-column">
      <style:table-column-properties style:column-width="2.506cm"/>
    </style:style>
    <style:style style:name="Tabla51.C" style:family="table-column">
      <style:table-column-properties style:column-width="1.104cm"/>
    </style:style>
    <style:style style:name="Tabla51.D" style:family="table-column">
      <style:table-column-properties style:column-width="2.295cm"/>
    </style:style>
    <style:style style:name="Tabla51.E" style:family="table-column">
      <style:table-column-properties style:column-width="3.849cm"/>
    </style:style>
    <style:style style:name="Tabla51.F" style:family="table-column">
      <style:table-column-properties style:column-width="2.23cm"/>
    </style:style>
    <style:style style:name="Tabla51.1" style:family="table-row">
      <style:table-row-properties style:min-row-height="0.575cm"/>
    </style:style>
    <style:style style:name="Tabla51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1.C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51.F1" style:family="table-cell">
      <style:table-cell-properties style:vertical-align="middle" fo:padding="0.049cm" fo:border="0.05pt solid #0000ff"/>
    </style:style>
    <style:style style:name="Tabla50" style:family="table">
      <style:table-properties style:width="16.492cm" table:align="left"/>
    </style:style>
    <style:style style:name="Tabla50.A" style:family="table-column">
      <style:table-column-properties style:column-width="4.517cm"/>
    </style:style>
    <style:style style:name="Tabla50.B" style:family="table-column">
      <style:table-column-properties style:column-width="2.506cm"/>
    </style:style>
    <style:style style:name="Tabla50.C" style:family="table-column">
      <style:table-column-properties style:column-width="1.104cm"/>
    </style:style>
    <style:style style:name="Tabla50.D" style:family="table-column">
      <style:table-column-properties style:column-width="2.295cm"/>
    </style:style>
    <style:style style:name="Tabla50.E" style:family="table-column">
      <style:table-column-properties style:column-width="1.554cm"/>
    </style:style>
    <style:style style:name="Tabla50.G" style:family="table-column">
      <style:table-column-properties style:column-width="2.221cm"/>
    </style:style>
    <style:style style:name="Tabla50.1" style:family="table-row">
      <style:table-row-properties style:min-row-height="0.575cm"/>
    </style:style>
    <style:style style:name="Tabla50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0.D1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52" style:family="table">
      <style:table-properties style:width="13.266cm" table:align="left"/>
    </style:style>
    <style:style style:name="Tabla52.A" style:family="table-column">
      <style:table-column-properties style:column-width="5.807cm"/>
    </style:style>
    <style:style style:name="Tabla52.B" style:family="table-column">
      <style:table-column-properties style:column-width="2.506cm"/>
    </style:style>
    <style:style style:name="Tabla52.C" style:family="table-column">
      <style:table-column-properties style:column-width="1.104cm"/>
    </style:style>
    <style:style style:name="Tabla52.D" style:family="table-column">
      <style:table-column-properties style:column-width="2.295cm"/>
    </style:style>
    <style:style style:name="Tabla52.E" style:family="table-column">
      <style:table-column-properties style:column-width="1.554cm"/>
    </style:style>
    <style:style style:name="Tabla52.1" style:family="table-row">
      <style:table-row-properties style:min-row-height="0.601cm"/>
    </style:style>
    <style:style style:name="Tabla52.A1" style:family="table-cell">
      <style:table-cell-properties style:vertical-align="middle" fo:background-color="#bce4e5" fo:padding="0.049cm" fo:border="none">
        <style:background-image/>
      </style:table-cell-properties>
    </style:style>
    <style:style style:name="Tabla52.B1" style:family="table-cell" style:data-style-name="N10000">
      <style:table-cell-properties style:vertical-align="middle" fo:background-color="#bce4e5" fo:padding="0.049cm" fo:border="none">
        <style:background-image/>
      </style:table-cell-properties>
    </style:style>
    <style:style style:name="Tabla52.D1" style:family="table-cell" style:data-style-name="N10000">
      <style:table-cell-properties style:vertical-align="middle" fo:padding="0.049cm" fo:border="0.05pt solid #0000ff"/>
    </style:style>
    <style:style style:name="Tabla52.D2" style:family="table-cell" style:data-style-name="N10081">
      <style:table-cell-properties style:vertical-align="middle" fo:padding="0.049cm" fo:border="0.05pt solid #0000ff"/>
    </style:style>
    <style:style style:name="Tabla52.3" style:family="table-row">
      <style:table-row-properties style:min-row-height="0.575cm"/>
    </style:style>
    <style:style style:name="Tabla52.D3" style:family="table-cell" style:data-style-name="N10000">
      <style:table-cell-properties style:vertical-align="middle" fo:padding="0.049cm" fo:border="0.05pt solid #0000ff"/>
    </style:style>
    <style:style style:name="Tabla52.E3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52.D4" style:family="table-cell" style:data-style-name="N10000">
      <style:table-cell-properties style:vertical-align="middle" fo:padding="0.049cm" fo:border="0.05pt solid #0000ff"/>
    </style:style>
    <style:style style:name="Tabla52.D5" style:family="table-cell" style:data-style-name="N10081">
      <style:table-cell-properties style:vertical-align="middle" fo:padding="0.049cm" fo:border="0.05pt solid #0000ff"/>
    </style:style>
    <style:style style:name="Tabla52.B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2.D6" style:family="table-cell" style:data-style-name="N10000">
      <style:table-cell-properties style:vertical-align="middle" fo:padding="0.049cm" fo:border="0.05pt solid #0000ff"/>
    </style:style>
    <style:style style:name="Tabla52.E6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" style:family="table">
      <style:table-properties style:width="16.501cm" table:align="left"/>
    </style:style>
    <style:style style:name="Tabla53.A" style:family="table-column">
      <style:table-column-properties style:column-width="4.517cm"/>
    </style:style>
    <style:style style:name="Tabla53.B" style:family="table-column">
      <style:table-column-properties style:column-width="2.506cm"/>
    </style:style>
    <style:style style:name="Tabla53.C" style:family="table-column">
      <style:table-column-properties style:column-width="1.104cm"/>
    </style:style>
    <style:style style:name="Tabla53.D" style:family="table-column">
      <style:table-column-properties style:column-width="2.295cm"/>
    </style:style>
    <style:style style:name="Tabla53.E" style:family="table-column">
      <style:table-column-properties style:column-width="1.554cm"/>
    </style:style>
    <style:style style:name="Tabla53.G" style:family="table-column">
      <style:table-column-properties style:column-width="2.23cm"/>
    </style:style>
    <style:style style:name="Tabla53.1" style:family="table-row">
      <style:table-row-properties style:min-row-height="0.575cm"/>
    </style:style>
    <style:style style:name="Tabla53.A1" style:family="table-cell">
      <style:table-cell-properties style:vertical-align="middle" fo:background-color="#e6e6ff" fo:padding="0.049cm" fo:border="none">
        <style:background-image/>
      </style:table-cell-properties>
    </style:style>
    <style:style style:name="Tabla53.B1" style:family="table-cell" style:data-style-name="N10000">
      <style:table-cell-properties style:vertical-align="middle" fo:background-color="#e6e6ff" fo:padding="0.049cm" fo:border="none">
        <style:background-image/>
      </style:table-cell-properties>
    </style:style>
    <style:style style:name="Tabla53.G1" style:family="table-cell">
      <style:table-cell-properties style:vertical-align="middle" fo:padding="0.049cm" fo:border="0.05pt solid #0000ff"/>
    </style:style>
    <style:style style:name="Tabla53.B2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F2" style:family="table-cell" style:data-style-name="N10000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C3" style:family="table-cell">
      <style:table-cell-properties style:vertical-align="middle" fo:background-color="#ffcc99" fo:padding="0.049cm" fo:border="0.05pt solid #ff3333">
        <style:background-image/>
      </style:table-cell-properties>
    </style:style>
    <style:style style:name="Tabla53.D3" style:family="table-cell" style:data-style-name="N10080">
      <style:table-cell-properties style:vertical-align="middle" fo:background-color="#e6e6ff" fo:padding="0.049cm" fo:border="none">
        <style:background-image/>
      </style:table-cell-properties>
    </style:style>
    <style:style style:name="Tabla53.F3" style:family="table-cell" style:data-style-name="N10061">
      <style:table-cell-properties style:vertical-align="middle" fo:background-color="#e6e6ff" fo:padding="0.049cm" fo:border="none">
        <style:background-image/>
      </style:table-cell-properties>
    </style:style>
    <style:style style:name="Tabla40" style:family="table">
      <style:table-properties style:width="16.999cm" table:align="left"/>
    </style:style>
    <style:style style:name="Tabla40.A" style:family="table-column">
      <style:table-column-properties style:column-width="4.851cm"/>
    </style:style>
    <style:style style:name="Tabla40.B" style:family="table-column">
      <style:table-column-properties style:column-width="0.794cm"/>
    </style:style>
    <style:style style:name="Tabla40.C" style:family="table-column">
      <style:table-column-properties style:column-width="0.706cm"/>
    </style:style>
    <style:style style:name="Tabla40.D" style:family="table-column">
      <style:table-column-properties style:column-width="1.588cm"/>
    </style:style>
    <style:style style:name="Tabla40.E" style:family="table-column">
      <style:table-column-properties style:column-width="0.817cm"/>
    </style:style>
    <style:style style:name="Tabla40.G" style:family="table-column">
      <style:table-column-properties style:column-width="1.3cm"/>
    </style:style>
    <style:style style:name="Tabla40.H" style:family="table-column">
      <style:table-column-properties style:column-width="0.993cm"/>
    </style:style>
    <style:style style:name="Tabla40.I" style:family="table-column">
      <style:table-column-properties style:column-width="2.205cm"/>
    </style:style>
    <style:style style:name="Tabla40.J" style:family="table-column">
      <style:table-column-properties style:column-width="0.506cm"/>
    </style:style>
    <style:style style:name="Tabla40.K" style:family="table-column">
      <style:table-column-properties style:column-width="1.499cm"/>
    </style:style>
    <style:style style:name="Tabla40.L" style:family="table-column">
      <style:table-column-properties style:column-width="0.947cm"/>
    </style:style>
    <style:style style:name="Tabla40.1" style:family="table-row">
      <style:table-row-properties style:min-row-height="0.575cm"/>
    </style:style>
    <style:style style:name="Tabla40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0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0.D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40.H5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40.8" style:family="table-row">
      <style:table-row-properties style:min-row-height="0.601cm"/>
    </style:style>
    <style:style style:name="Tabla40.D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0.H8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1" style:family="table">
      <style:table-properties style:width="16.999cm" table:align="left"/>
    </style:style>
    <style:style style:name="Tabla41.A" style:family="table-column">
      <style:table-column-properties style:column-width="4.851cm"/>
    </style:style>
    <style:style style:name="Tabla41.B" style:family="table-column">
      <style:table-column-properties style:column-width="0.485cm"/>
    </style:style>
    <style:style style:name="Tabla41.C" style:family="table-column">
      <style:table-column-properties style:column-width="0.817cm"/>
    </style:style>
    <style:style style:name="Tabla41.D" style:family="table-column">
      <style:table-column-properties style:column-width="1.785cm"/>
    </style:style>
    <style:style style:name="Tabla41.G" style:family="table-column">
      <style:table-column-properties style:column-width="0.815cm"/>
    </style:style>
    <style:style style:name="Tabla41.H" style:family="table-column">
      <style:table-column-properties style:column-width="1.588cm"/>
    </style:style>
    <style:style style:name="Tabla41.I" style:family="table-column">
      <style:table-column-properties style:column-width="2.096cm"/>
    </style:style>
    <style:style style:name="Tabla41.J" style:family="table-column">
      <style:table-column-properties style:column-width="0.506cm"/>
    </style:style>
    <style:style style:name="Tabla41.K" style:family="table-column">
      <style:table-column-properties style:column-width="1.808cm"/>
    </style:style>
    <style:style style:name="Tabla41.L" style:family="table-column">
      <style:table-column-properties style:column-width="0.947cm"/>
    </style:style>
    <style:style style:name="Tabla41.1" style:family="table-row">
      <style:table-row-properties style:min-row-height="0.601cm"/>
    </style:style>
    <style:style style:name="Tabla41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1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1.2" style:family="table-row">
      <style:table-row-properties style:min-row-height="0.575cm"/>
    </style:style>
    <style:style style:name="Tabla41.D3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1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" style:family="table">
      <style:table-properties style:width="16.999cm" table:align="left"/>
    </style:style>
    <style:style style:name="Tabla42.A" style:family="table-column">
      <style:table-column-properties style:column-width="3.738cm"/>
    </style:style>
    <style:style style:name="Tabla42.B" style:family="table-column">
      <style:table-column-properties style:column-width="0.593cm"/>
    </style:style>
    <style:style style:name="Tabla42.C" style:family="table-column">
      <style:table-column-properties style:column-width="0.885cm"/>
    </style:style>
    <style:style style:name="Tabla42.D" style:family="table-column">
      <style:table-column-properties style:column-width="1.67cm"/>
    </style:style>
    <style:style style:name="Tabla42.E" style:family="table-column">
      <style:table-column-properties style:column-width="1.184cm"/>
    </style:style>
    <style:style style:name="Tabla42.F" style:family="table-column">
      <style:table-column-properties style:column-width="0.72cm"/>
    </style:style>
    <style:style style:name="Tabla42.G" style:family="table-column">
      <style:table-column-properties style:column-width="1.173cm"/>
    </style:style>
    <style:style style:name="Tabla42.H" style:family="table-column">
      <style:table-column-properties style:column-width="1.549cm"/>
    </style:style>
    <style:style style:name="Tabla42.I" style:family="table-column">
      <style:table-column-properties style:column-width="1.72cm"/>
    </style:style>
    <style:style style:name="Tabla42.J" style:family="table-column">
      <style:table-column-properties style:column-width="0.564cm"/>
    </style:style>
    <style:style style:name="Tabla42.K" style:family="table-column">
      <style:table-column-properties style:column-width="1.79cm"/>
    </style:style>
    <style:style style:name="Tabla42.L" style:family="table-column">
      <style:table-column-properties style:column-width="1.413cm"/>
    </style:style>
    <style:style style:name="Tabla42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2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2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3" style:family="table-row">
      <style:table-row-properties style:min-row-height="0.575cm"/>
    </style:style>
    <style:style style:name="Tabla42.D4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2.H4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G7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2.I7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9" style:family="table">
      <style:table-properties style:width="17cm" table:align="left"/>
    </style:style>
    <style:style style:name="Tabla39.A" style:family="table-column">
      <style:table-column-properties style:column-width="4.33cm"/>
    </style:style>
    <style:style style:name="Tabla39.B" style:family="table-column">
      <style:table-column-properties style:column-width="0.723cm"/>
    </style:style>
    <style:style style:name="Tabla39.C" style:family="table-column">
      <style:table-column-properties style:column-width="0.981cm"/>
    </style:style>
    <style:style style:name="Tabla39.D" style:family="table-column">
      <style:table-column-properties style:column-width="1.965cm"/>
    </style:style>
    <style:style style:name="Tabla39.E" style:family="table-column">
      <style:table-column-properties style:column-width="1.482cm"/>
    </style:style>
    <style:style style:name="Tabla39.F" style:family="table-column">
      <style:table-column-properties style:column-width="0.887cm"/>
    </style:style>
    <style:style style:name="Tabla39.G" style:family="table-column">
      <style:table-column-properties style:column-width="1.349cm"/>
    </style:style>
    <style:style style:name="Tabla39.H" style:family="table-column">
      <style:table-column-properties style:column-width="1.976cm"/>
    </style:style>
    <style:style style:name="Tabla39.I" style:family="table-column">
      <style:table-column-properties style:column-width="0.506cm"/>
    </style:style>
    <style:style style:name="Tabla39.J" style:family="table-column">
      <style:table-column-properties style:column-width="1.154cm"/>
    </style:style>
    <style:style style:name="Tabla39.K" style:family="table-column">
      <style:table-column-properties style:column-width="1.647cm"/>
    </style:style>
    <style:style style:name="Tabla39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39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39.D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39.H1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6" style:family="table">
      <style:table-properties style:width="17cm" table:align="left"/>
    </style:style>
    <style:style style:name="Tabla46.A" style:family="table-column">
      <style:table-column-properties style:column-width="4.851cm"/>
    </style:style>
    <style:style style:name="Tabla46.B" style:family="table-column">
      <style:table-column-properties style:column-width="1.302cm"/>
    </style:style>
    <style:style style:name="Tabla46.C" style:family="table-column">
      <style:table-column-properties style:column-width="0.794cm"/>
    </style:style>
    <style:style style:name="Tabla46.D" style:family="table-column">
      <style:table-column-properties style:column-width="1.808cm"/>
    </style:style>
    <style:style style:name="Tabla46.E" style:family="table-column">
      <style:table-column-properties style:column-width="0.485cm"/>
    </style:style>
    <style:style style:name="Tabla46.F" style:family="table-column">
      <style:table-column-properties style:column-width="0.815cm"/>
    </style:style>
    <style:style style:name="Tabla46.G" style:family="table-column">
      <style:table-column-properties style:column-width="0.993cm"/>
    </style:style>
    <style:style style:name="Tabla46.H" style:family="table-column">
      <style:table-column-properties style:column-width="1.475cm"/>
    </style:style>
    <style:style style:name="Tabla46.I" style:family="table-column">
      <style:table-column-properties style:column-width="1.833cm"/>
    </style:style>
    <style:style style:name="Tabla46.J" style:family="table-column">
      <style:table-column-properties style:column-width="0.286cm"/>
    </style:style>
    <style:style style:name="Tabla46.K" style:family="table-column">
      <style:table-column-properties style:column-width="1.764cm"/>
    </style:style>
    <style:style style:name="Tabla46.L" style:family="table-column">
      <style:table-column-properties style:column-width="0.596cm"/>
    </style:style>
    <style:style style:name="Tabla46.1" style:family="table-row">
      <style:table-row-properties style:min-row-height="0.575cm"/>
    </style:style>
    <style:style style:name="Tabla46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6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6.D2" style:family="table-cell">
      <style:table-cell-properties style:vertical-align="middle" fo:background-color="#e0efd4" fo:padding-left="0cm" fo:padding-right="0cm" fo:padding-top="0cm" fo:padding-bottom="0.049cm" fo:border-left="none" fo:border-right="none" fo:border-top="none" fo:border-bottom="0.05pt solid #000000">
        <style:background-image/>
      </style:table-cell-properties>
    </style:style>
    <style:style style:name="Tabla46.H2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8" style:family="table">
      <style:table-properties style:width="17cm" table:align="left"/>
    </style:style>
    <style:style style:name="Tabla48.A" style:family="table-column">
      <style:table-column-properties style:column-width="3.898cm"/>
    </style:style>
    <style:style style:name="Tabla48.B" style:family="table-column">
      <style:table-column-properties style:column-width="0.512cm"/>
    </style:style>
    <style:style style:name="Tabla48.C" style:family="table-column">
      <style:table-column-properties style:column-width="0.78cm"/>
    </style:style>
    <style:style style:name="Tabla48.D" style:family="table-column">
      <style:table-column-properties style:column-width="1.72cm"/>
    </style:style>
    <style:style style:name="Tabla48.E" style:family="table-column">
      <style:table-column-properties style:column-width="1.231cm"/>
    </style:style>
    <style:style style:name="Tabla48.F" style:family="table-column">
      <style:table-column-properties style:column-width="0.503cm"/>
    </style:style>
    <style:style style:name="Tabla48.G" style:family="table-column">
      <style:table-column-properties style:column-width="0.923cm"/>
    </style:style>
    <style:style style:name="Tabla48.H" style:family="table-column">
      <style:table-column-properties style:column-width="4.083cm"/>
    </style:style>
    <style:style style:name="Tabla48.I" style:family="table-column">
      <style:table-column-properties style:column-width="0.594cm"/>
    </style:style>
    <style:style style:name="Tabla48.J" style:family="table-column">
      <style:table-column-properties style:column-width="1.764cm"/>
    </style:style>
    <style:style style:name="Tabla48.K" style:family="table-column">
      <style:table-column-properties style:column-width="0.993cm"/>
    </style:style>
    <style:style style:name="Tabla48.1" style:family="table-row">
      <style:table-row-properties style:min-row-height="0.575cm"/>
    </style:style>
    <style:style style:name="Tabla48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48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48.D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48.H3" style:family="table-cell">
      <style:table-cell-properties style:vertical-align="middle" fo:background-color="#e0efd4" fo:padding="0.049cm" fo:border-left="none" fo:border-right="none" fo:border-top="none" fo:border-bottom="0.05pt solid #000000">
        <style:background-image/>
      </style:table-cell-properties>
    </style:style>
    <style:style style:name="Tabla56" style:family="table">
      <style:table-properties style:width="17cm" table:align="left"/>
    </style:style>
    <style:style style:name="Tabla56.A" style:family="table-column">
      <style:table-column-properties style:column-width="2.955cm"/>
    </style:style>
    <style:style style:name="Tabla56.B" style:family="table-column">
      <style:table-column-properties style:column-width="0.596cm"/>
    </style:style>
    <style:style style:name="Tabla56.C" style:family="table-column">
      <style:table-column-properties style:column-width="0.485cm"/>
    </style:style>
    <style:style style:name="Tabla56.D" style:family="table-column">
      <style:table-column-properties style:column-width="2.205cm"/>
    </style:style>
    <style:style style:name="Tabla56.E" style:family="table-column">
      <style:table-column-properties style:column-width="0.594cm"/>
    </style:style>
    <style:style style:name="Tabla56.F" style:family="table-column">
      <style:table-column-properties style:column-width="0.617cm"/>
    </style:style>
    <style:style style:name="Tabla56.G" style:family="table-column">
      <style:table-column-properties style:column-width="1.302cm"/>
    </style:style>
    <style:style style:name="Tabla56.H" style:family="table-column">
      <style:table-column-properties style:column-width="3.826cm"/>
    </style:style>
    <style:style style:name="Tabla56.I" style:family="table-column">
      <style:table-column-properties style:column-width="0.64cm"/>
    </style:style>
    <style:style style:name="Tabla56.J" style:family="table-column">
      <style:table-column-properties style:column-width="2.074cm"/>
    </style:style>
    <style:style style:name="Tabla56.K" style:family="table-column">
      <style:table-column-properties style:column-width="1.706cm"/>
    </style:style>
    <style:style style:name="Tabla56.1" style:family="table-row">
      <style:table-row-properties style:min-row-height="0.575cm"/>
    </style:style>
    <style:style style:name="Tabla56.A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Tabla56.C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G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I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J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K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A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B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C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D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6.F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G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3" style:family="table-cell">
      <style:table-cell-properties style:vertical-align="middle" fo:background-color="#e0efd4" fo:padding="0.049cm" fo:border-left="none" fo:border-right="none" fo:border-top="0.05pt solid #000000" fo:border-bottom="0.05pt solid #000000">
        <style:background-image/>
      </style:table-cell-properties>
    </style:style>
    <style:style style:name="Tabla56.I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J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K3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D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6.H4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4" style:family="table">
      <style:table-properties style:width="17cm" table:align="left"/>
    </style:style>
    <style:style style:name="Tabla54.A" style:family="table-column">
      <style:table-column-properties style:column-width="1.61cm"/>
    </style:style>
    <style:style style:name="Tabla54.B" style:family="table-column">
      <style:table-column-properties style:column-width="1.3cm"/>
    </style:style>
    <style:style style:name="Tabla54.C" style:family="table-column">
      <style:table-column-properties style:column-width="1.699cm"/>
    </style:style>
    <style:style style:name="Tabla54.D" style:family="table-column">
      <style:table-column-properties style:column-width="1.191cm"/>
    </style:style>
    <style:style style:name="Tabla54.F" style:family="table-column">
      <style:table-column-properties style:column-width="0.596cm"/>
    </style:style>
    <style:style style:name="Tabla54.G" style:family="table-column">
      <style:table-column-properties style:column-width="0.706cm"/>
    </style:style>
    <style:style style:name="Tabla54.H" style:family="table-column">
      <style:table-column-properties style:column-width="4.156cm"/>
    </style:style>
    <style:style style:name="Tabla54.I" style:family="table-column">
      <style:table-column-properties style:column-width="0.649cm"/>
    </style:style>
    <style:style style:name="Tabla54.J" style:family="table-column">
      <style:table-column-properties style:column-width="2.106cm"/>
    </style:style>
    <style:style style:name="Tabla54.K" style:family="table-column">
      <style:table-column-properties style:column-width="1.688cm"/>
    </style:style>
    <style:style style:name="Tabla54.1" style:family="table-row">
      <style:table-row-properties style:min-row-height="0.575cm"/>
    </style:style>
    <style:style style:name="Tabla54.A1" style:family="table-cell">
      <style:table-cell-properties style:vertical-align="middle" fo:background-color="#e0efd4" fo:padding="0.049cm" fo:border="none">
        <style:background-image/>
      </style:table-cell-properties>
    </style:style>
    <style:style style:name="Tabla54.B1" style:family="table-cell" style:data-style-name="N10000">
      <style:table-cell-properties style:vertical-align="middle" fo:background-color="#e0efd4" fo:padding="0.049cm" fo:border="none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gl" fo:country="ES" officeooo:paragraph-rsid="013a0e78"/>
    </style:style>
    <style:style style:name="P2" style:family="paragraph" style:parent-style-name="Respuesta">
      <style:text-properties fo:language="gl" fo:country="ES" fo:font-weight="normal" officeooo:rsid="01744056" officeooo:paragraph-rsid="01c46340" style:font-weight-asian="normal" style:font-weight-complex="normal"/>
    </style:style>
    <style:style style:name="P3" style:family="paragraph" style:parent-style-name="Standard">
      <style:text-properties fo:language="gl" fo:country="ES" fo:font-weight="normal" officeooo:rsid="01744056" officeooo:paragraph-rsid="01b9357f" style:font-weight-asian="normal" style:font-weight-complex="normal"/>
    </style:style>
    <style:style style:name="P4" style:family="paragraph" style:parent-style-name="Standard">
      <style:text-properties fo:language="gl" fo:country="ES" fo:font-weight="normal" officeooo:rsid="01744056" officeooo:paragraph-rsid="01f83ef3" style:font-weight-asian="normal" style:font-weight-complex="normal"/>
    </style:style>
    <style:style style:name="P5" style:family="paragraph" style:parent-style-name="Standard">
      <style:text-properties fo:language="gl" fo:country="ES" fo:font-weight="normal" officeooo:rsid="01744056" officeooo:paragraph-rsid="01f93519" style:font-weight-asian="normal" style:font-weight-complex="normal"/>
    </style:style>
    <style:style style:name="P6" style:family="paragraph" style:parent-style-name="Standard">
      <style:text-properties fo:language="gl" fo:country="ES" fo:font-weight="normal" officeooo:rsid="018fc31c" officeooo:paragraph-rsid="0199eaff" style:font-weight-asian="normal" style:font-weight-complex="normal"/>
    </style:style>
    <style:style style:name="P7" style:family="paragraph" style:parent-style-name="Standard">
      <style:text-properties fo:language="gl" fo:country="ES" fo:font-weight="normal" officeooo:rsid="018fc31c" officeooo:paragraph-rsid="01b4f6ef" style:font-weight-asian="normal" style:font-weight-complex="normal"/>
    </style:style>
    <style:style style:name="P8" style:family="paragraph" style:parent-style-name="Standard">
      <style:text-properties fo:language="gl" fo:country="ES" fo:font-weight="normal" officeooo:rsid="018fc31c" officeooo:paragraph-rsid="01b6ab3f" style:font-weight-asian="normal" style:font-weight-complex="normal"/>
    </style:style>
    <style:style style:name="P9" style:family="paragraph" style:parent-style-name="Standard">
      <style:text-properties fo:language="gl" fo:country="ES" fo:font-weight="normal" officeooo:rsid="018fc31c" officeooo:paragraph-rsid="01c5695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gl" fo:country="ES" fo:font-weight="normal" officeooo:rsid="018fc31c" officeooo:paragraph-rsid="01c6bbd3" style:font-weight-asian="normal" style:font-weight-complex="normal"/>
    </style:style>
    <style:style style:name="P11" style:family="paragraph" style:parent-style-name="Standard">
      <style:text-properties fo:language="gl" fo:country="ES" fo:font-weight="normal" officeooo:rsid="018fc31c" officeooo:paragraph-rsid="01ee8209" style:font-weight-asian="normal" style:font-weight-complex="normal"/>
    </style:style>
    <style:style style:name="P12" style:family="paragraph" style:parent-style-name="Standard">
      <style:text-properties fo:language="gl" fo:country="ES" fo:font-weight="normal" officeooo:rsid="018fc31c" officeooo:paragraph-rsid="01f2c835" style:font-weight-asian="normal" style:font-weight-complex="normal"/>
    </style:style>
    <style:style style:name="P13" style:family="paragraph" style:parent-style-name="Standard">
      <style:text-properties fo:language="gl" fo:country="ES" fo:font-weight="normal" officeooo:rsid="018fc31c" officeooo:paragraph-rsid="01f7c178" style:font-weight-asian="normal" style:font-weight-complex="normal"/>
    </style:style>
    <style:style style:name="P14" style:family="paragraph" style:parent-style-name="Standard">
      <style:text-properties fo:language="gl" fo:country="ES" fo:font-weight="normal" officeooo:rsid="018fc31c" officeooo:paragraph-rsid="01b93d54" style:font-weight-asian="normal" style:font-weight-complex="normal"/>
    </style:style>
    <style:style style:name="P15" style:family="paragraph" style:parent-style-name="Standard">
      <style:text-properties fo:language="gl" fo:country="ES" fo:font-weight="normal" officeooo:rsid="018fc31c" officeooo:paragraph-rsid="01fa2c14" style:font-weight-asian="normal" style:font-weight-complex="normal"/>
    </style:style>
    <style:style style:name="P16" style:family="paragraph" style:parent-style-name="Standard">
      <style:text-properties fo:language="gl" fo:country="ES" fo:font-weight="normal" officeooo:rsid="01b4f6ef" officeooo:paragraph-rsid="01b4f6e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gl" fo:country="ES" fo:font-weight="normal" officeooo:rsid="01b4f6ef" officeooo:paragraph-rsid="01c6bbd3" style:font-weight-asian="normal" style:font-weight-complex="normal"/>
    </style:style>
    <style:style style:name="P18" style:family="paragraph" style:parent-style-name="Standard">
      <style:text-properties fo:language="gl" fo:country="ES" fo:font-weight="normal" officeooo:rsid="01b4f6ef" officeooo:paragraph-rsid="01c6bbd3" style:font-weight-asian="normal" style:font-weight-complex="normal"/>
    </style:style>
    <style:style style:name="P19" style:family="paragraph" style:parent-style-name="Standard">
      <style:text-properties fo:language="gl" fo:country="ES" fo:font-weight="normal" officeooo:paragraph-rsid="01c6bbd3" style:font-weight-asian="normal" style:font-weight-complex="normal"/>
    </style:style>
    <style:style style:name="P20" style:family="paragraph" style:parent-style-name="Standard">
      <style:text-properties fo:language="gl" fo:country="ES" fo:font-weight="normal" officeooo:rsid="01c5695f" officeooo:paragraph-rsid="01c6bbd3" style:font-weight-asian="normal" style:font-weight-complex="normal"/>
    </style:style>
    <style:style style:name="P21" style:family="paragraph" style:parent-style-name="Standard">
      <style:text-properties fo:language="gl" fo:country="ES"/>
    </style:style>
    <style:style style:name="P22" style:family="paragraph" style:parent-style-name="Standard">
      <style:text-properties fo:language="gl" fo:country="ES" officeooo:rsid="018df599"/>
    </style:style>
    <style:style style:name="P23" style:family="paragraph" style:parent-style-name="Standard">
      <style:paragraph-properties fo:text-align="center" style:justify-single-word="false"/>
      <style:text-properties fo:language="gl" fo:country="ES" officeooo:rsid="018df599" officeooo:paragraph-rsid="018df599"/>
    </style:style>
    <style:style style:name="P24" style:family="paragraph" style:parent-style-name="Standard">
      <style:text-properties fo:language="gl" fo:country="ES" officeooo:rsid="018fc31c" officeooo:paragraph-rsid="018fc31c"/>
    </style:style>
    <style:style style:name="P25" style:family="paragraph" style:parent-style-name="Standard">
      <style:text-properties fo:language="gl" fo:country="ES" officeooo:rsid="018fc31c" officeooo:paragraph-rsid="0190c4f8"/>
    </style:style>
    <style:style style:name="P26" style:family="paragraph" style:parent-style-name="Standard">
      <style:text-properties fo:language="gl" fo:country="ES" officeooo:rsid="018fc31c" officeooo:paragraph-rsid="0192b709"/>
    </style:style>
    <style:style style:name="P27" style:family="paragraph" style:parent-style-name="Standard">
      <style:text-properties fo:language="gl" fo:country="ES" officeooo:rsid="018fc31c" officeooo:paragraph-rsid="01941920"/>
    </style:style>
    <style:style style:name="P28" style:family="paragraph" style:parent-style-name="Standard">
      <style:text-properties fo:language="gl" fo:country="ES" officeooo:rsid="018fc31c" officeooo:paragraph-rsid="0197cce6"/>
    </style:style>
    <style:style style:name="P29" style:family="paragraph" style:parent-style-name="Standard">
      <style:text-properties fo:language="gl" fo:country="ES" officeooo:paragraph-rsid="018fc31c"/>
    </style:style>
    <style:style style:name="P30" style:family="paragraph" style:parent-style-name="Table_20_Contents">
      <style:paragraph-properties fo:text-align="end" style:justify-single-word="false"/>
      <style:text-properties fo:language="gl" fo:country="ES" fo:font-weight="bold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language="gl" fo:country="ES" fo:font-weight="bold" officeooo:paragraph-rsid="01c6bbd3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language="gl" fo:country="ES" fo:font-weight="bold" officeooo:paragraph-rsid="01e4d18d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language="gl" fo:country="ES" fo:font-weight="bold" officeooo:paragraph-rsid="01e7e5da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language="gl" fo:country="ES" fo:font-weight="bold" officeooo:paragraph-rsid="01e8ae67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language="gl" fo:country="ES" fo:font-weight="bold" officeooo:paragraph-rsid="01ea7d34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language="gl" fo:country="ES" fo:font-weight="bold" officeooo:paragraph-rsid="01ecbca2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language="gl" fo:country="ES" fo:font-weight="bold" officeooo:paragraph-rsid="01ee8209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language="gl" fo:country="ES" fo:font-weight="bold" officeooo:paragraph-rsid="01f1c736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language="gl" fo:country="ES" fo:font-weight="bold" officeooo:paragraph-rsid="01f2c835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language="gl" fo:country="ES" fo:font-weight="bold" officeooo:paragraph-rsid="01f7c178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language="gl" fo:country="ES" fo:font-weight="bold" officeooo:paragraph-rsid="01f83ef3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language="gl" fo:country="ES" fo:font-weight="bold" style:font-weight-asian="bold" style:font-weight-complex="bold"/>
    </style:style>
    <style:style style:name="P43" style:family="paragraph" style:parent-style-name="Standard">
      <style:text-properties fo:language="gl" fo:country="ES" fo:font-weight="bold" officeooo:rsid="01744056" officeooo:paragraph-rsid="0190c4f8" style:font-weight-asian="bold" style:font-weight-complex="bold"/>
    </style:style>
    <style:style style:name="P44" style:family="paragraph" style:parent-style-name="Standard">
      <style:text-properties fo:language="gl" fo:country="ES" fo:font-weight="bold" officeooo:rsid="01744056" officeooo:paragraph-rsid="0192b709" style:font-weight-asian="bold" style:font-weight-complex="bold"/>
    </style:style>
    <style:style style:name="P45" style:family="paragraph" style:parent-style-name="Table_20_Contents">
      <style:text-properties fo:language="gl" fo:country="ES" fo:font-weight="bold"/>
    </style:style>
    <style:style style:name="P46" style:family="paragraph" style:parent-style-name="Table_20_Contents">
      <style:paragraph-properties fo:text-align="start" style:justify-single-word="false"/>
      <style:text-properties fo:language="gl" fo:country="ES" fo:font-weight="bold"/>
    </style:style>
    <style:style style:name="P47" style:family="paragraph" style:parent-style-name="Table_20_Contents">
      <style:paragraph-properties fo:text-align="start" style:justify-single-word="false"/>
      <style:text-properties fo:language="gl" fo:country="ES" fo:font-weight="bold" officeooo:paragraph-rsid="01c6bbd3"/>
    </style:style>
    <style:style style:name="P48" style:family="paragraph" style:parent-style-name="Table_20_Contents">
      <style:paragraph-properties fo:text-align="start" style:justify-single-word="false"/>
      <style:text-properties fo:language="gl" fo:country="ES" fo:font-weight="bold" officeooo:paragraph-rsid="01f7c178"/>
    </style:style>
    <style:style style:name="P49" style:family="paragraph" style:parent-style-name="Table_20_Contents">
      <style:paragraph-properties fo:text-align="end" style:justify-single-word="false"/>
      <style:text-properties fo:language="gl" fo:country="ES" fo:font-weight="bold"/>
    </style:style>
    <style:style style:name="P50" style:family="paragraph" style:parent-style-name="Table_20_Contents">
      <style:text-properties fo:language="gl" fo:country="ES" fo:font-weight="bold" officeooo:paragraph-rsid="01ee8209"/>
    </style:style>
    <style:style style:name="P51" style:family="paragraph" style:parent-style-name="Table_20_Contents">
      <style:text-properties fo:language="gl" fo:country="ES" fo:font-weight="bold" officeooo:paragraph-rsid="01f83ef3"/>
    </style:style>
    <style:style style:name="P52" style:family="paragraph" style:parent-style-name="Standard">
      <style:text-properties fo:language="gl" fo:country="ES" officeooo:paragraph-rsid="0150e2d7"/>
    </style:style>
    <style:style style:name="P53" style:family="paragraph" style:parent-style-name="Standard">
      <style:text-properties fo:language="gl" fo:country="ES" officeooo:paragraph-rsid="0190c4f8"/>
    </style:style>
    <style:style style:name="P54" style:family="paragraph" style:parent-style-name="Standard">
      <style:paragraph-properties fo:text-align="start" style:justify-single-word="false"/>
      <style:text-properties fo:language="gl" fo:country="ES"/>
    </style:style>
    <style:style style:name="P55" style:family="paragraph" style:parent-style-name="Table_20_Contents">
      <style:paragraph-properties fo:text-align="start" style:justify-single-word="false"/>
      <style:text-properties fo:language="gl" fo:country="ES"/>
    </style:style>
    <style:style style:name="P56" style:family="paragraph" style:parent-style-name="Table_20_Contents">
      <style:paragraph-properties fo:text-align="start" style:justify-single-word="false"/>
      <style:text-properties fo:language="gl" fo:country="ES" officeooo:paragraph-rsid="01c6bbd3"/>
    </style:style>
    <style:style style:name="P57" style:family="paragraph" style:parent-style-name="Standard">
      <style:paragraph-properties fo:text-align="start" style:justify-single-word="false"/>
      <style:text-properties fo:language="gl" fo:country="ES" officeooo:paragraph-rsid="01776d73"/>
    </style:style>
    <style:style style:name="P58" style:family="paragraph" style:parent-style-name="Table_20_Contents">
      <style:paragraph-properties fo:text-align="start" style:justify-single-word="false"/>
      <style:text-properties fo:language="gl" fo:country="ES" officeooo:paragraph-rsid="01e4d18d"/>
    </style:style>
    <style:style style:name="P59" style:family="paragraph" style:parent-style-name="Table_20_Contents">
      <style:paragraph-properties fo:text-align="start" style:justify-single-word="false"/>
      <style:text-properties fo:language="gl" fo:country="ES" officeooo:paragraph-rsid="01ee8209"/>
    </style:style>
    <style:style style:name="P60" style:family="paragraph" style:parent-style-name="Table_20_Contents">
      <style:paragraph-properties fo:text-align="start" style:justify-single-word="false"/>
      <style:text-properties fo:language="gl" fo:country="ES" officeooo:paragraph-rsid="01e7e5da"/>
    </style:style>
    <style:style style:name="P61" style:family="paragraph" style:parent-style-name="Table_20_Contents">
      <style:paragraph-properties fo:text-align="start" style:justify-single-word="false"/>
      <style:text-properties fo:language="gl" fo:country="ES" officeooo:paragraph-rsid="01e8ae67"/>
    </style:style>
    <style:style style:name="P62" style:family="paragraph" style:parent-style-name="Table_20_Contents">
      <style:paragraph-properties fo:text-align="start" style:justify-single-word="false"/>
      <style:text-properties fo:language="gl" fo:country="ES" officeooo:paragraph-rsid="01ea7d34"/>
    </style:style>
    <style:style style:name="P63" style:family="paragraph" style:parent-style-name="Table_20_Contents">
      <style:paragraph-properties fo:text-align="start" style:justify-single-word="false"/>
      <style:text-properties fo:language="gl" fo:country="ES" officeooo:paragraph-rsid="01ecbca2"/>
    </style:style>
    <style:style style:name="P64" style:family="paragraph" style:parent-style-name="Table_20_Contents">
      <style:paragraph-properties fo:text-align="start" style:justify-single-word="false"/>
      <style:text-properties fo:language="gl" fo:country="ES" officeooo:paragraph-rsid="01f7c178"/>
    </style:style>
    <style:style style:name="P65" style:family="paragraph" style:parent-style-name="Table_20_Contents">
      <style:paragraph-properties fo:text-align="start" style:justify-single-word="false"/>
      <style:text-properties fo:language="gl" fo:country="ES" officeooo:paragraph-rsid="01f1c736"/>
    </style:style>
    <style:style style:name="P66" style:family="paragraph" style:parent-style-name="Table_20_Contents">
      <style:paragraph-properties fo:text-align="start" style:justify-single-word="false"/>
      <style:text-properties fo:language="gl" fo:country="ES" officeooo:paragraph-rsid="01f2c835"/>
    </style:style>
    <style:style style:name="P67" style:family="paragraph" style:parent-style-name="Table_20_Contents">
      <style:paragraph-properties fo:text-align="start" style:justify-single-word="false"/>
      <style:text-properties fo:language="gl" fo:country="ES" officeooo:paragraph-rsid="01f83ef3"/>
    </style:style>
    <style:style style:name="P68" style:family="paragraph" style:parent-style-name="Standard">
      <style:text-properties fo:language="gl" fo:country="ES" officeooo:paragraph-rsid="014a64e7"/>
    </style:style>
    <style:style style:name="P69" style:family="paragraph" style:parent-style-name="Standard">
      <style:text-properties fo:language="gl" fo:country="ES" officeooo:paragraph-rsid="0192b709"/>
    </style:style>
    <style:style style:name="P70" style:family="paragraph" style:parent-style-name="Standard">
      <style:text-properties fo:language="gl" fo:country="ES" officeooo:paragraph-rsid="01941920"/>
    </style:style>
    <style:style style:name="P71" style:family="paragraph" style:parent-style-name="Standard">
      <style:text-properties fo:language="gl" fo:country="ES" officeooo:paragraph-rsid="0197cce6"/>
    </style:style>
    <style:style style:name="P72" style:family="paragraph" style:parent-style-name="Standard">
      <style:text-properties fo:language="gl" fo:country="ES" officeooo:rsid="01b4f6ef" officeooo:paragraph-rsid="01b4f6ef"/>
    </style:style>
    <style:style style:name="P73" style:family="paragraph" style:parent-style-name="Standard">
      <style:text-properties fo:language="gl" fo:country="ES" officeooo:paragraph-rsid="01b4f6ef"/>
    </style:style>
    <style:style style:name="P74" style:family="paragraph" style:parent-style-name="Standard">
      <style:text-properties fo:language="gl" fo:country="ES" officeooo:paragraph-rsid="01c5695f"/>
    </style:style>
    <style:style style:name="P75" style:family="paragraph" style:parent-style-name="Standard">
      <style:text-properties fo:language="gl" fo:country="ES" officeooo:paragraph-rsid="01c6bbd3"/>
    </style:style>
    <style:style style:name="P76" style:family="paragraph" style:parent-style-name="Table_20_Contents">
      <style:text-properties fo:language="gl" fo:country="ES" officeooo:paragraph-rsid="01c6bbd3"/>
    </style:style>
    <style:style style:name="P77" style:family="paragraph" style:parent-style-name="Standard">
      <style:text-properties fo:language="gl" fo:country="ES" officeooo:rsid="01c540f7" officeooo:paragraph-rsid="01c6bbd3"/>
    </style:style>
    <style:style style:name="P78" style:family="paragraph" style:parent-style-name="Standard">
      <style:paragraph-properties fo:text-align="start" style:justify-single-word="false"/>
      <style:text-properties fo:language="gl" fo:country="ES" officeooo:rsid="01c86cf4" officeooo:paragraph-rsid="01c6bbd3"/>
    </style:style>
    <style:style style:name="P79" style:family="paragraph" style:parent-style-name="Table_20_Contents">
      <style:text-properties fo:language="gl" fo:country="ES"/>
    </style:style>
    <style:style style:name="P80" style:family="paragraph" style:parent-style-name="Table_20_Contents">
      <style:text-properties fo:language="gl" fo:country="ES" fo:font-style="italic"/>
    </style:style>
    <style:style style:name="P81" style:family="paragraph" style:parent-style-name="Table_20_Contents">
      <style:paragraph-properties fo:text-align="end" style:justify-single-word="false"/>
      <style:text-properties fo:language="gl" fo:country="ES" fo:font-style="italic"/>
    </style:style>
    <style:style style:name="P82" style:family="paragraph" style:parent-style-name="Table_20_Contents">
      <style:paragraph-properties fo:text-align="end" style:justify-single-word="false"/>
      <style:text-properties fo:language="gl" fo:country="ES" fo:font-style="italic" officeooo:paragraph-rsid="01c6bbd3"/>
    </style:style>
    <style:style style:name="P83" style:family="paragraph" style:parent-style-name="Table_20_Contents">
      <style:paragraph-properties fo:text-align="end" style:justify-single-word="false"/>
      <style:text-properties fo:language="gl" fo:country="ES" fo:font-style="italic" officeooo:paragraph-rsid="01e4d18d"/>
    </style:style>
    <style:style style:name="P84" style:family="paragraph" style:parent-style-name="Table_20_Contents">
      <style:paragraph-properties fo:text-align="end" style:justify-single-word="false"/>
      <style:text-properties fo:language="gl" fo:country="ES" fo:font-style="italic" officeooo:paragraph-rsid="01e8ae67"/>
    </style:style>
    <style:style style:name="P85" style:family="paragraph" style:parent-style-name="Table_20_Contents">
      <style:paragraph-properties fo:text-align="end" style:justify-single-word="false"/>
      <style:text-properties fo:language="gl" fo:country="ES" fo:font-style="italic" officeooo:paragraph-rsid="01ea7d34"/>
    </style:style>
    <style:style style:name="P86" style:family="paragraph" style:parent-style-name="Table_20_Contents">
      <style:paragraph-properties fo:text-align="end" style:justify-single-word="false"/>
      <style:text-properties fo:language="gl" fo:country="ES" fo:font-style="italic" officeooo:paragraph-rsid="01ecbca2"/>
    </style:style>
    <style:style style:name="P87" style:family="paragraph" style:parent-style-name="Table_20_Contents">
      <style:paragraph-properties fo:text-align="end" style:justify-single-word="false"/>
      <style:text-properties fo:language="gl" fo:country="ES" fo:font-style="italic" officeooo:paragraph-rsid="01ee8209"/>
    </style:style>
    <style:style style:name="P88" style:family="paragraph" style:parent-style-name="Table_20_Contents">
      <style:paragraph-properties fo:text-align="end" style:justify-single-word="false"/>
      <style:text-properties fo:language="gl" fo:country="ES" fo:font-style="italic" officeooo:paragraph-rsid="01f1c51e"/>
    </style:style>
    <style:style style:name="P89" style:family="paragraph" style:parent-style-name="Table_20_Contents">
      <style:paragraph-properties fo:text-align="end" style:justify-single-word="false"/>
      <style:text-properties fo:language="gl" fo:country="ES" fo:font-style="italic" officeooo:paragraph-rsid="01f1c736"/>
    </style:style>
    <style:style style:name="P90" style:family="paragraph" style:parent-style-name="Table_20_Contents">
      <style:paragraph-properties fo:text-align="end" style:justify-single-word="false"/>
      <style:text-properties fo:language="gl" fo:country="ES" fo:font-style="italic" officeooo:paragraph-rsid="01f2c835"/>
    </style:style>
    <style:style style:name="P91" style:family="paragraph" style:parent-style-name="Table_20_Contents">
      <style:paragraph-properties fo:text-align="end" style:justify-single-word="false"/>
      <style:text-properties fo:language="gl" fo:country="ES" fo:font-style="italic" officeooo:paragraph-rsid="01f7c178"/>
    </style:style>
    <style:style style:name="P92" style:family="paragraph" style:parent-style-name="Table_20_Contents">
      <style:paragraph-properties fo:text-align="end" style:justify-single-word="false"/>
      <style:text-properties fo:language="gl" fo:country="ES" fo:font-style="italic" officeooo:paragraph-rsid="01f83ef3"/>
    </style:style>
    <style:style style:name="P93" style:family="paragraph" style:parent-style-name="Table_20_Contents">
      <style:paragraph-properties fo:text-align="center" style:justify-single-word="false"/>
      <style:text-properties fo:language="gl" fo:country="ES" fo:font-style="italic"/>
    </style:style>
    <style:style style:name="P94" style:family="paragraph" style:parent-style-name="Table_20_Contents">
      <style:paragraph-properties fo:text-align="center" style:justify-single-word="false"/>
      <style:text-properties fo:language="gl" fo:country="ES" fo:font-style="italic" officeooo:paragraph-rsid="01c6bbd3"/>
    </style:style>
    <style:style style:name="P95" style:family="paragraph" style:parent-style-name="Table_20_Contents">
      <style:paragraph-properties fo:text-align="center" style:justify-single-word="false"/>
      <style:text-properties fo:language="gl" fo:country="ES" fo:font-style="italic" officeooo:paragraph-rsid="01e4d18d"/>
    </style:style>
    <style:style style:name="P96" style:family="paragraph" style:parent-style-name="Table_20_Contents">
      <style:paragraph-properties fo:text-align="center" style:justify-single-word="false"/>
      <style:text-properties fo:language="gl" fo:country="ES" fo:font-style="italic" officeooo:paragraph-rsid="01e8ae67"/>
    </style:style>
    <style:style style:name="P97" style:family="paragraph" style:parent-style-name="Table_20_Contents">
      <style:paragraph-properties fo:text-align="center" style:justify-single-word="false"/>
      <style:text-properties fo:language="gl" fo:country="ES" fo:font-style="italic" officeooo:paragraph-rsid="01ea7d34"/>
    </style:style>
    <style:style style:name="P98" style:family="paragraph" style:parent-style-name="Table_20_Contents">
      <style:paragraph-properties fo:text-align="center" style:justify-single-word="false"/>
      <style:text-properties fo:language="gl" fo:country="ES" fo:font-style="italic" officeooo:paragraph-rsid="01ecbca2"/>
    </style:style>
    <style:style style:name="P99" style:family="paragraph" style:parent-style-name="Table_20_Contents">
      <style:paragraph-properties fo:text-align="center" style:justify-single-word="false"/>
      <style:text-properties fo:language="gl" fo:country="ES" fo:font-style="italic" officeooo:paragraph-rsid="01ee8209"/>
    </style:style>
    <style:style style:name="P100" style:family="paragraph" style:parent-style-name="Table_20_Contents">
      <style:paragraph-properties fo:text-align="center" style:justify-single-word="false"/>
      <style:text-properties fo:language="gl" fo:country="ES" fo:font-style="italic" officeooo:paragraph-rsid="01f1c736"/>
    </style:style>
    <style:style style:name="P101" style:family="paragraph" style:parent-style-name="Table_20_Contents">
      <style:paragraph-properties fo:text-align="center" style:justify-single-word="false"/>
      <style:text-properties fo:language="gl" fo:country="ES" fo:font-style="italic" officeooo:paragraph-rsid="01f2c835"/>
    </style:style>
    <style:style style:name="P102" style:family="paragraph" style:parent-style-name="Table_20_Contents">
      <style:paragraph-properties fo:text-align="center" style:justify-single-word="false"/>
      <style:text-properties fo:language="gl" fo:country="ES" fo:font-style="italic" officeooo:paragraph-rsid="01f83ef3"/>
    </style:style>
    <style:style style:name="P103" style:family="paragraph" style:parent-style-name="Table_20_Contents">
      <style:paragraph-properties fo:text-align="start" style:justify-single-word="false"/>
      <style:text-properties fo:language="gl" fo:country="ES" fo:font-style="italic"/>
    </style:style>
    <style:style style:name="P104" style:family="paragraph" style:parent-style-name="Table_20_Contents">
      <style:paragraph-properties fo:text-align="start" style:justify-single-word="false"/>
      <style:text-properties fo:language="gl" fo:country="ES" fo:font-style="italic" officeooo:paragraph-rsid="01c6bbd3"/>
    </style:style>
    <style:style style:name="P105" style:family="paragraph" style:parent-style-name="Table_20_Contents">
      <style:paragraph-properties fo:text-align="start" style:justify-single-word="false"/>
      <style:text-properties fo:language="gl" fo:country="ES" fo:font-style="italic" officeooo:paragraph-rsid="01e4d18d"/>
    </style:style>
    <style:style style:name="P106" style:family="paragraph" style:parent-style-name="Table_20_Contents">
      <style:paragraph-properties fo:text-align="start" style:justify-single-word="false"/>
      <style:text-properties fo:language="gl" fo:country="ES" fo:font-style="italic" officeooo:paragraph-rsid="01e8ae67"/>
    </style:style>
    <style:style style:name="P107" style:family="paragraph" style:parent-style-name="Table_20_Contents">
      <style:paragraph-properties fo:text-align="start" style:justify-single-word="false"/>
      <style:text-properties fo:language="gl" fo:country="ES" fo:font-style="italic" officeooo:paragraph-rsid="01ea7d34"/>
    </style:style>
    <style:style style:name="P108" style:family="paragraph" style:parent-style-name="Table_20_Contents">
      <style:paragraph-properties fo:text-align="start" style:justify-single-word="false"/>
      <style:text-properties fo:language="gl" fo:country="ES" fo:font-style="italic" officeooo:paragraph-rsid="01ecbca2"/>
    </style:style>
    <style:style style:name="P109" style:family="paragraph" style:parent-style-name="Table_20_Contents">
      <style:paragraph-properties fo:text-align="start" style:justify-single-word="false"/>
      <style:text-properties fo:language="gl" fo:country="ES" fo:font-style="italic" officeooo:paragraph-rsid="01ee8209"/>
    </style:style>
    <style:style style:name="P110" style:family="paragraph" style:parent-style-name="Table_20_Contents">
      <style:paragraph-properties fo:text-align="start" style:justify-single-word="false"/>
      <style:text-properties fo:language="gl" fo:country="ES" fo:font-style="italic" officeooo:paragraph-rsid="01f83ef3"/>
    </style:style>
    <style:style style:name="P111" style:family="paragraph" style:parent-style-name="Table_20_Contents">
      <style:text-properties fo:language="gl" fo:country="ES" fo:font-style="italic" officeooo:paragraph-rsid="01c6bbd3"/>
    </style:style>
    <style:style style:name="P112" style:family="paragraph" style:parent-style-name="Table_20_Contents">
      <style:text-properties fo:language="gl" fo:country="ES" fo:font-style="italic" officeooo:rsid="01f0d001" officeooo:paragraph-rsid="01e4d18d"/>
    </style:style>
    <style:style style:name="P113" style:family="paragraph" style:parent-style-name="Table_20_Contents">
      <style:text-properties fo:language="gl" fo:country="ES" fo:font-style="italic" officeooo:paragraph-rsid="01e4d18d"/>
    </style:style>
    <style:style style:name="P114" style:family="paragraph" style:parent-style-name="Table_20_Contents">
      <style:paragraph-properties fo:text-align="end" style:justify-single-word="false"/>
      <style:text-properties fo:language="gl" fo:country="ES" fo:font-style="italic" officeooo:rsid="01e7e087" officeooo:paragraph-rsid="01e7e087" style:font-style-asian="italic" style:font-style-complex="italic"/>
    </style:style>
    <style:style style:name="P115" style:family="paragraph" style:parent-style-name="Table_20_Contents">
      <style:text-properties fo:language="gl" fo:country="ES" fo:font-style="italic" officeooo:paragraph-rsid="01e8ae67"/>
    </style:style>
    <style:style style:name="P116" style:family="paragraph" style:parent-style-name="Table_20_Contents">
      <style:text-properties fo:language="gl" fo:country="ES" fo:font-style="italic" officeooo:paragraph-rsid="01ea7d34"/>
    </style:style>
    <style:style style:name="P117" style:family="paragraph" style:parent-style-name="Table_20_Contents">
      <style:text-properties fo:language="gl" fo:country="ES" fo:font-style="italic" officeooo:paragraph-rsid="01ee8209"/>
    </style:style>
    <style:style style:name="P118" style:family="paragraph" style:parent-style-name="Table_20_Contents">
      <style:text-properties fo:language="gl" fo:country="ES" fo:font-style="italic" officeooo:paragraph-rsid="01f2c835"/>
    </style:style>
    <style:style style:name="P119" style:family="paragraph" style:parent-style-name="Table_20_Contents">
      <style:text-properties fo:language="gl" fo:country="ES" fo:font-style="italic" officeooo:paragraph-rsid="01f83ef3"/>
    </style:style>
    <style:style style:name="P120" style:family="paragraph" style:parent-style-name="Table_20_Contents">
      <style:paragraph-properties fo:text-align="end" style:justify-single-word="false"/>
      <style:text-properties fo:language="gl" fo:country="ES"/>
    </style:style>
    <style:style style:name="P121" style:family="paragraph" style:parent-style-name="Table_20_Contents">
      <style:paragraph-properties fo:text-align="end" style:justify-single-word="false"/>
      <style:text-properties fo:language="gl" fo:country="ES" officeooo:paragraph-rsid="01b3302d"/>
    </style:style>
    <style:style style:name="P122" style:family="paragraph" style:parent-style-name="Table_20_Contents">
      <style:paragraph-properties fo:text-align="end" style:justify-single-word="false"/>
      <style:text-properties fo:language="gl" fo:country="ES" officeooo:paragraph-rsid="01c6bbd3"/>
    </style:style>
    <style:style style:name="P123" style:family="paragraph" style:parent-style-name="Table_20_Contents">
      <style:paragraph-properties fo:text-align="end" style:justify-single-word="false"/>
      <style:text-properties fo:language="gl" fo:country="ES" officeooo:paragraph-rsid="01e4d18d"/>
    </style:style>
    <style:style style:name="P124" style:family="paragraph" style:parent-style-name="Table_20_Contents">
      <style:paragraph-properties fo:text-align="end" style:justify-single-word="false"/>
      <style:text-properties fo:language="gl" fo:country="ES" officeooo:paragraph-rsid="01e8ae67"/>
    </style:style>
    <style:style style:name="P125" style:family="paragraph" style:parent-style-name="Table_20_Contents">
      <style:paragraph-properties fo:text-align="end" style:justify-single-word="false"/>
      <style:text-properties fo:language="gl" fo:country="ES" officeooo:paragraph-rsid="01ea7d34"/>
    </style:style>
    <style:style style:name="P126" style:family="paragraph" style:parent-style-name="Table_20_Contents">
      <style:paragraph-properties fo:text-align="end" style:justify-single-word="false"/>
      <style:text-properties fo:language="gl" fo:country="ES" officeooo:paragraph-rsid="01ecbca2"/>
    </style:style>
    <style:style style:name="P127" style:family="paragraph" style:parent-style-name="Table_20_Contents">
      <style:paragraph-properties fo:text-align="end" style:justify-single-word="false"/>
      <style:text-properties fo:language="gl" fo:country="ES" officeooo:paragraph-rsid="01ee8209"/>
    </style:style>
    <style:style style:name="P128" style:family="paragraph" style:parent-style-name="Table_20_Contents">
      <style:paragraph-properties fo:text-align="end" style:justify-single-word="false"/>
      <style:text-properties fo:language="gl" fo:country="ES" officeooo:paragraph-rsid="01f7c178"/>
    </style:style>
    <style:style style:name="P129" style:family="paragraph" style:parent-style-name="Table_20_Contents">
      <style:paragraph-properties fo:text-align="end" style:justify-single-word="false"/>
      <style:text-properties fo:language="gl" fo:country="ES" officeooo:paragraph-rsid="01f2c835"/>
    </style:style>
    <style:style style:name="P130" style:family="paragraph" style:parent-style-name="Table_20_Contents">
      <style:paragraph-properties fo:text-align="end" style:justify-single-word="false"/>
      <style:text-properties fo:language="gl" fo:country="ES" officeooo:paragraph-rsid="01f83ef3"/>
    </style:style>
    <style:style style:name="P131" style:family="paragraph" style:parent-style-name="Table_20_Contents">
      <style:paragraph-properties fo:text-align="center" style:justify-single-word="false"/>
      <style:text-properties fo:language="gl" fo:country="ES"/>
    </style:style>
    <style:style style:name="P132" style:family="paragraph" style:parent-style-name="Table_20_Contents">
      <style:paragraph-properties fo:text-align="center" style:justify-single-word="false"/>
      <style:text-properties fo:language="gl" fo:country="ES" officeooo:paragraph-rsid="01c6bbd3"/>
    </style:style>
    <style:style style:name="P133" style:family="paragraph" style:parent-style-name="Table_20_Contents">
      <style:paragraph-properties fo:text-align="center" style:justify-single-word="false"/>
      <style:text-properties fo:language="gl" fo:country="ES" officeooo:paragraph-rsid="01cf7863"/>
    </style:style>
    <style:style style:name="P134" style:family="paragraph" style:parent-style-name="Table_20_Contents">
      <style:paragraph-properties fo:text-align="center" style:justify-single-word="false"/>
      <style:text-properties fo:language="gl" fo:country="ES" officeooo:paragraph-rsid="01e4d18d"/>
    </style:style>
    <style:style style:name="P135" style:family="paragraph" style:parent-style-name="Table_20_Contents">
      <style:paragraph-properties fo:text-align="center" style:justify-single-word="false"/>
      <style:text-properties fo:language="gl" fo:country="ES" officeooo:paragraph-rsid="01e8ae67"/>
    </style:style>
    <style:style style:name="P136" style:family="paragraph" style:parent-style-name="Table_20_Contents">
      <style:paragraph-properties fo:text-align="center" style:justify-single-word="false"/>
      <style:text-properties fo:language="gl" fo:country="ES" officeooo:paragraph-rsid="01ea7d34"/>
    </style:style>
    <style:style style:name="P137" style:family="paragraph" style:parent-style-name="Table_20_Contents">
      <style:paragraph-properties fo:text-align="center" style:justify-single-word="false"/>
      <style:text-properties fo:language="gl" fo:country="ES" officeooo:paragraph-rsid="01ecbca2"/>
    </style:style>
    <style:style style:name="P138" style:family="paragraph" style:parent-style-name="Table_20_Contents">
      <style:paragraph-properties fo:text-align="center" style:justify-single-word="false"/>
      <style:text-properties fo:language="gl" fo:country="ES" officeooo:paragraph-rsid="01ee8209"/>
    </style:style>
    <style:style style:name="P139" style:family="paragraph" style:parent-style-name="Table_20_Contents">
      <style:paragraph-properties fo:text-align="center" style:justify-single-word="false"/>
      <style:text-properties fo:language="gl" fo:country="ES" officeooo:paragraph-rsid="01f1c736"/>
    </style:style>
    <style:style style:name="P140" style:family="paragraph" style:parent-style-name="Table_20_Contents">
      <style:paragraph-properties fo:text-align="center" style:justify-single-word="false"/>
      <style:text-properties fo:language="gl" fo:country="ES" officeooo:paragraph-rsid="01f2c835"/>
    </style:style>
    <style:style style:name="P141" style:family="paragraph" style:parent-style-name="Table_20_Contents">
      <style:paragraph-properties fo:text-align="center" style:justify-single-word="false"/>
      <style:text-properties fo:language="gl" fo:country="ES" officeooo:paragraph-rsid="01f83ef3"/>
    </style:style>
    <style:style style:name="P142" style:family="paragraph" style:parent-style-name="Contents_20_Heading">
      <style:paragraph-properties fo:break-before="page"/>
      <style:text-properties fo:language="gl" fo:country="ES"/>
    </style:style>
    <style:style style:name="P143" style:family="paragraph" style:parent-style-name="Standard">
      <style:text-properties fo:language="gl" fo:country="ES" officeooo:paragraph-rsid="01cfb5a3"/>
    </style:style>
    <style:style style:name="P144" style:family="paragraph" style:parent-style-name="Standard">
      <style:text-properties fo:language="gl" fo:country="ES" officeooo:paragraph-rsid="01e4d18d"/>
    </style:style>
    <style:style style:name="P145" style:family="paragraph" style:parent-style-name="Table_20_Contents">
      <style:text-properties fo:language="gl" fo:country="ES" officeooo:paragraph-rsid="01e4d18d"/>
    </style:style>
    <style:style style:name="P146" style:family="paragraph" style:parent-style-name="Standard">
      <style:text-properties fo:language="gl" fo:country="ES" officeooo:paragraph-rsid="01d12b9b"/>
    </style:style>
    <style:style style:name="P147" style:family="paragraph" style:parent-style-name="Standard">
      <style:text-properties fo:language="gl" fo:country="ES" officeooo:rsid="01e8bd70" officeooo:paragraph-rsid="01da87bc"/>
    </style:style>
    <style:style style:name="P148" style:family="paragraph" style:parent-style-name="Standard">
      <style:text-properties fo:language="gl" fo:country="ES" officeooo:paragraph-rsid="01d3e3b9"/>
    </style:style>
    <style:style style:name="P149" style:family="paragraph" style:parent-style-name="Standard">
      <style:text-properties fo:language="gl" fo:country="ES" officeooo:paragraph-rsid="01da87bc"/>
    </style:style>
    <style:style style:name="P150" style:family="paragraph" style:parent-style-name="Standard">
      <style:text-properties fo:language="gl" fo:country="ES" officeooo:paragraph-rsid="01d4974b"/>
    </style:style>
    <style:style style:name="P151" style:family="paragraph" style:parent-style-name="Standard">
      <style:text-properties fo:language="gl" fo:country="ES" officeooo:rsid="0154d737" officeooo:paragraph-rsid="01e8ae67"/>
    </style:style>
    <style:style style:name="P152" style:family="paragraph" style:parent-style-name="Standard">
      <style:paragraph-properties fo:text-align="start" style:justify-single-word="false"/>
      <style:text-properties fo:language="gl" fo:country="ES" officeooo:rsid="01513ae4" officeooo:paragraph-rsid="01e4d18d"/>
    </style:style>
    <style:style style:name="P153" style:family="paragraph" style:parent-style-name="Standard">
      <style:text-properties fo:language="gl" fo:country="ES" officeooo:rsid="01513ae4" officeooo:paragraph-rsid="01e4d18d"/>
    </style:style>
    <style:style style:name="P154" style:family="paragraph" style:parent-style-name="Standard">
      <style:text-properties fo:language="gl" fo:country="ES" officeooo:rsid="01513ae4" officeooo:paragraph-rsid="0192b709"/>
    </style:style>
    <style:style style:name="P155" style:family="paragraph" style:parent-style-name="Standard">
      <style:text-properties fo:language="gl" fo:country="ES" officeooo:rsid="01513ae4" officeooo:paragraph-rsid="01e8ae67"/>
    </style:style>
    <style:style style:name="P156" style:family="paragraph" style:parent-style-name="Standard">
      <style:text-properties fo:language="gl" fo:country="ES" officeooo:rsid="01513ae4" officeooo:paragraph-rsid="01ba15b8"/>
    </style:style>
    <style:style style:name="P157" style:family="paragraph" style:parent-style-name="Standard">
      <style:text-properties fo:language="gl" fo:country="ES" officeooo:rsid="01513ae4" officeooo:paragraph-rsid="01e7e5da"/>
    </style:style>
    <style:style style:name="P158" style:family="paragraph" style:parent-style-name="Standard">
      <style:text-properties fo:language="gl" fo:country="ES" officeooo:rsid="01744056" officeooo:paragraph-rsid="0192b709"/>
    </style:style>
    <style:style style:name="P159" style:family="paragraph" style:parent-style-name="Standard">
      <style:text-properties fo:language="gl" fo:country="ES" officeooo:paragraph-rsid="01e7e5da"/>
    </style:style>
    <style:style style:name="P160" style:family="paragraph" style:parent-style-name="Table_20_Contents">
      <style:text-properties fo:language="gl" fo:country="ES" officeooo:paragraph-rsid="01e7e5da"/>
    </style:style>
    <style:style style:name="P161" style:family="paragraph" style:parent-style-name="Standard">
      <style:text-properties fo:language="gl" fo:country="ES" officeooo:paragraph-rsid="01ea7d34"/>
    </style:style>
    <style:style style:name="P162" style:family="paragraph" style:parent-style-name="Table_20_Contents">
      <style:text-properties fo:language="gl" fo:country="ES" officeooo:paragraph-rsid="01ea7d34"/>
    </style:style>
    <style:style style:name="P163" style:family="paragraph" style:parent-style-name="Standard">
      <style:text-properties fo:language="gl" fo:country="ES" officeooo:paragraph-rsid="01ecbca2"/>
    </style:style>
    <style:style style:name="P164" style:family="paragraph" style:parent-style-name="Table_20_Contents">
      <style:text-properties fo:language="gl" fo:country="ES" officeooo:paragraph-rsid="01ecbca2"/>
    </style:style>
    <style:style style:name="P165" style:family="paragraph" style:parent-style-name="Table_20_Contents">
      <style:text-properties fo:language="gl" fo:country="ES" officeooo:paragraph-rsid="01ee8209"/>
    </style:style>
    <style:style style:name="P166" style:family="paragraph" style:parent-style-name="Table_20_Contents">
      <style:text-properties fo:language="gl" fo:country="ES" officeooo:paragraph-rsid="01e8ae67"/>
    </style:style>
    <style:style style:name="P167" style:family="paragraph" style:parent-style-name="Standard">
      <style:text-properties fo:language="gl" fo:country="ES" officeooo:paragraph-rsid="01cd995d"/>
    </style:style>
    <style:style style:name="P168" style:family="paragraph" style:parent-style-name="Standard">
      <style:text-properties fo:language="gl" fo:country="ES" officeooo:paragraph-rsid="01f1c736"/>
    </style:style>
    <style:style style:name="P169" style:family="paragraph" style:parent-style-name="Table_20_Contents">
      <style:text-properties fo:language="gl" fo:country="ES" officeooo:paragraph-rsid="01f1c736"/>
    </style:style>
    <style:style style:name="P170" style:family="paragraph" style:parent-style-name="Table_20_Contents">
      <style:text-properties fo:language="gl" fo:country="ES" officeooo:paragraph-rsid="01f2c835"/>
    </style:style>
    <style:style style:name="P171" style:family="paragraph" style:parent-style-name="Table_20_Contents">
      <style:text-properties fo:language="gl" fo:country="ES" officeooo:paragraph-rsid="01f83ef3"/>
    </style:style>
    <style:style style:name="P172" style:family="paragraph" style:parent-style-name="Table_20_Contents">
      <style:paragraph-properties fo:text-align="start" style:justify-single-word="false"/>
      <style:text-properties fo:language="gl" fo:country="ES" fo:font-style="normal" fo:font-weight="bold" officeooo:paragraph-rsid="01ee8209" style:font-style-asian="normal" style:font-weight-asian="bold" style:font-style-complex="normal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fo:language="gl" fo:country="ES" fo:font-style="normal" officeooo:paragraph-rsid="01ee8209" style:font-style-asian="normal" style:font-style-complex="normal"/>
    </style:style>
    <style:style style:name="P174" style:family="paragraph" style:parent-style-name="Table_20_Contents">
      <style:paragraph-properties fo:text-align="start" style:justify-single-word="false"/>
      <style:text-properties fo:language="gl" fo:country="ES" fo:font-style="normal" officeooo:paragraph-rsid="01ea7d34" style:font-style-asian="normal" style:font-style-complex="normal"/>
    </style:style>
    <style:style style:name="P175" style:family="paragraph" style:parent-style-name="Table_20_Contents">
      <style:paragraph-properties fo:text-align="start" style:justify-single-word="false"/>
      <style:text-properties fo:language="gl" fo:country="ES" fo:font-style="normal" officeooo:paragraph-rsid="01f2c835" style:font-style-asian="normal" style:font-style-complex="normal"/>
    </style:style>
    <style:style style:name="P176" style:family="paragraph" style:parent-style-name="Table_20_Contents">
      <style:paragraph-properties fo:text-align="start" style:justify-single-word="false"/>
      <style:text-properties fo:language="gl" fo:country="ES" fo:font-style="normal" officeooo:paragraph-rsid="01f83ef3" style:font-style-asian="normal" style:font-style-complex="normal"/>
    </style:style>
    <style:style style:name="P177" style:family="paragraph" style:parent-style-name="Table_20_Contents">
      <style:paragraph-properties fo:text-align="center" style:justify-single-word="false"/>
      <style:text-properties fo:language="gl" fo:country="ES" fo:font-style="normal" officeooo:paragraph-rsid="01ee8209" style:font-style-asian="normal" style:font-style-complex="normal"/>
    </style:style>
    <style:style style:name="P178" style:family="paragraph" style:parent-style-name="Table_20_Contents">
      <style:text-properties fo:language="gl" fo:country="ES" officeooo:rsid="01eb344a" officeooo:paragraph-rsid="01e4d18d"/>
    </style:style>
    <style:style style:name="P179" style:family="paragraph" style:parent-style-name="Table_20_Contents">
      <style:text-properties fo:language="gl" fo:country="ES" officeooo:paragraph-rsid="01f7c178"/>
    </style:style>
    <style:style style:name="P180" style:family="paragraph" style:parent-style-name="Encabezado_20_PAU">
      <style:text-properties officeooo:paragraph-rsid="0150e2d7"/>
    </style:style>
    <style:style style:name="P181" style:family="paragraph" style:parent-style-name="Encabezado_20_PAU">
      <style:text-properties officeooo:paragraph-rsid="01513ae4"/>
    </style:style>
    <style:style style:name="P182" style:family="paragraph" style:parent-style-name="Respuesta">
      <style:text-properties officeooo:paragraph-rsid="01513ae4"/>
    </style:style>
    <style:style style:name="P183" style:family="paragraph" style:parent-style-name="Encabezado_20_PAU">
      <style:text-properties officeooo:paragraph-rsid="0154f2ca"/>
    </style:style>
    <style:style style:name="P184" style:family="paragraph" style:parent-style-name="Encabezado_20_PAU">
      <style:text-properties officeooo:paragraph-rsid="0156bc60"/>
    </style:style>
    <style:style style:name="P185" style:family="paragraph" style:parent-style-name="Respuesta">
      <style:text-properties officeooo:paragraph-rsid="0156bc60"/>
    </style:style>
    <style:style style:name="P186" style:family="paragraph" style:parent-style-name="Encabezado_20_PAU">
      <style:text-properties officeooo:paragraph-rsid="015d60a3"/>
    </style:style>
    <style:style style:name="P187" style:family="paragraph" style:parent-style-name="Respuesta">
      <style:text-properties officeooo:paragraph-rsid="015d60a3"/>
    </style:style>
    <style:style style:name="P188" style:family="paragraph" style:parent-style-name="Encabezado_20_PAU">
      <style:text-properties officeooo:paragraph-rsid="01b4f6ef"/>
    </style:style>
    <style:style style:name="P189" style:family="paragraph" style:parent-style-name="Encabezado_20_PAU">
      <style:text-properties officeooo:paragraph-rsid="01b6ab3f"/>
    </style:style>
    <style:style style:name="P190" style:family="paragraph" style:parent-style-name="Encabezado_20_PAU">
      <style:text-properties officeooo:paragraph-rsid="01c46340"/>
    </style:style>
    <style:style style:name="P191" style:family="paragraph" style:parent-style-name="Encabezado_20_PAU">
      <style:text-properties officeooo:paragraph-rsid="01c6bbd3"/>
    </style:style>
    <style:style style:name="P192" style:family="paragraph" style:parent-style-name="Respuesta">
      <style:text-properties officeooo:paragraph-rsid="01c6bbd3"/>
    </style:style>
    <style:style style:name="P193" style:family="paragraph" style:parent-style-name="Respuesta">
      <style:text-properties officeooo:rsid="0154d737" officeooo:paragraph-rsid="0154f2ca"/>
    </style:style>
    <style:style style:name="P194" style:family="paragraph" style:parent-style-name="Respuesta">
      <style:text-properties fo:language="es" fo:country="ES" fo:font-weight="normal" officeooo:rsid="018fc31c" officeooo:paragraph-rsid="01b4f6ef" style:font-weight-asian="normal" style:font-weight-complex="normal"/>
    </style:style>
    <style:style style:name="P195" style:family="paragraph" style:parent-style-name="Respuesta">
      <style:text-properties fo:language="es" fo:country="ES" fo:font-weight="normal" officeooo:rsid="018fc31c" officeooo:paragraph-rsid="01b6ab3f" style:font-weight-asian="normal" style:font-weight-complex="normal"/>
    </style:style>
    <style:style style:name="P196" style:family="paragraph" style:parent-style-name="Standard">
      <style:paragraph-properties fo:text-align="center" style:justify-single-word="false"/>
      <style:text-properties fo:language="es" fo:country="ES" officeooo:rsid="01c61745" officeooo:paragraph-rsid="01c6bbd3"/>
    </style:style>
    <style:style style:name="P197" style:family="paragraph" style:parent-style-name="Table_20_Contents">
      <style:paragraph-properties fo:text-align="center" style:justify-single-word="false"/>
      <style:text-properties fo:language="es" fo:country="ES" fo:font-style="italic" officeooo:paragraph-rsid="01f93519"/>
    </style:style>
    <style:style style:name="P198" style:family="paragraph" style:parent-style-name="Table_20_Contents">
      <style:paragraph-properties fo:text-align="start" style:justify-single-word="false"/>
      <style:text-properties fo:language="es" fo:country="ES" fo:font-style="italic" officeooo:paragraph-rsid="01f93519"/>
    </style:style>
    <style:style style:name="P199" style:family="paragraph" style:parent-style-name="Table_20_Contents">
      <style:paragraph-properties fo:text-align="end" style:justify-single-word="false"/>
      <style:text-properties fo:language="es" fo:country="ES" fo:font-style="italic" officeooo:paragraph-rsid="01f93519"/>
    </style:style>
    <style:style style:name="P200" style:family="paragraph" style:parent-style-name="Table_20_Contents">
      <style:paragraph-properties fo:text-align="center" style:justify-single-word="false"/>
      <style:text-properties fo:language="es" fo:country="ES" officeooo:paragraph-rsid="01f93519"/>
    </style:style>
    <style:style style:name="P201" style:family="paragraph" style:parent-style-name="Table_20_Contents">
      <style:paragraph-properties fo:text-align="end" style:justify-single-word="false"/>
      <style:text-properties fo:language="es" fo:country="ES" fo:font-weight="bold" officeooo:paragraph-rsid="01f93519" style:font-weight-asian="bold" style:font-weight-complex="bold"/>
    </style:style>
    <style:style style:name="P202" style:family="paragraph" style:parent-style-name="Table_20_Contents">
      <style:text-properties fo:language="es" fo:country="ES" fo:font-weight="bold" officeooo:paragraph-rsid="01f93519"/>
    </style:style>
    <style:style style:name="P203" style:family="paragraph" style:parent-style-name="Table_20_Contents">
      <style:paragraph-properties fo:text-align="start" style:justify-single-word="false"/>
      <style:text-properties fo:language="es" fo:country="ES" officeooo:paragraph-rsid="01f93519"/>
    </style:style>
    <style:style style:name="P204" style:family="paragraph" style:parent-style-name="Table_20_Contents">
      <style:paragraph-properties fo:text-align="end" style:justify-single-word="false"/>
      <style:text-properties fo:language="es" fo:country="ES" officeooo:paragraph-rsid="01f93519"/>
    </style:style>
    <style:style style:name="P205" style:family="paragraph" style:parent-style-name="Table_20_Contents">
      <style:paragraph-properties fo:text-align="start" style:justify-single-word="false"/>
      <style:text-properties fo:language="es" fo:country="ES" fo:font-style="normal" officeooo:paragraph-rsid="01f93519" style:font-style-asian="normal" style:font-style-complex="normal"/>
    </style:style>
    <style:style style:name="P206" style:family="paragraph" style:parent-style-name="Table_20_Contents">
      <style:text-properties fo:language="es" fo:country="ES" officeooo:paragraph-rsid="01f93519"/>
    </style:style>
    <style:style style:name="P207" style:family="paragraph" style:parent-style-name="Standard">
      <style:paragraph-properties fo:text-align="center" style:justify-single-word="false"/>
    </style:style>
    <style:style style:name="P208" style:family="paragraph" style:parent-style-name="Table_20_Contents">
      <style:paragraph-properties fo:text-align="center" style:justify-single-word="false"/>
      <style:text-properties officeooo:paragraph-rsid="01fa2c14"/>
    </style:style>
    <style:style style:name="P209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Linux Biolinum G4" fo:font-size="11pt" fo:language="gl" fo:country="ES" fo:font-style="normal" fo:text-shadow="none" style:text-underline-style="none" fo:font-weight="normal" style:font-size-asian="11pt" style:font-style-asian="normal" style:font-weight-asian="normal" style:text-emphasize="none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fo:language="gl" fo:country="ES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c6bbd3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e4d18d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e8ae67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ea7d34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ecbca2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ee8209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fo:language="gl" fo:country="ES" officeooo:paragraph-rsid="01f2c835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fo:language="gl" fo:country="ES" fo:font-style="italic" officeooo:paragraph-rsid="01ee8209"/>
    </style:style>
    <style:style style:name="P219" style:family="paragraph" style:parent-style-name="Table_20_Contents">
      <style:text-properties fo:color="#000000" loext:opacity="100%" fo:language="gl" fo:country="ES" officeooo:paragraph-rsid="01c6bbd3"/>
    </style:style>
    <style:style style:name="P220" style:family="paragraph" style:parent-style-name="Table_20_Contents">
      <style:paragraph-properties fo:text-align="end" style:justify-single-word="false"/>
      <style:text-properties fo:color="#000000" loext:opacity="100%" fo:language="gl" fo:country="ES" fo:font-weight="bold" officeooo:paragraph-rsid="01e4d18d" style:font-weight-asian="bold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fo:language="gl" fo:country="ES" officeooo:paragraph-rsid="01e4d18d"/>
    </style:style>
    <style:style style:name="P222" style:family="paragraph" style:parent-style-name="Table_20_Contents">
      <style:text-properties fo:color="#000000" loext:opacity="100%" fo:language="gl" fo:country="ES" officeooo:paragraph-rsid="01f7c178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officeooo:paragraph-rsid="01fa2c14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nux Libertine G" fo:font-size="11pt" fo:language="gl" fo:country="E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text-properties fo:color="#000000" loext:opacity="100%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fo:font-style="italic" officeooo:paragraph-rsid="01fa2c14"/>
    </style:style>
    <style:style style:name="P227" style:family="paragraph" style:parent-style-name="Standard">
      <style:text-properties style:font-name="Linux Biolinum G" fo:font-size="11pt" fo:language="gl" fo:country="ES" officeooo:paragraph-rsid="01941920"/>
    </style:style>
    <style:style style:name="P228" style:family="paragraph" style:parent-style-name="Table_20_Contents">
      <style:paragraph-properties fo:margin-top="0cm" fo:margin-bottom="0.212cm" style:contextual-spacing="false" fo:text-align="start" style:justify-single-word="false" fo:orphans="2" fo:widows="2" fo:hyphenation-ladder-count="no-limit"/>
      <style:text-properties style:font-name="Linux Biolinum G" fo:font-size="11pt" fo:language="gl" fo:country="ES" officeooo:paragraph-rsid="0150e2d7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9" style:family="paragraph" style:parent-style-name="Standard">
      <style:text-properties style:font-name="Linux Biolinum G" fo:font-size="11pt" fo:language="gl" fo:country="ES" fo:font-weight="bold" officeooo:rsid="01744056" officeooo:paragraph-rsid="01ecbca2" style:font-weight-asian="bold" style:font-weight-complex="bold"/>
    </style:style>
    <style:style style:name="P230" style:family="paragraph" style:parent-style-name="Table_20_Contents">
      <style:text-properties fo:color="#ed1c24" loext:opacity="100%" fo:language="gl" fo:country="ES"/>
    </style:style>
    <style:style style:name="P231" style:family="paragraph" style:parent-style-name="Table_20_Contents">
      <style:text-properties fo:color="#ce181e" loext:opacity="100%" fo:language="gl" fo:country="ES"/>
    </style:style>
    <style:style style:name="P232" style:family="paragraph" style:parent-style-name="Table_20_Contents">
      <style:text-properties fo:color="#ce181e" loext:opacity="100%" fo:language="gl" fo:country="ES" officeooo:paragraph-rsid="01c6bbd3"/>
    </style:style>
    <style:style style:name="P233" style:family="paragraph" style:parent-style-name="Table_20_Contents">
      <style:text-properties fo:color="#ce181e" loext:opacity="100%" fo:language="gl" fo:country="ES" officeooo:paragraph-rsid="01f7c178"/>
    </style:style>
    <style:style style:name="P234" style:family="paragraph" style:parent-style-name="Table_20_Contents">
      <style:text-properties fo:color="#ce181e" loext:opacity="100%"/>
    </style:style>
    <style:style style:name="P235" style:family="paragraph" style:parent-style-name="Table_20_Contents">
      <style:text-properties fo:color="#ff0000" loext:opacity="100%" fo:language="gl" fo:country="ES"/>
    </style:style>
    <style:style style:name="P236" style:family="paragraph" style:parent-style-name="Table_20_Contents">
      <style:paragraph-properties fo:text-align="center" style:justify-single-word="false"/>
      <style:text-properties fo:color="#ff0000" loext:opacity="100%" fo:language="gl" fo:country="ES"/>
    </style:style>
    <style:style style:name="P237" style:family="paragraph" style:parent-style-name="Table_20_Contents">
      <style:paragraph-properties fo:text-align="center" style:justify-single-word="false"/>
      <style:text-properties fo:color="#ff0000" loext:opacity="100%" fo:language="gl" fo:country="ES" officeooo:paragraph-rsid="01c6bbd3"/>
    </style:style>
    <style:style style:name="P238" style:family="paragraph" style:parent-style-name="Table_20_Contents">
      <style:paragraph-properties fo:text-align="center" style:justify-single-word="false"/>
      <style:text-properties fo:color="#ff0000" loext:opacity="100%" fo:language="gl" fo:country="ES" officeooo:paragraph-rsid="01e7e5da"/>
    </style:style>
    <style:style style:name="P239" style:family="paragraph" style:parent-style-name="Table_20_Contents">
      <style:paragraph-properties fo:text-align="center" style:justify-single-word="false"/>
      <style:text-properties fo:color="#ff0000" loext:opacity="100%" fo:language="gl" fo:country="ES" officeooo:paragraph-rsid="01f7c178"/>
    </style:style>
    <style:style style:name="P240" style:family="paragraph" style:parent-style-name="Table_20_Contents">
      <style:text-properties fo:color="#ff0000" loext:opacity="100%" fo:language="gl" fo:country="ES" officeooo:paragraph-rsid="01c6bbd3"/>
    </style:style>
    <style:style style:name="P241" style:family="paragraph" style:parent-style-name="Table_20_Contents">
      <style:text-properties fo:color="#ff0000" loext:opacity="100%" fo:language="gl" fo:country="ES" officeooo:paragraph-rsid="01f7c178"/>
    </style:style>
    <style:style style:name="P242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243" style:family="paragraph" style:parent-style-name="Table_20_Contents">
      <style:text-properties fo:color="#ff0000" loext:opacity="100%"/>
    </style:style>
    <style:style style:name="P244" style:family="paragraph" style:parent-style-name="Table_20_Contents">
      <style:paragraph-properties fo:text-align="end" style:justify-single-word="false"/>
      <style:text-properties fo:font-size="24pt" fo:language="gl" fo:country="ES" officeooo:paragraph-rsid="01c6bbd3" style:font-size-asian="24pt" style:font-size-complex="24pt"/>
    </style:style>
    <style:style style:name="P245" style:family="paragraph" style:parent-style-name="Table_20_Contents">
      <style:paragraph-properties fo:text-align="end" style:justify-single-word="false"/>
      <style:text-properties fo:font-size="24pt" fo:language="gl" fo:country="ES" officeooo:paragraph-rsid="01e4d18d" style:font-size-asian="24pt" style:font-size-complex="24pt"/>
    </style:style>
    <style:style style:name="P246" style:family="paragraph" style:parent-style-name="Table_20_Contents">
      <style:paragraph-properties fo:text-align="end" style:justify-single-word="false"/>
      <style:text-properties fo:font-size="24pt" fo:language="gl" fo:country="ES" officeooo:paragraph-rsid="01e8ae67" style:font-size-asian="24pt" style:font-size-complex="24pt"/>
    </style:style>
    <style:style style:name="P247" style:family="paragraph" style:parent-style-name="Table_20_Contents">
      <style:paragraph-properties fo:text-align="end" style:justify-single-word="false"/>
      <style:text-properties fo:font-size="24pt" fo:language="gl" fo:country="ES" officeooo:paragraph-rsid="01ea7d34" style:font-size-asian="24pt" style:font-size-complex="24pt"/>
    </style:style>
    <style:style style:name="P248" style:family="paragraph" style:parent-style-name="Table_20_Contents">
      <style:paragraph-properties fo:text-align="end" style:justify-single-word="false"/>
      <style:text-properties fo:font-size="24pt" fo:language="gl" fo:country="ES" officeooo:paragraph-rsid="01ecbca2" style:font-size-asian="24pt" style:font-size-complex="24pt"/>
    </style:style>
    <style:style style:name="P249" style:family="paragraph" style:parent-style-name="Table_20_Contents">
      <style:paragraph-properties fo:text-align="end" style:justify-single-word="false"/>
      <style:text-properties fo:font-size="24pt" fo:language="gl" fo:country="ES" officeooo:paragraph-rsid="01ee8209" style:font-size-asian="24pt" style:font-size-complex="24pt"/>
    </style:style>
    <style:style style:name="P250" style:family="paragraph" style:parent-style-name="Table_20_Contents">
      <style:paragraph-properties fo:text-align="end" style:justify-single-word="false"/>
      <style:text-properties fo:font-size="24pt" fo:language="gl" fo:country="ES" officeooo:paragraph-rsid="01f2c835" style:font-size-asian="24pt" style:font-size-complex="24pt"/>
    </style:style>
    <style:style style:name="P251" style:family="paragraph" style:parent-style-name="Table_20_Contents">
      <style:paragraph-properties fo:text-align="end" style:justify-single-word="false"/>
      <style:text-properties fo:font-size="24pt" fo:language="gl" fo:country="ES" officeooo:paragraph-rsid="01f83ef3" style:font-size-asian="24pt" style:font-size-complex="24pt"/>
    </style:style>
    <style:style style:name="P252" style:family="paragraph" style:parent-style-name="Table_20_Contents">
      <style:text-properties fo:font-size="2pt" fo:language="gl" fo:country="ES" officeooo:paragraph-rsid="01c6bbd3" style:font-size-asian="2pt" style:font-size-complex="2pt"/>
    </style:style>
    <style:style style:name="P25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5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7" style:family="paragraph" style:parent-style-name="Table_20_Contents">
      <style:text-properties officeooo:paragraph-rsid="01fa2c14"/>
    </style:style>
    <style:style style:name="P258" style:family="paragraph" style:parent-style-name="Table_20_Contents">
      <style:paragraph-properties fo:text-align="start" style:justify-single-word="false"/>
    </style:style>
    <style:style style:name="P259" style:family="paragraph" style:parent-style-name="Table_20_Contents">
      <style:paragraph-properties fo:text-align="start" style:justify-single-word="false"/>
      <style:text-properties officeooo:paragraph-rsid="01f93519"/>
    </style:style>
    <style:style style:name="P260" style:family="paragraph" style:parent-style-name="Table_20_Contents">
      <style:paragraph-properties fo:text-align="start" style:justify-single-word="false"/>
      <style:text-properties officeooo:paragraph-rsid="01fa2c14"/>
    </style:style>
    <style:style style:name="P261" style:family="paragraph" style:parent-style-name="Table_20_Contents">
      <style:paragraph-properties fo:text-align="start" style:justify-single-word="false"/>
      <style:text-properties fo:font-style="italic" officeooo:paragraph-rsid="01fa2c14"/>
    </style:style>
    <style:style style:name="P262" style:family="paragraph" style:parent-style-name="Table_20_Contents">
      <style:paragraph-properties fo:text-align="end" style:justify-single-word="false"/>
      <style:text-properties fo:font-style="italic"/>
    </style:style>
    <style:style style:name="P263" style:family="paragraph" style:parent-style-name="Table_20_Contents">
      <style:text-properties fo:font-style="italic"/>
    </style:style>
    <style:style style:name="P264" style:family="paragraph" style:parent-style-name="Table_20_Contents">
      <style:paragraph-properties fo:text-align="center" style:justify-single-word="false"/>
      <style:text-properties fo:font-style="italic" officeooo:paragraph-rsid="01fa2c14"/>
    </style:style>
    <style:style style:name="P265" style:family="paragraph" style:parent-style-name="Table_20_Contents">
      <style:paragraph-properties fo:text-align="end" style:justify-single-word="false"/>
    </style:style>
    <style:style style:name="P266" style:family="paragraph" style:parent-style-name="Table_20_Contents">
      <style:paragraph-properties fo:text-align="end" style:justify-single-word="false"/>
      <style:text-properties officeooo:paragraph-rsid="01fa2c14"/>
    </style:style>
    <style:style style:name="P26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68" style:family="paragraph" style:parent-style-name="Table_20_Contents">
      <style:paragraph-properties fo:text-align="end" style:justify-single-word="false"/>
      <style:text-properties fo:font-weight="bold" officeooo:paragraph-rsid="01fa2c14" style:font-weight-asian="bold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fo:font-weight="bold"/>
    </style:style>
    <style:style style:name="P270" style:family="paragraph" style:parent-style-name="Table_20_Contents">
      <style:paragraph-properties fo:text-align="start" style:justify-single-word="false"/>
      <style:text-properties fo:font-weight="bold" officeooo:paragraph-rsid="01fa2c14"/>
    </style:style>
    <style:style style:name="P2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4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5" style:family="paragraph" style:parent-style-name="Contents_20_Heading">
      <style:paragraph-properties fo:break-before="page"/>
    </style:style>
    <style:style style:name="P276" style:family="paragraph" style:parent-style-name="Heading_20_1">
      <style:text-properties fo:language="gl" fo:country="ES" officeooo:rsid="013a0e78" officeooo:paragraph-rsid="013a0e78"/>
    </style:style>
    <style:style style:name="P277" style:family="paragraph" style:parent-style-name="Heading_20_2">
      <style:paragraph-properties fo:break-before="page"/>
      <style:text-properties fo:language="gl" fo:country="ES" officeooo:rsid="01d2277a" officeooo:paragraph-rsid="01d2277a"/>
    </style:style>
    <style:style style:name="P278" style:family="paragraph" style:parent-style-name="Heading_20_3">
      <style:text-properties style:font-name="Linux Biolinum G2" fo:font-size="12pt" fo:language="gl" fo:country="ES" style:text-underline-style="solid" style:text-underline-type="double" style:text-underline-width="auto" style:text-underline-color="font-color" fo:font-weight="bold" officeooo:rsid="01d12b9b" officeooo:paragraph-rsid="01d12b9b" style:letter-kerning="true"/>
    </style:style>
    <style:style style:name="P279" style:family="paragraph" style:parent-style-name="Heading_20_3">
      <style:text-properties fo:language="gl" fo:country="ES" officeooo:rsid="01ecc137" officeooo:paragraph-rsid="01cfb5a3"/>
    </style:style>
    <style:style style:name="P280" style:family="paragraph" style:parent-style-name="Heading_20_3">
      <style:text-properties fo:language="gl" fo:country="ES" officeooo:paragraph-rsid="01cfb5a3"/>
    </style:style>
    <style:style style:name="P281" style:family="paragraph" style:parent-style-name="Heading_20_3">
      <style:text-properties fo:language="gl" fo:country="ES" officeooo:rsid="01d3e3b9" officeooo:paragraph-rsid="01d3e3b9"/>
    </style:style>
    <style:style style:name="P282" style:family="paragraph" style:parent-style-name="Heading_20_4">
      <style:text-properties fo:language="gl" fo:country="ES" officeooo:rsid="007d6d65" officeooo:paragraph-rsid="0150e2d7"/>
    </style:style>
    <style:style style:name="P283" style:family="paragraph" style:parent-style-name="Heading_20_4">
      <style:text-properties fo:language="gl" fo:country="ES" officeooo:paragraph-rsid="01513ae4"/>
    </style:style>
    <style:style style:name="P284" style:family="paragraph" style:parent-style-name="Heading_20_4">
      <style:text-properties fo:language="gl" fo:country="ES" officeooo:paragraph-rsid="0154f2ca"/>
    </style:style>
    <style:style style:name="P285" style:family="paragraph" style:parent-style-name="Heading_20_4">
      <style:text-properties fo:language="gl" fo:country="ES" officeooo:paragraph-rsid="0156bc60"/>
    </style:style>
    <style:style style:name="P286" style:family="paragraph" style:parent-style-name="Heading_20_4">
      <style:text-properties fo:language="gl" fo:country="ES" officeooo:paragraph-rsid="015d60a3"/>
    </style:style>
    <style:style style:name="P287" style:family="paragraph" style:parent-style-name="Heading_20_4">
      <style:text-properties fo:language="gl" fo:country="ES" officeooo:paragraph-rsid="01b4f6ef"/>
    </style:style>
    <style:style style:name="P288" style:family="paragraph" style:parent-style-name="Heading_20_4">
      <style:text-properties fo:language="gl" fo:country="ES" officeooo:paragraph-rsid="01b6ab3f"/>
    </style:style>
    <style:style style:name="P289" style:family="paragraph" style:parent-style-name="Heading_20_4">
      <style:text-properties fo:language="gl" fo:country="ES" officeooo:paragraph-rsid="01c46340"/>
    </style:style>
    <style:style style:name="P290" style:family="paragraph" style:parent-style-name="Heading_20_4">
      <style:text-properties fo:language="gl" fo:country="ES" officeooo:paragraph-rsid="01c6bbd3"/>
    </style:style>
    <style:style style:name="P291" style:family="paragraph" style:parent-style-name="Heading_20_5">
      <style:text-properties fo:language="gl" fo:country="ES"/>
    </style:style>
    <style:style style:name="P292" style:family="paragraph" style:parent-style-name="Heading_20_5">
      <style:text-properties fo:language="gl" fo:country="ES" officeooo:rsid="007d6d65" officeooo:paragraph-rsid="0150e2d7"/>
    </style:style>
    <style:style style:name="P293" style:family="paragraph" style:parent-style-name="Heading_20_5">
      <style:text-properties fo:language="gl" fo:country="ES" officeooo:paragraph-rsid="01513ae4"/>
    </style:style>
    <style:style style:name="P294" style:family="paragraph" style:parent-style-name="Heading_20_5">
      <style:text-properties fo:language="gl" fo:country="ES" officeooo:paragraph-rsid="0154f2ca"/>
    </style:style>
    <style:style style:name="P295" style:family="paragraph" style:parent-style-name="Heading_20_5">
      <style:text-properties fo:language="gl" fo:country="ES" officeooo:paragraph-rsid="0156bc60"/>
    </style:style>
    <style:style style:name="P296" style:family="paragraph" style:parent-style-name="Heading_20_5">
      <style:text-properties fo:language="gl" fo:country="ES" officeooo:paragraph-rsid="015d60a3"/>
    </style:style>
    <style:style style:name="P297" style:family="paragraph" style:parent-style-name="Heading_20_5">
      <style:text-properties fo:language="gl" fo:country="ES" officeooo:paragraph-rsid="01b4f6ef"/>
    </style:style>
    <style:style style:name="P298" style:family="paragraph" style:parent-style-name="Heading_20_5">
      <style:text-properties fo:language="gl" fo:country="ES" officeooo:paragraph-rsid="01b6ab3f"/>
    </style:style>
    <style:style style:name="P299" style:family="paragraph" style:parent-style-name="Heading_20_5">
      <style:text-properties fo:language="gl" fo:country="ES" officeooo:paragraph-rsid="01c46340"/>
    </style:style>
    <style:style style:name="P300" style:family="paragraph" style:parent-style-name="Heading_20_5">
      <style:text-properties fo:language="gl" fo:country="ES" officeooo:paragraph-rsid="01c6bbd3"/>
    </style:style>
    <style:style style:name="P301" style:family="paragraph" style:parent-style-name="Standard">
      <style:text-properties fo:language="gl" fo:country="ES" fo:font-weight="normal" officeooo:rsid="018fc31c" officeooo:paragraph-rsid="01e4d18d" style:font-weight-asian="normal" style:font-weight-complex="normal"/>
    </style:style>
    <style:style style:name="P302" style:family="paragraph" style:parent-style-name="Standard">
      <style:text-properties fo:language="gl" fo:country="ES" fo:font-weight="normal" officeooo:rsid="018fc31c" officeooo:paragraph-rsid="01ea7d34" style:font-weight-asian="normal" style:font-weight-complex="normal"/>
    </style:style>
    <style:style style:name="P303" style:family="paragraph" style:parent-style-name="Standard">
      <style:text-properties fo:language="gl" fo:country="ES" fo:font-weight="normal" officeooo:rsid="018fc31c" officeooo:paragraph-rsid="01ee8209" style:font-weight-asian="normal" style:font-weight-complex="normal"/>
    </style:style>
    <style:style style:name="P304" style:family="paragraph" style:parent-style-name="Standard">
      <style:text-properties fo:language="gl" fo:country="ES" fo:font-weight="normal" officeooo:rsid="018fc31c" officeooo:paragraph-rsid="0200b315" style:font-weight-asian="normal" style:font-weight-complex="normal"/>
    </style:style>
    <style:style style:name="P305" style:family="paragraph" style:parent-style-name="Standard">
      <style:text-properties fo:language="gl" fo:country="ES" fo:font-weight="normal" officeooo:rsid="018fc31c" officeooo:paragraph-rsid="01c6bbd3" style:font-weight-asian="normal" style:font-weight-complex="normal"/>
    </style:style>
    <style:style style:name="P306" style:family="paragraph" style:parent-style-name="Standard">
      <style:text-properties fo:language="gl" fo:country="ES" fo:font-weight="normal" officeooo:rsid="018fc31c" officeooo:paragraph-rsid="0202e85a" style:font-weight-asian="normal" style:font-weight-complex="normal"/>
    </style:style>
    <style:style style:name="P307" style:family="paragraph" style:parent-style-name="Standard">
      <style:text-properties fo:language="gl" fo:country="ES" fo:font-weight="normal" officeooo:rsid="01c5695f" officeooo:paragraph-rsid="0202e85a" style:font-weight-asian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fo:language="gl" fo:country="ES" fo:font-weight="normal" officeooo:rsid="01c8e7db" officeooo:paragraph-rsid="01c6bbd3" style:font-weight-asian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fo:language="gl" fo:country="ES" fo:font-weight="normal" officeooo:rsid="01c8e7db" officeooo:paragraph-rsid="0203053f" style:font-weight-asian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fo:language="gl" fo:country="ES" fo:font-weight="normal" officeooo:rsid="01b4f6ef" officeooo:paragraph-rsid="0203053f" style:font-weight-asian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fo:language="gl" fo:country="ES" fo:font-weight="normal" officeooo:rsid="01b4f6ef" officeooo:paragraph-rsid="01c6bbd3" style:font-weight-asian="normal" style:font-weight-complex="normal"/>
    </style:style>
    <style:style style:name="P312" style:family="paragraph" style:parent-style-name="Standard">
      <style:text-properties fo:language="gl" fo:country="ES" officeooo:paragraph-rsid="01c5695f"/>
    </style:style>
    <style:style style:name="P313" style:family="paragraph" style:parent-style-name="Standard">
      <style:text-properties fo:language="gl" fo:country="ES" fo:font-weight="bold" officeooo:rsid="018fc31c" officeooo:paragraph-rsid="01ffa953" style:font-weight-asian="bold" style:font-weight-complex="bold"/>
    </style:style>
    <style:style style:name="P314" style:family="paragraph" style:parent-style-name="Standard">
      <style:text-properties fo:language="gl" fo:country="ES" officeooo:paragraph-rsid="01c6bbd3"/>
    </style:style>
    <style:style style:name="P315" style:family="paragraph" style:parent-style-name="Standard">
      <style:text-properties fo:language="gl" fo:country="ES" officeooo:rsid="01c61745" officeooo:paragraph-rsid="01c6bbd3"/>
    </style:style>
    <style:style style:name="P316" style:family="paragraph" style:parent-style-name="Standard">
      <style:text-properties fo:language="gl" fo:country="ES" officeooo:rsid="01c61745" officeooo:paragraph-rsid="0202e85a"/>
    </style:style>
    <style:style style:name="P317" style:family="paragraph" style:parent-style-name="Standard">
      <style:text-properties officeooo:paragraph-rsid="01fe8909"/>
    </style:style>
    <style:style style:name="P318" style:family="paragraph" style:parent-style-name="Standard">
      <style:text-properties officeooo:paragraph-rsid="01ffa953"/>
    </style:style>
    <style:style style:name="P319" style:family="paragraph" style:parent-style-name="Standard">
      <style:text-properties officeooo:paragraph-rsid="0200b315"/>
    </style:style>
    <style:style style:name="P320" style:family="paragraph" style:parent-style-name="Standard">
      <style:text-properties officeooo:paragraph-rsid="0202e85a"/>
    </style:style>
    <style:style style:name="P321" style:family="paragraph" style:parent-style-name="Standard">
      <style:text-properties officeooo:paragraph-rsid="0203053f"/>
    </style:style>
    <style:style style:name="P322" style:family="paragraph" style:parent-style-name="Table_20_Contents">
      <style:paragraph-properties fo:text-align="start" style:justify-single-word="false"/>
    </style:style>
    <style:style style:name="P323" style:family="paragraph" style:parent-style-name="Table_20_Contents">
      <style:paragraph-properties fo:text-align="start" style:justify-single-word="false"/>
      <style:text-properties officeooo:paragraph-rsid="01fe8909"/>
    </style:style>
    <style:style style:name="P324" style:family="paragraph" style:parent-style-name="Table_20_Contents">
      <style:paragraph-properties fo:text-align="start" style:justify-single-word="false"/>
      <style:text-properties officeooo:paragraph-rsid="01ffa953"/>
    </style:style>
    <style:style style:name="P325" style:family="paragraph" style:parent-style-name="Table_20_Contents">
      <style:paragraph-properties fo:text-align="start" style:justify-single-word="false"/>
      <style:text-properties officeooo:paragraph-rsid="0200b315"/>
    </style:style>
    <style:style style:name="P326" style:family="paragraph" style:parent-style-name="Table_20_Contents">
      <style:paragraph-properties fo:text-align="start" style:justify-single-word="false"/>
      <style:text-properties officeooo:paragraph-rsid="0202e85a"/>
    </style:style>
    <style:style style:name="P327" style:family="paragraph" style:parent-style-name="Table_20_Contents">
      <style:paragraph-properties fo:text-align="start" style:justify-single-word="false"/>
      <style:text-properties officeooo:paragraph-rsid="0203053f"/>
    </style:style>
    <style:style style:name="P328" style:family="paragraph" style:parent-style-name="Table_20_Contents">
      <style:paragraph-properties fo:text-align="start" style:justify-single-word="false"/>
      <style:text-properties fo:language="es" fo:country="ES" fo:font-style="italic" officeooo:paragraph-rsid="01fe8909"/>
    </style:style>
    <style:style style:name="P329" style:family="paragraph" style:parent-style-name="Table_20_Contents">
      <style:paragraph-properties fo:text-align="start" style:justify-single-word="false"/>
      <style:text-properties fo:language="es" fo:country="ES" fo:font-style="italic" officeooo:paragraph-rsid="01ffa953"/>
    </style:style>
    <style:style style:name="P330" style:family="paragraph" style:parent-style-name="Table_20_Contents">
      <style:paragraph-properties fo:text-align="start" style:justify-single-word="false"/>
      <style:text-properties fo:language="es" fo:country="ES" fo:font-style="italic" officeooo:paragraph-rsid="0200b315"/>
    </style:style>
    <style:style style:name="P331" style:family="paragraph" style:parent-style-name="Table_20_Contents">
      <style:paragraph-properties fo:text-align="end" style:justify-single-word="false"/>
      <style:text-properties fo:language="es" fo:country="ES" fo:font-style="italic" officeooo:paragraph-rsid="01fe8909"/>
    </style:style>
    <style:style style:name="P332" style:family="paragraph" style:parent-style-name="Table_20_Contents">
      <style:paragraph-properties fo:text-align="end" style:justify-single-word="false"/>
      <style:text-properties fo:language="es" fo:country="ES" fo:font-style="italic" officeooo:paragraph-rsid="01ffa953"/>
    </style:style>
    <style:style style:name="P333" style:family="paragraph" style:parent-style-name="Table_20_Contents">
      <style:paragraph-properties fo:text-align="center" style:justify-single-word="false"/>
      <style:text-properties fo:language="es" fo:country="ES" fo:font-style="italic" officeooo:paragraph-rsid="01fe8909"/>
    </style:style>
    <style:style style:name="P334" style:family="paragraph" style:parent-style-name="Table_20_Contents">
      <style:paragraph-properties fo:text-align="center" style:justify-single-word="false"/>
      <style:text-properties fo:language="es" fo:country="ES" fo:font-style="italic" officeooo:paragraph-rsid="01ffa953"/>
    </style:style>
    <style:style style:name="P335" style:family="paragraph" style:parent-style-name="Table_20_Contents">
      <style:paragraph-properties fo:text-align="center" style:justify-single-word="false"/>
      <style:text-properties fo:language="es" fo:country="ES" fo:font-style="italic" officeooo:paragraph-rsid="0200b315"/>
    </style:style>
    <style:style style:name="P336" style:family="paragraph" style:parent-style-name="Table_20_Contents">
      <style:text-properties fo:language="es" fo:country="ES" fo:font-style="italic" officeooo:paragraph-rsid="01fe8909"/>
    </style:style>
    <style:style style:name="P337" style:family="paragraph" style:parent-style-name="Table_20_Contents">
      <style:text-properties fo:language="es" fo:country="ES" fo:font-style="italic" officeooo:paragraph-rsid="01ffa953"/>
    </style:style>
    <style:style style:name="P338" style:family="paragraph" style:parent-style-name="Table_20_Contents">
      <style:paragraph-properties fo:text-align="center" style:justify-single-word="false"/>
      <style:text-properties fo:language="es" fo:country="ES" officeooo:paragraph-rsid="01fe8909"/>
    </style:style>
    <style:style style:name="P339" style:family="paragraph" style:parent-style-name="Table_20_Contents">
      <style:paragraph-properties fo:text-align="center" style:justify-single-word="false"/>
      <style:text-properties fo:language="es" fo:country="ES" officeooo:paragraph-rsid="01ffa953"/>
    </style:style>
    <style:style style:name="P340" style:family="paragraph" style:parent-style-name="Table_20_Contents">
      <style:paragraph-properties fo:text-align="center" style:justify-single-word="false"/>
      <style:text-properties fo:language="es" fo:country="ES" officeooo:paragraph-rsid="0200b315"/>
    </style:style>
    <style:style style:name="P341" style:family="paragraph" style:parent-style-name="Table_20_Contents">
      <style:paragraph-properties fo:text-align="end" style:justify-single-word="false"/>
      <style:text-properties fo:language="es" fo:country="ES" officeooo:paragraph-rsid="01fe8909"/>
    </style:style>
    <style:style style:name="P342" style:family="paragraph" style:parent-style-name="Table_20_Contents">
      <style:paragraph-properties fo:text-align="end" style:justify-single-word="false"/>
      <style:text-properties fo:language="es" fo:country="ES" officeooo:paragraph-rsid="01ffa953"/>
    </style:style>
    <style:style style:name="P343" style:family="paragraph" style:parent-style-name="Table_20_Contents">
      <style:paragraph-properties fo:text-align="end" style:justify-single-word="false"/>
      <style:text-properties fo:language="es" fo:country="ES" officeooo:paragraph-rsid="0200b315"/>
    </style:style>
    <style:style style:name="P344" style:family="paragraph" style:parent-style-name="Table_20_Contents">
      <style:paragraph-properties fo:text-align="start" style:justify-single-word="false"/>
      <style:text-properties fo:language="es" fo:country="ES" officeooo:paragraph-rsid="01fe8909"/>
    </style:style>
    <style:style style:name="P345" style:family="paragraph" style:parent-style-name="Table_20_Contents">
      <style:paragraph-properties fo:text-align="start" style:justify-single-word="false"/>
      <style:text-properties fo:language="es" fo:country="ES" officeooo:paragraph-rsid="01ffa953"/>
    </style:style>
    <style:style style:name="P346" style:family="paragraph" style:parent-style-name="Table_20_Contents">
      <style:paragraph-properties fo:text-align="start" style:justify-single-word="false"/>
      <style:text-properties fo:language="es" fo:country="ES" officeooo:paragraph-rsid="0200b315"/>
    </style:style>
    <style:style style:name="P347" style:family="paragraph" style:parent-style-name="Table_20_Contents">
      <style:paragraph-properties fo:text-align="end" style:justify-single-word="false"/>
      <style:text-properties fo:language="es" fo:country="ES" fo:font-weight="bold" officeooo:paragraph-rsid="01fe8909" style:font-weight-asian="bold" style:font-weight-complex="bold"/>
    </style:style>
    <style:style style:name="P348" style:family="paragraph" style:parent-style-name="Table_20_Contents">
      <style:paragraph-properties fo:text-align="end" style:justify-single-word="false"/>
      <style:text-properties fo:language="es" fo:country="ES" fo:font-weight="bold" officeooo:paragraph-rsid="01ffa953" style:font-weight-asian="bold" style:font-weight-complex="bold"/>
    </style:style>
    <style:style style:name="P349" style:family="paragraph" style:parent-style-name="Table_20_Contents">
      <style:paragraph-properties fo:text-align="end" style:justify-single-word="false"/>
      <style:text-properties fo:language="es" fo:country="ES" fo:font-weight="bold" officeooo:paragraph-rsid="0200b315" style:font-weight-asian="bold" style:font-weight-complex="bold"/>
    </style:style>
    <style:style style:name="P350" style:family="paragraph" style:parent-style-name="Table_20_Contents">
      <style:text-properties fo:language="es" fo:country="ES" officeooo:paragraph-rsid="01fe8909"/>
    </style:style>
    <style:style style:name="P351" style:family="paragraph" style:parent-style-name="Table_20_Contents">
      <style:text-properties fo:language="es" fo:country="ES" officeooo:paragraph-rsid="01ffa953"/>
    </style:style>
    <style:style style:name="P352" style:family="paragraph" style:parent-style-name="Table_20_Contents">
      <style:text-properties fo:language="es" fo:country="ES" officeooo:paragraph-rsid="0200b315"/>
    </style:style>
    <style:style style:name="P353" style:family="paragraph" style:parent-style-name="Table_20_Contents">
      <style:paragraph-properties fo:text-align="center" style:justify-single-word="false"/>
      <style:text-properties fo:color="#000000" loext:opacity="100%" fo:language="es" fo:country="ES" officeooo:paragraph-rsid="01fe8909"/>
    </style:style>
    <style:style style:name="P354" style:family="paragraph" style:parent-style-name="Table_20_Contents">
      <style:paragraph-properties fo:text-align="center" style:justify-single-word="false"/>
      <style:text-properties fo:color="#000000" loext:opacity="100%" fo:language="es" fo:country="ES" officeooo:paragraph-rsid="01ffa953"/>
    </style:style>
    <style:style style:name="P355" style:family="paragraph" style:parent-style-name="Table_20_Contents">
      <style:paragraph-properties fo:text-align="center" style:justify-single-word="false"/>
      <style:text-properties fo:color="#000000" loext:opacity="100%" fo:language="es" fo:country="ES" officeooo:paragraph-rsid="0200b315"/>
    </style:style>
    <style:style style:name="P356" style:family="paragraph" style:parent-style-name="Table_20_Contents">
      <style:paragraph-properties fo:text-align="center" style:justify-single-word="false"/>
      <style:text-properties fo:color="#000000" loext:opacity="100%" officeooo:paragraph-rsid="0202e85a"/>
    </style:style>
    <style:style style:name="P357" style:family="paragraph" style:parent-style-name="Table_20_Contents">
      <style:paragraph-properties fo:text-align="end" style:justify-single-word="false"/>
      <style:text-properties fo:font-size="24pt" fo:language="es" fo:country="ES" officeooo:paragraph-rsid="01fe8909" style:font-size-asian="24pt" style:font-size-complex="24pt"/>
    </style:style>
    <style:style style:name="P358" style:family="paragraph" style:parent-style-name="Table_20_Contents">
      <style:paragraph-properties fo:text-align="end" style:justify-single-word="false"/>
      <style:text-properties fo:font-size="24pt" fo:language="es" fo:country="ES" officeooo:paragraph-rsid="01ffa953" style:font-size-asian="24pt" style:font-size-complex="24pt"/>
    </style:style>
    <style:style style:name="P359" style:family="paragraph" style:parent-style-name="Table_20_Contents">
      <style:paragraph-properties fo:text-align="end" style:justify-single-word="false"/>
      <style:text-properties fo:font-size="24pt" officeooo:paragraph-rsid="0203053f" style:font-size-asian="24pt" style:font-size-complex="24pt"/>
    </style:style>
    <style:style style:name="P360" style:family="paragraph" style:parent-style-name="Table_20_Contents">
      <style:paragraph-properties fo:text-align="end" style:justify-single-word="false"/>
      <style:text-properties fo:font-style="italic"/>
    </style:style>
    <style:style style:name="P361" style:family="paragraph" style:parent-style-name="Table_20_Contents">
      <style:paragraph-properties fo:text-align="end" style:justify-single-word="false"/>
      <style:text-properties fo:font-style="italic" officeooo:paragraph-rsid="0200b315"/>
    </style:style>
    <style:style style:name="P362" style:family="paragraph" style:parent-style-name="Table_20_Contents">
      <style:paragraph-properties fo:text-align="end" style:justify-single-word="false"/>
      <style:text-properties fo:font-style="italic" officeooo:paragraph-rsid="02020ad6"/>
    </style:style>
    <style:style style:name="P363" style:family="paragraph" style:parent-style-name="Table_20_Contents">
      <style:paragraph-properties fo:text-align="end" style:justify-single-word="false"/>
      <style:text-properties fo:font-style="italic" officeooo:paragraph-rsid="0202e85a"/>
    </style:style>
    <style:style style:name="P364" style:family="paragraph" style:parent-style-name="Table_20_Contents">
      <style:paragraph-properties fo:text-align="end" style:justify-single-word="false"/>
      <style:text-properties fo:font-style="italic" officeooo:paragraph-rsid="0203053f"/>
    </style:style>
    <style:style style:name="P365" style:family="paragraph" style:parent-style-name="Table_20_Contents">
      <style:paragraph-properties fo:text-align="center" style:justify-single-word="false"/>
      <style:text-properties fo:font-style="italic" officeooo:paragraph-rsid="0200b315"/>
    </style:style>
    <style:style style:name="P366" style:family="paragraph" style:parent-style-name="Table_20_Contents">
      <style:paragraph-properties fo:text-align="center" style:justify-single-word="false"/>
      <style:text-properties fo:font-style="italic" officeooo:paragraph-rsid="0202e85a"/>
    </style:style>
    <style:style style:name="P367" style:family="paragraph" style:parent-style-name="Table_20_Contents">
      <style:paragraph-properties fo:text-align="center" style:justify-single-word="false"/>
      <style:text-properties fo:font-style="italic" officeooo:paragraph-rsid="0203053f"/>
    </style:style>
    <style:style style:name="P368" style:family="paragraph" style:parent-style-name="Table_20_Contents">
      <style:paragraph-properties fo:text-align="start" style:justify-single-word="false"/>
      <style:text-properties fo:font-style="italic" officeooo:paragraph-rsid="0203053f"/>
    </style:style>
    <style:style style:name="P369" style:family="paragraph" style:parent-style-name="Table_20_Contents">
      <style:text-properties fo:font-style="italic" officeooo:paragraph-rsid="0203053f"/>
    </style:style>
    <style:style style:name="P370" style:family="paragraph" style:parent-style-name="Table_20_Contents">
      <style:paragraph-properties fo:text-align="center" style:justify-single-word="false"/>
      <style:text-properties officeooo:paragraph-rsid="0200b315"/>
    </style:style>
    <style:style style:name="P371" style:family="paragraph" style:parent-style-name="Table_20_Contents">
      <style:paragraph-properties fo:text-align="center" style:justify-single-word="false"/>
      <style:text-properties officeooo:paragraph-rsid="0202e85a"/>
    </style:style>
    <style:style style:name="P372" style:family="paragraph" style:parent-style-name="Table_20_Contents">
      <style:paragraph-properties fo:text-align="center" style:justify-single-word="false"/>
      <style:text-properties officeooo:paragraph-rsid="0203053f"/>
    </style:style>
    <style:style style:name="P373" style:family="paragraph" style:parent-style-name="Table_20_Contents">
      <style:paragraph-properties fo:text-align="end" style:justify-single-word="false"/>
      <style:text-properties officeooo:paragraph-rsid="0200b315"/>
    </style:style>
    <style:style style:name="P374" style:family="paragraph" style:parent-style-name="Table_20_Contents">
      <style:paragraph-properties fo:text-align="end" style:justify-single-word="false"/>
      <style:text-properties officeooo:paragraph-rsid="0203053f"/>
    </style:style>
    <style:style style:name="P37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76" style:family="paragraph" style:parent-style-name="Table_20_Contents">
      <style:paragraph-properties fo:text-align="end" style:justify-single-word="false"/>
      <style:text-properties fo:font-weight="bold" officeooo:paragraph-rsid="0200b315" style:font-weight-asian="bold" style:font-weight-complex="bold"/>
    </style:style>
    <style:style style:name="P377" style:family="paragraph" style:parent-style-name="Table_20_Contents">
      <style:paragraph-properties fo:text-align="end" style:justify-single-word="false"/>
      <style:text-properties fo:font-weight="bold" officeooo:paragraph-rsid="0202e85a" style:font-weight-asian="bold" style:font-weight-complex="bold"/>
    </style:style>
    <style:style style:name="P378" style:family="paragraph" style:parent-style-name="Table_20_Contents">
      <style:paragraph-properties fo:text-align="end" style:justify-single-word="false"/>
      <style:text-properties fo:font-weight="bold" officeooo:paragraph-rsid="0203053f" style:font-weight-asian="bold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font-weight="bold" officeooo:paragraph-rsid="0202e85a" style:font-weight-asian="bold" style:font-weight-complex="bold"/>
    </style:style>
    <style:style style:name="P380" style:family="paragraph" style:parent-style-name="Table_20_Contents">
      <style:text-properties fo:font-weight="bold" officeooo:paragraph-rsid="0200b315"/>
    </style:style>
    <style:style style:name="P381" style:family="paragraph" style:parent-style-name="Table_20_Contents">
      <style:paragraph-properties fo:text-align="start" style:justify-single-word="false"/>
      <style:text-properties fo:font-weight="bold" officeooo:paragraph-rsid="0202e85a"/>
    </style:style>
    <style:style style:name="P382" style:family="paragraph" style:parent-style-name="Table_20_Contents">
      <style:text-properties officeooo:paragraph-rsid="0200b315"/>
    </style:style>
    <style:style style:name="P383" style:family="paragraph" style:parent-style-name="Table_20_Contents">
      <style:paragraph-properties fo:text-align="end" style:justify-single-word="false"/>
      <style:text-properties fo:language="gl" fo:country="ES" fo:font-weight="bold" officeooo:paragraph-rsid="01c6bbd3" style:font-weight-asian="bold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language="gl" fo:country="ES" officeooo:paragraph-rsid="01c6bbd3"/>
    </style:style>
    <style:style style:name="P385" style:family="paragraph" style:parent-style-name="Table_20_Contents">
      <style:text-properties officeooo:paragraph-rsid="0202e85a"/>
    </style:style>
    <style:style style:name="P386" style:family="paragraph" style:parent-style-name="Table_20_Contents">
      <style:text-properties fo:font-size="2pt" officeooo:paragraph-rsid="0203053f" style:font-size-asian="2pt" style:font-size-complex="2pt"/>
    </style:style>
    <style:style style:name="P387" style:family="paragraph" style:parent-style-name="Table_20_Contents">
      <style:text-properties officeooo:paragraph-rsid="0203053f"/>
    </style:style>
    <style:style style:name="T1" style:family="text">
      <style:text-properties style:font-name="Linux Biolinum G1" fo:font-size="8pt"/>
    </style:style>
    <style:style style:name="T2" style:family="text">
      <style:text-properties style:font-name="Linux Biolinum G1" fo:font-size="8pt" officeooo:rsid="0091dedb"/>
    </style:style>
    <style:style style:name="T3" style:family="text">
      <style:text-properties style:font-name="Linux Biolinum G1" fo:font-size="8pt" officeooo:rsid="01d6515f"/>
    </style:style>
    <style:style style:name="T4" style:family="text">
      <style:text-properties style:font-name="Linux Biolinum G1" fo:font-size="8pt" officeooo:rsid="014b0870"/>
    </style:style>
    <style:style style:name="T5" style:family="text">
      <style:text-properties style:font-name="Linux Biolinum G1" fo:font-size="8pt" officeooo:rsid="013a0e78"/>
    </style:style>
    <style:style style:name="T6" style:family="text">
      <style:text-properties fo:font-size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744056" style:font-weight-asian="bold" style:font-weight-complex="bold"/>
    </style:style>
    <style:style style:name="T9" style:family="text">
      <style:text-properties fo:font-weight="bold" officeooo:rsid="018fc31c" style:font-weight-asian="bold" style:font-weight-complex="bold"/>
    </style:style>
    <style:style style:name="T10" style:family="text">
      <style:text-properties fo:font-weight="bold" officeooo:rsid="01822286" style:font-weight-asian="bold" style:font-weight-complex="bold"/>
    </style:style>
    <style:style style:name="T11" style:family="text">
      <style:text-properties fo:font-weight="bold" officeooo:rsid="01b4f6ef" style:font-weight-asian="bold" style:font-weight-complex="bold"/>
    </style:style>
    <style:style style:name="T12" style:family="text">
      <style:text-properties fo:font-weight="bold" officeooo:rsid="01789d9b" style:font-weight-asian="bold" style:font-weight-complex="bold"/>
    </style:style>
    <style:style style:name="T13" style:family="text">
      <style:text-properties fo:font-weight="bold" officeooo:rsid="01b9357f" style:font-weight-asian="bold" style:font-weight-complex="bold"/>
    </style:style>
    <style:style style:name="T14" style:family="text">
      <style:text-properties fo:font-weight="bold" officeooo:rsid="018ccc12" style:font-weight-asian="bold" style:font-weight-complex="bold"/>
    </style:style>
    <style:style style:name="T15" style:family="text">
      <style:text-properties fo:font-weight="bold" officeooo:rsid="01ba15b8" style:font-weight-asian="bold" style:font-weight-complex="bold"/>
    </style:style>
    <style:style style:name="T16" style:family="text">
      <style:text-properties fo:font-weight="bold" officeooo:rsid="01bffeef" style:font-weight-asian="bold" style:font-weight-complex="bold"/>
    </style:style>
    <style:style style:name="T17" style:family="text">
      <style:text-properties fo:font-weight="bold" officeooo:rsid="01c5695f" style:font-weight-asian="bold" style:font-weight-complex="bold"/>
    </style:style>
    <style:style style:name="T18" style:family="text">
      <style:text-properties fo:font-weight="bold" officeooo:rsid="01c5caf0" style:font-weight-asian="bold" style:font-weight-complex="bold"/>
    </style:style>
    <style:style style:name="T19" style:family="text">
      <style:text-properties fo:font-weight="bold" officeooo:rsid="01c00594" style:font-weight-asian="bold" style:font-weight-complex="bold"/>
    </style:style>
    <style:style style:name="T20" style:family="text">
      <style:text-properties fo:font-weight="bold" officeooo:rsid="01c76f3f" style:font-weight-asian="bold" style:font-weight-complex="bold"/>
    </style:style>
    <style:style style:name="T21" style:family="text">
      <style:text-properties fo:font-weight="bold" officeooo:rsid="01c86cf4" style:font-weight-asian="bold" style:font-weight-complex="bold"/>
    </style:style>
    <style:style style:name="T22" style:family="text">
      <style:text-properties fo:font-weight="bold" officeooo:rsid="01c6bbd3" style:font-weight-asian="bold" style:font-weight-complex="bold"/>
    </style:style>
    <style:style style:name="T23" style:family="text">
      <style:text-properties fo:font-weight="bold" officeooo:rsid="01cd995d" style:font-weight-asian="bold" style:font-weight-complex="bold"/>
    </style:style>
    <style:style style:name="T24" style:family="text">
      <style:text-properties fo:font-weight="bold" officeooo:rsid="01cea99b" style:font-weight-asian="bold" style:font-weight-complex="bold"/>
    </style:style>
    <style:style style:name="T25" style:family="text">
      <style:text-properties fo:font-weight="bold" officeooo:rsid="01ea7d34" style:font-weight-asian="bold" style:font-weight-complex="bold"/>
    </style:style>
    <style:style style:name="T26" style:family="text">
      <style:text-properties officeooo:rsid="014b087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8fc31c" style:font-weight-asian="normal" style:font-weight-complex="normal"/>
    </style:style>
    <style:style style:name="T29" style:family="text">
      <style:text-properties fo:font-weight="normal" officeooo:rsid="018df599" style:font-weight-asian="normal" style:font-weight-complex="normal"/>
    </style:style>
    <style:style style:name="T30" style:family="text">
      <style:text-properties fo:font-weight="normal" officeooo:rsid="0192b709" style:font-weight-asian="normal" style:font-weight-complex="normal"/>
    </style:style>
    <style:style style:name="T31" style:family="text">
      <style:text-properties fo:font-weight="normal" officeooo:rsid="01744056" style:font-weight-asian="normal" style:font-weight-complex="normal"/>
    </style:style>
    <style:style style:name="T32" style:family="text">
      <style:text-properties fo:font-weight="normal" officeooo:rsid="018ccc12" style:font-weight-asian="normal" style:font-weight-complex="normal"/>
    </style:style>
    <style:style style:name="T33" style:family="text">
      <style:text-properties fo:font-weight="normal" officeooo:rsid="01822286" style:font-weight-asian="normal" style:font-weight-complex="normal"/>
    </style:style>
    <style:style style:name="T34" style:family="text">
      <style:text-properties fo:font-weight="normal" officeooo:rsid="0197cce6" style:font-weight-asian="normal" style:font-weight-complex="normal"/>
    </style:style>
    <style:style style:name="T35" style:family="text">
      <style:text-properties fo:font-weight="normal" officeooo:rsid="01c5695f" style:font-weight-asian="normal" style:font-weight-complex="normal"/>
    </style:style>
    <style:style style:name="T36" style:family="text">
      <style:text-properties fo:font-weight="normal" officeooo:rsid="01c5caf0" style:font-weight-asian="normal" style:font-weight-complex="normal"/>
    </style:style>
    <style:style style:name="T37" style:family="text">
      <style:text-properties fo:font-weight="normal" officeooo:rsid="01c00594" style:font-weight-asian="normal" style:font-weight-complex="normal"/>
    </style:style>
    <style:style style:name="T38" style:family="text">
      <style:text-properties fo:font-weight="normal" officeooo:rsid="01c6bbd3" style:font-weight-asian="normal" style:font-weight-complex="normal"/>
    </style:style>
    <style:style style:name="T39" style:family="text">
      <style:text-properties style:font-name="Linux Libertine G3" fo:language="gl" fo:country="ES" officeooo:rsid="0178df37"/>
    </style:style>
    <style:style style:name="T40" style:family="text">
      <style:text-properties style:font-name="Linux Libertine G3" officeooo:rsid="0181b35c"/>
    </style:style>
    <style:style style:name="T41" style:family="text">
      <style:text-properties style:font-name="Linux Libertine G3" officeooo:rsid="01e85ce4" style:font-name-asian="Linux Libertine G3" style:font-name-complex="Linux Libertine G3"/>
    </style:style>
    <style:style style:name="T42" style:family="text">
      <style:text-properties style:font-name="Linux Libertine G3" officeooo:rsid="01e97e3f" fo:background-color="#d3d3d3" loext:char-shading-value="0" style:font-name-asian="Linux Libertine G3" style:font-name-complex="Linux Libertine G3" loext:padding="0.049cm" loext:border="0.06pt solid #000000"/>
    </style:style>
    <style:style style:name="T43" style:family="text">
      <style:text-properties style:text-position="0% 100%" style:font-name="Linux Libertine G4" fo:language="gl" fo:country="ES" fo:font-style="normal" officeooo:rsid="00992131" style:font-style-asian="normal" style:font-style-complex="normal"/>
    </style:style>
    <style:style style:name="T44" style:family="text">
      <style:text-properties style:text-position="0% 100%" fo:language="gl" fo:country="ES"/>
    </style:style>
    <style:style style:name="T45" style:family="text">
      <style:text-properties style:text-position="0% 100%" fo:language="gl" fo:country="ES" officeooo:rsid="00992131"/>
    </style:style>
    <style:style style:name="T46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6dfa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513ae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776d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e77bc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6dfad3" fo:background-color="#fcc79b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 loext:padding="0.049cm" loext:border="0.99pt solid #ed1c24" loext:shadow="none"/>
    </style:style>
    <style:style style:name="T51" style:family="text">
      <style:text-properties fo:color="#000000" loext:opacity="100%" style:text-outline="false" style:text-line-through-style="none" style:text-line-through-type="none" style:font-name="Linux Biolinum G1" fo:font-size="11pt" fo:font-style="normal" fo:text-shadow="none" style:text-underline-style="none" fo:font-weight="normal" officeooo:rsid="016dfad3" fo:background-color="#fcc79b" loext:char-shading-value="0" style:font-size-asian="11pt" style:font-style-asian="normal" style:font-weight-asian="normal" style:font-size-complex="11pt" style:font-style-complex="normal" style:font-weight-complex="normal" style:text-emphasize="none" style:text-overline-style="none" style:text-overline-color="font-color" loext:padding="0.049cm" loext:border="0.99pt solid #ed1c24" loext:shadow="none"/>
    </style:style>
    <style:style style:name="T52" style:family="text">
      <style:text-properties fo:language="gl" fo:country="ES"/>
    </style:style>
    <style:style style:name="T53" style:family="text">
      <style:text-properties fo:language="gl" fo:country="ES" fo:font-weight="bold" style:font-weight-asian="bold" style:font-weight-complex="bold"/>
    </style:style>
    <style:style style:name="T54" style:family="text">
      <style:text-properties fo:language="gl" fo:country="ES" officeooo:rsid="007d6d65"/>
    </style:style>
    <style:style style:name="T55" style:family="text">
      <style:text-properties fo:language="gl" fo:country="ES" officeooo:rsid="00e959d2"/>
    </style:style>
    <style:style style:name="T56" style:family="text">
      <style:text-properties fo:language="gl" fo:country="ES" officeooo:rsid="00f55483"/>
    </style:style>
    <style:style style:name="T57" style:family="text">
      <style:text-properties fo:language="gl" fo:country="ES" officeooo:rsid="00d20401"/>
    </style:style>
    <style:style style:name="T58" style:family="text">
      <style:text-properties fo:language="gl" fo:country="ES" officeooo:rsid="0178df37"/>
    </style:style>
    <style:style style:name="T59" style:family="text">
      <style:text-properties fo:language="gl" fo:country="ES" fo:font-weight="normal"/>
    </style:style>
    <style:style style:name="T60" style:family="text">
      <style:text-properties fo:language="gl" fo:country="ES" fo:font-weight="normal" officeooo:rsid="00af5a33"/>
    </style:style>
    <style:style style:name="T61" style:family="text">
      <style:text-properties fo:language="gl" fo:country="ES" fo:font-weight="normal" officeooo:rsid="018fc31c" style:font-weight-asian="normal" style:font-weight-complex="normal"/>
    </style:style>
    <style:style style:name="T62" style:family="text">
      <style:text-properties fo:language="gl" fo:country="ES" officeooo:rsid="00af5a33"/>
    </style:style>
    <style:style style:name="T63" style:family="text">
      <style:text-properties fo:language="gl" fo:country="ES" officeooo:rsid="00af9769"/>
    </style:style>
    <style:style style:name="T64" style:family="text">
      <style:text-properties fo:language="gl" fo:country="ES" officeooo:rsid="0055b297"/>
    </style:style>
    <style:style style:name="T65" style:family="text">
      <style:text-properties fo:language="gl" fo:country="ES" officeooo:rsid="009905a5"/>
    </style:style>
    <style:style style:name="T66" style:family="text">
      <style:text-properties fo:language="gl" fo:country="ES" fo:font-style="normal" officeooo:rsid="009905a5" style:font-style-asian="normal" style:font-style-complex="normal"/>
    </style:style>
    <style:style style:name="T67" style:family="text">
      <style:text-properties fo:language="gl" fo:country="ES" fo:font-style="normal" officeooo:rsid="00992131" style:font-style-asian="normal" style:font-style-complex="normal"/>
    </style:style>
    <style:style style:name="T68" style:family="text">
      <style:text-properties fo:language="gl" fo:country="ES" officeooo:rsid="00b0f6f1"/>
    </style:style>
    <style:style style:name="T69" style:family="text">
      <style:text-properties fo:language="gl" fo:country="ES" officeooo:rsid="0151ac0f"/>
    </style:style>
    <style:style style:name="T70" style:family="text">
      <style:text-properties fo:language="gl" fo:country="ES" fo:font-style="italic" style:font-style-asian="italic" style:font-style-complex="italic"/>
    </style:style>
    <style:style style:name="T71" style:family="text">
      <style:text-properties fo:language="gl" fo:country="ES" officeooo:rsid="0179b349"/>
    </style:style>
    <style:style style:name="T72" style:family="text">
      <style:text-properties fo:language="gl" fo:country="ES" officeooo:rsid="01bf49de"/>
    </style:style>
    <style:style style:name="T73" style:family="text">
      <style:text-properties fo:language="gl" fo:country="ES" officeooo:rsid="01cea99b"/>
    </style:style>
    <style:style style:name="T74" style:family="text">
      <style:text-properties officeooo:rsid="018df599"/>
    </style:style>
    <style:style style:name="T75" style:family="text">
      <style:text-properties officeooo:rsid="0192b709"/>
    </style:style>
    <style:style style:name="T76" style:family="text">
      <style:text-properties fo:font-style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font-name="Linux Libertine G4" fo:font-size="11pt"/>
    </style:style>
    <style:style style:name="T80" style:family="text">
      <style:text-properties style:font-name="Linux Libertine G4" fo:font-size="11pt" officeooo:rsid="01eb96b9"/>
    </style:style>
    <style:style style:name="T81" style:family="text">
      <style:text-properties style:font-name="Linux Libertine G4" fo:font-size="11pt" officeooo:rsid="01d12b9b"/>
    </style:style>
    <style:style style:name="T82" style:family="text">
      <style:text-properties style:font-name="Linux Libertine G4" fo:font-size="11pt" officeooo:rsid="01d12b9b" fo:background-color="#fffacd" loext:char-shading-value="0"/>
    </style:style>
    <style:style style:name="T83" style:family="text">
      <style:text-properties style:font-name="Linux Libertine G4" fo:font-size="11pt" officeooo:rsid="01d3e3b9" fo:background-color="#fffacd" loext:char-shading-value="0"/>
    </style:style>
    <style:style style:name="T84" style:family="text">
      <style:text-properties style:font-name="Linux Libertine G4" fo:font-size="11pt" officeooo:rsid="01d4974b" fo:background-color="#fffacd" loext:char-shading-value="0"/>
    </style:style>
    <style:style style:name="T85" style:family="text">
      <style:text-properties style:font-name="Linux Libertine G4" fo:font-size="11pt" officeooo:rsid="01f9a5ca" style:font-name-asian="HG Mincho Light J" style:font-name-complex="Arial Unicode MS"/>
    </style:style>
    <style:style style:name="T86" style:family="text">
      <style:text-properties style:font-name="Linux Libertine G4" officeooo:rsid="01e85ce4" style:font-name-asian="HG Mincho Light J" style:font-name-complex="Arial Unicode MS"/>
    </style:style>
    <style:style style:name="T87" style:family="text">
      <style:text-properties officeooo:rsid="01b3302d"/>
    </style:style>
    <style:style style:name="T88" style:family="text">
      <style:text-properties officeooo:rsid="018fc31c"/>
    </style:style>
    <style:style style:name="T89" style:family="text">
      <style:text-properties officeooo:rsid="01744056"/>
    </style:style>
    <style:style style:name="T90" style:family="text">
      <style:text-properties officeooo:rsid="01789d9b"/>
    </style:style>
    <style:style style:name="T91" style:family="text">
      <style:text-properties officeooo:rsid="01bf1355"/>
    </style:style>
    <style:style style:name="T92" style:family="text">
      <style:text-properties officeooo:rsid="01bf49de"/>
    </style:style>
    <style:style style:name="T93" style:family="text">
      <style:text-properties officeooo:rsid="01bffeef"/>
    </style:style>
    <style:style style:name="T94" style:family="text">
      <style:text-properties style:text-position="sub 58%" fo:language="gl" fo:country="ES" officeooo:rsid="00d20401"/>
    </style:style>
    <style:style style:name="T95" style:family="text">
      <style:text-properties officeooo:rsid="01c2cb0e"/>
    </style:style>
    <style:style style:name="T96" style:family="text">
      <style:text-properties officeooo:rsid="01c5695f"/>
    </style:style>
    <style:style style:name="T97" style:family="text">
      <style:text-properties officeooo:rsid="01cb0402"/>
    </style:style>
    <style:style style:name="T98" style:family="text">
      <style:text-properties officeooo:rsid="01c86cf4"/>
    </style:style>
    <style:style style:name="T99" style:family="text">
      <style:text-properties officeooo:rsid="011e30ff"/>
    </style:style>
    <style:style style:name="T100" style:family="text">
      <style:text-properties officeooo:rsid="01c6bbd3"/>
    </style:style>
    <style:style style:name="T101" style:family="text">
      <style:text-properties officeooo:rsid="01cf7863"/>
    </style:style>
    <style:style style:name="T102" style:family="text">
      <style:text-properties officeooo:rsid="01ea8bc5"/>
    </style:style>
    <style:style style:name="T103" style:family="text">
      <style:text-properties officeooo:rsid="01ea8bc5" loext:padding="0.049cm" loext:border="0.06pt solid #000000"/>
    </style:style>
    <style:style style:name="T104" style:family="text">
      <style:text-properties officeooo:rsid="01ea8bc5" fo:background-color="#fffacd" loext:char-shading-value="0"/>
    </style:style>
    <style:style style:name="T105" style:family="text">
      <style:text-properties style:font-name="EmojiOne Color" officeooo:rsid="01eadd7e" style:font-name-asian="EmojiOne Color" style:font-name-complex="EmojiOne Color" loext:padding="0.049cm" loext:border="0.06pt solid #000000"/>
    </style:style>
    <style:style style:name="T106" style:family="text">
      <style:text-properties officeooo:rsid="01eadd7e"/>
    </style:style>
    <style:style style:name="T107" style:family="text">
      <style:text-properties officeooo:rsid="01ecc137"/>
    </style:style>
    <style:style style:name="T108" style:family="text">
      <style:text-properties officeooo:rsid="01ecc137" fo:background-color="#ff0000" loext:char-shading-value="0"/>
    </style:style>
    <style:style style:name="T109" style:family="text">
      <style:text-properties officeooo:rsid="01ecc137" fo:background-color="#dcdcdc" loext:char-shading-value="0" loext:padding="0.049cm" loext:border="0.06pt solid #0000ff"/>
    </style:style>
    <style:style style:name="T110" style:family="text">
      <style:text-properties style:text-outline="false" style:text-line-through-style="none" style:text-line-through-type="none" style:font-name="Linux Libertine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11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2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size-asian="11pt" style:font-style-asian="normal" style:font-weight-asian="normal" style:text-emphasize="none" loext:padding="0.049cm" loext:border="0.06pt solid #0000ff"/>
    </style:style>
    <style:style style:name="T113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style:font-name-asian="HG Mincho Light J" style:font-size-asian="11pt" style:font-style-asian="normal" style:font-weight-asian="normal" style:font-name-complex="Arial Unicode MS" style:text-emphasize="none"/>
    </style:style>
    <style:style style:name="T114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bd70" style:font-name-asian="HG Mincho Light J" style:font-size-asian="11pt" style:font-style-asian="normal" style:font-weight-asian="normal" style:font-name-complex="Arial Unicode MS" style:text-emphasize="none"/>
    </style:style>
    <style:style style:name="T115" style:family="text">
      <style:text-properties style:text-outline="false" style:text-line-through-style="none" style:text-line-through-type="none" style:font-name="Linux Biolinum G4" fo:font-size="11pt" fo:font-style="normal" fo:text-shadow="none" style:text-underline-style="none" fo:font-weight="normal" officeooo:rsid="01e85ce4" fo:background-color="#b0e0e6" loext:char-shading-value="0" style:font-name-asian="HG Mincho Light J" style:font-size-asian="11pt" style:font-style-asian="normal" style:font-weight-asian="normal" style:font-name-complex="Arial Unicode MS" style:text-emphasize="none"/>
    </style:style>
    <style:style style:name="T116" style:family="text">
      <style:text-properties style:text-outline="false" style:text-line-through-style="none" style:text-line-through-type="none" style:font-name="Linux Libertine G3" fo:font-size="11pt" fo:font-style="normal" fo:text-shadow="none" style:text-underline-style="none" fo:font-weight="normal" officeooo:rsid="01e85ce4" style:font-name-asian="Linux Libertine G3" style:font-size-asian="11pt" style:font-style-asian="normal" style:font-weight-asian="normal" style:font-name-complex="Linux Libertine G3" style:text-emphasize="none"/>
    </style:style>
    <style:style style:name="T117" style:family="text">
      <style:text-properties style:font-name="Wingdings 3" style:text-underline-style="solid" style:text-underline-width="bold" style:text-underline-color="font-color" fo:font-weight="bold" officeooo:rsid="01f8bdbb" fo:background-color="#d3d3d3" loext:char-shading-value="0" style:font-name-asian="Wingdings 3" style:font-weight-asian="bold" style:font-name-complex="Wingdings 3" style:font-weight-complex="bold" loext:padding="0.049cm" loext:border="0.06pt solid #000000"/>
    </style:style>
    <style:style style:name="T118" style:family="text">
      <style:text-properties officeooo:rsid="01d12b9b"/>
    </style:style>
    <style:style style:name="T119" style:family="text">
      <style:text-properties officeooo:rsid="01d2277a"/>
    </style:style>
    <style:style style:name="T120" style:family="text">
      <style:text-properties officeooo:rsid="01d3e3b9"/>
    </style:style>
    <style:style style:name="T121" style:family="text">
      <style:text-properties officeooo:rsid="01d4974b"/>
    </style:style>
    <style:style style:name="T122" style:family="text">
      <style:text-properties officeooo:rsid="01db1c7f"/>
    </style:style>
    <style:style style:name="T123" style:family="text">
      <style:text-properties officeooo:rsid="01e3e5cc"/>
    </style:style>
    <style:style style:name="T124" style:family="text">
      <style:text-properties officeooo:rsid="01e4d18d"/>
    </style:style>
    <style:style style:name="T125" style:family="text">
      <style:text-properties officeooo:rsid="01e85ce4"/>
    </style:style>
    <style:style style:name="T126" style:family="text">
      <style:text-properties officeooo:rsid="01e85ce4" loext:padding="0.049cm" loext:border="0.06pt solid #0000ff"/>
    </style:style>
    <style:style style:name="T127" style:family="text">
      <style:text-properties officeooo:rsid="01e97e3f"/>
    </style:style>
    <style:style style:name="T128" style:family="text">
      <style:text-properties officeooo:rsid="01e8bd70"/>
    </style:style>
    <style:style style:name="T129" style:family="text">
      <style:text-properties officeooo:rsid="01f91fbf"/>
    </style:style>
    <style:style style:name="T130" style:family="text">
      <style:text-properties officeooo:rsid="01e8bd70" fo:background-color="#ffcc99" loext:char-shading-value="0" loext:padding="0.049cm" loext:border="0.06pt solid #ff0000"/>
    </style:style>
    <style:style style:name="T131" style:family="text">
      <style:text-properties officeooo:rsid="01eb08e6"/>
    </style:style>
    <style:style style:name="T132" style:family="text">
      <style:text-properties officeooo:rsid="01e52fdc"/>
    </style:style>
    <style:style style:name="T133" style:family="text">
      <style:text-properties officeooo:rsid="01e7e5da"/>
    </style:style>
    <style:style style:name="T134" style:family="text">
      <style:text-properties officeooo:rsid="01e8ae67"/>
    </style:style>
    <style:style style:name="T135" style:family="text">
      <style:text-properties officeooo:rsid="01ea7d34"/>
    </style:style>
    <style:style style:name="T136" style:family="text">
      <style:text-properties officeooo:rsid="01ecbca2"/>
    </style:style>
    <style:style style:name="T137" style:family="text">
      <style:text-properties officeooo:rsid="01f7c97e"/>
    </style:style>
    <style:style style:name="T138" style:family="text">
      <style:text-properties officeooo:rsid="01ee8209"/>
    </style:style>
    <style:style style:name="T139" style:family="text">
      <style:text-properties officeooo:rsid="01f1c736"/>
    </style:style>
    <style:style style:name="T140" style:family="text">
      <style:text-properties officeooo:rsid="01f2c835"/>
    </style:style>
    <style:style style:name="T141" style:family="text">
      <style:text-properties officeooo:rsid="01fa2c14"/>
    </style:style>
    <style:style style:name="T142" style:family="text">
      <style:text-properties officeooo:rsid="01fe8909"/>
    </style:style>
    <style:style style:name="T143" style:family="text">
      <style:text-properties officeooo:rsid="02058581"/>
    </style:style>
    <style:style style:name="T144" style:family="text">
      <style:text-properties officeooo:rsid="0200b315"/>
    </style:style>
    <style:style style:name="T145" style:family="text">
      <style:text-properties officeooo:rsid="0202e85a"/>
    </style:style>
    <style:style style:name="T146" style:family="text">
      <style:text-properties officeooo:rsid="0203053f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10000" number:language="es" number:country="ES">
      <number:number number:min-integer-digits="1"/>
    </number:number-style>
    <number:time-style style:name="N10061" number:language="es" number:country="ES">
      <number:hours number:style="long"/>
      <number:text>:</number:text>
      <number:minutes number:style="long"/>
      <number:text>:</number:text>
      <number:seconds number:style="long"/>
    </number:time-style>
    <number:number-style style:name="N10080" number:language="es" number:country="ES">
      <number:scientific-number number:decimal-places="2" number:min-decimal-places="2" number:min-integer-digits="1" number:min-exponent-digits="3" number:exponent-interval="1" number:forced-exponent-sign="true"/>
    </number:number-style>
    <number:number-style style:name="N10081" number:language="es" number:country="ES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6" text:outline-level="1"><text:bookmark-start text:name="__RefHeading__38814_1755902557"/>PROBLEMAS <text:span text:style-name="T26">DE SATÉLITES</text:span><text:bookmark-end text:name="__RefHeading__38814_1755902557"/></text:h>
      <text:p text:style-name="P23">Exemplos de resolución coa <text:span text:style-name="T91">f</text:span>o<text:span text:style-name="T91">ll</text:span>a de cálculo: «<text:a xlink:type="simple" xlink:href="../../../PageWeb/Mundo-r/calculos/SatelitesGal.ods" office:target-frame-name="_blank" xlink:show="new" text:style-name="Internet_20_link" text:visited-style-name="Visited_20_Internet_20_Link"><text:span text:style-name="T123">Satelites.gal</text:span></text:a>»</text:p>
      <text:h text:style-name="P278" text:outline-level="3"><text:bookmark-start text:name="__RefHeading___Toc11515_193338899"/>Comezo<text:bookmark-end text:name="__RefHeading___Toc11515_193338899"/></text:h>
      <text:p text:style-name="P146"><text:span text:style-name="T118">O documento debería amosar a </text:span><text:span text:style-name="T81">páxina</text:span><text:span text:style-name="T118"> «Introd», que contén unha advertencia de emprego de macros, certas instrucións elementais, unha ligazón á </text:span><text:span text:style-name="T81">páxina de axuda, algunhas aclaracións e o repertorio de funcións que se empregan.</text:span></text:p>
      <text:p text:style-name="P143"><text:span text:style-name="T118">Se desexa comezar cun problema, m</text:span><text:span text:style-name="T102">anteña pulsada a tecla «Ctrl» mentres fai clic na cela </text:span><text:span text:style-name="T104"><text:s/>Enunciado </text:span><text:span text:style-name="T102"><text:s/></text:span><text:span text:style-name="T118">arriba </text:span><text:span text:style-name="T102">á dereita da folla «Introd», </text:span><text:span text:style-name="T118">o</text:span><text:span text:style-name="T102">u faga clic na pestana </text:span><text:span text:style-name="T103"><text:s/></text:span><text:span text:style-name="T105">🔒</text:span><text:span text:style-name="T103"> Enunciado </text:span><text:span text:style-name="T106"><text:s/>na parte inferior </text:span><text:span text:style-name="T80">entre «Axuda» e «</text:span><text:span text:style-name="T81">Periodo</text:span><text:span text:style-name="T80">»</text:span><text:span text:style-name="T106">.</text:span></text:p>
      <text:p text:style-name="P146"><text:span text:style-name="T118">Se precisa unha axuda máis detallada, m</text:span><text:span text:style-name="T102">anteña pulsada a tecla «Ctrl» mentres fai clic na cela </text:span><text:span text:style-name="T104"><text:s/></text:span><text:span text:style-name="T82">Axuda</text:span><text:span text:style-name="T104"> </text:span><text:span text:style-name="T102"><text:s/></text:span><text:span text:style-name="T118">arriba </text:span><text:span text:style-name="T102">á dereita da folla «Introd», </text:span><text:span text:style-name="T118">ou</text:span><text:span text:style-name="T102"> faga clic na pestana </text:span><text:span text:style-name="T103"><text:s/></text:span><text:span text:style-name="T105">🔒</text:span><text:span text:style-name="T103"> Axuda </text:span><text:span text:style-name="T106"><text:s/>na parte inferior </text:span><text:span text:style-name="T80">entre «</text:span><text:span text:style-name="T81">Introd</text:span><text:span text:style-name="T80">» e «</text:span><text:span text:style-name="T81">Enunciado</text:span><text:span text:style-name="T80">»</text:span><text:span text:style-name="T106">.</text:span></text:p>
      <text:h text:style-name="P279" text:outline-level="3"><text:bookmark-start text:name="__RefHeading___Toc11517_193338899"/>Borrado de datos anteriores<text:bookmark-end text:name="__RefHeading___Toc11517_193338899"/></text:h>
      <text:p text:style-name="P143"><text:span text:style-name="T107">Se a folla «Enunciado» contén datos que non lle interesa</text:span><text:span text:style-name="T119">n</text:span><text:span text:style-name="T107">, faga clic con rato na cela </text:span><text:span text:style-name="T108"><text:s/>Borrar datos <text:s/></text:span><text:s/><text:span text:style-name="T107">e faga clic no botón </text:span><text:span text:style-name="T109"><text:s/>Aceptar </text:span><text:span text:style-name="T107"><text:s/></text:span><text:span text:style-name="T119">d</text:span><text:span text:style-name="T107">o cadro de diálogo que aparecerá. Borrará todos o</text:span><text:span text:style-name="T122">s</text:span><text:span text:style-name="T107"> datos e aparecerán as opcións por defecto.</text:span></text:p>
      <text:h text:style-name="P280" text:outline-level="3"><text:bookmark-start text:name="__RefHeading___Toc11519_193338899"/>Datos<text:bookmark-end text:name="__RefHeading___Toc11519_193338899"/></text:h>
      <text:p text:style-name="P143"><text:span text:style-name="T125">Escriba os datos nas celas de cor branca </text:span><text:span text:style-name="T127">e bordo azul</text:span><text:span text:style-name="T125"> </text:span><text:span text:style-name="T126"><text:s/></text:span><text:span text:style-name="T112">5,98·10²⁴ <text:s text:c="6"/></text:span><text:span text:style-name="T125">.</text:span></text:p>
      <text:p text:style-name="P147"><text:span text:style-name="T125">P</text:span>ode escribir valores en notación científica co formato habitual da folla de cálculo «0,00E+00» ou en formato de texto. No primeiro caso, o valor 5,98·10²⁴ escribiríase: <text:span text:style-name="T111">5,98E24.</text:span></text:p>
      <text:p text:style-name="P143"><text:span text:style-name="T128">No segundo caso, p</text:span><text:span text:style-name="T125">ara escribir superíndices, preme a tecla «^» antes de cada cifra ou signo. O punto de multiplicación «·» obtense coa combinación de teclas «</text:span><text:span text:style-name="T41">⇑</text:span><text:span text:style-name="T86">»3 (maiúsculas 3). Así, para </text:span><text:span text:style-name="T85">obter</text:span><text:span text:style-name="T86"> </text:span><text:span text:style-name="T113">5,98·10²⁴, escriba 5,98 «</text:span><text:span text:style-name="T116">⇑</text:span><text:span text:style-name="T110">»3 10^2 ^4 e borre os espazos. Tamén pode seleccionar co rato o dato </text:span><text:span text:style-name="T115">5,98·10²⁴</text:span><text:span text:style-name="T113">, premer xuntas as teclas «Ctrl» C, para copialo, </text:span><text:span text:style-name="T114">facer clic na</text:span><text:span text:style-name="T113"> cela </text:span><text:span text:style-name="T114">d</text:span><text:span text:style-name="T113">a folla de cálculo, premer xuntas as teclas<text:line-break/>«Ctrl» «</text:span><text:span text:style-name="T116">⇑</text:span><text:span text:style-name="T110">» V</text:span><text:span text:style-name="T113">, (pegado especial) e elixir «Texto sen formato».</text:span></text:p>
      <text:p text:style-name="P148"><text:span text:style-name="T128">Elixa as magnitudes e unidades nas celas de cor salmón </text:span><text:span text:style-name="T127">e bor</text:span><text:span text:style-name="T129">d</text:span><text:span text:style-name="T127">o vermello</text:span><text:span text:style-name="T128"> </text:span><text:span text:style-name="T130"><text:s text:c="18"/></text:span><text:span text:style-name="T128">.</text:span></text:p>
      <text:p text:style-name="P149"><text:span text:style-name="T128">Faga clic co rato na cela, faga clic na frecha da dereita </text:span><text:span text:style-name="T130"><text:s text:c="20"/></text:span><text:span text:style-name="T42"><text:s/></text:span><text:span text:style-name="T117"></text:span><text:span text:style-name="T42"> </text:span><text:span text:style-name="T128"><text:s/>e escolla a magnitude ou unidade axeitada.</text:span></text:p>
      <text:h text:style-name="P281" text:outline-level="3"><text:bookmark-start text:name="__RefHeading___Toc11564_193338899"/>Resultados<text:bookmark-end text:name="__RefHeading___Toc11564_193338899"/></text:h>
      <text:p text:style-name="P150"><text:span text:style-name="T121">Na páxina do «Enunciado» aparecen as respostas. Se quere </text:span><text:span text:style-name="T120">consultar </text:span><text:span text:style-name="T121">un</text:span><text:span text:style-name="T120"> resultado </text:span><text:span text:style-name="T121">máis detallado, </text:span><text:span text:style-name="T118">m</text:span><text:span text:style-name="T102">anteña pulsada a tecla «Ctrl» mentres fai </text:span><text:span text:style-name="T120">clic no ítem</text:span><text:span text:style-name="T102"> </text:span><text:span text:style-name="T83">Cálculo do/da… </text:span><text:span text:style-name="T84">período, altura, peso ou enerxía</text:span><text:span text:style-name="T102"> </text:span><text:span text:style-name="T120">que se atop</text:span><text:span text:style-name="T121">a</text:span><text:span text:style-name="T120">n </text:span><text:span text:style-name="T121">na parte superior do centro da páxina, ou faga clic na pestana inferior correspondente.</text:span></text:p>
      <table:table table:name="Tabla58" table:style-name="Tabla58" table:template-name="Estilo predeterminado">
        <table:table-column table:style-name="Tabla58.A" table:number-columns-repeated="4"/>
        <table:table-row table:style-name="Tabla58.1">
          <table:table-cell table:style-name="Tabla58.A1" office:value-type="string">
            <text:p text:style-name="P224">🔒 Periodo</text:p>
          </table:table-cell>
          <table:table-cell table:style-name="Tabla58.A1" office:value-type="string">
            <text:p text:style-name="P224">🔒 Altura</text:p>
          </table:table-cell>
          <table:table-cell table:style-name="Tabla58.A1" office:value-type="string">
            <text:p text:style-name="P224">🔒 Peso</text:p>
          </table:table-cell>
          <table:table-cell table:style-name="Tabla58.D1" office:value-type="string">
            <text:p text:style-name="P224">🔒 Enerxía</text:p>
          </table:table-cell>
        </table:table-row>
      </table:table>
      <text:p text:style-name="P150"/>
      <text:p text:style-name="P21"/>
      <text:h text:style-name="P277" text:outline-level="2"><text:bookmark-start text:name="__RefHeading___Toc11525_193338899"/>PROBLEMAS<text:bookmark-end text:name="__RefHeading___Toc11525_193338899"/></text:h>
      <text:h text:style-name="Heading_20_4" text:outline-level="4"><text:bookmark-start text:name="__RefHeading___Toc3571_217277345"/><text:span text:style-name="T52">Un satélite artificial de 64,5 kg xira a</text:span><text:span text:style-name="T72">r</text:span><text:span text:style-name="T52">redor da Terra nunha órbita circular de raio </text:span><text:span text:style-name="Variable"><text:span text:style-name="T52">r</text:span></text:span><text:span text:style-name="T52"> = 2,32 </text:span><text:span text:style-name="Variable"><text:span text:style-name="T52">R</text:span></text:span><text:span text:style-name="T52">. Calcula:</text:span><text:bookmark-end text:name="__RefHeading___Toc3571_217277345"/></text:h>
      <text:h text:style-name="P291" text:outline-level="5">O período de rotación do satélite.</text:h>
      <text:h text:style-name="P291" text:outline-level="5">O peso do satélite na órbita.</text:h>
      <text:p text:style-name="Encabezado_20_PAU"><text:span text:style-name="T52">Datos: Terra: </text:span><text:span text:style-name="Variable"><text:span text:style-name="T52">g</text:span></text:span><text:span text:style-name="T52">₀ = 9,80 m/s²; </text:span><text:span text:style-name="Variable"><text:span text:style-name="T52">R</text:span></text:span><text:span text:style-name="T52"> = 6370 km<text:tab/></text:span><text:span text:style-name="PAU"><text:span text:style-name="T52">(P.A.U. Xuño 05)</text:span></text:span></text:p>
      <text:p text:style-name="Respuesta"><text:span text:style-name="T53">Rta.:</text:span><text:span text:style-name="T52"> a) </text:span><text:span text:style-name="Variable"><text:span text:style-name="T52">T</text:span></text:span><text:span text:style-name="T52"> = 4 h 58 min.; b) </text:span><text:span text:style-name="Variable"><text:span text:style-name="T52">P</text:span></text:span><text:span text:style-name="T52">ₕ = 117 N</text:span></text:p>
      <text:p text:style-name="P22"/>
      <text:p text:style-name="P24"><text:span text:style-name="T7">Introdución de datos.</text:span> (Pestana<text:span text:style-name="T74">: «Enunciado»</text:span>)</text:p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p text:style-name="P55">Un satélite de masa</text:p>
          </table:table-cell>
          <table:table-cell table:style-name="Tabla28.B1">
            <text:p text:style-name="P79"/>
          </table:table-cell>
          <table:table-cell table:style-name="Tabla28.A1" office:value-type="string">
            <text:p text:style-name="P81">m =</text:p>
          </table:table-cell>
          <table:table-cell table:style-name="Tabla28.D1" office:value-type="float" office:value="64.5">
            <text:p text:style-name="P120">64,5</text:p>
          </table:table-cell>
          <table:table-cell table:style-name="Tabla28.A1" office:value-type="string">
            <text:p text:style-name="P55">kg</text:p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  <table:table-row table:style-name="Tabla28.1">
          <table:table-cell table:style-name="Tabla28.A1" office:value-type="string">
            <text:p text:style-name="P55">xira a<text:span text:style-name="T92">r</text:span>redor dun astro de masa</text:p>
          </table:table-cell>
          <table:table-cell table:style-name="Tabla28.B1">
            <text:p text:style-name="P79"/>
          </table:table-cell>
          <table:table-cell table:style-name="Tabla28.A1" office:value-type="string">
            <text:p text:style-name="P81">M =</text:p>
          </table:table-cell>
          <table:table-cell table:style-name="Tabla28.D2">
            <text:p text:style-name="P79"/>
          </table:table-cell>
          <table:table-cell table:style-name="Tabla28.A1" office:value-type="string">
            <text:p text:style-name="P55">kg</text:p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  <table:table-row table:style-name="Tabla28.3">
          <table:table-cell table:style-name="Tabla28.A1" office:value-type="string">
            <text:p text:style-name="P55">e raio</text:p>
          </table:table-cell>
          <table:table-cell table:style-name="Tabla28.B1">
            <text:p text:style-name="P79"/>
          </table:table-cell>
          <table:table-cell table:style-name="Tabla28.A1" office:value-type="string">
            <text:p text:style-name="P81">R =</text:p>
          </table:table-cell>
          <table:table-cell table:style-name="Tabla28.D3" office:value-type="float" office:value="6370">
            <text:p text:style-name="P120">6370</text:p>
          </table:table-cell>
          <table:table-cell table:style-name="Tabla28.E3" office:value-type="string">
            <text:p text:style-name="P55">km</text:p>
          </table:table-cell>
          <table:table-cell table:style-name="Tabla28.F1">
            <text:p text:style-name="P230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  <table:table-row table:style-name="Tabla28.1">
          <table:table-cell table:style-name="Tabla28.A1" office:value-type="string">
            <text:p text:style-name="P55">no que a gravidade no chan é</text:p>
          </table:table-cell>
          <table:table-cell table:style-name="Tabla28.B1">
            <text:p text:style-name="P79"/>
          </table:table-cell>
          <table:table-cell table:style-name="Tabla28.A1" office:value-type="string">
            <text:p text:style-name="P81">g₀ =</text:p>
          </table:table-cell>
          <table:table-cell table:style-name="Tabla28.D4" office:value-type="float" office:value="9.8">
            <text:p text:style-name="P120">9,8</text:p>
          </table:table-cell>
          <table:table-cell table:style-name="Tabla28.A1" office:value-type="string">
            <text:p text:style-name="P55">m/s²</text:p>
          </table:table-cell>
          <table:table-cell table:style-name="Tabla28.F1">
            <text:p text:style-name="P231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  <table:table-row table:style-name="Tabla28.1">
          <table:table-cell table:style-name="Tabla28.A1" office:value-type="string">
            <text:p text:style-name="P55">A órbita é circular de</text:p>
          </table:table-cell>
          <table:table-cell table:style-name="Tabla28.B5" office:value-type="string">
            <text:p text:style-name="P55">raio</text:p>
          </table:table-cell>
          <table:table-cell table:style-name="Tabla28.A1" office:value-type="string">
            <text:p text:style-name="P81">r =</text:p>
          </table:table-cell>
          <table:table-cell table:style-name="Tabla28.D5" office:value-type="float" office:value="2.32">
            <text:p text:style-name="P120">2,32</text:p>
          </table:table-cell>
          <table:table-cell table:style-name="Tabla28.E5" office:value-type="string">
            <text:p text:style-name="P55">R astro</text:p>
          </table:table-cell>
          <table:table-cell table:style-name="Tabla28.F1">
            <text:p text:style-name="P230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  <table:table-row table:style-name="Tabla28.1">
          <table:table-cell table:style-name="Tabla28.B1">
            <text:p text:style-name="P79"/>
          </table:table-cell>
          <table:table-cell table:style-name="Tabla28.B6">
            <text:p text:style-name="P79"/>
          </table:table-cell>
          <table:table-cell table:style-name="Tabla28.B1">
            <text:p text:style-name="P80"/>
          </table:table-cell>
          <table:table-cell table:style-name="Tabla28.D6">
            <text:p text:style-name="P79"/>
          </table:table-cell>
          <table:table-cell table:style-name="Tabla28.B6">
            <text:p text:style-name="P79"/>
          </table:table-cell>
          <table:table-cell table:style-name="Tabla28.F1">
            <text:p text:style-name="P230"/>
          </table:table-cell>
          <table:table-cell table:style-name="Tabla28.F1">
            <text:p text:style-name="P79"/>
          </table:table-cell>
          <table:table-cell table:style-name="Tabla28.F1">
            <text:p text:style-name="P79"/>
          </table:table-cell>
        </table:table-row>
      </table:table>
      <text:p text:style-name="P29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C"/>
        <table:table-column table:style-name="Tabla29.H"/>
        <table:table-column table:style-name="Tabla29.I"/>
        <table:table-row table:style-name="Tabla29.1">
          <table:table-cell table:style-name="Tabla29.A1">
            <text:p text:style-name="P79"/>
          </table:table-cell>
          <table:table-cell table:style-name="Tabla29.B1" office:value-type="string">
            <text:p text:style-name="P46">Respostas</text:p>
          </table:table-cell>
          <table:table-cell table:style-name="Tabla29.C1" office:value-type="string">
            <text:p text:style-name="P236">clic ↓</text:p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F1" table:number-columns-spanned="2" office:value-type="string">
            <text:p text:style-name="P120">Cifras significativas:</text:p>
          </table:table-cell>
          <table:covered-table-cell/>
          <table:table-cell table:style-name="Tabla29.H1" office:value-type="string">
            <text:p text:style-name="P55"/>
          </table:table-cell>
          <table:table-cell table:style-name="Tabla29.A1">
            <text:p text:style-name="P79"/>
          </table:table-cell>
        </table:table-row>
        <table:table-row table:style-name="Tabla29.1"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C2">
            <text:p text:style-name="P79"/>
          </table:table-cell>
          <table:table-cell table:style-name="Tabla29.D2" office:value-type="string">
            <text:p text:style-name="P236">clic ↓</text:p>
          </table:table-cell>
          <table:table-cell table:style-name="Tabla29.E2" office:value-type="string">
            <text:p text:style-name="P120">Velocidade</text:p>
          </table:table-cell>
          <table:table-cell table:style-name="Tabla29.F2" office:value-type="string">
            <text:p text:style-name="P236">clic ↓</text:p>
          </table:table-cell>
          <table:table-cell table:style-name="Tabla29.G2" office:value-type="string">
            <text:p text:style-name="P120">Período</text:p>
          </table:table-cell>
          <table:table-cell table:style-name="Tabla29.A1">
            <text:p text:style-name="P235"/>
          </table:table-cell>
          <table:table-cell table:style-name="Tabla29.A1">
            <text:p text:style-name="P79"/>
          </table:table-cell>
        </table:table-row>
        <table:table-row table:style-name="Tabla29.1">
          <table:table-cell table:style-name="Tabla29.A1">
            <text:p text:style-name="P79"/>
          </table:table-cell>
          <table:table-cell table:style-name="Tabla29.B3" office:value-type="string">
            <text:p text:style-name="P55">Órbita</text:p>
          </table:table-cell>
          <table:table-cell table:style-name="Tabla29.C3">
            <text:p text:style-name="P79"/>
          </table:table-cell>
          <table:table-cell table:style-name="Tabla29.C2">
            <text:p text:style-name="P79"/>
          </table:table-cell>
          <table:table-cell table:style-name="Tabla29.C3">
            <text:p text:style-name="P79"/>
          </table:table-cell>
          <table:table-cell table:style-name="Tabla29.C2">
            <text:p text:style-name="P79"/>
          </table:table-cell>
          <table:table-cell table:style-name="Tabla29.G3" office:value-type="time" office:time-value="PT04H58M20.638576594S">
            <text:p text:style-name="P30">04:58:20</text:p>
          </table:table-cell>
          <table:table-cell table:style-name="Tabla29.H3" office:value-type="string">
            <text:p text:style-name="P55">h:m:s</text:p>
          </table:table-cell>
          <table:table-cell table:style-name="Tabla29.A1">
            <text:p text:style-name="P79"/>
          </table:table-cell>
        </table:table-row>
        <table:table-row table:style-name="Tabla29.1"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A1">
            <text:p text:style-name="P79"/>
          </table:table-cell>
          <table:table-cell table:style-name="Tabla29.H4" office:value-type="string">
            <text:p text:style-name="P236"/>
          </table:table-cell>
          <table:table-cell table:style-name="Tabla29.A1">
            <text:p text:style-name="P79"/>
          </table:table-cell>
        </table:table-row>
        <table:table-row table:style-name="Tabla29.1">
          <table:table-cell table:style-name="Tabla29.A1">
            <text:p text:style-name="P79"/>
          </table:table-cell>
          <table:table-cell table:style-name="Tabla29.B5">
            <text:p text:style-name="P79"/>
          </table:table-cell>
          <table:table-cell table:style-name="Tabla29.C5" table:number-columns-spanned="2" office:value-type="string">
            <text:p text:style-name="P131">Forza gravitacional</text:p>
          </table:table-cell>
          <table:covered-table-cell/>
          <table:table-cell table:style-name="Tabla29.E5" office:value-type="string">
            <text:p text:style-name="P55">na órbita</text:p>
          </table:table-cell>
          <table:table-cell table:style-name="Tabla29.A1">
            <text:p text:style-name="P79"/>
          </table:table-cell>
          <table:table-cell table:style-name="Tabla29.G5" office:value-type="string">
            <text:p text:style-name="P30">117</text:p>
          </table:table-cell>
          <table:table-cell table:style-name="Tabla29.H5" office:value-type="string">
            <text:p text:style-name="P42">N</text:p>
          </table:table-cell>
          <table:table-cell table:style-name="Tabla29.A1">
            <text:p text:style-name="P79"/>
          </table:table-cell>
        </table:table-row>
      </table:table>
      <text:p text:style-name="P21"/>
      <text:p text:style-name="P29"><text:span text:style-name="T8">Cálculo do período.</text:span><text:span text:style-name="T28"> (Pestana</text:span><text:span text:style-name="T29">: «Periodo»</text:span><text:span text:style-name="T28">)</text:span></text:p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column table:style-name="Tabla59.E"/>
        <table:table-column table:style-name="Tabla59.F"/>
        <table:table-column table:style-name="Tabla59.G"/>
        <table:table-column table:style-name="Tabla59.H"/>
        <table:table-column table:style-name="Tabla59.I"/>
        <table:table-column table:style-name="Tabla59.J"/>
        <table:table-column table:style-name="Tabla59.K"/>
        <table:table-column table:style-name="Tabla59.L"/>
        <table:table-row table:style-name="Tabla59.1">
          <table:table-cell table:style-name="Tabla59.A1" office:value-type="string">
            <text:p text:style-name="P58">Raio da órbita</text:p>
          </table:table-cell>
          <table:table-cell table:style-name="Tabla59.B1">
            <text:p text:style-name="P145"/>
          </table:table-cell>
          <table:table-cell table:style-name="Tabla59.A1" office:value-type="string">
            <text:p text:style-name="P105"/>
          </table:table-cell>
          <table:table-cell table:style-name="Tabla59.A1" office:value-type="string">
            <text:p text:style-name="P112"/>
          </table:table-cell>
          <table:table-cell table:style-name="Tabla59.B1">
            <text:p text:style-name="P145"/>
          </table:table-cell>
          <table:table-cell table:style-name="Tabla59.B1">
            <text:p text:style-name="P145"/>
          </table:table-cell>
          <table:table-cell table:style-name="Tabla59.A1" office:value-type="string">
            <text:p text:style-name="P83">r =</text:p>
          </table:table-cell>
          <table:table-cell table:style-name="Tabla59.A1" table:number-columns-spanned="2" office:value-type="string">
            <text:p text:style-name="P212">2,32 · 6,37·10⁶</text:p>
          </table:table-cell>
          <table:covered-table-cell/>
          <table:table-cell table:style-name="Tabla59.A1" office:value-type="string">
            <text:p text:style-name="P134">=</text:p>
          </table:table-cell>
          <table:table-cell table:style-name="Tabla59.K1" office:value-type="string">
            <text:p text:style-name="P123">1,48·10⁷</text:p>
          </table:table-cell>
          <table:table-cell table:style-name="Tabla59.L1" office:value-type="string">
            <text:p text:style-name="P58">m</text:p>
          </table:table-cell>
        </table:table-row>
        <table:table-row table:style-name="Tabla59.1"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</table:table-row>
        <table:table-row table:style-name="Tabla59.1">
          <table:table-cell table:style-name="Tabla59.A3" office:value-type="string">
            <text:p text:style-name="P58">Masa d<text:span text:style-name="T124">o</text:span> astro</text:p>
          </table:table-cell>
          <table:table-cell table:style-name="Tabla59.A2">
            <text:p text:style-name="P145"/>
          </table:table-cell>
          <table:table-cell table:style-name="Tabla59.C3" table:number-columns-spanned="2" office:value-type="string">
            <text:p text:style-name="P105">G · M = g₀ · R²</text:p>
          </table:table-cell>
          <table:covered-table-cell/>
          <table:table-cell table:style-name="Tabla59.A2">
            <text:p text:style-name="P145"/>
          </table:table-cell>
          <table:table-cell table:style-name="Tabla59.F3" table:number-columns-spanned="2" office:value-type="string">
            <text:p text:style-name="P83">G · M =</text:p>
          </table:table-cell>
          <table:covered-table-cell/>
          <table:table-cell table:style-name="Tabla59.H3" table:number-columns-spanned="2" office:value-type="string">
            <text:p text:style-name="P134">9,80 · (6,37·10⁶)²</text:p>
          </table:table-cell>
          <table:covered-table-cell/>
          <table:table-cell table:style-name="Tabla59.J3" office:value-type="string">
            <text:p text:style-name="P134">=</text:p>
          </table:table-cell>
          <table:table-cell table:style-name="Tabla59.K3" office:value-type="string">
            <text:p text:style-name="P123">3,98·10¹⁴</text:p>
          </table:table-cell>
          <table:table-cell table:style-name="Tabla59.L3" office:value-type="string">
            <text:p text:style-name="P58">m³/s²</text:p>
          </table:table-cell>
        </table:table-row>
        <table:table-row table:style-name="Tabla59.1"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G4" office:value-type="string">
            <text:p text:style-name="P83">M =</text:p>
          </table:table-cell>
          <table:table-cell table:style-name="Tabla59.H4" table:number-columns-spanned="2" office:value-type="string">
            <text:p text:style-name="P134">3,98·10¹⁴ / 6,67·10⁻¹¹</text:p>
          </table:table-cell>
          <table:covered-table-cell/>
          <table:table-cell table:style-name="Tabla59.J4" office:value-type="string">
            <text:p text:style-name="P134">=</text:p>
          </table:table-cell>
          <table:table-cell table:style-name="Tabla59.K4" office:value-type="string">
            <text:p text:style-name="P123">5,96·10²⁴</text:p>
          </table:table-cell>
          <table:table-cell table:style-name="Tabla59.L4" office:value-type="string">
            <text:p text:style-name="P58">kg</text:p>
          </table:table-cell>
        </table:table-row>
        <table:table-row>
          <table:table-cell table:style-name="Tabla59.A5" table:number-rows-spanned="2" office:value-type="string">
            <text:p text:style-name="P58">Velocidad<text:span text:style-name="T124">e</text:span> d<text:span text:style-name="T124">o</text:span> satélite</text:p>
          </table:table-cell>
          <table:table-cell table:style-name="Tabla59.B5" table:number-rows-spanned="2" office:value-type="string">
            <text:p text:style-name="P83">v =</text:p>
          </table:table-cell>
          <table:table-cell table:style-name="Tabla59.C5" table:number-rows-spanned="2" office:value-type="string">
            <text:p text:style-name="P245">√</text:p>
          </table:table-cell>
          <table:table-cell table:style-name="Tabla59.D5" office:value-type="string">
            <text:p text:style-name="P95">G · M</text:p>
          </table:table-cell>
          <table:table-cell table:style-name="Tabla59.A2">
            <text:p text:style-name="P145"/>
          </table:table-cell>
          <table:table-cell table:style-name="Tabla59.F5" table:number-rows-spanned="2" office:value-type="string">
            <text:p text:style-name="P83">v =</text:p>
          </table:table-cell>
          <table:table-cell table:style-name="Tabla59.G5" table:number-rows-spanned="2" office:value-type="string">
            <text:p text:style-name="P245">√</text:p>
          </table:table-cell>
          <table:table-cell table:style-name="Tabla59.H5" table:number-columns-spanned="2" office:value-type="string">
            <text:p text:style-name="P134">3,98·10¹⁴</text:p>
          </table:table-cell>
          <table:covered-table-cell/>
          <table:table-cell table:style-name="Tabla59.J5" table:number-rows-spanned="2" office:value-type="string">
            <text:p text:style-name="P134">=</text:p>
          </table:table-cell>
          <table:table-cell table:style-name="Tabla59.K5" table:number-rows-spanned="2" office:value-type="string">
            <text:p text:style-name="P123">5,19·10³</text:p>
          </table:table-cell>
          <table:table-cell table:style-name="Tabla59.L5" table:number-rows-spanned="2" office:value-type="string">
            <text:p text:style-name="P58">m/s</text:p>
          </table:table-cell>
        </table:table-row>
        <table:table-row>
          <table:covered-table-cell table:style-name="Tabla59.A2"/>
          <table:covered-table-cell table:style-name="Tabla59.A2"/>
          <table:covered-table-cell table:style-name="Tabla59.A2"/>
          <table:table-cell table:style-name="Tabla59.D6" office:value-type="string">
            <text:p text:style-name="P95">r</text:p>
          </table:table-cell>
          <table:table-cell table:style-name="Tabla59.A2">
            <text:p text:style-name="P145"/>
          </table:table-cell>
          <table:covered-table-cell table:style-name="Tabla59.A2"/>
          <table:covered-table-cell table:style-name="Tabla59.A2"/>
          <table:table-cell table:style-name="Tabla59.H6" table:number-columns-spanned="2" office:value-type="string">
            <text:p text:style-name="P134">1,48·10⁷</text:p>
          </table:table-cell>
          <table:covered-table-cell/>
          <table:covered-table-cell table:style-name="Tabla59.A2"/>
          <table:covered-table-cell table:style-name="Tabla59.A2"/>
          <table:covered-table-cell table:style-name="Tabla59.A2"/>
        </table:table-row>
        <table:table-row table:style-name="Tabla59.1"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13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13"/>
          </table:table-cell>
          <table:table-cell table:style-name="Tabla59.A2" table:number-columns-spanned="2">
            <text:p text:style-name="P145"/>
          </table:table-cell>
          <table:covered-table-cell/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</table:table-row>
        <table:table-row>
          <table:table-cell table:style-name="Tabla59.A8" table:number-rows-spanned="2" office:value-type="string">
            <text:p text:style-name="P58">Período d<text:span text:style-name="T124">o</text:span> satélite</text:p>
          </table:table-cell>
          <table:table-cell table:style-name="Tabla59.B8" table:number-rows-spanned="2" table:number-columns-spanned="2" office:value-type="string">
            <text:p text:style-name="P95">T =</text:p>
          </table:table-cell>
          <table:covered-table-cell/>
          <table:table-cell table:style-name="Tabla59.D8" office:value-type="string">
            <text:p text:style-name="P95">2 · π · r</text:p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table-cell table:style-name="Tabla59.G8" table:number-rows-spanned="2" office:value-type="string">
            <text:p text:style-name="P95">T =</text:p>
          </table:table-cell>
          <table:table-cell table:style-name="Tabla59.H8" table:number-columns-spanned="2" office:value-type="string">
            <text:p text:style-name="P134">2 · 3,14 · 1,48·10⁷</text:p>
          </table:table-cell>
          <table:covered-table-cell/>
          <table:table-cell table:style-name="Tabla59.J8" table:number-rows-spanned="2" office:value-type="string">
            <text:p text:style-name="P134">=</text:p>
          </table:table-cell>
          <table:table-cell table:style-name="Tabla59.K8" table:number-rows-spanned="2" office:value-type="string">
            <text:p text:style-name="P32">1,79·10⁴</text:p>
          </table:table-cell>
          <table:table-cell table:style-name="Tabla59.L8" table:number-rows-spanned="2" office:value-type="string">
            <text:p text:style-name="P58">s</text:p>
          </table:table-cell>
        </table:table-row>
        <table:table-row>
          <table:covered-table-cell table:style-name="Tabla59.A2"/>
          <table:covered-table-cell table:style-name="Tabla59.A2"/>
          <table:covered-table-cell/>
          <table:table-cell table:style-name="Tabla59.D9" office:value-type="string">
            <text:p text:style-name="P95">v</text:p>
          </table:table-cell>
          <table:table-cell table:style-name="Tabla59.A2">
            <text:p text:style-name="P145"/>
          </table:table-cell>
          <table:table-cell table:style-name="Tabla59.A2">
            <text:p text:style-name="P145"/>
          </table:table-cell>
          <table:covered-table-cell table:style-name="Tabla59.A2"/>
          <table:table-cell table:style-name="Tabla59.H9" table:number-columns-spanned="2" office:value-type="string">
            <text:p text:style-name="P134">5,19·10³</text:p>
          </table:table-cell>
          <table:covered-table-cell/>
          <table:covered-table-cell table:style-name="Tabla59.A2"/>
          <table:covered-table-cell table:style-name="Tabla59.A2"/>
          <table:covered-table-cell table:style-name="Tabla59.A2"/>
        </table:table-row>
      </table:table>
      <text:p text:style-name="P144"/>
      <text:p text:style-name="P43">Cálculo do peso do satélite (forza gravitacional).<text:span text:style-name="T27"> </text:span><text:span text:style-name="T28"><text:s/>(Pestana</text:span><text:span text:style-name="T29">: «</text:span><text:span text:style-name="T28">Peso</text:span><text:span text:style-name="T29">»</text:span><text:span text:style-name="T28">)</text:span></text:p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/>
        <table:table-column table:style-name="Tabla16.H"/>
        <table:table-column table:style-name="Tabla16.I"/>
        <table:table-column table:style-name="Tabla16.J"/>
        <table:table-column table:style-name="Tabla16.K"/>
        <table:table-column table:style-name="Tabla16.L"/>
        <table:table-row>
          <table:table-cell table:style-name="Tabla16.A1" table:number-rows-spanned="2" office:value-type="string">
            <text:p text:style-name="P58">Grav<text:span text:style-name="T124">i</text:span>dad<text:span text:style-name="T124">e</text:span> en la altura</text:p>
          </table:table-cell>
          <table:table-cell table:style-name="Tabla16.B1">
            <text:p text:style-name="P145"/>
          </table:table-cell>
          <table:table-cell table:style-name="Tabla16.A1" table:number-rows-spanned="2" office:value-type="string">
            <text:p text:style-name="P83">g =</text:p>
          </table:table-cell>
          <table:table-cell table:style-name="Tabla16.D1" office:value-type="string">
            <text:p text:style-name="P95">G · M</text:p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A1" table:number-rows-spanned="2" office:value-type="string">
            <text:p text:style-name="P83">g =</text:p>
          </table:table-cell>
          <table:table-cell table:style-name="Tabla16.H1" table:number-columns-spanned="2" office:value-type="string">
            <text:p text:style-name="P134">3,98·10¹⁴</text:p>
          </table:table-cell>
          <table:covered-table-cell/>
          <table:table-cell table:style-name="Tabla16.A1" table:number-rows-spanned="2" office:value-type="string">
            <text:p text:style-name="P134">=</text:p>
          </table:table-cell>
          <table:table-cell table:style-name="Tabla16.A1" table:number-rows-spanned="2" office:value-type="string">
            <text:p text:style-name="P123">1,82</text:p>
          </table:table-cell>
          <table:table-cell table:style-name="Tabla16.A1" table:number-rows-spanned="2" office:value-type="string">
            <text:p text:style-name="P58">m/s²</text:p>
          </table:table-cell>
        </table:table-row>
        <table:table-row>
          <table:covered-table-cell table:style-name="Tabla16.B1"/>
          <table:table-cell table:style-name="Tabla16.B1">
            <text:p text:style-name="P145"/>
          </table:table-cell>
          <table:covered-table-cell table:style-name="Tabla16.B1"/>
          <table:table-cell table:style-name="Tabla16.A1" office:value-type="string">
            <text:p text:style-name="P95">r²</text:p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covered-table-cell table:style-name="Tabla16.B1"/>
          <table:table-cell table:style-name="Tabla16.A1" table:number-columns-spanned="2" office:value-type="string">
            <text:p text:style-name="P134">(1,48·10⁷)²</text:p>
          </table:table-cell>
          <table:covered-table-cell/>
          <table:covered-table-cell table:style-name="Tabla16.B1"/>
          <table:covered-table-cell table:style-name="Tabla16.B1"/>
          <table:covered-table-cell table:style-name="Tabla16.B1"/>
        </table:table-row>
        <table:table-row table:style-name="Tabla16.3"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</table:table-row>
        <table:table-row table:style-name="Tabla16.3">
          <table:table-cell table:style-name="Tabla16.A1" office:value-type="string">
            <text:p text:style-name="P58">Peso d<text:span text:style-name="T124">o</text:span> satélite</text:p>
          </table:table-cell>
          <table:table-cell table:style-name="Tabla16.B1">
            <text:p text:style-name="P145"/>
          </table:table-cell>
          <table:table-cell table:style-name="Tabla16.A1" office:value-type="string">
            <text:p text:style-name="P83">P =</text:p>
          </table:table-cell>
          <table:table-cell table:style-name="Tabla16.A1" office:value-type="string">
            <text:p text:style-name="P105">m · g</text:p>
          </table:table-cell>
          <table:table-cell table:style-name="Tabla16.B1">
            <text:p text:style-name="P145"/>
          </table:table-cell>
          <table:table-cell table:style-name="Tabla16.B1">
            <text:p text:style-name="P145"/>
          </table:table-cell>
          <table:table-cell table:style-name="Tabla16.A1" office:value-type="string">
            <text:p text:style-name="P83">P =</text:p>
          </table:table-cell>
          <table:table-cell table:style-name="Tabla16.A1" table:number-columns-spanned="2" office:value-type="string">
            <text:p text:style-name="P134">64,5 · 1,82</text:p>
          </table:table-cell>
          <table:covered-table-cell/>
          <table:table-cell table:style-name="Tabla16.A1" office:value-type="string">
            <text:p text:style-name="P134">=</text:p>
          </table:table-cell>
          <table:table-cell table:style-name="Tabla16.A1" office:value-type="string">
            <text:p text:style-name="P32">117</text:p>
          </table:table-cell>
          <table:table-cell table:style-name="Tabla16.A1" office:value-type="string">
            <text:p text:style-name="P58">N</text:p>
          </table:table-cell>
        </table:table-row>
      </table:table>
      <text:p text:style-name="P301"/>
      <text:h text:style-name="P282" text:outline-level="4"><text:bookmark-start text:name="__RefHeading___Toc3573_217277345"/>A nave espacial Discovery, lanzada en outubro de 1998, describía a<text:span text:style-name="T93">r</text:span>redor da Terra unha órbita circular cunha velocidade de 7,62 km·s⁻¹:<text:bookmark-end text:name="__RefHeading___Toc3573_217277345"/></text:h>
      <text:h text:style-name="P292" text:outline-level="5">A que altura sobre a superficie da Terra atopábase?</text:h>
      <text:h text:style-name="P292" text:outline-level="5">Canto tempo tardaba en dar unha volta completa?</text:h>
      <text:h text:style-name="P292" text:outline-level="5">Cantos amenceres vían cada 24 horas os astronautas que ían no interior da nave?</text:h>
      <text:p text:style-name="P180"><text:span text:style-name="T52">Datos: </text:span><text:span text:style-name="Variable"><text:span text:style-name="T52">G</text:span></text:span><text:span text:style-name="T52"> = 6,67·10⁻¹¹ N·m²·kg⁻²; </text:span><text:span text:style-name="Variable"><text:span text:style-name="T52">R</text:span></text:span><text:span text:style-name="subindenunc"><text:span text:style-name="T52">T</text:span></text:span><text:span text:style-name="T52"> = 6370 km; </text:span><text:span text:style-name="Variable"><text:span text:style-name="T52">M</text:span></text:span><text:span text:style-name="subindenunc"><text:span text:style-name="T52">T</text:span></text:span><text:span text:style-name="T52"> = 5,9</text:span><text:span text:style-name="T54">8</text:span><text:span text:style-name="T52">·10²⁴ kg<text:tab/></text:span><text:span text:style-name="PAU"><text:span text:style-name="T52">(P.A.U. </text:span></text:span><text:span text:style-name="PAU"><text:span text:style-name="T55">Xuño 16</text:span></text:span><text:span text:style-name="PAU"><text:span text:style-name="T52">)</text:span></text:span></text:p>
      <text:p text:style-name="Respuesta"><text:span text:style-name="T53">Rta.</text:span><text:span text:style-name="T52">: a) </text:span><text:span text:style-name="variable"><text:span text:style-name="T54">h</text:span></text:span><text:span text:style-name="T54"> = 503 km; b) </text:span><text:span text:style-name="variable"><text:span text:style-name="T54">T</text:span></text:span><text:span text:style-name="T54"> = 1 h 34 min; c) </text:span><text:span text:style-name="variable"><text:span text:style-name="T54">n</text:span></text:span><text:span text:style-name="T52"> </text:span><text:span text:style-name="T54">= 15</text:span></text:p>
      <text:p text:style-name="P52"/>
      <text:p text:style-name="P25"><text:span text:style-name="T7">Introdución de datos.</text:span> (Pestana<text:span text:style-name="T74">: «Enunciado»</text:span>)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ext:soft-page-break/>
        <table:table-row table:style-name="Tabla12.1">
          <table:table-cell table:style-name="Tabla12.A1" office:value-type="string">
            <text:p text:style-name="P46">Enunciado</text:p>
          </table:table-cell>
          <table:table-cell table:style-name="Tabla12.A1" office:value-type="string">
            <text:p text:style-name="P49">Datos:</text:p>
          </table:table-cell>
          <table:table-cell table:style-name="Tabla12.A1" office:value-type="string">
            <text:p text:style-name="P120"><text:span text:style-name="T77">G</text:span> =</text:p>
          </table:table-cell>
          <table:table-cell table:style-name="Tabla12.A1" office:value-type="string">
            <text:p text:style-name="P120">6,67·10⁻¹¹</text:p>
          </table:table-cell>
          <table:table-cell table:style-name="Tabla12.A1" office:value-type="string">
            <text:p text:style-name="P55">N·m²/kg²</text:p>
          </table:table-cell>
        </table:table-row>
        <table:table-row table:style-name="Tabla12.2">
          <table:table-cell table:style-name="Tabla12.A1" office:value-type="string">
            <text:p text:style-name="P55">Un satélite de masa</text:p>
          </table:table-cell>
          <table:table-cell table:style-name="Tabla12.B2">
            <text:p text:style-name="P79"/>
          </table:table-cell>
          <table:table-cell table:style-name="Tabla12.A1" office:value-type="string">
            <text:p text:style-name="P81">m =</text:p>
          </table:table-cell>
          <table:table-cell table:style-name="Tabla12.D2">
            <text:p text:style-name="P79"/>
          </table:table-cell>
          <table:table-cell table:style-name="Tabla12.A1" office:value-type="string">
            <text:p text:style-name="P55">kg</text:p>
          </table:table-cell>
        </table:table-row>
        <table:table-row table:style-name="Tabla12.2">
          <table:table-cell table:style-name="Tabla12.A1" office:value-type="string">
            <text:p text:style-name="P55">xira a<text:span text:style-name="T93">r</text:span>redor dun astro de masa</text:p>
          </table:table-cell>
          <table:table-cell table:style-name="Tabla12.B2">
            <text:p text:style-name="P79"/>
          </table:table-cell>
          <table:table-cell table:style-name="Tabla12.A1" office:value-type="string">
            <text:p text:style-name="P81">M =</text:p>
          </table:table-cell>
          <table:table-cell table:style-name="Tabla12.D3" office:value-type="float" office:value="5.98E+024">
            <text:p text:style-name="P120">5,98E+024</text:p>
          </table:table-cell>
          <table:table-cell table:style-name="Tabla12.A1" office:value-type="string">
            <text:p text:style-name="P55">kg</text:p>
          </table:table-cell>
        </table:table-row>
        <table:table-row table:style-name="Tabla12.1">
          <table:table-cell table:style-name="Tabla12.A1" office:value-type="string">
            <text:p text:style-name="P55">e raio</text:p>
          </table:table-cell>
          <table:table-cell table:style-name="Tabla12.B2">
            <text:p text:style-name="P79"/>
          </table:table-cell>
          <table:table-cell table:style-name="Tabla12.A1" office:value-type="string">
            <text:p text:style-name="P81">R =</text:p>
          </table:table-cell>
          <table:table-cell table:style-name="Tabla12.D4" office:value-type="float" office:value="6370">
            <text:p text:style-name="P120">6370</text:p>
          </table:table-cell>
          <table:table-cell table:style-name="Tabla12.E4" office:value-type="string">
            <text:p text:style-name="P55">km</text:p>
          </table:table-cell>
        </table:table-row>
        <table:table-row table:style-name="Tabla12.2">
          <table:table-cell table:style-name="Tabla12.B2">
            <text:p text:style-name="P79"/>
          </table:table-cell>
          <table:table-cell table:style-name="Tabla12.B2">
            <text:p text:style-name="P79"/>
          </table:table-cell>
          <table:table-cell table:style-name="Tabla12.B2">
            <text:p text:style-name="P80"/>
          </table:table-cell>
          <table:table-cell table:style-name="Tabla12.D5">
            <text:p text:style-name="P79"/>
          </table:table-cell>
          <table:table-cell table:style-name="Tabla12.A1" office:value-type="string">
            <text:p text:style-name="P55"/>
          </table:table-cell>
        </table:table-row>
        <table:table-row table:style-name="Tabla12.2">
          <table:table-cell table:style-name="Tabla12.B2">
            <text:p text:style-name="P79"/>
          </table:table-cell>
          <table:table-cell table:style-name="Tabla12.B6">
            <text:p text:style-name="P79"/>
          </table:table-cell>
          <table:table-cell table:style-name="Tabla12.B2">
            <text:p text:style-name="P80"/>
          </table:table-cell>
          <table:table-cell table:style-name="Tabla12.D6">
            <text:p text:style-name="P79"/>
          </table:table-cell>
          <table:table-cell table:style-name="Tabla12.B6">
            <text:p text:style-name="P79"/>
          </table:table-cell>
        </table:table-row>
        <table:table-row table:style-name="Tabla12.2">
          <table:table-cell table:style-name="Tabla12.A1" office:value-type="string">
            <text:p text:style-name="P55">O satélite xira cunha</text:p>
          </table:table-cell>
          <table:table-cell table:style-name="Tabla12.B7" office:value-type="string">
            <text:p text:style-name="P55">velocidade</text:p>
          </table:table-cell>
          <table:table-cell table:style-name="Tabla12.A1" office:value-type="string">
            <text:p text:style-name="P81">v =</text:p>
          </table:table-cell>
          <table:table-cell table:style-name="Tabla12.D7" office:value-type="float" office:value="7.62">
            <text:p text:style-name="P120">7,62</text:p>
          </table:table-cell>
          <table:table-cell table:style-name="Tabla12.E7" office:value-type="string">
            <text:p text:style-name="P55">km/s</text:p>
          </table:table-cell>
        </table:table-row>
      </table:table>
      <text:p text:style-name="P53"/>
      <text:p text:style-name="P57"><text:span text:style-name="T47">Para ver </text:span><text:span text:style-name="T48">o período, elixir debaixo de «Cifras significativas:» </text:span><text:span text:style-name="T51">Período</text:span><text:span text:style-name="T46"> e unidades </text:span><text:span text:style-name="T51"><text:s/>h:m:s </text:span>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D"/>
        <table:table-column table:style-name="Tabla3.G"/>
        <table:table-row table:style-name="Tabla3.1">
          <table:table-cell table:style-name="Tabla3.A1" office:value-type="string">
            <text:p text:style-name="P46">Respostas</text:p>
          </table:table-cell>
          <table:table-cell table:style-name="Tabla3.B1">
            <text:p text:style-name="P235"/>
          </table:table-cell>
          <table:table-cell table:style-name="Tabla3.B1">
            <text:p text:style-name="P79"/>
          </table:table-cell>
          <table:table-cell table:style-name="Tabla3.B1">
            <text:p text:style-name="P79"/>
          </table:table-cell>
          <table:table-cell table:style-name="Tabla3.A1" table:number-columns-spanned="2" office:value-type="string">
            <text:p text:style-name="P120">Cifras significativas:</text:p>
          </table:table-cell>
          <table:covered-table-cell/>
          <table:table-cell table:style-name="Tabla3.G1" office:value-type="string">
            <text:p text:style-name="P55"/>
          </table:table-cell>
        </table:table-row>
        <table:table-row table:style-name="Tabla3.1">
          <table:table-cell table:style-name="Tabla3.B1">
            <text:p text:style-name="P79"/>
          </table:table-cell>
          <table:table-cell table:style-name="Tabla3.B2" office:value-type="string">
            <text:p text:style-name="P120">Altura</text:p>
          </table:table-cell>
          <table:table-cell table:style-name="Tabla3.B1">
            <text:p text:style-name="P235"/>
          </table:table-cell>
          <table:table-cell table:style-name="Tabla3.A1" office:value-type="string">
            <text:p text:style-name="P120">Velocidade</text:p>
          </table:table-cell>
          <table:table-cell table:style-name="Tabla3.A1" office:value-type="string">
            <text:p text:style-name="P236">clic ↓</text:p>
          </table:table-cell>
          <table:table-cell table:style-name="Tabla3.F2" office:value-type="string">
            <text:p text:style-name="P120">Período</text:p>
          </table:table-cell>
          <table:table-cell table:style-name="Tabla3.B1">
            <text:p text:style-name="P235"/>
          </table:table-cell>
        </table:table-row>
        <table:table-row table:style-name="Tabla3.1">
          <table:table-cell table:style-name="Tabla3.A1" office:value-type="string">
            <text:p text:style-name="P55">Órbita</text:p>
          </table:table-cell>
          <table:table-cell table:style-name="Tabla3.A1" office:value-type="string">
            <text:p text:style-name="P120">503</text:p>
          </table:table-cell>
          <table:table-cell table:style-name="Tabla3.C3" office:value-type="string">
            <text:p text:style-name="P55">km</text:p>
          </table:table-cell>
          <table:table-cell table:style-name="Tabla3.D3">
            <text:p text:style-name="P79"/>
          </table:table-cell>
          <table:table-cell table:style-name="Tabla3.E3">
            <text:p text:style-name="P79"/>
          </table:table-cell>
          <table:table-cell table:style-name="Tabla3.F3" office:value-type="time" office:time-value="PT01H34M27.505221377S">
            <text:p text:style-name="P30">01:34:27</text:p>
          </table:table-cell>
          <table:table-cell table:style-name="Tabla3.G3" office:value-type="string">
            <text:p text:style-name="P55">h:m:s</text:p>
          </table:table-cell>
        </table:table-row>
      </table:table>
      <text:p text:style-name="P21"/>
      <text:p text:style-name="P152"/>
      <text:p text:style-name="P44">Cálculo do período <text:span text:style-name="T75">e a frecuencia</text:span>. <text:span text:style-name="T28"><text:s/>(Pestana</text:span><text:span text:style-name="T29">: «Periodo»</text:span><text:span text:style-name="T28">)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column table:style-name="Tabla11.L"/>
        <table:table-row table:style-name="Tabla11.1"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 table:number-columns-spanned="2">
            <text:p text:style-name="P113"/>
          </table:table-cell>
          <table:covered-table-cell/>
          <table:table-cell table:style-name="Tabla11.A1">
            <text:p text:style-name="P145"/>
          </table:table-cell>
          <table:table-cell table:style-name="Tabla11.F1" table:number-columns-spanned="2" office:value-type="string">
            <text:p text:style-name="P83">G · M =</text:p>
          </table:table-cell>
          <table:covered-table-cell/>
          <table:table-cell table:style-name="Tabla11.H1" table:number-columns-spanned="2" office:value-type="string">
            <text:p text:style-name="P134">6,67·10⁻¹¹ · 5,98·10²⁴</text:p>
          </table:table-cell>
          <table:covered-table-cell/>
          <table:table-cell table:style-name="Tabla11.J1" office:value-type="string">
            <text:p text:style-name="P134">=</text:p>
          </table:table-cell>
          <table:table-cell table:style-name="Tabla11.K1" office:value-type="string">
            <text:p text:style-name="P123">3,99·10¹⁴</text:p>
          </table:table-cell>
          <table:table-cell table:style-name="Tabla11.L1" office:value-type="string">
            <text:p text:style-name="P58">m³/s²</text:p>
          </table:table-cell>
        </table:table-row>
        <table:table-row table:style-name="Tabla11.1"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13"/>
          </table:table-cell>
          <table:table-cell table:style-name="Tabla11.A1" table:number-columns-spanned="2">
            <text:p text:style-name="P145"/>
          </table:table-cell>
          <table:covered-table-cell/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</table:table-row>
        <table:table-row>
          <table:table-cell table:style-name="Tabla11.A3" table:number-rows-spanned="2" office:value-type="string">
            <text:p text:style-name="P58">Ra<text:span text:style-name="T124">i</text:span>o da órbita</text:p>
          </table:table-cell>
          <table:table-cell table:style-name="Tabla11.B3" table:number-rows-spanned="2" office:value-type="string">
            <text:p text:style-name="P83"/>
          </table:table-cell>
          <table:table-cell table:style-name="Tabla11.C3" table:number-rows-spanned="2" office:value-type="string">
            <text:p text:style-name="P83">r =</text:p>
          </table:table-cell>
          <table:table-cell table:style-name="Tabla11.D3" office:value-type="string">
            <text:p text:style-name="P95">G · M</text:p>
          </table:table-cell>
          <table:table-cell table:style-name="Tabla11.A1">
            <text:p text:style-name="P145"/>
          </table:table-cell>
          <table:table-cell table:style-name="Tabla11.F3" table:number-rows-spanned="2" office:value-type="string">
            <text:p text:style-name="P83"/>
          </table:table-cell>
          <table:table-cell table:style-name="Tabla11.G3" table:number-rows-spanned="2" office:value-type="string">
            <text:p text:style-name="P83">r =</text:p>
          </table:table-cell>
          <table:table-cell table:style-name="Tabla11.H3" table:number-columns-spanned="2" office:value-type="string">
            <text:p text:style-name="P134">3,99·10¹⁴</text:p>
          </table:table-cell>
          <table:covered-table-cell/>
          <table:table-cell table:style-name="Tabla11.J3" table:number-rows-spanned="2" office:value-type="string">
            <text:p text:style-name="P134">=</text:p>
          </table:table-cell>
          <table:table-cell table:style-name="Tabla11.K3" table:number-rows-spanned="2" office:value-type="string">
            <text:p text:style-name="P123">6,87·10⁶</text:p>
          </table:table-cell>
          <table:table-cell table:style-name="Tabla11.L3" table:number-rows-spanned="2" office:value-type="string">
            <text:p text:style-name="P58">m</text:p>
          </table:table-cell>
        </table:table-row>
        <table:table-row>
          <table:covered-table-cell table:style-name="Tabla11.A1"/>
          <table:covered-table-cell table:style-name="Tabla11.A1"/>
          <table:covered-table-cell table:style-name="Tabla11.A1"/>
          <table:table-cell table:style-name="Tabla11.D4" office:value-type="string">
            <text:p text:style-name="P95">v²</text:p>
          </table:table-cell>
          <table:table-cell table:style-name="Tabla11.A1">
            <text:p text:style-name="P145"/>
          </table:table-cell>
          <table:covered-table-cell table:style-name="Tabla11.A1"/>
          <table:covered-table-cell table:style-name="Tabla11.A1"/>
          <table:table-cell table:style-name="Tabla11.H4" table:number-columns-spanned="2" office:value-type="string">
            <text:p text:style-name="P134">(7,62·10³)²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  <table:table-row table:style-name="Tabla11.1"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13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13"/>
          </table:table-cell>
          <table:table-cell table:style-name="Tabla11.A1" table:number-columns-spanned="2">
            <text:p text:style-name="P145"/>
          </table:table-cell>
          <table:covered-table-cell/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</table:table-row>
        <table:table-row>
          <table:table-cell table:style-name="Tabla11.A6" table:number-rows-spanned="2" office:value-type="string">
            <text:p text:style-name="P58">Período d<text:span text:style-name="T124">o</text:span> satélite</text:p>
          </table:table-cell>
          <table:table-cell table:style-name="Tabla11.B6" table:number-rows-spanned="2" table:number-columns-spanned="2" office:value-type="string">
            <text:p text:style-name="P83">T =</text:p>
          </table:table-cell>
          <table:covered-table-cell/>
          <table:table-cell table:style-name="Tabla11.D6" office:value-type="string">
            <text:p text:style-name="P95">2 · π · r</text:p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G6" table:number-rows-spanned="2" office:value-type="string">
            <text:p text:style-name="P95">T =</text:p>
          </table:table-cell>
          <table:table-cell table:style-name="Tabla11.H6" table:number-columns-spanned="2" office:value-type="string">
            <text:p text:style-name="P134">2 · 3,14 · 6,87·10⁶</text:p>
          </table:table-cell>
          <table:covered-table-cell/>
          <table:table-cell table:style-name="Tabla11.J6" table:number-rows-spanned="2" office:value-type="string">
            <text:p text:style-name="P134">=</text:p>
          </table:table-cell>
          <table:table-cell table:style-name="Tabla11.K6" table:number-rows-spanned="2" office:value-type="string">
            <text:p text:style-name="P32">5,67·10³</text:p>
          </table:table-cell>
          <table:table-cell table:style-name="Tabla11.L6" table:number-rows-spanned="2" office:value-type="string">
            <text:p text:style-name="P58">s</text:p>
          </table:table-cell>
        </table:table-row>
        <table:table-row>
          <table:covered-table-cell table:style-name="Tabla11.A1"/>
          <table:covered-table-cell table:style-name="Tabla11.A1"/>
          <table:covered-table-cell/>
          <table:table-cell table:style-name="Tabla11.D7" office:value-type="string">
            <text:p text:style-name="P95">v</text:p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covered-table-cell table:style-name="Tabla11.A1"/>
          <table:table-cell table:style-name="Tabla11.H7" table:number-columns-spanned="2" office:value-type="string">
            <text:p text:style-name="P134">7,62·10³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  <table:table-row table:style-name="Tabla11.1"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H8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</table:table-row>
        <table:table-row>
          <table:table-cell table:style-name="Tabla11.A9" table:number-rows-spanned="2" office:value-type="string">
            <text:p text:style-name="P58">Frecuencia d<text:span text:style-name="T124">o</text:span> satélite</text:p>
          </table:table-cell>
          <table:table-cell table:style-name="Tabla11.A1">
            <text:p text:style-name="P145"/>
          </table:table-cell>
          <table:table-cell table:style-name="Tabla11.C9" table:number-rows-spanned="2" office:value-type="string">
            <text:p text:style-name="P95">f =</text:p>
          </table:table-cell>
          <table:table-cell table:style-name="Tabla11.H8" office:value-type="float" office:value="1">
            <text:p text:style-name="P134">1</text:p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table-cell table:style-name="Tabla11.G9" table:number-rows-spanned="2" office:value-type="string">
            <text:p text:style-name="P95">f =</text:p>
          </table:table-cell>
          <table:table-cell table:style-name="Tabla11.H9" table:number-columns-spanned="2" office:value-type="string">
            <text:p text:style-name="P134">86400 s·día⁻¹</text:p>
          </table:table-cell>
          <table:covered-table-cell/>
          <table:table-cell table:style-name="Tabla11.J9" table:number-rows-spanned="2" office:value-type="string">
            <text:p text:style-name="P134">=</text:p>
          </table:table-cell>
          <table:table-cell table:style-name="Tabla11.K9" table:number-rows-spanned="2" office:value-type="string">
            <text:p text:style-name="P220">15,2</text:p>
          </table:table-cell>
          <table:table-cell table:style-name="Tabla11.L9" table:number-rows-spanned="2" office:value-type="string">
            <text:p text:style-name="P221">día⁻¹</text:p>
          </table:table-cell>
        </table:table-row>
        <table:table-row>
          <table:covered-table-cell table:style-name="Tabla11.A1"/>
          <table:table-cell table:style-name="Tabla11.A1">
            <text:p text:style-name="P145"/>
          </table:table-cell>
          <table:covered-table-cell table:style-name="Tabla11.A1"/>
          <table:table-cell table:style-name="Tabla11.D10" office:value-type="string">
            <text:p text:style-name="P95">T</text:p>
          </table:table-cell>
          <table:table-cell table:style-name="Tabla11.A1">
            <text:p text:style-name="P145"/>
          </table:table-cell>
          <table:table-cell table:style-name="Tabla11.A1">
            <text:p text:style-name="P145"/>
          </table:table-cell>
          <table:covered-table-cell table:style-name="Tabla11.A1"/>
          <table:table-cell table:style-name="Tabla11.H10" table:number-columns-spanned="2" office:value-type="string">
            <text:p text:style-name="P134">5,67·10³ s</text:p>
          </table:table-cell>
          <table:covered-table-cell/>
          <table:covered-table-cell table:style-name="Tabla11.A1"/>
          <table:covered-table-cell table:style-name="Tabla11.A1"/>
          <table:covered-table-cell table:style-name="Tabla11.A1"/>
        </table:table-row>
      </table:table>
      <text:p text:style-name="P153"/>
      <text:p text:style-name="P158"><text:span text:style-name="T7">Cálculo d</text:span><text:span text:style-name="T12">a altura.</text:span><text:span text:style-name="T7"> </text:span><text:span text:style-name="T28">(Pestana</text:span><text:span text:style-name="T29">: «</text:span><text:span text:style-name="T30">Altura</text:span><text:span text:style-name="T29">»</text:span><text:span text:style-name="T28">)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column table:style-name="Tabla9.H"/>
        <table:table-column table:style-name="Tabla9.I"/>
        <table:table-column table:style-name="Tabla9.J"/>
        <table:table-column table:style-name="Tabla9.K"/>
        <table:table-row table:style-name="Tabla9.1">
          <table:table-cell table:style-name="Tabla9.A1" office:value-type="string">
            <text:p text:style-name="P178">Altura da órbita</text:p>
          </table:table-cell>
          <table:table-cell table:style-name="Tabla9.B1">
            <text:p text:style-name="P145"/>
          </table:table-cell>
          <table:table-cell table:style-name="Tabla9.A1" office:value-type="string">
            <text:p text:style-name="P95"><text:span text:style-name="T131">h</text:span> =</text:p>
          </table:table-cell>
          <table:table-cell table:style-name="Tabla9.A1" office:value-type="string">
            <text:p text:style-name="P105"><text:span text:style-name="T131">r - </text:span>R</text:p>
          </table:table-cell>
          <table:table-cell table:style-name="Tabla9.B1">
            <text:p text:style-name="P145"/>
          </table:table-cell>
          <table:table-cell table:style-name="Tabla9.B1">
            <text:p text:style-name="P145"/>
          </table:table-cell>
          <table:table-cell table:style-name="Tabla9.A1" office:value-type="string">
            <text:p text:style-name="P83">h =</text:p>
          </table:table-cell>
          <table:table-cell table:style-name="Tabla9.A1" office:value-type="string">
            <text:p text:style-name="P134">6,87·10⁶ – 6,37·10⁶</text:p>
          </table:table-cell>
          <table:table-cell table:style-name="Tabla9.A1" office:value-type="string">
            <text:p text:style-name="P134">=</text:p>
          </table:table-cell>
          <table:table-cell table:style-name="Tabla9.A1" office:value-type="string">
            <text:p text:style-name="P32">5,0<text:span text:style-name="T132">4</text:span>·10⁵</text:p>
          </table:table-cell>
          <table:table-cell table:style-name="Tabla9.A1" office:value-type="string">
            <text:p text:style-name="P58">m</text:p>
          </table:table-cell>
        </table:table-row>
      </table:table>
      <text:p text:style-name="P301"/>
      <text:h text:style-name="P283" text:outline-level="4"><text:bookmark-start text:name="__RefHeading___Toc3575_217277345"/>Un satélite artificial de masa 10² kg xira arredor da Terra a unha altura de 4·10³ km sobre a superficie terrestre. Calcula:<text:bookmark-end text:name="__RefHeading___Toc3575_217277345"/></text:h>
      <text:h text:style-name="P293" text:outline-level="5">A súa velocidade orbital, aceleración e período, suposta a órbita circular.</text:h>
      <text:h text:style-name="P293" text:outline-level="5">Acha o módulo do momento angular do satélite respecto do centro da Terra.</text:h>
      <text:h text:style-name="P293" text:outline-level="5">Enuncia as leis de Kepler.</text:h>
      <text:p text:style-name="P181"><text:span text:style-name="T52">Datos: </text:span><text:span text:style-name="variable"><text:span text:style-name="T52">R</text:span></text:span><text:span text:style-name="subind"><text:span text:style-name="T52">T</text:span></text:span><text:span text:style-name="T52"> = 6,37·10⁶ m; </text:span><text:span text:style-name="variable"><text:span text:style-name="T52">g</text:span></text:span><text:span text:style-name="T52">₀ = 9,81 m/s²<text:tab/></text:span><text:span text:style-name="PAU"><text:span text:style-name="T56">(P.A.U. Set. 16)</text:span></text:span></text:p>
      <text:p text:style-name="P182"><text:span text:style-name="Rta"><text:span text:style-name="T52">Rta.:</text:span></text:span><text:span text:style-name="T52"> a)</text:span><text:span text:style-name="T57"> </text:span><text:span text:style-name="variable"><text:span text:style-name="T57">v</text:span></text:span><text:span text:style-name="T57"> = 6,20 km/s; </text:span><text:span text:style-name="variable"><text:span text:style-name="T57">T</text:span></text:span><text:span text:style-name="T57"> = 2 h 55 min; a = 3,70 m/s²; b) </text:span><text:span text:style-name="variable"><text:span text:style-name="T57">L</text:span></text:span><text:span text:style-name="T94">O</text:span><text:span text:style-name="T44"> </text:span><text:span text:style-name="subind"><text:span text:style-name="T44">= 6,42·10¹² </text:span></text:span><text:span text:style-name="T57">kg·m²/s</text:span></text:p>
      <text:p text:style-name="P68"/>
      <text:p text:style-name="P26"><text:span text:style-name="T7">Introdución de datos.</text:span> (Pestana<text:span text:style-name="T74">: «Enunciado»</text:span>)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office:value-type="string">
            <text:p text:style-name="P55">Un satélite de masa</text:p>
          </table:table-cell>
          <table:table-cell table:style-name="Tabla15.B1">
            <text:p text:style-name="P79"/>
          </table:table-cell>
          <table:table-cell table:style-name="Tabla15.A1" office:value-type="string">
            <text:p text:style-name="P81">m =</text:p>
          </table:table-cell>
          <table:table-cell table:style-name="Tabla15.D1" office:value-type="float" office:value="100">
            <text:p text:style-name="P120">1,00E+02</text:p>
          </table:table-cell>
          <table:table-cell table:style-name="Tabla15.A1" office:value-type="string">
            <text:p text:style-name="P55">kg</text:p>
          </table:table-cell>
        </table:table-row>
        <table:table-row table:style-name="Tabla15.1">
          <table:table-cell table:style-name="Tabla15.A1" office:value-type="string">
            <text:p text:style-name="P55">xira arredor dun astro de masa</text:p>
          </table:table-cell>
          <table:table-cell table:style-name="Tabla15.B1">
            <text:p text:style-name="P79"/>
          </table:table-cell>
          <table:table-cell table:style-name="Tabla15.A1" office:value-type="string">
            <text:p text:style-name="P81">M =</text:p>
          </table:table-cell>
          <table:table-cell table:style-name="Tabla15.D2">
            <text:p text:style-name="P79"/>
          </table:table-cell>
          <table:table-cell table:style-name="Tabla15.A1" office:value-type="string">
            <text:p text:style-name="P55">kg</text:p>
          </table:table-cell>
        </table:table-row>
        <table:table-row table:style-name="Tabla15.3">
          <table:table-cell table:style-name="Tabla15.A1" office:value-type="string">
            <text:p text:style-name="P55">e raio</text:p>
          </table:table-cell>
          <table:table-cell table:style-name="Tabla15.B1">
            <text:p text:style-name="P79"/>
          </table:table-cell>
          <table:table-cell table:style-name="Tabla15.A1" office:value-type="string">
            <text:p text:style-name="P81">R =</text:p>
          </table:table-cell>
          <table:table-cell table:style-name="Tabla15.D3" office:value-type="float" office:value="6370000">
            <text:p text:style-name="P120">6,37E+06</text:p>
          </table:table-cell>
          <table:table-cell table:style-name="Tabla15.E3" office:value-type="string">
            <text:p text:style-name="P55">m</text:p>
          </table:table-cell>
        </table:table-row>
        <table:table-row table:style-name="Tabla15.1">
          <table:table-cell table:style-name="Tabla15.A1" office:value-type="string">
            <text:p text:style-name="P55">no que a gravidade no chan é</text:p>
          </table:table-cell>
          <table:table-cell table:style-name="Tabla15.B1">
            <text:p text:style-name="P79"/>
          </table:table-cell>
          <table:table-cell table:style-name="Tabla15.A1" office:value-type="string">
            <text:p text:style-name="P81">g₀ =</text:p>
          </table:table-cell>
          <table:table-cell table:style-name="Tabla15.D4" office:value-type="float" office:value="9.81">
            <text:p text:style-name="P120">9,81</text:p>
          </table:table-cell>
          <table:table-cell table:style-name="Tabla15.A1" office:value-type="string">
            <text:p text:style-name="P55">m/s²</text:p>
          </table:table-cell>
        </table:table-row>
        <table:table-row table:style-name="Tabla15.1">
          <table:table-cell table:style-name="Tabla15.A1" office:value-type="string">
            <text:p text:style-name="P55">A órbita é circular de</text:p>
          </table:table-cell>
          <table:table-cell table:style-name="Tabla15.B5" office:value-type="string">
            <text:p text:style-name="P55">altura</text:p>
          </table:table-cell>
          <table:table-cell table:style-name="Tabla15.A1" office:value-type="string">
            <text:p text:style-name="P81">h =</text:p>
          </table:table-cell>
          <table:table-cell table:style-name="Tabla15.D5" office:value-type="float" office:value="4000">
            <text:p text:style-name="P120">4,00E+03</text:p>
          </table:table-cell>
          <table:table-cell table:style-name="Tabla15.E5" office:value-type="string">
            <text:p text:style-name="P55">km</text:p>
          </table:table-cell>
        </table:table-row>
      </table:table>
      <text:p text:style-name="P6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column table:style-name="Tabla1.G"/>
        <table:table-row table:style-name="Tabla1.1">
          <table:table-cell table:style-name="Tabla1.A1" office:value-type="string">
            <text:p text:style-name="P46">Respostas</text:p>
          </table:table-cell>
          <table:table-cell table:style-name="Tabla1.B1">
            <text:p text:style-name="P235"/>
          </table:table-cell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A1" table:number-columns-spanned="2" office:value-type="string">
            <text:p text:style-name="P120">Cifras significativas:</text:p>
          </table:table-cell>
          <table:covered-table-cell/>
          <table:table-cell table:style-name="Tabla1.G1" office:value-type="string">
            <text:p text:style-name="P55"/>
          </table:table-cell>
        </table:table-row>
        <table:table-row table:style-name="Tabla1.1">
          <table:table-cell table:style-name="Tabla1.B1">
            <text:p text:style-name="P79"/>
          </table:table-cell>
          <table:table-cell table:style-name="Tabla1.B2" office:value-type="string">
            <text:p text:style-name="P120">Raio</text:p>
          </table:table-cell>
          <table:table-cell table:style-name="Tabla1.B1">
            <text:p text:style-name="P235"/>
          </table:table-cell>
          <table:table-cell table:style-name="Tabla1.A1" office:value-type="string">
            <text:p text:style-name="P120">Velocidade</text:p>
          </table:table-cell>
          <table:table-cell table:style-name="Tabla1.B1">
            <text:p text:style-name="P235"/>
          </table:table-cell>
          <table:table-cell table:style-name="Tabla1.F2" office:value-type="string">
            <text:p text:style-name="P120">Período</text:p>
          </table:table-cell>
          <table:table-cell table:style-name="Tabla1.B1">
            <text:p text:style-name="P235"/>
          </table:table-cell>
        </table:table-row>
        <table:table-row table:style-name="Tabla1.1">
          <table:table-cell table:style-name="Tabla1.A1" office:value-type="string">
            <text:p text:style-name="P55">Órbita</text:p>
          </table:table-cell>
          <table:table-cell table:style-name="Tabla1.A1" office:value-type="string">
            <text:p text:style-name="P120">1,04·10⁷</text:p>
          </table:table-cell>
          <table:table-cell table:style-name="Tabla1.C3" office:value-type="string">
            <text:p text:style-name="P55">m</text:p>
          </table:table-cell>
          <table:table-cell table:style-name="Tabla1.A1" office:value-type="string">
            <text:p text:style-name="P30">6,20·10³</text:p>
          </table:table-cell>
          <table:table-cell table:style-name="Tabla1.E3" office:value-type="string">
            <text:p text:style-name="P55">m/s</text:p>
          </table:table-cell>
          <table:table-cell table:style-name="Tabla1.F3" office:value-type="time" office:time-value="PT02H55M16.568789343S">
            <text:p text:style-name="P30">02:55:16</text:p>
          </table:table-cell>
          <table:table-cell table:style-name="Tabla1.G3" office:value-type="string">
            <text:p text:style-name="P55">h:m:s</text:p>
          </table:table-cell>
        </table:table-row>
        <table:table-row table:style-name="Tabla1.1"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B1">
            <text:p text:style-name="P79"/>
          </table:table-cell>
          <table:table-cell table:style-name="Tabla1.A1" office:value-type="string">
            <text:p text:style-name="P236">clic ↓</text:p>
          </table:table-cell>
        </table:table-row>
        <text:soft-page-break/>
        <table:table-row table:style-name="Tabla1.1">
          <table:table-cell table:style-name="Tabla1.B1">
            <text:p text:style-name="P79"/>
          </table:table-cell>
          <table:table-cell table:style-name="Tabla1.A1" office:value-type="string">
            <text:p text:style-name="P120">cinética</text:p>
          </table:table-cell>
          <table:table-cell table:style-name="Tabla1.B1">
            <text:p text:style-name="P79"/>
          </table:table-cell>
          <table:table-cell table:style-name="Tabla1.A1" office:value-type="string">
            <text:p text:style-name="P120">potencial</text:p>
          </table:table-cell>
          <table:table-cell table:style-name="Tabla1.B1">
            <text:p text:style-name="P79"/>
          </table:table-cell>
          <table:table-cell table:style-name="Tabla1.A1" office:value-type="string">
            <text:p text:style-name="P120">mecánica</text:p>
          </table:table-cell>
          <table:table-cell table:style-name="Tabla1.G5">
            <text:p text:style-name="P79"/>
          </table:table-cell>
        </table:table-row>
        <table:table-row table:style-name="Tabla1.1">
          <table:table-cell table:style-name="Tabla1.G5">
            <text:p text:style-name="P79"/>
          </table:table-cell>
          <table:table-cell table:style-name="Tabla1.B6">
            <text:p text:style-name="P79"/>
          </table:table-cell>
          <table:table-cell table:style-name="Tabla1.A1" office:value-type="string">
            <text:p text:style-name="P55">J</text:p>
          </table:table-cell>
          <table:table-cell table:style-name="Tabla1.B6">
            <text:p text:style-name="P79"/>
          </table:table-cell>
          <table:table-cell table:style-name="Tabla1.A1" office:value-type="string">
            <text:p text:style-name="P55">J</text:p>
          </table:table-cell>
          <table:table-cell table:style-name="Tabla1.B1">
            <text:p text:style-name="P79"/>
          </table:table-cell>
          <table:table-cell table:style-name="Tabla1.A1" office:value-type="string">
            <text:p text:style-name="P55">J</text:p>
          </table:table-cell>
        </table:table-row>
        <table:table-row table:style-name="Tabla1.1">
          <table:table-cell table:style-name="Tabla1.B1">
            <text:p text:style-name="P79"/>
          </table:table-cell>
          <table:table-cell table:style-name="Tabla1.A1" office:value-type="string">
            <text:p text:style-name="P120"/>
          </table:table-cell>
          <table:table-cell table:style-name="Tabla1.B1">
            <text:p text:style-name="P79"/>
          </table:table-cell>
          <table:table-cell table:style-name="Tabla1.A1" table:number-columns-spanned="2" office:value-type="string">
            <text:p text:style-name="P131"/>
          </table:table-cell>
          <table:covered-table-cell/>
          <table:table-cell table:style-name="Tabla1.B1">
            <text:p text:style-name="P79"/>
          </table:table-cell>
          <table:table-cell table:style-name="Tabla1.B1">
            <text:p text:style-name="P79"/>
          </table:table-cell>
        </table:table-row>
        <table:table-row table:style-name="Tabla1.1">
          <table:table-cell table:style-name="Tabla1.A1" office:value-type="string">
            <text:p text:style-name="P55">Terra</text:p>
          </table:table-cell>
          <table:table-cell table:style-name="Tabla1.A1" office:value-type="string">
            <text:p text:style-name="P120"/>
          </table:table-cell>
          <table:table-cell table:style-name="Tabla1.A1" office:value-type="string">
            <text:p text:style-name="P55"/>
          </table:table-cell>
          <table:table-cell table:style-name="Tabla1.A1" office:value-type="string">
            <text:p text:style-name="P120"/>
          </table:table-cell>
          <table:table-cell table:style-name="Tabla1.A1" office:value-type="string">
            <text:p text:style-name="P114">M =</text:p>
          </table:table-cell>
          <table:table-cell table:style-name="Tabla1.A1" office:value-type="string">
            <text:p text:style-name="P120">5,96·10²⁴</text:p>
          </table:table-cell>
          <table:table-cell table:style-name="Tabla1.A1" office:value-type="string">
            <text:p text:style-name="P55">kg</text:p>
          </table:table-cell>
        </table:table-row>
        <table:table-row table:style-name="Tabla1.1">
          <table:table-cell table:style-name="Tabla1.G5">
            <text:p text:style-name="P79"/>
          </table:table-cell>
          <table:table-cell table:style-name="Tabla1.A1" table:number-columns-spanned="2" office:value-type="string">
            <text:p text:style-name="P55">no chan para</text:p>
          </table:table-cell>
          <table:covered-table-cell/>
          <table:table-cell table:style-name="Tabla1.G5" table:number-columns-spanned="2">
            <text:p text:style-name="P79"/>
          </table:table-cell>
          <table:covered-table-cell/>
          <table:table-cell table:style-name="Tabla1.A1" office:value-type="string">
            <text:p text:style-name="P120"/>
          </table:table-cell>
          <table:table-cell table:style-name="Tabla1.A1" office:value-type="string">
            <text:p text:style-name="P55"/>
          </table:table-cell>
        </table:table-row>
        <table:table-row table:style-name="Tabla1.1">
          <table:table-cell table:style-name="Tabla1.B1">
            <text:p text:style-name="P79"/>
          </table:table-cell>
          <table:table-cell table:style-name="Tabla1.B10" table:number-columns-spanned="2" office:value-type="string">
            <text:p text:style-name="P131">Campo gravitacional</text:p>
          </table:table-cell>
          <table:covered-table-cell/>
          <table:table-cell table:style-name="Tabla1.A1" office:value-type="string">
            <text:p text:style-name="P55">na órbita</text:p>
          </table:table-cell>
          <table:table-cell table:style-name="Tabla1.B1">
            <text:p text:style-name="P79"/>
          </table:table-cell>
          <table:table-cell table:style-name="Tabla1.A1" office:value-type="string">
            <text:p text:style-name="P30">3,70</text:p>
          </table:table-cell>
          <table:table-cell table:style-name="Tabla1.A1" office:value-type="string">
            <text:p text:style-name="P55">m/s²</text:p>
          </table:table-cell>
        </table:table-row>
      </table:table>
      <text:p text:style-name="P154"/>
      <text:p text:style-name="P159">Para ver <text:span text:style-name="T133">o</text:span> momento angular d<text:span text:style-name="T133">o</text:span> satélite respecto d<text:span text:style-name="T133">o</text:span> centro da Terra, el<text:span text:style-name="T133">ix</text:span>ir <text:span text:style-name="T48"><text:s/></text:span><text:span text:style-name="T51">Momento angular</text:span><text:span text:style-name="T46"> </text:span><text:span text:style-name="T49">en vez de</text:span><text:span text:style-name="T48"> </text:span><text:span text:style-name="T50">Campo gravitacional</text:span><text:span text:style-name="T46">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D"/>
        <table:table-column table:style-name="Tabla13.G"/>
        <table:table-row table:style-name="Tabla13.1">
          <table:table-cell table:style-name="Tabla13.A1">
            <text:p text:style-name="P160"/>
          </table:table-cell>
          <table:table-cell table:style-name="Tabla13.B1" office:value-type="string">
            <text:p text:style-name="P238"/>
          </table:table-cell>
          <table:table-cell table:style-name="Tabla13.C1" office:value-type="string">
            <text:p text:style-name="P60">Momento angular</text:p>
          </table:table-cell>
          <table:table-cell table:style-name="Tabla13.D1" office:value-type="string">
            <text:p text:style-name="P60">en la órbita</text:p>
          </table:table-cell>
          <table:table-cell table:style-name="Tabla13.A1">
            <text:p text:style-name="P160"/>
          </table:table-cell>
          <table:table-cell table:style-name="Tabla13.F1" office:value-type="string">
            <text:p text:style-name="P33">6,42·10¹²</text:p>
          </table:table-cell>
          <table:table-cell table:style-name="Tabla13.G1" office:value-type="string">
            <text:p text:style-name="P60">kg·m²/s</text:p>
          </table:table-cell>
        </table:table-row>
      </table:table>
      <text:p text:style-name="P157"/>
      <text:p text:style-name="P154"><text:span text:style-name="T8">Cálculo da </text:span><text:span text:style-name="T10">velocidade orbital e </text:span><text:span text:style-name="T16">o</text:span><text:span text:style-name="T8"> período.</text:span><text:span text:style-name="T31"> </text:span><text:span text:style-name="T28">(Pestana</text:span><text:span text:style-name="T29">: «Periodo»</text:span><text:span text:style-name="T28">)</text:span></text:p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column table:style-name="Tabla60.E"/>
        <table:table-column table:style-name="Tabla60.F"/>
        <table:table-column table:style-name="Tabla60.G"/>
        <table:table-column table:style-name="Tabla60.H"/>
        <table:table-column table:style-name="Tabla60.I"/>
        <table:table-column table:style-name="Tabla60.J"/>
        <table:table-column table:style-name="Tabla60.K"/>
        <table:table-column table:style-name="Tabla60.L"/>
        <table:table-row table:style-name="Tabla60.1">
          <table:table-cell table:style-name="Tabla60.A1" office:value-type="string">
            <text:p text:style-name="P61">Raio da órbita</text:p>
          </table:table-cell>
          <table:table-cell table:style-name="Tabla60.B1">
            <text:p text:style-name="P166"/>
          </table:table-cell>
          <table:table-cell table:style-name="Tabla60.A1" office:value-type="string">
            <text:p text:style-name="P106">r =</text:p>
          </table:table-cell>
          <table:table-cell table:style-name="Tabla60.A1" office:value-type="string">
            <text:p text:style-name="P106">R + h</text:p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A1" office:value-type="string">
            <text:p text:style-name="P84">r =</text:p>
          </table:table-cell>
          <table:table-cell table:style-name="Tabla60.A1" table:number-columns-spanned="2" office:value-type="string">
            <text:p text:style-name="P213">6,37·10⁶ + 4,00·10⁶</text:p>
          </table:table-cell>
          <table:covered-table-cell/>
          <table:table-cell table:style-name="Tabla60.A1" office:value-type="string">
            <text:p text:style-name="P135">=</text:p>
          </table:table-cell>
          <table:table-cell table:style-name="Tabla60.A1" office:value-type="string">
            <text:p text:style-name="P124">1,04·10⁷</text:p>
          </table:table-cell>
          <table:table-cell table:style-name="Tabla60.A1" office:value-type="string">
            <text:p text:style-name="P61">m</text:p>
          </table:table-cell>
        </table:table-row>
        <table:table-row table:style-name="Tabla60.1"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</table:table-row>
        <table:table-row table:style-name="Tabla60.1">
          <table:table-cell table:style-name="Tabla60.A1" office:value-type="string">
            <text:p text:style-name="P61">Masa d<text:span text:style-name="T134">o</text:span> astro</text:p>
          </table:table-cell>
          <table:table-cell table:style-name="Tabla60.B1">
            <text:p text:style-name="P166"/>
          </table:table-cell>
          <table:table-cell table:style-name="Tabla60.A1" table:number-columns-spanned="2" office:value-type="string">
            <text:p text:style-name="P106">G · M = g₀ · R²</text:p>
          </table:table-cell>
          <table:covered-table-cell/>
          <table:table-cell table:style-name="Tabla60.B1">
            <text:p text:style-name="P166"/>
          </table:table-cell>
          <table:table-cell table:style-name="Tabla60.A1" table:number-columns-spanned="2" office:value-type="string">
            <text:p text:style-name="P84">G · M =</text:p>
          </table:table-cell>
          <table:covered-table-cell/>
          <table:table-cell table:style-name="Tabla60.A1" table:number-columns-spanned="2" office:value-type="string">
            <text:p text:style-name="P135">9,81 · (6,37·10⁶)²</text:p>
          </table:table-cell>
          <table:covered-table-cell/>
          <table:table-cell table:style-name="Tabla60.A1" office:value-type="string">
            <text:p text:style-name="P135">=</text:p>
          </table:table-cell>
          <table:table-cell table:style-name="Tabla60.A1" office:value-type="string">
            <text:p text:style-name="P124">3,98·10¹⁴</text:p>
          </table:table-cell>
          <table:table-cell table:style-name="Tabla60.A1" office:value-type="string">
            <text:p text:style-name="P61">m³/s²</text:p>
          </table:table-cell>
        </table:table-row>
        <table:table-row table:style-name="Tabla60.1"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A1" office:value-type="string">
            <text:p text:style-name="P84">M =</text:p>
          </table:table-cell>
          <table:table-cell table:style-name="Tabla60.A1" table:number-columns-spanned="2" office:value-type="string">
            <text:p text:style-name="P135">3,98·10¹⁴ / 6,67·10⁻¹¹</text:p>
          </table:table-cell>
          <table:covered-table-cell/>
          <table:table-cell table:style-name="Tabla60.A1" office:value-type="string">
            <text:p text:style-name="P135">=</text:p>
          </table:table-cell>
          <table:table-cell table:style-name="Tabla60.A1" office:value-type="string">
            <text:p text:style-name="P124">5,96·10²⁴</text:p>
          </table:table-cell>
          <table:table-cell table:style-name="Tabla60.A1" office:value-type="string">
            <text:p text:style-name="P61">kg</text:p>
          </table:table-cell>
        </table:table-row>
        <table:table-row>
          <table:table-cell table:style-name="Tabla60.A1" table:number-rows-spanned="2" office:value-type="string">
            <text:p text:style-name="P61">Velocidad<text:span text:style-name="T134">e</text:span> d<text:span text:style-name="T134">o</text:span> satélite</text:p>
          </table:table-cell>
          <table:table-cell table:style-name="Tabla60.A1" table:number-rows-spanned="2" office:value-type="string">
            <text:p text:style-name="P84">v =</text:p>
          </table:table-cell>
          <table:table-cell table:style-name="Tabla60.A1" table:number-rows-spanned="2" office:value-type="string">
            <text:p text:style-name="P246">√</text:p>
          </table:table-cell>
          <table:table-cell table:style-name="Tabla60.D5" office:value-type="string">
            <text:p text:style-name="P96">G · M</text:p>
          </table:table-cell>
          <table:table-cell table:style-name="Tabla60.B1">
            <text:p text:style-name="P166"/>
          </table:table-cell>
          <table:table-cell table:style-name="Tabla60.A1" table:number-rows-spanned="2" office:value-type="string">
            <text:p text:style-name="P84">v =</text:p>
          </table:table-cell>
          <table:table-cell table:style-name="Tabla60.A1" table:number-rows-spanned="2" office:value-type="string">
            <text:p text:style-name="P246">√</text:p>
          </table:table-cell>
          <table:table-cell table:style-name="Tabla60.H5" table:number-columns-spanned="2" office:value-type="string">
            <text:p text:style-name="P135">3,98·10¹⁴</text:p>
          </table:table-cell>
          <table:covered-table-cell/>
          <table:table-cell table:style-name="Tabla60.A1" table:number-rows-spanned="2" office:value-type="string">
            <text:p text:style-name="P135">=</text:p>
          </table:table-cell>
          <table:table-cell table:style-name="Tabla60.A1" table:number-rows-spanned="2" office:value-type="string">
            <text:p text:style-name="P34">6,20·10³</text:p>
          </table:table-cell>
          <table:table-cell table:style-name="Tabla60.A1" table:number-rows-spanned="2" office:value-type="string">
            <text:p text:style-name="P61">m/s</text:p>
          </table:table-cell>
        </table:table-row>
        <table:table-row>
          <table:covered-table-cell table:style-name="Tabla60.B1"/>
          <table:covered-table-cell table:style-name="Tabla60.B1"/>
          <table:covered-table-cell table:style-name="Tabla60.B1"/>
          <table:table-cell table:style-name="Tabla60.A1" office:value-type="string">
            <text:p text:style-name="P96">r</text:p>
          </table:table-cell>
          <table:table-cell table:style-name="Tabla60.B1">
            <text:p text:style-name="P166"/>
          </table:table-cell>
          <table:covered-table-cell table:style-name="Tabla60.B1"/>
          <table:covered-table-cell table:style-name="Tabla60.B1"/>
          <table:table-cell table:style-name="Tabla60.A1" table:number-columns-spanned="2" office:value-type="string">
            <text:p text:style-name="P135">1,04·10⁷</text:p>
          </table:table-cell>
          <table:covered-table-cell/>
          <table:covered-table-cell table:style-name="Tabla60.B1"/>
          <table:covered-table-cell table:style-name="Tabla60.B1"/>
          <table:covered-table-cell table:style-name="Tabla60.B1"/>
        </table:table-row>
        <table:table-row table:style-name="Tabla60.1"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15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15"/>
          </table:table-cell>
          <table:table-cell table:style-name="Tabla60.B1" table:number-columns-spanned="2">
            <text:p text:style-name="P166"/>
          </table:table-cell>
          <table:covered-table-cell/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</table:table-row>
        <table:table-row>
          <table:table-cell table:style-name="Tabla60.A1" table:number-rows-spanned="2" office:value-type="string">
            <text:p text:style-name="P61">Período d<text:span text:style-name="T134">o</text:span> satélite</text:p>
          </table:table-cell>
          <table:table-cell table:style-name="Tabla60.B1">
            <text:p text:style-name="P166"/>
          </table:table-cell>
          <table:table-cell table:style-name="Tabla60.A1" table:number-rows-spanned="2" office:value-type="string">
            <text:p text:style-name="P96">T =</text:p>
          </table:table-cell>
          <table:table-cell table:style-name="Tabla60.D8" office:value-type="string">
            <text:p text:style-name="P96">2 · π · r</text:p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table-cell table:style-name="Tabla60.A1" table:number-rows-spanned="2" office:value-type="string">
            <text:p text:style-name="P96">T =</text:p>
          </table:table-cell>
          <table:table-cell table:style-name="Tabla60.H8" table:number-columns-spanned="2" office:value-type="string">
            <text:p text:style-name="P135">2 · 3,14 · 1,04·10⁷</text:p>
          </table:table-cell>
          <table:covered-table-cell/>
          <table:table-cell table:style-name="Tabla60.A1" table:number-rows-spanned="2" office:value-type="string">
            <text:p text:style-name="P135">=</text:p>
          </table:table-cell>
          <table:table-cell table:style-name="Tabla60.A1" table:number-rows-spanned="2" office:value-type="string">
            <text:p text:style-name="P34">1,05·10⁴</text:p>
          </table:table-cell>
          <table:table-cell table:style-name="Tabla60.A1" table:number-rows-spanned="2" office:value-type="string">
            <text:p text:style-name="P61">s</text:p>
          </table:table-cell>
        </table:table-row>
        <table:table-row>
          <table:covered-table-cell table:style-name="Tabla60.B1"/>
          <table:table-cell table:style-name="Tabla60.B1">
            <text:p text:style-name="P166"/>
          </table:table-cell>
          <table:covered-table-cell table:style-name="Tabla60.B1"/>
          <table:table-cell table:style-name="Tabla60.A1" office:value-type="string">
            <text:p text:style-name="P96">v</text:p>
          </table:table-cell>
          <table:table-cell table:style-name="Tabla60.B1">
            <text:p text:style-name="P166"/>
          </table:table-cell>
          <table:table-cell table:style-name="Tabla60.B1">
            <text:p text:style-name="P166"/>
          </table:table-cell>
          <table:covered-table-cell table:style-name="Tabla60.B1"/>
          <table:table-cell table:style-name="Tabla60.A1" table:number-columns-spanned="2" office:value-type="string">
            <text:p text:style-name="P135">6,20·10³</text:p>
          </table:table-cell>
          <table:covered-table-cell/>
          <table:covered-table-cell table:style-name="Tabla60.B1"/>
          <table:covered-table-cell table:style-name="Tabla60.B1"/>
          <table:covered-table-cell table:style-name="Tabla60.B1"/>
        </table:table-row>
      </table:table>
      <text:p text:style-name="P155"/>
      <text:p text:style-name="P154"><text:span text:style-name="T8">Cálculo da</text:span><text:span text:style-name="T14"> aceleración.</text:span><text:span text:style-name="T32"> </text:span><text:span text:style-name="T28"><text:s/>(Pestana</text:span><text:span text:style-name="T29">: «</text:span><text:span text:style-name="T28">Peso</text:span><text:span text:style-name="T29">»</text:span><text:span text:style-name="T28">)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B"/>
        <table:table-column table:style-name="Tabla2.I"/>
        <table:table-column table:style-name="Tabla2.J"/>
        <table:table-row table:style-name="Tabla2.1">
          <table:table-cell table:style-name="Tabla2.A1" table:number-rows-spanned="2" office:value-type="string">
            <text:p text:style-name="P61">Grav<text:span text:style-name="T134">i</text:span>dad<text:span text:style-name="T134">e</text:span> ea altura</text:p>
          </table:table-cell>
          <table:table-cell table:style-name="Tabla2.A1" table:number-rows-spanned="2" office:value-type="string">
            <text:p text:style-name="P84">g =</text:p>
          </table:table-cell>
          <table:table-cell table:style-name="Tabla2.C1" office:value-type="string">
            <text:p text:style-name="P96">G · M</text:p>
          </table:table-cell>
          <table:table-cell table:style-name="Tabla2.D1">
            <text:p text:style-name="P166"/>
          </table:table-cell>
          <table:table-cell table:style-name="Tabla2.D1">
            <text:p text:style-name="P166"/>
          </table:table-cell>
          <table:table-cell table:style-name="Tabla2.A1" table:number-rows-spanned="2" office:value-type="string">
            <text:p text:style-name="P84">g =</text:p>
          </table:table-cell>
          <table:table-cell table:style-name="Tabla2.C1" office:value-type="string">
            <text:p text:style-name="P135">3,98·10¹⁴</text:p>
          </table:table-cell>
          <table:table-cell table:style-name="Tabla2.A1" table:number-rows-spanned="2" office:value-type="string">
            <text:p text:style-name="P135">=</text:p>
          </table:table-cell>
          <table:table-cell table:style-name="Tabla2.A1" table:number-rows-spanned="2" office:value-type="string">
            <text:p text:style-name="P34">3,70</text:p>
          </table:table-cell>
          <table:table-cell table:style-name="Tabla2.A1" table:number-rows-spanned="2" office:value-type="string">
            <text:p text:style-name="P61">m/s²</text:p>
          </table:table-cell>
        </table:table-row>
        <table:table-row table:style-name="Tabla2.1">
          <table:covered-table-cell table:style-name="Tabla2.A1"/>
          <table:covered-table-cell table:style-name="Tabla2.A1"/>
          <table:table-cell table:style-name="Tabla2.A1" office:value-type="string">
            <text:p text:style-name="P96">r²</text:p>
          </table:table-cell>
          <table:table-cell table:style-name="Tabla2.D1">
            <text:p text:style-name="P166"/>
          </table:table-cell>
          <table:table-cell table:style-name="Tabla2.D1">
            <text:p text:style-name="P166"/>
          </table:table-cell>
          <table:covered-table-cell table:style-name="Tabla2.A1"/>
          <table:table-cell table:style-name="Tabla2.A1" office:value-type="string">
            <text:p text:style-name="P135">(1,04·10⁷)²</text:p>
          </table:table-cell>
          <table:covered-table-cell table:style-name="Tabla2.A1"/>
          <table:covered-table-cell table:style-name="Tabla2.A1"/>
          <table:covered-table-cell table:style-name="Tabla2.A1"/>
        </table:table-row>
      </table:table>
      <text:p text:style-name="P155"/>
      <text:p text:style-name="P156"><text:span text:style-name="T8">Cálculo do</text:span><text:span text:style-name="T15"> módulo do momento angular</text:span><text:span text:style-name="T8">.</text:span><text:span text:style-name="T31"> </text:span><text:span text:style-name="T28"><text:s/>(Pestana</text:span><text:span text:style-name="T29">: «Enerxia»</text:span><text:span text:style-name="T28">)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row table:style-name="Tabla14.1">
          <table:table-cell table:style-name="Tabla14.A1" office:value-type="string">
            <text:p text:style-name="P61">Momento angular</text:p>
          </table:table-cell>
          <table:table-cell table:style-name="Tabla14.A1" office:value-type="string">
            <text:p text:style-name="P106"/>
          </table:table-cell>
          <table:table-cell table:style-name="Tabla14.A1" office:value-type="string">
            <text:p text:style-name="P106">Lₒ = r · m · v</text:p>
          </table:table-cell>
          <table:table-cell table:style-name="Tabla14.D1">
            <text:p text:style-name="P166"/>
          </table:table-cell>
          <table:table-cell table:style-name="Tabla14.D1">
            <text:p text:style-name="P166"/>
          </table:table-cell>
          <table:table-cell table:style-name="Tabla14.A1" office:value-type="string">
            <text:p text:style-name="P106">Lₒ =</text:p>
          </table:table-cell>
          <table:table-cell table:style-name="Tabla14.A1" office:value-type="string">
            <text:p text:style-name="P135">1,04·10⁷ · 100 · 6,20·10³</text:p>
          </table:table-cell>
          <table:table-cell table:style-name="Tabla14.A1" office:value-type="string">
            <text:p text:style-name="P135">=</text:p>
          </table:table-cell>
          <table:table-cell table:style-name="Tabla14.A1" office:value-type="string">
            <text:p text:style-name="P34">6,42·10¹²</text:p>
          </table:table-cell>
          <table:table-cell table:style-name="Tabla14.A1" office:value-type="string">
            <text:p text:style-name="P61">kg·m²/s</text:p>
          </table:table-cell>
        </table:table-row>
      </table:table>
      <text:p text:style-name="P151"/>
      <text:h text:style-name="P284" text:outline-level="4"><text:bookmark-start text:name="__RefHeading___Toc3577_217277345"/>Un satélite artificial de 500 kg describe unha órbita circular arredor da Terra cun raio de 2·10⁴ km. Calcula:<text:bookmark-end text:name="__RefHeading___Toc3577_217277345"/></text:h>
      <text:h text:style-name="P294" text:outline-level="5">A velocidade orbital e o período.</text:h>
      <text:h text:style-name="P294" text:outline-level="5">A enerxía mecánica e a potencial.</text:h>
      <text:h text:style-name="P294" text:outline-level="5">Si por fricción pérdese algo de enerxía, que lle ocorre ao raio e á velocidade?</text:h>
      <text:p text:style-name="P183"><text:span text:style-name="T52">Datos </text:span><text:span text:style-name="Variable"><text:span text:style-name="T52">g</text:span></text:span><text:span text:style-name="T52">₀ = 9,8 m/s</text:span><text:span text:style-name="T58">²</text:span><text:span text:style-name="T52">; </text:span><text:span text:style-name="Variable"><text:span text:style-name="T52">R</text:span></text:span><text:span text:style-name="T52"> = 6370 km<text:tab/></text:span><text:span text:style-name="PAU"><text:span text:style-name="T52">(P.A.U. Set. 10)</text:span></text:span></text:p>
      <text:p text:style-name="P193"><text:span text:style-name="T53">Rta.</text:span><text:span text:style-name="T52">: a) </text:span><text:span text:style-name="variable"><text:span text:style-name="T59">v</text:span></text:span><text:span text:style-name="T52"> = 4,</text:span><text:span text:style-name="T62">46</text:span><text:span text:style-name="T52"> km/s; </text:span><text:span text:style-name="variable"><text:span text:style-name="T59">T</text:span></text:span><text:span text:style-name="T52"> = 7 </text:span><text:span text:style-name="T59">h </text:span><text:span text:style-name="T60">50 min</text:span><text:span text:style-name="T52">; b) </text:span><text:span text:style-name="variable"><text:span text:style-name="T59">E</text:span></text:span><text:span text:style-name="T52"> = -4,97·10⁹ J; </text:span><text:span text:style-name="variable"><text:span text:style-name="T52">E</text:span></text:span><text:span text:style-name="T39">ₚ</text:span><text:span text:style-name="T52"> = -9,9</text:span><text:span text:style-name="T63">4</text:span><text:span text:style-name="T52">·10⁹ J</text:span></text:p>
      <text:p text:style-name="P21"/>
      <text:p text:style-name="P26"><text:span text:style-name="T7">Introdución de datos.</text:span> (Pestana<text:span text:style-name="T74">: «Enunciado»</text:span>)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 table:style-name="Tabla22.1">
          <table:table-cell table:style-name="Tabla22.A1" office:value-type="string">
            <text:p text:style-name="P55">Un satélite de masa</text:p>
          </table:table-cell>
          <table:table-cell table:style-name="Tabla22.B1">
            <text:p text:style-name="P79"/>
          </table:table-cell>
          <table:table-cell table:style-name="Tabla22.A1" office:value-type="string">
            <text:p text:style-name="P81">m =</text:p>
          </table:table-cell>
          <table:table-cell table:style-name="Tabla22.D1" office:value-type="string">
            <text:p text:style-name="P121"><text:span text:style-name="T87">5</text:span>00</text:p>
          </table:table-cell>
          <table:table-cell table:style-name="Tabla22.A1" office:value-type="string">
            <text:p text:style-name="P55">kg</text:p>
          </table:table-cell>
        </table:table-row>
        <table:table-row table:style-name="Tabla22.1">
          <table:table-cell table:style-name="Tabla22.A1" office:value-type="string">
            <text:p text:style-name="P55">xira arredor dun astro de masa</text:p>
          </table:table-cell>
          <table:table-cell table:style-name="Tabla22.B1">
            <text:p text:style-name="P79"/>
          </table:table-cell>
          <table:table-cell table:style-name="Tabla22.A1" office:value-type="string">
            <text:p text:style-name="P81">M =</text:p>
          </table:table-cell>
          <table:table-cell table:style-name="Tabla22.D2">
            <text:p text:style-name="P79"/>
          </table:table-cell>
          <table:table-cell table:style-name="Tabla22.A1" office:value-type="string">
            <text:p text:style-name="P55">kg</text:p>
          </table:table-cell>
        </table:table-row>
        <table:table-row table:style-name="Tabla22.3">
          <table:table-cell table:style-name="Tabla22.A1" office:value-type="string">
            <text:p text:style-name="P55">e raio</text:p>
          </table:table-cell>
          <table:table-cell table:style-name="Tabla22.B1">
            <text:p text:style-name="P79"/>
          </table:table-cell>
          <table:table-cell table:style-name="Tabla22.A1" office:value-type="string">
            <text:p text:style-name="P81">R =</text:p>
          </table:table-cell>
          <table:table-cell table:style-name="Tabla22.D3" office:value-type="float" office:value="6370">
            <text:p text:style-name="P120">6370</text:p>
          </table:table-cell>
          <table:table-cell table:style-name="Tabla22.E3" office:value-type="string">
            <text:p text:style-name="P55">km</text:p>
          </table:table-cell>
        </table:table-row>
        <table:table-row table:style-name="Tabla22.1">
          <table:table-cell table:style-name="Tabla22.A1" office:value-type="string">
            <text:p text:style-name="P55">no que a gravidade no chan é</text:p>
          </table:table-cell>
          <table:table-cell table:style-name="Tabla22.B1">
            <text:p text:style-name="P79"/>
          </table:table-cell>
          <table:table-cell table:style-name="Tabla22.A1" office:value-type="string">
            <text:p text:style-name="P81">g₀ =</text:p>
          </table:table-cell>
          <table:table-cell table:style-name="Tabla22.D4" office:value-type="float" office:value="9.8">
            <text:p text:style-name="P120">9,8</text:p>
          </table:table-cell>
          <table:table-cell table:style-name="Tabla22.A1" office:value-type="string">
            <text:p text:style-name="P55">m/s²</text:p>
          </table:table-cell>
        </table:table-row>
        <table:table-row table:style-name="Tabla22.1">
          <table:table-cell table:style-name="Tabla22.A1" office:value-type="string">
            <text:p text:style-name="P55">A órbita é circular de</text:p>
          </table:table-cell>
          <table:table-cell table:style-name="Tabla22.B5" office:value-type="string">
            <text:p text:style-name="P209">raio</text:p>
          </table:table-cell>
          <table:table-cell table:style-name="Tabla22.A1" office:value-type="string">
            <text:p text:style-name="P81"><text:span text:style-name="T95">r</text:span> =</text:p>
          </table:table-cell>
          <table:table-cell table:style-name="Tabla22.D5" office:value-type="float" office:value="20000">
            <text:p text:style-name="P120">2,00E+04</text:p>
          </table:table-cell>
          <table:table-cell table:style-name="Tabla22.E5" office:value-type="string">
            <text:p text:style-name="P55">km</text:p>
          </table:table-cell>
        </table:table-row>
      </table:table>
      <text:p text:style-name="P6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D"/>
        <table:table-column table:style-name="Tabla4.G"/>
        <table:table-row table:style-name="Tabla4.1">
          <table:table-cell table:style-name="Tabla4.A1" office:value-type="string">
            <text:p text:style-name="P46">Respostas</text:p>
          </table:table-cell>
          <table:table-cell table:style-name="Tabla4.A1" office:value-type="string">
            <text:p text:style-name="P236">clic ↓</text:p>
          </table:table-cell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A1" table:number-columns-spanned="2" office:value-type="string">
            <text:p text:style-name="P120">Cifras significativas:</text:p>
          </table:table-cell>
          <table:covered-table-cell/>
          <table:table-cell table:style-name="Tabla4.G1" office:value-type="string">
            <text:p text:style-name="P55"/>
          </table:table-cell>
        </table:table-row>
        <table:table-row table:style-name="Tabla4.1">
          <table:table-cell table:style-name="Tabla4.C1">
            <text:p text:style-name="P79"/>
          </table:table-cell>
          <table:table-cell table:style-name="Tabla4.B2">
            <text:p text:style-name="P79"/>
          </table:table-cell>
          <table:table-cell table:style-name="Tabla4.A1" office:value-type="string">
            <text:p text:style-name="P236">clic ↓</text:p>
          </table:table-cell>
          <table:table-cell table:style-name="Tabla4.A1" office:value-type="string">
            <text:p text:style-name="P120">Velocidade</text:p>
          </table:table-cell>
          <table:table-cell table:style-name="Tabla4.C1">
            <text:p text:style-name="P235"/>
          </table:table-cell>
          <table:table-cell table:style-name="Tabla4.F2" office:value-type="string">
            <text:p text:style-name="P120">Período</text:p>
          </table:table-cell>
          <table:table-cell table:style-name="Tabla4.C1">
            <text:p text:style-name="P235"/>
          </table:table-cell>
        </table:table-row>
        <table:table-row table:style-name="Tabla4.1">
          <table:table-cell table:style-name="Tabla4.A1" office:value-type="string">
            <text:p text:style-name="P55">Órbita</text:p>
          </table:table-cell>
          <table:table-cell table:style-name="Tabla4.B3">
            <text:p text:style-name="P79"/>
          </table:table-cell>
          <table:table-cell table:style-name="Tabla4.B2">
            <text:p text:style-name="P79"/>
          </table:table-cell>
          <table:table-cell table:style-name="Tabla4.A1" office:value-type="string">
            <text:p text:style-name="P30">4,46·10³</text:p>
          </table:table-cell>
          <table:table-cell table:style-name="Tabla4.E3" office:value-type="string">
            <text:p text:style-name="P55">m/s</text:p>
          </table:table-cell>
          <table:table-cell table:style-name="Tabla4.F3" office:value-type="time" office:time-value="PT07H49M42.037708812S">
            <text:p text:style-name="P30">07:49:42</text:p>
          </table:table-cell>
          <table:table-cell table:style-name="Tabla4.G3" office:value-type="string">
            <text:p text:style-name="P55">h:m:s</text:p>
          </table:table-cell>
        </table:table-row>
        <text:soft-page-break/>
        <table:table-row table:style-name="Tabla4.1"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C1">
            <text:p text:style-name="P79"/>
          </table:table-cell>
          <table:table-cell table:style-name="Tabla4.C1">
            <text:p text:style-name="P235"/>
          </table:table-cell>
        </table:table-row>
        <table:table-row table:style-name="Tabla4.1">
          <table:table-cell table:style-name="Tabla4.C1">
            <text:p text:style-name="P79"/>
          </table:table-cell>
          <table:table-cell table:style-name="Tabla4.A1" office:value-type="string">
            <text:p text:style-name="P120">cinética</text:p>
          </table:table-cell>
          <table:table-cell table:style-name="Tabla4.C1">
            <text:p text:style-name="P79"/>
          </table:table-cell>
          <table:table-cell table:style-name="Tabla4.A1" office:value-type="string">
            <text:p text:style-name="P120">potencial</text:p>
          </table:table-cell>
          <table:table-cell table:style-name="Tabla4.C1">
            <text:p text:style-name="P79"/>
          </table:table-cell>
          <table:table-cell table:style-name="Tabla4.A1" office:value-type="string">
            <text:p text:style-name="P120">mecánica</text:p>
          </table:table-cell>
          <table:table-cell table:style-name="Tabla4.G5" office:value-type="string">
            <text:p text:style-name="P55">GJ</text:p>
          </table:table-cell>
        </table:table-row>
        <table:table-row table:style-name="Tabla4.1">
          <table:table-cell table:style-name="Tabla4.A6" office:value-type="string">
            <text:p text:style-name="P55">Enerxía na órbita</text:p>
          </table:table-cell>
          <table:table-cell table:style-name="Tabla4.A1" office:value-type="string">
            <text:p text:style-name="P120">4,97</text:p>
          </table:table-cell>
          <table:table-cell table:style-name="Tabla4.A1" office:value-type="string">
            <text:p text:style-name="P55">GJ</text:p>
          </table:table-cell>
          <table:table-cell table:style-name="Tabla4.A1" office:value-type="string">
            <text:p text:style-name="P30">-9,94</text:p>
          </table:table-cell>
          <table:table-cell table:style-name="Tabla4.A1" office:value-type="string">
            <text:p text:style-name="P55">GJ</text:p>
          </table:table-cell>
          <table:table-cell table:style-name="Tabla4.A1" office:value-type="string">
            <text:p text:style-name="P30">-4,97</text:p>
          </table:table-cell>
          <table:table-cell table:style-name="Tabla4.A1" office:value-type="string">
            <text:p text:style-name="P55">GJ</text:p>
          </table:table-cell>
        </table:table-row>
      </table:table>
      <text:p text:style-name="P69"/>
      <text:p text:style-name="P70"><text:span text:style-name="T8">Cálculo da </text:span><text:span text:style-name="T10">velocidade orbital e </text:span><text:span text:style-name="T25">d</text:span><text:span text:style-name="T10">o</text:span><text:span text:style-name="T8"> período.</text:span><text:span text:style-name="T31"> </text:span><text:span text:style-name="T28">(Pestana</text:span><text:span text:style-name="T29">: «Periodo»</text:span><text:span text:style-name="T28">)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column table:style-name="Tabla10.I"/>
        <table:table-column table:style-name="Tabla10.C"/>
        <table:table-column table:style-name="Tabla10.K"/>
        <table:table-row table:style-name="Tabla10.1">
          <table:table-cell table:style-name="Tabla10.A1" office:value-type="string">
            <text:p text:style-name="P162">Masa d<text:span text:style-name="T135">o</text:span> astro</text:p>
          </table:table-cell>
          <table:table-cell table:style-name="Tabla10.B1">
            <text:p text:style-name="P162"/>
          </table:table-cell>
          <table:table-cell table:style-name="Tabla10.A1" table:number-columns-spanned="2" office:value-type="string">
            <text:p text:style-name="P107">G · M = g₀ · R²</text:p>
          </table:table-cell>
          <table:covered-table-cell/>
          <table:table-cell table:style-name="Tabla10.B1">
            <text:p text:style-name="P162"/>
          </table:table-cell>
          <table:table-cell table:style-name="Tabla10.A1" table:number-columns-spanned="2" office:value-type="string">
            <text:p text:style-name="P85">G · M =</text:p>
          </table:table-cell>
          <table:covered-table-cell/>
          <table:table-cell table:style-name="Tabla10.A1" office:value-type="string">
            <text:p text:style-name="P136">9,80 · (6,37·10⁶)²</text:p>
          </table:table-cell>
          <table:table-cell table:style-name="Tabla10.A1" office:value-type="string">
            <text:p text:style-name="P136">=</text:p>
          </table:table-cell>
          <table:table-cell table:style-name="Tabla10.A1" office:value-type="string">
            <text:p text:style-name="P125">3,98·10¹⁴</text:p>
          </table:table-cell>
          <table:table-cell table:style-name="Tabla10.A1" office:value-type="string">
            <text:p text:style-name="P62">m³/s²</text:p>
          </table:table-cell>
        </table:table-row>
        <table:table-row table:style-name="Tabla10.2"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A1" office:value-type="string">
            <text:p text:style-name="P85">M =</text:p>
          </table:table-cell>
          <table:table-cell table:style-name="Tabla10.A1" office:value-type="string">
            <text:p text:style-name="P136">3,98·10¹⁴ / 6,67·10⁻¹¹</text:p>
          </table:table-cell>
          <table:table-cell table:style-name="Tabla10.A1" office:value-type="string">
            <text:p text:style-name="P136">=</text:p>
          </table:table-cell>
          <table:table-cell table:style-name="Tabla10.A1" office:value-type="string">
            <text:p text:style-name="P125">5,96·10²⁴</text:p>
          </table:table-cell>
          <table:table-cell table:style-name="Tabla10.A1" office:value-type="string">
            <text:p text:style-name="P62">kg</text:p>
          </table:table-cell>
        </table:table-row>
        <table:table-row>
          <table:table-cell table:style-name="Tabla10.A1" table:number-rows-spanned="2" office:value-type="string">
            <text:p text:style-name="P174">Velocidad d<text:span text:style-name="T135">o</text:span> satélite</text:p>
          </table:table-cell>
          <table:table-cell table:style-name="Tabla10.A1" table:number-rows-spanned="2" office:value-type="string">
            <text:p text:style-name="P85">v =</text:p>
          </table:table-cell>
          <table:table-cell table:style-name="Tabla10.C3" table:number-rows-spanned="2" office:value-type="string">
            <text:p text:style-name="P247">√</text:p>
          </table:table-cell>
          <table:table-cell table:style-name="Tabla10.D3" office:value-type="string">
            <text:p text:style-name="P97">G · M</text:p>
          </table:table-cell>
          <table:table-cell table:style-name="Tabla10.B1">
            <text:p text:style-name="P162"/>
          </table:table-cell>
          <table:table-cell table:style-name="Tabla10.A1" table:number-rows-spanned="2" office:value-type="string">
            <text:p text:style-name="P85">v =</text:p>
          </table:table-cell>
          <table:table-cell table:style-name="Tabla10.A1" table:number-rows-spanned="2" office:value-type="string">
            <text:p text:style-name="P247">√</text:p>
          </table:table-cell>
          <table:table-cell table:style-name="Tabla10.H3" office:value-type="string">
            <text:p text:style-name="P136">3,98·10¹⁴</text:p>
          </table:table-cell>
          <table:table-cell table:style-name="Tabla10.A1" table:number-rows-spanned="2" office:value-type="string">
            <text:p text:style-name="P136">=</text:p>
          </table:table-cell>
          <table:table-cell table:style-name="Tabla10.A1" table:number-rows-spanned="2" office:value-type="string">
            <text:p text:style-name="P35">4,46·10³</text:p>
          </table:table-cell>
          <table:table-cell table:style-name="Tabla10.A1" table:number-rows-spanned="2" office:value-type="string">
            <text:p text:style-name="P62">m/s</text:p>
          </table:table-cell>
        </table:table-row>
        <table:table-row>
          <table:covered-table-cell table:style-name="Tabla10.A1"/>
          <table:covered-table-cell table:style-name="Tabla10.A1"/>
          <table:covered-table-cell table:style-name="Tabla10.C4"/>
          <table:table-cell table:style-name="Tabla10.A1" office:value-type="string">
            <text:p text:style-name="P97">r</text:p>
          </table:table-cell>
          <table:table-cell table:style-name="Tabla10.B1">
            <text:p text:style-name="P162"/>
          </table:table-cell>
          <table:covered-table-cell table:style-name="Tabla10.A1"/>
          <table:covered-table-cell table:style-name="Tabla10.A1"/>
          <table:table-cell table:style-name="Tabla10.A1" office:value-type="string">
            <text:p text:style-name="P136">2,00·10⁷</text:p>
          </table:table-cell>
          <table:covered-table-cell table:style-name="Tabla10.A1"/>
          <table:covered-table-cell table:style-name="Tabla10.A1"/>
          <table:covered-table-cell table:style-name="Tabla10.A1"/>
        </table:table-row>
        <table:table-row table:style-name="Tabla10.2"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16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</table:table-row>
        <table:table-row table:style-name="Tabla10.1">
          <table:table-cell table:style-name="Tabla10.A1" table:number-rows-spanned="2" office:value-type="string">
            <text:p text:style-name="P162">Período d<text:span text:style-name="T135">o</text:span> satélite</text:p>
          </table:table-cell>
          <table:table-cell table:style-name="Tabla10.B1">
            <text:p text:style-name="P162"/>
          </table:table-cell>
          <table:table-cell table:style-name="Tabla10.A1" table:number-rows-spanned="2" office:value-type="string">
            <text:p text:style-name="P85">T =</text:p>
          </table:table-cell>
          <table:table-cell table:style-name="Tabla10.D6" office:value-type="string">
            <text:p text:style-name="P97">2 · π · r</text:p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table-cell table:style-name="Tabla10.A1" table:number-rows-spanned="2" office:value-type="string">
            <text:p text:style-name="P97">T =</text:p>
          </table:table-cell>
          <table:table-cell table:style-name="Tabla10.H6" office:value-type="string">
            <text:p text:style-name="P136">2 · 3,14 · 2,00·10⁷</text:p>
          </table:table-cell>
          <table:table-cell table:style-name="Tabla10.A1" table:number-rows-spanned="2" office:value-type="string">
            <text:p text:style-name="P136">=</text:p>
          </table:table-cell>
          <table:table-cell table:style-name="Tabla10.A1" table:number-rows-spanned="2" office:value-type="string">
            <text:p text:style-name="P35">2,82·10⁴</text:p>
          </table:table-cell>
          <table:table-cell table:style-name="Tabla10.A1" table:number-rows-spanned="2" office:value-type="string">
            <text:p text:style-name="P62">s</text:p>
          </table:table-cell>
        </table:table-row>
        <table:table-row table:style-name="Tabla10.2">
          <table:covered-table-cell table:style-name="Tabla10.B1"/>
          <table:table-cell table:style-name="Tabla10.B1">
            <text:p text:style-name="P162"/>
          </table:table-cell>
          <table:covered-table-cell table:style-name="Tabla10.A1"/>
          <table:table-cell table:style-name="Tabla10.A1" office:value-type="string">
            <text:p text:style-name="P97">v</text:p>
          </table:table-cell>
          <table:table-cell table:style-name="Tabla10.B1">
            <text:p text:style-name="P162"/>
          </table:table-cell>
          <table:table-cell table:style-name="Tabla10.B1">
            <text:p text:style-name="P162"/>
          </table:table-cell>
          <table:covered-table-cell table:style-name="Tabla10.A1"/>
          <table:table-cell table:style-name="Tabla10.A1" office:value-type="string">
            <text:p text:style-name="P136">4,46·10³</text:p>
          </table:table-cell>
          <table:covered-table-cell table:style-name="Tabla10.A1"/>
          <table:covered-table-cell table:style-name="Tabla10.A1"/>
          <table:covered-table-cell table:style-name="Tabla10.A1"/>
        </table:table-row>
      </table:table>
      <text:p text:style-name="P161"/>
      <text:p text:style-name="P70"><text:span text:style-name="T8">Cálculo da enerxía mecánica e </text:span><text:span text:style-name="T25">d</text:span><text:span text:style-name="T8">a enerxía potencial.</text:span><text:span text:style-name="T31"> </text:span><text:span text:style-name="T28">(Pestana</text:span><text:span text:style-name="T29">: «Enerxia»</text:span><text:span text:style-name="T28">)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C"/>
        <table:table-column table:style-name="Tabla5.F"/>
        <table:table-column table:style-name="Tabla5.C"/>
        <table:table-column table:style-name="Tabla5.H"/>
        <table:table-column table:style-name="Tabla5.I"/>
        <table:table-column table:style-name="Tabla5.J"/>
        <table:table-column table:style-name="Tabla5.K"/>
        <table:table-column table:style-name="Tabla5.L"/>
        <table:table-row table:style-name="Tabla5.1">
          <table:table-cell table:style-name="Tabla5.A1" office:value-type="string">
            <text:p text:style-name="P62">Ener<text:span text:style-name="T135">x</text:span>ía cinética na órbita</text:p>
          </table:table-cell>
          <table:table-cell table:style-name="Tabla5.B1">
            <text:p text:style-name="P162"/>
          </table:table-cell>
          <table:table-cell table:style-name="Tabla5.A1" table:number-columns-spanned="2" office:value-type="string">
            <text:p text:style-name="P107">E = ½ m · v²</text:p>
          </table:table-cell>
          <table:covered-table-cell/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A1" office:value-type="string">
            <text:p text:style-name="P107">E =</text:p>
          </table:table-cell>
          <table:table-cell table:style-name="Tabla5.A1" table:number-columns-spanned="2" office:value-type="string">
            <text:p text:style-name="P136">500 · (4,46·10³)² / 2</text:p>
          </table:table-cell>
          <table:covered-table-cell/>
          <table:table-cell table:style-name="Tabla5.A1" office:value-type="string">
            <text:p text:style-name="P136">=</text:p>
          </table:table-cell>
          <table:table-cell table:style-name="Tabla5.A1" office:value-type="string">
            <text:p text:style-name="P125">4,97·10⁹</text:p>
          </table:table-cell>
          <table:table-cell table:style-name="Tabla5.A1" office:value-type="string">
            <text:p text:style-name="P62">J</text:p>
          </table:table-cell>
        </table:table-row>
        <table:table-row table:style-name="Tabla5.1"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</table:table-row>
        <table:table-row>
          <table:table-cell table:style-name="Tabla5.A1" table:number-rows-spanned="2" office:value-type="string">
            <text:p text:style-name="P62">Ener<text:span text:style-name="T135">x</text:span>ía potencial na órbita</text:p>
          </table:table-cell>
          <table:table-cell table:style-name="Tabla5.B1">
            <text:p text:style-name="P162"/>
          </table:table-cell>
          <table:table-cell table:style-name="Tabla5.A1" table:number-rows-spanned="2" office:value-type="string">
            <text:p text:style-name="P97">Eₚ =</text:p>
          </table:table-cell>
          <table:table-cell table:style-name="Tabla5.D3" office:value-type="string">
            <text:p text:style-name="P136">–<text:span text:style-name="T76">G · M · m</text:span></text:p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A1" table:number-rows-spanned="2" office:value-type="string">
            <text:p text:style-name="P97">Eₚ =</text:p>
          </table:table-cell>
          <table:table-cell table:style-name="Tabla5.H3" table:number-columns-spanned="2" office:value-type="string">
            <text:p text:style-name="P136">– 3,98·10¹⁴ · 500</text:p>
          </table:table-cell>
          <table:covered-table-cell/>
          <table:table-cell table:style-name="Tabla5.A1" table:number-rows-spanned="2" office:value-type="string">
            <text:p text:style-name="P136">=</text:p>
          </table:table-cell>
          <table:table-cell table:style-name="Tabla5.A1" table:number-rows-spanned="2" office:value-type="string">
            <text:p text:style-name="P35">-9,94·10⁹</text:p>
          </table:table-cell>
          <table:table-cell table:style-name="Tabla5.A1" table:number-rows-spanned="2" office:value-type="string">
            <text:p text:style-name="P62">J</text:p>
          </table:table-cell>
        </table:table-row>
        <table:table-row>
          <table:covered-table-cell table:style-name="Tabla5.B1"/>
          <table:table-cell table:style-name="Tabla5.B1">
            <text:p text:style-name="P162"/>
          </table:table-cell>
          <table:covered-table-cell table:style-name="Tabla5.B1"/>
          <table:table-cell table:style-name="Tabla5.A1" office:value-type="string">
            <text:p text:style-name="P97">r</text:p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covered-table-cell table:style-name="Tabla5.B1"/>
          <table:table-cell table:style-name="Tabla5.A1" table:number-columns-spanned="2" office:value-type="string">
            <text:p text:style-name="P214">2,00·10⁷</text:p>
          </table:table-cell>
          <table:covered-table-cell/>
          <table:covered-table-cell table:style-name="Tabla5.B1"/>
          <table:covered-table-cell table:style-name="Tabla5.B1"/>
          <table:covered-table-cell table:style-name="Tabla5.B1"/>
        </table:table-row>
        <table:table-row table:style-name="Tabla5.1"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B1">
            <text:p text:style-name="P162"/>
          </table:table-cell>
        </table:table-row>
        <table:table-row table:style-name="Tabla5.1">
          <table:table-cell table:style-name="Tabla5.A1" office:value-type="string">
            <text:p text:style-name="P62">Ener<text:span text:style-name="T135">x</text:span>ía mecánica na órbita</text:p>
          </table:table-cell>
          <table:table-cell table:style-name="Tabla5.B1">
            <text:p text:style-name="P162"/>
          </table:table-cell>
          <table:table-cell table:style-name="Tabla5.A1" table:number-columns-spanned="2" office:value-type="string">
            <text:p text:style-name="P107">E = E+ Eₚ</text:p>
          </table:table-cell>
          <table:covered-table-cell/>
          <table:table-cell table:style-name="Tabla5.B1">
            <text:p text:style-name="P162"/>
          </table:table-cell>
          <table:table-cell table:style-name="Tabla5.B1">
            <text:p text:style-name="P162"/>
          </table:table-cell>
          <table:table-cell table:style-name="Tabla5.A1" office:value-type="string">
            <text:p text:style-name="P107">E =</text:p>
          </table:table-cell>
          <table:table-cell table:style-name="Tabla5.A1" table:number-columns-spanned="2" office:value-type="string">
            <text:p text:style-name="P136">-9,94·10⁹ + 4,97·10⁹</text:p>
          </table:table-cell>
          <table:covered-table-cell/>
          <table:table-cell table:style-name="Tabla5.A1" office:value-type="string">
            <text:p text:style-name="P136">=</text:p>
          </table:table-cell>
          <table:table-cell table:style-name="Tabla5.A1" office:value-type="string">
            <text:p text:style-name="P35">-4,97·10⁹</text:p>
          </table:table-cell>
          <table:table-cell table:style-name="Tabla5.A1" office:value-type="string">
            <text:p text:style-name="P62">J</text:p>
          </table:table-cell>
        </table:table-row>
      </table:table>
      <text:p text:style-name="P302"/>
      <text:h text:style-name="P285" text:outline-level="4"><text:bookmark-start text:name="__RefHeading___Toc3687_217277345"/>Un satélite artificial de 500 kg de masa xira nunha órbita circular a 5000 km de altura sobre a superficie da Terra. Calcula:<text:bookmark-end text:name="__RefHeading___Toc3687_217277345"/></text:h>
      <text:h text:style-name="P295" text:outline-level="5">A súa velocidade orbital.</text:h>
      <text:h text:style-name="P295" text:outline-level="5">A súa enerxía mecánica na órbita.</text:h>
      <text:h text:style-name="P295" text:outline-level="5">A enerxía que hai que comunicarlle para que, partindo da órbita, chegue ao infinito.</text:h>
      <text:p text:style-name="P184"><text:span text:style-name="T52">Datos: </text:span><text:span text:style-name="Variable"><text:span text:style-name="T52">R</text:span></text:span><text:span text:style-name="T52"> = 6370 km; </text:span><text:span text:style-name="Variable"><text:span text:style-name="T52">g</text:span></text:span><text:span text:style-name="T52">₀ = 9,8 m·s⁻²<text:tab/></text:span><text:span text:style-name="PAU"><text:span text:style-name="T52">(P.A.U. Set. </text:span></text:span><text:span text:style-name="PAU"><text:span text:style-name="T64">15</text:span></text:span><text:span text:style-name="PAU"><text:span text:style-name="T52">)</text:span></text:span></text:p>
      <text:p text:style-name="P185"><text:span text:style-name="T53">Rta.</text:span><text:span text:style-name="T52">: a) </text:span><text:span text:style-name="variable"><text:span text:style-name="T65">v</text:span></text:span><text:span text:style-name="T65"> = </text:span><text:span text:style-name="T66">5,91 km/s; </text:span><text:span text:style-name="T67">b) </text:span><text:span text:style-name="variable"><text:span text:style-name="T45">E</text:span></text:span><text:span text:style-name="T67"> = -8,74·10⁹ J; c) </text:span><text:span text:style-name="T43">Δ</text:span><text:span text:style-name="variable"><text:span text:style-name="T45">E</text:span></text:span><text:span text:style-name="T67"> = 8,74·10⁹ J</text:span></text:p>
      <text:p text:style-name="P21"/>
      <text:p text:style-name="P27"><text:span text:style-name="T7">Introdución de datos.</text:span> (Pestana<text:span text:style-name="T74">: «Enunciado»</text:span>)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 table:style-name="Tabla19.1">
          <table:table-cell table:style-name="Tabla19.A1" office:value-type="string">
            <text:p text:style-name="P55">Un satélite de masa</text:p>
          </table:table-cell>
          <table:table-cell table:style-name="Tabla19.B1">
            <text:p text:style-name="P79"/>
          </table:table-cell>
          <table:table-cell table:style-name="Tabla19.A1" office:value-type="string">
            <text:p text:style-name="P81">m =</text:p>
          </table:table-cell>
          <table:table-cell table:style-name="Tabla19.D1" office:value-type="float" office:value="500">
            <text:p text:style-name="P120">500</text:p>
          </table:table-cell>
          <table:table-cell table:style-name="Tabla19.A1" office:value-type="string">
            <text:p text:style-name="P55">kg</text:p>
          </table:table-cell>
        </table:table-row>
        <table:table-row table:style-name="Tabla19.1">
          <table:table-cell table:style-name="Tabla19.A1" office:value-type="string">
            <text:p text:style-name="P55">xira arredor dun astro de masa</text:p>
          </table:table-cell>
          <table:table-cell table:style-name="Tabla19.B1">
            <text:p text:style-name="P79"/>
          </table:table-cell>
          <table:table-cell table:style-name="Tabla19.A1" office:value-type="string">
            <text:p text:style-name="P81">M =</text:p>
          </table:table-cell>
          <table:table-cell table:style-name="Tabla19.D2">
            <text:p text:style-name="P79"/>
          </table:table-cell>
          <table:table-cell table:style-name="Tabla19.A1" office:value-type="string">
            <text:p text:style-name="P55">kg</text:p>
          </table:table-cell>
        </table:table-row>
        <table:table-row table:style-name="Tabla19.3">
          <table:table-cell table:style-name="Tabla19.A1" office:value-type="string">
            <text:p text:style-name="P55">e raio</text:p>
          </table:table-cell>
          <table:table-cell table:style-name="Tabla19.B1">
            <text:p text:style-name="P79"/>
          </table:table-cell>
          <table:table-cell table:style-name="Tabla19.A1" office:value-type="string">
            <text:p text:style-name="P81">R =</text:p>
          </table:table-cell>
          <table:table-cell table:style-name="Tabla19.D3" office:value-type="float" office:value="6370">
            <text:p text:style-name="P120">6370</text:p>
          </table:table-cell>
          <table:table-cell table:style-name="Tabla19.E3" office:value-type="string">
            <text:p text:style-name="P55">km</text:p>
          </table:table-cell>
        </table:table-row>
        <table:table-row table:style-name="Tabla19.1">
          <table:table-cell table:style-name="Tabla19.A1" office:value-type="string">
            <text:p text:style-name="P55">no que a gravidade no chan é</text:p>
          </table:table-cell>
          <table:table-cell table:style-name="Tabla19.B1">
            <text:p text:style-name="P79"/>
          </table:table-cell>
          <table:table-cell table:style-name="Tabla19.A1" office:value-type="string">
            <text:p text:style-name="P81">g₀ =</text:p>
          </table:table-cell>
          <table:table-cell table:style-name="Tabla19.D4" office:value-type="float" office:value="9.8">
            <text:p text:style-name="P120">9,8</text:p>
          </table:table-cell>
          <table:table-cell table:style-name="Tabla19.A1" office:value-type="string">
            <text:p text:style-name="P55">m/s²</text:p>
          </table:table-cell>
        </table:table-row>
        <table:table-row table:style-name="Tabla19.1">
          <table:table-cell table:style-name="Tabla19.A1" office:value-type="string">
            <text:p text:style-name="P55">A órbita é circular de</text:p>
          </table:table-cell>
          <table:table-cell table:style-name="Tabla19.B5" office:value-type="string">
            <text:p text:style-name="P55">altura</text:p>
          </table:table-cell>
          <table:table-cell table:style-name="Tabla19.A1" office:value-type="string">
            <text:p text:style-name="P81">h =</text:p>
          </table:table-cell>
          <table:table-cell table:style-name="Tabla19.D5" office:value-type="float" office:value="5000">
            <text:p text:style-name="P120">5000</text:p>
          </table:table-cell>
          <table:table-cell table:style-name="Tabla19.E5" office:value-type="string">
            <text:p text:style-name="P55">km</text:p>
          </table:table-cell>
        </table:table-row>
      </table:table>
      <text:p text:style-name="P70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column table:style-name="Tabla6.G"/>
        <table:table-row table:style-name="Tabla6.1">
          <table:table-cell table:style-name="Tabla6.A1" office:value-type="string">
            <text:p text:style-name="P46">Respostas</text:p>
          </table:table-cell>
          <table:table-cell table:style-name="Tabla6.A1" office:value-type="string">
            <text:p text:style-name="P236">clic ↓</text:p>
          </table:table-cell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A1" table:number-columns-spanned="2" office:value-type="string">
            <text:p text:style-name="P120">Cifras significativas:</text:p>
          </table:table-cell>
          <table:covered-table-cell/>
          <table:table-cell table:style-name="Tabla6.G1" office:value-type="string">
            <text:p text:style-name="P55"/>
          </table:table-cell>
        </table:table-row>
        <table:table-row table:style-name="Tabla6.1">
          <table:table-cell table:style-name="Tabla6.C1">
            <text:p text:style-name="P79"/>
          </table:table-cell>
          <table:table-cell table:style-name="Tabla6.B2">
            <text:p text:style-name="P79"/>
          </table:table-cell>
          <table:table-cell table:style-name="Tabla6.A1" office:value-type="string">
            <text:p text:style-name="P236">clic ↓</text:p>
          </table:table-cell>
          <table:table-cell table:style-name="Tabla6.A1" office:value-type="string">
            <text:p text:style-name="P120">Velocidade</text:p>
          </table:table-cell>
          <table:table-cell table:style-name="Tabla6.C1">
            <text:p text:style-name="P235"/>
          </table:table-cell>
          <table:table-cell table:style-name="Tabla6.B2">
            <text:p text:style-name="P79"/>
          </table:table-cell>
          <table:table-cell table:style-name="Tabla6.C1">
            <text:p text:style-name="P235"/>
          </table:table-cell>
        </table:table-row>
        <table:table-row table:style-name="Tabla6.1">
          <table:table-cell table:style-name="Tabla6.A1" office:value-type="string">
            <text:p text:style-name="P55">Órbita</text:p>
          </table:table-cell>
          <table:table-cell table:style-name="Tabla6.B3">
            <text:p text:style-name="P79"/>
          </table:table-cell>
          <table:table-cell table:style-name="Tabla6.B2">
            <text:p text:style-name="P79"/>
          </table:table-cell>
          <table:table-cell table:style-name="Tabla6.A1" office:value-type="string">
            <text:p text:style-name="P30">5,91·10³</text:p>
          </table:table-cell>
          <table:table-cell table:style-name="Tabla6.E3" office:value-type="string">
            <text:p text:style-name="P55">m/s</text:p>
          </table:table-cell>
          <table:table-cell table:style-name="Tabla6.F3">
            <text:p text:style-name="P79"/>
          </table:table-cell>
          <table:table-cell table:style-name="Tabla6.B2">
            <text:p text:style-name="P79"/>
          </table:table-cell>
        </table:table-row>
        <table:table-row table:style-name="Tabla6.1"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C1">
            <text:p text:style-name="P79"/>
          </table:table-cell>
          <table:table-cell table:style-name="Tabla6.C1">
            <text:p text:style-name="P235"/>
          </table:table-cell>
        </table:table-row>
        <table:table-row table:style-name="Tabla6.1">
          <table:table-cell table:style-name="Tabla6.C1">
            <text:p text:style-name="P79"/>
          </table:table-cell>
          <table:table-cell table:style-name="Tabla6.A1" office:value-type="string">
            <text:p text:style-name="P120">cinética</text:p>
          </table:table-cell>
          <table:table-cell table:style-name="Tabla6.C1">
            <text:p text:style-name="P79"/>
          </table:table-cell>
          <table:table-cell table:style-name="Tabla6.A1" office:value-type="string">
            <text:p text:style-name="P120">potencial</text:p>
          </table:table-cell>
          <table:table-cell table:style-name="Tabla6.C1">
            <text:p text:style-name="P79"/>
          </table:table-cell>
          <table:table-cell table:style-name="Tabla6.A1" office:value-type="string">
            <text:p text:style-name="P120">mecánica</text:p>
          </table:table-cell>
          <table:table-cell table:style-name="Tabla6.G5" office:value-type="string">
            <text:p text:style-name="P55">GJ</text:p>
          </table:table-cell>
        </table:table-row>
        <table:table-row table:style-name="Tabla6.1">
          <table:table-cell table:style-name="Tabla6.A6" office:value-type="string">
            <text:p text:style-name="P55">Enerxía na órbita</text:p>
          </table:table-cell>
          <table:table-cell table:style-name="Tabla6.A1" office:value-type="string">
            <text:p text:style-name="P120">8,74</text:p>
          </table:table-cell>
          <table:table-cell table:style-name="Tabla6.A1" office:value-type="string">
            <text:p text:style-name="P55">GJ</text:p>
          </table:table-cell>
          <table:table-cell table:style-name="Tabla6.A1" office:value-type="string">
            <text:p text:style-name="P120">-17,5</text:p>
          </table:table-cell>
          <table:table-cell table:style-name="Tabla6.A1" office:value-type="string">
            <text:p text:style-name="P55">GJ</text:p>
          </table:table-cell>
          <table:table-cell table:style-name="Tabla6.A1" office:value-type="string">
            <text:p text:style-name="P30">-8,74</text:p>
          </table:table-cell>
          <table:table-cell table:style-name="Tabla6.A1" office:value-type="string">
            <text:p text:style-name="P55">GJ</text:p>
          </table:table-cell>
        </table:table-row>
      </table:table>
      <text:p text:style-name="P227"/>
      <text:p text:style-name="P70"><text:span text:style-name="T8">Cálculo da </text:span><text:span text:style-name="T10">velocidade orbital.</text:span><text:span text:style-name="T33"> </text:span><text:span text:style-name="T28">(Pestana</text:span><text:span text:style-name="T29">: «Periodo»</text:span><text:span text:style-name="T28">)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column table:style-name="Tabla17.H"/>
        <table:table-column table:style-name="Tabla17.I"/>
        <table:table-column table:style-name="Tabla17.J"/>
        <table:table-column table:style-name="Tabla17.K"/>
        <table:table-column table:style-name="Tabla17.L"/>
        <table:table-row table:style-name="Tabla17.1">
          <table:table-cell table:style-name="Tabla17.A1" office:value-type="string">
            <text:p text:style-name="P63">Raio de la órbita</text:p>
          </table:table-cell>
          <table:table-cell table:style-name="Tabla17.B1">
            <text:p text:style-name="P164"/>
          </table:table-cell>
          <table:table-cell table:style-name="Tabla17.A1" office:value-type="string">
            <text:p text:style-name="P108">r =</text:p>
          </table:table-cell>
          <table:table-cell table:style-name="Tabla17.A1" office:value-type="string">
            <text:p text:style-name="P108">R + h</text:p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A1" office:value-type="string">
            <text:p text:style-name="P86">r =</text:p>
          </table:table-cell>
          <table:table-cell table:style-name="Tabla17.A1" table:number-columns-spanned="2" office:value-type="string">
            <text:p text:style-name="P215">6,37·10⁶ + 5,00·10⁶</text:p>
          </table:table-cell>
          <table:covered-table-cell/>
          <table:table-cell table:style-name="Tabla17.A1" office:value-type="string">
            <text:p text:style-name="P137">=</text:p>
          </table:table-cell>
          <table:table-cell table:style-name="Tabla17.A1" office:value-type="string">
            <text:p text:style-name="P126">1,14·10⁷</text:p>
          </table:table-cell>
          <table:table-cell table:style-name="Tabla17.A1" office:value-type="string">
            <text:p text:style-name="P63">m</text:p>
          </table:table-cell>
        </table:table-row>
        <table:table-row table:style-name="Tabla17.1"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</table:table-row>
        <table:table-row table:style-name="Tabla17.1">
          <table:table-cell table:style-name="Tabla17.A1" office:value-type="string">
            <text:p text:style-name="P63">Masa d<text:span text:style-name="T136">o</text:span> astro</text:p>
          </table:table-cell>
          <table:table-cell table:style-name="Tabla17.B1">
            <text:p text:style-name="P164"/>
          </table:table-cell>
          <table:table-cell table:style-name="Tabla17.A1" table:number-columns-spanned="2" office:value-type="string">
            <text:p text:style-name="P108">G · M = g₀ · R²</text:p>
          </table:table-cell>
          <table:covered-table-cell/>
          <table:table-cell table:style-name="Tabla17.B1">
            <text:p text:style-name="P164"/>
          </table:table-cell>
          <table:table-cell table:style-name="Tabla17.A1" table:number-columns-spanned="2" office:value-type="string">
            <text:p text:style-name="P86">G · M =</text:p>
          </table:table-cell>
          <table:covered-table-cell/>
          <table:table-cell table:style-name="Tabla17.A1" table:number-columns-spanned="2" office:value-type="string">
            <text:p text:style-name="P137">9,80 · (6,37·10⁶)²</text:p>
          </table:table-cell>
          <table:covered-table-cell/>
          <table:table-cell table:style-name="Tabla17.A1" office:value-type="string">
            <text:p text:style-name="P137">=</text:p>
          </table:table-cell>
          <table:table-cell table:style-name="Tabla17.A1" office:value-type="string">
            <text:p text:style-name="P126">3,98·10¹⁴</text:p>
          </table:table-cell>
          <table:table-cell table:style-name="Tabla17.A1" office:value-type="string">
            <text:p text:style-name="P63">m³/s²</text:p>
          </table:table-cell>
        </table:table-row>
        <table:table-row table:style-name="Tabla17.1"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B1">
            <text:p text:style-name="P164"/>
          </table:table-cell>
          <table:table-cell table:style-name="Tabla17.A1" office:value-type="string">
            <text:p text:style-name="P86">M =</text:p>
          </table:table-cell>
          <table:table-cell table:style-name="Tabla17.A1" table:number-columns-spanned="2" office:value-type="string">
            <text:p text:style-name="P137">3,98·10¹⁴ / 6,67·10⁻¹¹</text:p>
          </table:table-cell>
          <table:covered-table-cell/>
          <table:table-cell table:style-name="Tabla17.A1" office:value-type="string">
            <text:p text:style-name="P137">=</text:p>
          </table:table-cell>
          <table:table-cell table:style-name="Tabla17.A1" office:value-type="string">
            <text:p text:style-name="P126">5,96·10²⁴</text:p>
          </table:table-cell>
          <table:table-cell table:style-name="Tabla17.A1" office:value-type="string">
            <text:p text:style-name="P63">kg</text:p>
          </table:table-cell>
        </table:table-row>
        <text:soft-page-break/>
        <table:table-row>
          <table:table-cell table:style-name="Tabla17.A1" table:number-rows-spanned="2" office:value-type="string">
            <text:p text:style-name="P63">Velocidad<text:span text:style-name="T136">e</text:span> d<text:span text:style-name="T136">o</text:span> satélite</text:p>
          </table:table-cell>
          <table:table-cell table:style-name="Tabla17.A1" table:number-rows-spanned="2" office:value-type="string">
            <text:p text:style-name="P86">v =</text:p>
          </table:table-cell>
          <table:table-cell table:style-name="Tabla17.A1" table:number-rows-spanned="2" office:value-type="string">
            <text:p text:style-name="P248">√</text:p>
          </table:table-cell>
          <table:table-cell table:style-name="Tabla17.D5" office:value-type="string">
            <text:p text:style-name="P98">G · M</text:p>
          </table:table-cell>
          <table:table-cell table:style-name="Tabla17.B1">
            <text:p text:style-name="P164"/>
          </table:table-cell>
          <table:table-cell table:style-name="Tabla17.A1" table:number-rows-spanned="2" office:value-type="string">
            <text:p text:style-name="P86">v =</text:p>
          </table:table-cell>
          <table:table-cell table:style-name="Tabla17.A1" table:number-rows-spanned="2" office:value-type="string">
            <text:p text:style-name="P248">√</text:p>
          </table:table-cell>
          <table:table-cell table:style-name="Tabla17.H5" table:number-columns-spanned="2" office:value-type="string">
            <text:p text:style-name="P137">3,98·10¹⁴</text:p>
          </table:table-cell>
          <table:covered-table-cell/>
          <table:table-cell table:style-name="Tabla17.A1" table:number-rows-spanned="2" office:value-type="string">
            <text:p text:style-name="P137">=</text:p>
          </table:table-cell>
          <table:table-cell table:style-name="Tabla17.A1" table:number-rows-spanned="2" office:value-type="string">
            <text:p text:style-name="P36">5,91·10³</text:p>
          </table:table-cell>
          <table:table-cell table:style-name="Tabla17.A1" table:number-rows-spanned="2" office:value-type="string">
            <text:p text:style-name="P63">m/s</text:p>
          </table:table-cell>
        </table:table-row>
        <table:table-row>
          <table:covered-table-cell table:style-name="Tabla17.B1"/>
          <table:covered-table-cell table:style-name="Tabla17.B1"/>
          <table:covered-table-cell table:style-name="Tabla17.B1"/>
          <table:table-cell table:style-name="Tabla17.A1" office:value-type="string">
            <text:p text:style-name="P98">r</text:p>
          </table:table-cell>
          <table:table-cell table:style-name="Tabla17.B1">
            <text:p text:style-name="P164"/>
          </table:table-cell>
          <table:covered-table-cell table:style-name="Tabla17.B1"/>
          <table:covered-table-cell table:style-name="Tabla17.B1"/>
          <table:table-cell table:style-name="Tabla17.A1" table:number-columns-spanned="2" office:value-type="string">
            <text:p text:style-name="P137">1,14·10⁷</text:p>
          </table:table-cell>
          <table:covered-table-cell/>
          <table:covered-table-cell table:style-name="Tabla17.B1"/>
          <table:covered-table-cell table:style-name="Tabla17.B1"/>
          <table:covered-table-cell table:style-name="Tabla17.B1"/>
        </table:table-row>
      </table:table>
      <text:p text:style-name="P229"/>
      <text:p text:style-name="P21"><text:span text:style-name="T7">Cálculo da enerxía mecánica</text:span>. (Pestana: «Enerxia»)</text:p>
      <text:p text:style-name="P16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C"/>
        <table:table-column table:style-name="Tabla7.H"/>
        <table:table-column table:style-name="Tabla7.I"/>
        <table:table-column table:style-name="Tabla7.J"/>
        <table:table-column table:style-name="Tabla7.K"/>
        <table:table-column table:style-name="Tabla7.L"/>
        <table:table-row table:style-name="Tabla7.1">
          <table:table-cell table:style-name="Tabla7.A1" office:value-type="string">
            <text:p text:style-name="P62">Ener<text:span text:style-name="T135">x</text:span>ía cinética na órbita</text:p>
          </table:table-cell>
          <table:table-cell table:style-name="Tabla7.B1">
            <text:p text:style-name="P164"/>
          </table:table-cell>
          <table:table-cell table:style-name="Tabla7.A1" table:number-columns-spanned="2" office:value-type="string">
            <text:p text:style-name="P108">E = ½ m · v²</text:p>
          </table:table-cell>
          <table:covered-table-cell/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A1" office:value-type="string">
            <text:p text:style-name="P108">E =</text:p>
          </table:table-cell>
          <table:table-cell table:style-name="Tabla7.A1" table:number-columns-spanned="2" office:value-type="string">
            <text:p text:style-name="P137">500 · (5,91·10³)² / 2</text:p>
          </table:table-cell>
          <table:covered-table-cell/>
          <table:table-cell table:style-name="Tabla7.A1" office:value-type="string">
            <text:p text:style-name="P137">=</text:p>
          </table:table-cell>
          <table:table-cell table:style-name="Tabla7.A1" office:value-type="string">
            <text:p text:style-name="P126">8,74·10⁹</text:p>
          </table:table-cell>
          <table:table-cell table:style-name="Tabla7.A1" office:value-type="string">
            <text:p text:style-name="P63">J</text:p>
          </table:table-cell>
        </table:table-row>
        <table:table-row table:style-name="Tabla7.1">
          <table:table-cell table:style-name="Tabla7.B1">
            <text:p text:style-name="P162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</table:table-row>
        <table:table-row>
          <table:table-cell table:style-name="Tabla7.A1" table:number-rows-spanned="2" office:value-type="string">
            <text:p text:style-name="P62">Ener<text:span text:style-name="T135">x</text:span>ía potencial na órbita</text:p>
          </table:table-cell>
          <table:table-cell table:style-name="Tabla7.B1">
            <text:p text:style-name="P164"/>
          </table:table-cell>
          <table:table-cell table:style-name="Tabla7.A1" table:number-rows-spanned="2" office:value-type="string">
            <text:p text:style-name="P98">Eₚ =</text:p>
          </table:table-cell>
          <table:table-cell table:style-name="Tabla7.D3" office:value-type="string">
            <text:p text:style-name="P137">–<text:span text:style-name="T76">G · M · m</text:span></text:p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A1" table:number-rows-spanned="2" office:value-type="string">
            <text:p text:style-name="P98">Eₚ =</text:p>
          </table:table-cell>
          <table:table-cell table:style-name="Tabla7.H3" table:number-columns-spanned="2" office:value-type="string">
            <text:p text:style-name="P137">– 3,98·10¹⁴ · 500</text:p>
          </table:table-cell>
          <table:covered-table-cell/>
          <table:table-cell table:style-name="Tabla7.A1" table:number-rows-spanned="2" office:value-type="string">
            <text:p text:style-name="P137">=</text:p>
          </table:table-cell>
          <table:table-cell table:style-name="Tabla7.A1" table:number-rows-spanned="2" office:value-type="string">
            <text:p text:style-name="P126">-1,75·10¹⁰</text:p>
          </table:table-cell>
          <table:table-cell table:style-name="Tabla7.A1" table:number-rows-spanned="2" office:value-type="string">
            <text:p text:style-name="P63">J</text:p>
          </table:table-cell>
        </table:table-row>
        <table:table-row>
          <table:covered-table-cell table:style-name="Tabla7.B1"/>
          <table:table-cell table:style-name="Tabla7.B1">
            <text:p text:style-name="P164"/>
          </table:table-cell>
          <table:covered-table-cell table:style-name="Tabla7.B1"/>
          <table:table-cell table:style-name="Tabla7.A1" office:value-type="string">
            <text:p text:style-name="P98">r</text:p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covered-table-cell table:style-name="Tabla7.B1"/>
          <table:table-cell table:style-name="Tabla7.A1" table:number-columns-spanned="2" office:value-type="string">
            <text:p text:style-name="P215">1,14·10⁷</text:p>
          </table:table-cell>
          <table:covered-table-cell/>
          <table:covered-table-cell table:style-name="Tabla7.B1"/>
          <table:covered-table-cell table:style-name="Tabla7.B1"/>
          <table:covered-table-cell table:style-name="Tabla7.B1"/>
        </table:table-row>
        <table:table-row table:style-name="Tabla7.1">
          <table:table-cell table:style-name="Tabla7.B1">
            <text:p text:style-name="P162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B1">
            <text:p text:style-name="P164"/>
          </table:table-cell>
        </table:table-row>
        <table:table-row table:style-name="Tabla7.1">
          <table:table-cell table:style-name="Tabla7.A1" office:value-type="string">
            <text:p text:style-name="P62">Ener<text:span text:style-name="T135">x</text:span>ía mecánica na órbita</text:p>
          </table:table-cell>
          <table:table-cell table:style-name="Tabla7.B1">
            <text:p text:style-name="P164"/>
          </table:table-cell>
          <table:table-cell table:style-name="Tabla7.A1" table:number-columns-spanned="2" office:value-type="string">
            <text:p text:style-name="P108">E = E+ Eₚ</text:p>
          </table:table-cell>
          <table:covered-table-cell/>
          <table:table-cell table:style-name="Tabla7.B1">
            <text:p text:style-name="P164"/>
          </table:table-cell>
          <table:table-cell table:style-name="Tabla7.B1">
            <text:p text:style-name="P164"/>
          </table:table-cell>
          <table:table-cell table:style-name="Tabla7.A1" office:value-type="string">
            <text:p text:style-name="P108">E =</text:p>
          </table:table-cell>
          <table:table-cell table:style-name="Tabla7.A1" table:number-columns-spanned="2" office:value-type="string">
            <text:p text:style-name="P137">-1,75·10¹⁰ + 8,74·10⁹</text:p>
          </table:table-cell>
          <table:covered-table-cell/>
          <table:table-cell table:style-name="Tabla7.A1" office:value-type="string">
            <text:p text:style-name="P137">=</text:p>
          </table:table-cell>
          <table:table-cell table:style-name="Tabla7.A1" office:value-type="string">
            <text:p text:style-name="P36">-8,74·10⁹</text:p>
          </table:table-cell>
          <table:table-cell table:style-name="Tabla7.A1" office:value-type="string">
            <text:p text:style-name="P63">J</text:p>
          </table:table-cell>
        </table:table-row>
      </table:table>
      <text:p text:style-name="P163"/>
      <text:p text:style-name="P21">A enerxía que hai que comunicarlle para que, partindo da órbita, chegue ao infinito, é a diferenza entre a enerxía no infinito, que é nula, e a que ten na órbita.</text:p>
      <text:p text:style-name="P207"><text:span text:style-name="T52">Δ</text:span><text:span text:style-name="variable"><text:span text:style-name="T52">E</text:span></text:span><text:span text:style-name="T52"> = 0 – </text:span><text:span text:style-name="variable"><text:span text:style-name="T52">E</text:span></text:span><text:span text:style-name="T52"> = 8,74·10⁹ J</text:span></text:p>
      <text:p text:style-name="P54"/>
      <text:h text:style-name="P286" text:outline-level="4"><text:bookmark-start text:name="__RefHeading___Toc3581_217277345"/>Deséxase pór en órbita un satélite de 1800 kg que vire a razón de 12,5 voltas por día. Calcula:<text:bookmark-end text:name="__RefHeading___Toc3581_217277345"/></text:h>
      <text:h text:style-name="P296" text:outline-level="5">O período do satélite.</text:h>
      <text:h text:style-name="P296" text:outline-level="5">A distancia do satélite á superficie terrestre.</text:h>
      <text:h text:style-name="P296" text:outline-level="5">A enerxía cinética do satélite nesa órbita.</text:h>
      <text:p text:style-name="P186"><text:span text:style-name="T52">Datos: </text:span><text:span text:style-name="Variable"><text:span text:style-name="T52">G</text:span></text:span><text:span text:style-name="T52"> = 6,67·10⁻¹¹ N·m²·kg⁻²; </text:span><text:span text:style-name="Variable"><text:span text:style-name="T52">R</text:span></text:span><text:span text:style-name="T52"> = 6378 km; </text:span><text:span text:style-name="Variable"><text:span text:style-name="T52">M</text:span></text:span><text:span text:style-name="T52"> = 5,98·10²⁴ kg<text:tab/></text:span><text:span text:style-name="PAU"><text:span text:style-name="T52">(P.A.U. Set. 09)</text:span></text:span></text:p>
      <text:p text:style-name="P187"><text:span text:style-name="T53">Rta.</text:span><text:span text:style-name="T52">: a) </text:span><text:span text:style-name="variable"><text:span text:style-name="T52">T</text:span></text:span><text:span text:style-name="T52"> = 1 h </text:span><text:span text:style-name="T68">55 min</text:span><text:span text:style-name="T52">; b) </text:span><text:span text:style-name="variable"><text:span text:style-name="T52">h</text:span></text:span><text:span text:style-name="T52"> = 1470 km; c) </text:span><text:span text:style-name="variable"><text:span text:style-name="T52">E</text:span></text:span><text:span text:style-name="T52"> = 4,58·10¹⁰ J</text:span></text:p>
      <text:p text:style-name="P21"/>
      <text:p text:style-name="P28"><text:span text:style-name="T7">Introdución de datos.</text:span> (Pestana<text:span text:style-name="T74">: «Enunciado»</text:span>)</text:p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row table:style-name="Tabla18.1">
          <table:table-cell table:style-name="Tabla18.A1" office:value-type="string">
            <text:p text:style-name="P55">Un satélite de masa</text:p>
          </table:table-cell>
          <table:table-cell table:style-name="Tabla18.B1">
            <text:p text:style-name="P79"/>
          </table:table-cell>
          <table:table-cell table:style-name="Tabla18.A1" office:value-type="string">
            <text:p text:style-name="P81">m =</text:p>
          </table:table-cell>
          <table:table-cell table:style-name="Tabla18.D1" office:value-type="float" office:value="1800">
            <text:p text:style-name="P120">1800</text:p>
          </table:table-cell>
          <table:table-cell table:style-name="Tabla18.A1" office:value-type="string">
            <text:p text:style-name="P55">kg</text:p>
          </table:table-cell>
        </table:table-row>
        <table:table-row table:style-name="Tabla18.1">
          <table:table-cell table:style-name="Tabla18.A1" office:value-type="string">
            <text:p text:style-name="P55">xira arredor dun astro de masa</text:p>
          </table:table-cell>
          <table:table-cell table:style-name="Tabla18.B1">
            <text:p text:style-name="P79"/>
          </table:table-cell>
          <table:table-cell table:style-name="Tabla18.A1" office:value-type="string">
            <text:p text:style-name="P81">M =</text:p>
          </table:table-cell>
          <table:table-cell table:style-name="Tabla18.D2" office:value-type="float" office:value="5.98E+024">
            <text:p text:style-name="P120">5,98E+024</text:p>
          </table:table-cell>
          <table:table-cell table:style-name="Tabla18.A1" office:value-type="string">
            <text:p text:style-name="P55">kg</text:p>
          </table:table-cell>
        </table:table-row>
        <table:table-row table:style-name="Tabla18.3">
          <table:table-cell table:style-name="Tabla18.A1" office:value-type="string">
            <text:p text:style-name="P55">e raio</text:p>
          </table:table-cell>
          <table:table-cell table:style-name="Tabla18.B1">
            <text:p text:style-name="P79"/>
          </table:table-cell>
          <table:table-cell table:style-name="Tabla18.A1" office:value-type="string">
            <text:p text:style-name="P81">R =</text:p>
          </table:table-cell>
          <table:table-cell table:style-name="Tabla18.D3" office:value-type="float" office:value="6378">
            <text:p text:style-name="P120">6378</text:p>
          </table:table-cell>
          <table:table-cell table:style-name="Tabla18.E3" office:value-type="string">
            <text:p text:style-name="P55">km</text:p>
          </table:table-cell>
        </table:table-row>
        <table:table-row table:style-name="Tabla18.1">
          <table:table-cell table:style-name="Tabla18.B1">
            <text:p text:style-name="P79"/>
          </table:table-cell>
          <table:table-cell table:style-name="Tabla18.B1">
            <text:p text:style-name="P79"/>
          </table:table-cell>
          <table:table-cell table:style-name="Tabla18.B1">
            <text:p text:style-name="P80"/>
          </table:table-cell>
          <table:table-cell table:style-name="Tabla18.D4">
            <text:p text:style-name="P79"/>
          </table:table-cell>
          <table:table-cell table:style-name="Tabla18.A1" office:value-type="string">
            <text:p text:style-name="P55"/>
          </table:table-cell>
        </table:table-row>
        <table:table-row table:style-name="Tabla18.1">
          <table:table-cell table:style-name="Tabla18.B1">
            <text:p text:style-name="P79"/>
          </table:table-cell>
          <table:table-cell table:style-name="Tabla18.B5">
            <text:p text:style-name="P79"/>
          </table:table-cell>
          <table:table-cell table:style-name="Tabla18.B1">
            <text:p text:style-name="P80"/>
          </table:table-cell>
          <table:table-cell table:style-name="Tabla18.D5">
            <text:p text:style-name="P79"/>
          </table:table-cell>
          <table:table-cell table:style-name="Tabla18.B5">
            <text:p text:style-name="P79"/>
          </table:table-cell>
        </table:table-row>
        <table:table-row table:style-name="Tabla18.1">
          <table:table-cell table:style-name="Tabla18.A1" office:value-type="string">
            <text:p text:style-name="P55">O satélite xira cunha</text:p>
          </table:table-cell>
          <table:table-cell table:style-name="Tabla18.B6" office:value-type="string">
            <text:p text:style-name="P55">frecuencia</text:p>
          </table:table-cell>
          <table:table-cell table:style-name="Tabla18.A1" office:value-type="string">
            <text:p text:style-name="P81">f =</text:p>
          </table:table-cell>
          <table:table-cell table:style-name="Tabla18.D6" office:value-type="float" office:value="12.5">
            <text:p text:style-name="P120">12,5</text:p>
          </table:table-cell>
          <table:table-cell table:style-name="Tabla18.E6" office:value-type="string">
            <text:p text:style-name="P55">día⁻¹</text:p>
          </table:table-cell>
        </table:table-row>
      </table:table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D"/>
        <table:table-column table:style-name="Tabla8.G"/>
        <table:table-row table:style-name="Tabla8.1">
          <table:table-cell table:style-name="Tabla8.A1" office:value-type="string">
            <text:p text:style-name="P46">Respostas</text:p>
          </table:table-cell>
          <table:table-cell table:style-name="Tabla8.B1">
            <text:p text:style-name="P235"/>
          </table:table-cell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A1" table:number-columns-spanned="2" office:value-type="string">
            <text:p text:style-name="P120">Cifras significativas:</text:p>
          </table:table-cell>
          <table:covered-table-cell/>
          <table:table-cell table:style-name="Tabla8.G1" office:value-type="string">
            <text:p text:style-name="P55"/>
          </table:table-cell>
        </table:table-row>
        <table:table-row table:style-name="Tabla8.1">
          <table:table-cell table:style-name="Tabla8.B1">
            <text:p text:style-name="P79"/>
          </table:table-cell>
          <table:table-cell table:style-name="Tabla8.B2" office:value-type="string">
            <text:p text:style-name="P120">Altura</text:p>
          </table:table-cell>
          <table:table-cell table:style-name="Tabla8.B1">
            <text:p text:style-name="P235"/>
          </table:table-cell>
          <table:table-cell table:style-name="Tabla8.A1" office:value-type="string">
            <text:p text:style-name="P120">Velocidade</text:p>
          </table:table-cell>
          <table:table-cell table:style-name="Tabla8.B1">
            <text:p text:style-name="P235"/>
          </table:table-cell>
          <table:table-cell table:style-name="Tabla8.F2" office:value-type="string">
            <text:p text:style-name="P120">Período</text:p>
          </table:table-cell>
          <table:table-cell table:style-name="Tabla8.B1">
            <text:p text:style-name="P235"/>
          </table:table-cell>
        </table:table-row>
        <table:table-row table:style-name="Tabla8.1">
          <table:table-cell table:style-name="Tabla8.A1" office:value-type="string">
            <text:p text:style-name="P55">Órbita</text:p>
          </table:table-cell>
          <table:table-cell table:style-name="Tabla8.A1" office:value-type="string">
            <text:p text:style-name="P30">1,47·10³</text:p>
          </table:table-cell>
          <table:table-cell table:style-name="Tabla8.C3" office:value-type="string">
            <text:p text:style-name="P55">km</text:p>
          </table:table-cell>
          <table:table-cell table:style-name="Tabla8.A1" office:value-type="string">
            <text:p text:style-name="P120">7,13</text:p>
          </table:table-cell>
          <table:table-cell table:style-name="Tabla8.E3" office:value-type="string">
            <text:p text:style-name="P55">km/s</text:p>
          </table:table-cell>
          <table:table-cell table:style-name="Tabla8.F3" office:value-type="time" office:time-value="PT01H55M12S">
            <text:p text:style-name="P30">01:55:12</text:p>
          </table:table-cell>
          <table:table-cell table:style-name="Tabla8.G3" office:value-type="string">
            <text:p text:style-name="P55">h:m:s</text:p>
          </table:table-cell>
        </table:table-row>
        <table:table-row table:style-name="Tabla8.1"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B1">
            <text:p text:style-name="P79"/>
          </table:table-cell>
          <table:table-cell table:style-name="Tabla8.B1">
            <text:p text:style-name="P235"/>
          </table:table-cell>
        </table:table-row>
        <table:table-row table:style-name="Tabla8.1">
          <table:table-cell table:style-name="Tabla8.B1">
            <text:p text:style-name="P79"/>
          </table:table-cell>
          <table:table-cell table:style-name="Tabla8.A1" office:value-type="string">
            <text:p text:style-name="P120">cinética</text:p>
          </table:table-cell>
          <table:table-cell table:style-name="Tabla8.B1">
            <text:p text:style-name="P79"/>
          </table:table-cell>
          <table:table-cell table:style-name="Tabla8.A1" office:value-type="string">
            <text:p text:style-name="P120">potencial</text:p>
          </table:table-cell>
          <table:table-cell table:style-name="Tabla8.B1">
            <text:p text:style-name="P79"/>
          </table:table-cell>
          <table:table-cell table:style-name="Tabla8.A1" office:value-type="string">
            <text:p text:style-name="P120">mecánica</text:p>
          </table:table-cell>
          <table:table-cell table:style-name="Tabla8.G5" office:value-type="string">
            <text:p text:style-name="P55">GJ</text:p>
          </table:table-cell>
        </table:table-row>
        <table:table-row table:style-name="Tabla8.1">
          <table:table-cell table:style-name="Tabla8.A6" office:value-type="string">
            <text:p text:style-name="P55">Enerxía na órbita</text:p>
          </table:table-cell>
          <table:table-cell table:style-name="Tabla8.A1" office:value-type="string">
            <text:p text:style-name="P30">45,8</text:p>
          </table:table-cell>
          <table:table-cell table:style-name="Tabla8.A1" office:value-type="string">
            <text:p text:style-name="P55">GJ</text:p>
          </table:table-cell>
          <table:table-cell table:style-name="Tabla8.A1" office:value-type="string">
            <text:p text:style-name="P120">-91,6</text:p>
          </table:table-cell>
          <table:table-cell table:style-name="Tabla8.A1" office:value-type="string">
            <text:p text:style-name="P55">GJ</text:p>
          </table:table-cell>
          <table:table-cell table:style-name="Tabla8.A1" office:value-type="string">
            <text:p text:style-name="P120">-45,8</text:p>
          </table:table-cell>
          <table:table-cell table:style-name="Tabla8.A1" office:value-type="string">
            <text:p text:style-name="P55">GJ</text:p>
          </table:table-cell>
        </table:table-row>
      </table:table>
      <text:p text:style-name="P71"/>
      <text:p text:style-name="P71"><text:span text:style-name="T8">Cálculo do período.</text:span><text:span text:style-name="T31"> </text:span><text:span text:style-name="T28">(Pestana</text:span><text:span text:style-name="T29">: «Periodo»</text:span><text:span text:style-name="T28">)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F"/>
        <table:table-column table:style-name="Tabla21.C"/>
        <table:table-column table:style-name="Tabla21.H"/>
        <table:table-column table:style-name="Tabla21.I"/>
        <table:table-column table:style-name="Tabla21.J"/>
        <table:table-column table:style-name="Tabla21.K"/>
        <table:table-row>
          <table:table-cell table:style-name="Tabla21.A1" table:number-rows-spanned="2" office:value-type="string">
            <text:p text:style-name="P55">Período do satélite</text:p>
          </table:table-cell>
          <table:table-cell table:style-name="Tabla21.B1">
            <text:p text:style-name="P79"/>
          </table:table-cell>
          <table:table-cell table:style-name="Tabla21.A1" table:number-rows-spanned="2" office:value-type="string">
            <text:p text:style-name="P93">T =</text:p>
          </table:table-cell>
          <table:table-cell table:style-name="Tabla21.B1" office:value-type="float" office:value="1">
            <text:p text:style-name="P93">1</text:p>
          </table:table-cell>
          <table:table-cell table:style-name="Tabla21.B1">
            <text:p text:style-name="P79"/>
          </table:table-cell>
          <table:table-cell table:style-name="Tabla21.B1">
            <text:p text:style-name="P79"/>
          </table:table-cell>
          <table:table-cell table:style-name="Tabla21.A1" table:number-rows-spanned="2" office:value-type="string">
            <text:p text:style-name="P93">T =</text:p>
          </table:table-cell>
          <table:table-cell table:style-name="Tabla21.B1" office:value-type="float" office:value="86400">
            <text:p text:style-name="P131">86400</text:p>
          </table:table-cell>
          <table:table-cell table:style-name="Tabla21.A1" table:number-rows-spanned="2" office:value-type="string">
            <text:p text:style-name="P131">=</text:p>
          </table:table-cell>
          <table:table-cell table:style-name="Tabla21.A1" table:number-rows-spanned="2" office:value-type="string">
            <text:p text:style-name="P120">6,91·10³</text:p>
          </table:table-cell>
          <table:table-cell table:style-name="Tabla21.A1" table:number-rows-spanned="2" office:value-type="string">
            <text:p text:style-name="P55">s</text:p>
          </table:table-cell>
        </table:table-row>
        <table:table-row>
          <table:covered-table-cell table:style-name="Tabla21.B1"/>
          <table:table-cell table:style-name="Tabla21.B1">
            <text:p text:style-name="P79"/>
          </table:table-cell>
          <table:covered-table-cell table:style-name="Tabla21.B1"/>
          <table:table-cell table:style-name="Tabla21.A1" office:value-type="string">
            <text:p text:style-name="P93">f</text:p>
          </table:table-cell>
          <table:table-cell table:style-name="Tabla21.B1">
            <text:p text:style-name="P79"/>
          </table:table-cell>
          <table:table-cell table:style-name="Tabla21.B1">
            <text:p text:style-name="P79"/>
          </table:table-cell>
          <table:covered-table-cell table:style-name="Tabla21.B1"/>
          <table:table-cell table:style-name="Tabla21.A1" office:value-type="string">
            <text:p text:style-name="P131">12,5</text:p>
          </table:table-cell>
          <table:covered-table-cell table:style-name="Tabla21.B1"/>
          <table:covered-table-cell table:style-name="Tabla21.B1"/>
          <table:covered-table-cell table:style-name="Tabla21.B1"/>
        </table:table-row>
      </table:table>
      <text:p text:style-name="P11"/>
      <text:p text:style-name="P71"><text:span text:style-name="T8">Cálculo da distancia do satélite á superficie terrestre.</text:span><text:span text:style-name="T31"> </text:span><text:span text:style-name="T28">(Pestana</text:span><text:span text:style-name="T29">: «</text:span><text:span text:style-name="T34">Altura</text:span><text:span text:style-name="T29">»</text:span><text:span text:style-name="T28">)</text:span></text:p>
      <text:p text:style-name="P11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column table:style-name="Tabla20.H"/>
        <table:table-column table:style-name="Tabla20.I"/>
        <table:table-column table:style-name="Tabla20.J"/>
        <table:table-column table:style-name="Tabla20.K"/>
        <table:table-column table:style-name="Tabla20.L"/>
        <table:table-row table:style-name="Tabla20.1"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17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F1" table:number-columns-spanned="2" office:value-type="string">
            <text:p text:style-name="P87">G · M =</text:p>
          </table:table-cell>
          <table:covered-table-cell/>
          <table:table-cell table:style-name="Tabla20.H1" table:number-columns-spanned="2" office:value-type="string">
            <text:p text:style-name="P138">6,67·10⁻¹¹ · 5,98·10²⁴</text:p>
          </table:table-cell>
          <table:covered-table-cell/>
          <table:table-cell table:style-name="Tabla20.J1" office:value-type="string">
            <text:p text:style-name="P138">=</text:p>
          </table:table-cell>
          <table:table-cell table:style-name="Tabla20.K1" office:value-type="string">
            <text:p text:style-name="P127">3,99·10¹⁴</text:p>
          </table:table-cell>
          <table:table-cell table:style-name="Tabla20.L1" office:value-type="string">
            <text:p text:style-name="P59">m³/s²</text:p>
          </table:table-cell>
        </table:table-row>
        <table:table-row table:style-name="Tabla20.1"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17"/>
          </table:table-cell>
          <table:table-cell table:style-name="Tabla20.A1" table:number-columns-spanned="2">
            <text:p text:style-name="P165"/>
          </table:table-cell>
          <table:covered-table-cell/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</table:table-row>
        <table:table-row table:style-name="Tabla20.3">
          <table:table-cell table:style-name="Tabla20.A3" table:number-rows-spanned="2" office:value-type="string">
            <text:p text:style-name="P59">Radio da órbita</text:p>
          </table:table-cell>
          <table:table-cell table:style-name="Tabla20.B3" table:number-rows-spanned="2" office:value-type="string">
            <text:p text:style-name="P99">r =</text:p>
          </table:table-cell>
          <table:table-cell table:style-name="Tabla20.C3" table:number-rows-spanned="2" office:value-type="string">
            <text:p text:style-name="P249">∛</text:p>
          </table:table-cell>
          <table:table-cell table:style-name="Tabla20.D3" office:value-type="string">
            <text:p text:style-name="P99">G · M · T²</text:p>
          </table:table-cell>
          <table:table-cell table:style-name="Tabla20.A1">
            <text:p text:style-name="P165"/>
          </table:table-cell>
          <table:table-cell table:style-name="Tabla20.F3" table:number-rows-spanned="2" office:value-type="string">
            <text:p text:style-name="P99">r =</text:p>
          </table:table-cell>
          <table:table-cell table:style-name="Tabla20.G3" table:number-rows-spanned="2" office:value-type="string">
            <text:p text:style-name="P249">∛</text:p>
          </table:table-cell>
          <table:table-cell table:style-name="Tabla20.H3" table:number-columns-spanned="2" office:value-type="string">
            <text:p text:style-name="P177"><text:span text:style-name="T79">3,99</text:span>·10¹⁴ · (6,91·10³)²</text:p>
          </table:table-cell>
          <table:covered-table-cell/>
          <table:table-cell table:style-name="Tabla20.J3" table:number-rows-spanned="2" office:value-type="string">
            <text:p text:style-name="P138">=</text:p>
          </table:table-cell>
          <table:table-cell table:style-name="Tabla20.K3" table:number-rows-spanned="2" office:value-type="string">
            <text:p text:style-name="P127">7,85·10⁶</text:p>
          </table:table-cell>
          <table:table-cell table:style-name="Tabla20.L3" table:number-rows-spanned="2" office:value-type="string">
            <text:p text:style-name="P59">m</text:p>
          </table:table-cell>
        </table:table-row>
        <table:table-row>
          <table:covered-table-cell table:style-name="Tabla20.A3"/>
          <table:covered-table-cell table:style-name="Tabla20.B3"/>
          <table:covered-table-cell table:style-name="Tabla20.C3"/>
          <table:table-cell table:style-name="Tabla20.D4" office:value-type="string">
            <text:p text:style-name="P177">4 π²</text:p>
          </table:table-cell>
          <table:table-cell table:style-name="Tabla20.A1">
            <text:p text:style-name="P165"/>
          </table:table-cell>
          <table:covered-table-cell table:style-name="Tabla20.F4"/>
          <table:covered-table-cell table:style-name="Tabla20.G4"/>
          <table:table-cell table:style-name="Tabla20.H4" table:number-columns-spanned="2" office:value-type="string">
            <text:p text:style-name="P138">4 · 3,14²</text:p>
          </table:table-cell>
          <table:covered-table-cell/>
          <table:covered-table-cell table:style-name="Tabla20.J3"/>
          <table:covered-table-cell table:style-name="Tabla20.K3"/>
          <table:covered-table-cell table:style-name="Tabla20.L4"/>
        </table:table-row>
        <text:soft-page-break/>
        <table:table-row table:style-name="Tabla20.1"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50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</table:table-row>
        <table:table-row table:style-name="Tabla20.1">
          <table:table-cell table:style-name="Tabla20.A6" office:value-type="string">
            <text:p text:style-name="P59">Altura da órbita</text:p>
          </table:table-cell>
          <table:table-cell table:style-name="Tabla20.A1">
            <text:p text:style-name="P165"/>
          </table:table-cell>
          <table:table-cell table:style-name="Tabla20.C6" office:value-type="string">
            <text:p text:style-name="P99"><text:span text:style-name="T137">h</text:span>=</text:p>
          </table:table-cell>
          <table:table-cell table:style-name="Tabla20.D6" office:value-type="string">
            <text:p text:style-name="P109">r - R</text:p>
          </table:table-cell>
          <table:table-cell table:style-name="Tabla20.A1">
            <text:p text:style-name="P165"/>
          </table:table-cell>
          <table:table-cell table:style-name="Tabla20.A1">
            <text:p text:style-name="P165"/>
          </table:table-cell>
          <table:table-cell table:style-name="Tabla20.G6" office:value-type="string">
            <text:p text:style-name="P87">h =</text:p>
          </table:table-cell>
          <table:table-cell table:style-name="Tabla20.H6" table:number-columns-spanned="2" office:value-type="string">
            <text:p text:style-name="P138">7,85·10⁶ – 6,38·10⁶</text:p>
          </table:table-cell>
          <table:covered-table-cell/>
          <table:table-cell table:style-name="Tabla20.J6" office:value-type="string">
            <text:p text:style-name="P138">=</text:p>
          </table:table-cell>
          <table:table-cell table:style-name="Tabla20.K6" office:value-type="string">
            <text:p text:style-name="P37">1,47·10⁶</text:p>
          </table:table-cell>
          <table:table-cell table:style-name="Tabla20.L6" office:value-type="string">
            <text:p text:style-name="P59">m</text:p>
          </table:table-cell>
        </table:table-row>
      </table:table>
      <text:p text:style-name="P11"/>
      <text:p text:style-name="P6"><text:span text:style-name="T7">Cálculo da enerxía cinética</text:span>. (Pestana: «Enerxia»)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column table:style-name="Tabla23.H"/>
        <table:table-column table:style-name="Tabla23.I"/>
        <table:table-column table:style-name="Tabla23.J"/>
        <table:table-column table:style-name="Tabla23.K"/>
        <table:table-row table:style-name="Tabla23.1">
          <table:table-cell table:style-name="Tabla23.A1" office:value-type="string">
            <text:p text:style-name="P172"><text:s/><text:span text:style-name="T138">N</text:span>a órbita</text:p>
          </table:table-cell>
          <table:table-cell table:style-name="Tabla23.A1" table:number-rows-spanned="3" office:value-type="string">
            <text:p text:style-name="P99">v =</text:p>
          </table:table-cell>
          <table:table-cell table:style-name="Tabla23.C1" table:number-rows-spanned="2" office:value-type="string">
            <text:p text:style-name="P99">2 · π · r</text:p>
          </table:table-cell>
          <table:table-cell table:style-name="Tabla23.D1" table:number-rows-spanned="2">
            <text:p text:style-name="P165"/>
          </table:table-cell>
          <table:table-cell table:style-name="Tabla23.D1" table:number-rows-spanned="2">
            <text:p text:style-name="P165"/>
          </table:table-cell>
          <table:table-cell table:style-name="Tabla23.A1" table:number-rows-spanned="3" office:value-type="string">
            <text:p text:style-name="P99">v =</text:p>
          </table:table-cell>
          <table:table-cell table:style-name="Tabla23.G1" table:number-rows-spanned="2" table:number-columns-spanned="2" office:value-type="string">
            <text:p text:style-name="P138">2 ·3,14 · 7,85·10⁶</text:p>
          </table:table-cell>
          <table:covered-table-cell/>
          <table:table-cell table:style-name="Tabla23.A1" table:number-rows-spanned="3" office:value-type="string">
            <text:p text:style-name="P138">=</text:p>
          </table:table-cell>
          <table:table-cell table:style-name="Tabla23.A1" table:number-rows-spanned="3" office:value-type="string">
            <text:p text:style-name="P127">7,13·10³</text:p>
          </table:table-cell>
          <table:table-cell table:style-name="Tabla23.A1" table:number-rows-spanned="3" office:value-type="string">
            <text:p text:style-name="P59">m/s</text:p>
          </table:table-cell>
        </table:table-row>
        <table:table-row table:style-name="Tabla23.2">
          <table:table-cell table:style-name="Tabla23.A1" table:number-rows-spanned="2" office:value-type="string">
            <text:p text:style-name="P59">Velocidad<text:span text:style-name="T138">e</text:span> <text:span text:style-name="T138">na</text:span> órbita</text:p>
          </table:table-cell>
          <table:covered-table-cell table:style-name="Tabla23.A1"/>
          <table:covered-table-cell table:style-name="Tabla23.C1"/>
          <table:covered-table-cell table:style-name="Tabla23.D1"/>
          <table:covered-table-cell table:style-name="Tabla23.D1"/>
          <table:covered-table-cell table:style-name="Tabla23.A1"/>
          <table:covered-table-cell table:style-name="Tabla23.G1"/>
          <table:covered-table-cell/>
          <table:covered-table-cell table:style-name="Tabla23.A1"/>
          <table:covered-table-cell table:style-name="Tabla23.A1"/>
          <table:covered-table-cell table:style-name="Tabla23.A1"/>
        </table:table-row>
        <table:table-row table:style-name="Tabla23.3">
          <table:covered-table-cell table:style-name="Tabla23.A1"/>
          <table:covered-table-cell table:style-name="Tabla23.A1"/>
          <table:table-cell table:style-name="Tabla23.A1" office:value-type="string">
            <text:p text:style-name="P218">T</text:p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covered-table-cell table:style-name="Tabla23.A1"/>
          <table:table-cell table:style-name="Tabla23.A1" table:number-columns-spanned="2" office:value-type="string">
            <text:p text:style-name="P216">6,91·10³</text:p>
          </table:table-cell>
          <table:covered-table-cell/>
          <table:covered-table-cell table:style-name="Tabla23.A1"/>
          <table:covered-table-cell table:style-name="Tabla23.A1"/>
          <table:covered-table-cell table:style-name="Tabla23.A1"/>
        </table:table-row>
        <table:table-row table:style-name="Tabla23.4"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</table:table-row>
        <table:table-row table:style-name="Tabla23.5">
          <table:table-cell table:style-name="Tabla23.A1" office:value-type="string">
            <text:p text:style-name="P59">Ener<text:span text:style-name="T138">x</text:span>ía cinética <text:span text:style-name="T138">na</text:span> órbita</text:p>
          </table:table-cell>
          <table:table-cell table:style-name="Tabla23.A1" table:number-columns-spanned="2" office:value-type="string">
            <text:p text:style-name="P109">E = ½ m · v²</text:p>
          </table:table-cell>
          <table:covered-table-cell/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A1" office:value-type="string">
            <text:p text:style-name="P109">E =</text:p>
          </table:table-cell>
          <table:table-cell table:style-name="Tabla23.A1" table:number-columns-spanned="2" office:value-type="string">
            <text:p text:style-name="P138">1800 · (7,13·10³)² / 2</text:p>
          </table:table-cell>
          <table:covered-table-cell/>
          <table:table-cell table:style-name="Tabla23.A1" office:value-type="string">
            <text:p text:style-name="P138">=</text:p>
          </table:table-cell>
          <table:table-cell table:style-name="Tabla23.A1" office:value-type="string">
            <text:p text:style-name="P37">4,58·10¹⁰</text:p>
          </table:table-cell>
          <table:table-cell table:style-name="Tabla23.A1" office:value-type="string">
            <text:p text:style-name="P59">J</text:p>
          </table:table-cell>
        </table:table-row>
        <table:table-row table:style-name="Tabla23.6"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</table:table-row>
        <table:table-row table:style-name="Tabla23.7">
          <table:table-cell table:style-name="Tabla23.A1" table:number-rows-spanned="2" office:value-type="string">
            <text:p text:style-name="P173">Ener<text:span text:style-name="T138">x</text:span>ía potencial <text:span text:style-name="T138">na</text:span> órbita</text:p>
          </table:table-cell>
          <table:table-cell table:style-name="Tabla23.A1" table:number-rows-spanned="2" office:value-type="string">
            <text:p text:style-name="P99">Eₚ =</text:p>
          </table:table-cell>
          <table:table-cell table:style-name="Tabla23.C7" office:value-type="string">
            <text:p text:style-name="P138">–<text:span text:style-name="T76">G · M · m</text:span></text:p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A1" table:number-rows-spanned="2" office:value-type="string">
            <text:p text:style-name="P99">Eₚ =</text:p>
          </table:table-cell>
          <table:table-cell table:style-name="Tabla23.G7" table:number-columns-spanned="2" office:value-type="string">
            <text:p text:style-name="P177">– 3,99·10¹⁴ · 1800</text:p>
          </table:table-cell>
          <table:covered-table-cell/>
          <table:table-cell table:style-name="Tabla23.A1" table:number-rows-spanned="2" office:value-type="string">
            <text:p text:style-name="P138">=</text:p>
          </table:table-cell>
          <table:table-cell table:style-name="Tabla23.A1" table:number-rows-spanned="2" office:value-type="string">
            <text:p text:style-name="P127">-9,16·10¹⁰</text:p>
          </table:table-cell>
          <table:table-cell table:style-name="Tabla23.A1" table:number-rows-spanned="2" office:value-type="string">
            <text:p text:style-name="P59">J</text:p>
          </table:table-cell>
        </table:table-row>
        <table:table-row>
          <table:covered-table-cell table:style-name="Tabla23.A1"/>
          <table:covered-table-cell table:style-name="Tabla23.A1"/>
          <table:table-cell table:style-name="Tabla23.A1" office:value-type="string">
            <text:p text:style-name="P99">r</text:p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covered-table-cell table:style-name="Tabla23.A1"/>
          <table:table-cell table:style-name="Tabla23.A1" table:number-columns-spanned="2" office:value-type="string">
            <text:p text:style-name="P216">7,85·10⁶</text:p>
          </table:table-cell>
          <table:covered-table-cell/>
          <table:covered-table-cell table:style-name="Tabla23.A1"/>
          <table:covered-table-cell table:style-name="Tabla23.A1"/>
          <table:covered-table-cell table:style-name="Tabla23.A1"/>
        </table:table-row>
        <table:table-row table:style-name="Tabla23.9"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D1">
            <text:p text:style-name="P165"/>
          </table:table-cell>
        </table:table-row>
        <table:table-row table:style-name="Tabla23.10">
          <table:table-cell table:style-name="Tabla23.A1" office:value-type="string">
            <text:p text:style-name="P173">Ener<text:span text:style-name="T138">x</text:span>ía mecánica <text:span text:style-name="T138">na</text:span> órbita</text:p>
          </table:table-cell>
          <table:table-cell table:style-name="Tabla23.A1" table:number-columns-spanned="2" office:value-type="string">
            <text:p text:style-name="P109">E = E+ Eₚ</text:p>
          </table:table-cell>
          <table:covered-table-cell/>
          <table:table-cell table:style-name="Tabla23.D1">
            <text:p text:style-name="P165"/>
          </table:table-cell>
          <table:table-cell table:style-name="Tabla23.D1">
            <text:p text:style-name="P165"/>
          </table:table-cell>
          <table:table-cell table:style-name="Tabla23.A1" office:value-type="string">
            <text:p text:style-name="P109">E =</text:p>
          </table:table-cell>
          <table:table-cell table:style-name="Tabla23.A1" table:number-columns-spanned="2" office:value-type="string">
            <text:p text:style-name="P138">-9,16·10¹⁰ + 4,58·10¹⁰</text:p>
          </table:table-cell>
          <table:covered-table-cell/>
          <table:table-cell table:style-name="Tabla23.A1" office:value-type="string">
            <text:p text:style-name="P138">=</text:p>
          </table:table-cell>
          <table:table-cell table:style-name="Tabla23.A1" office:value-type="string">
            <text:p text:style-name="P127">-4,58·10¹⁰</text:p>
          </table:table-cell>
          <table:table-cell table:style-name="Tabla23.A1" office:value-type="string">
            <text:p text:style-name="P59">J</text:p>
          </table:table-cell>
        </table:table-row>
      </table:table>
      <text:p text:style-name="P11"/>
      <text:h text:style-name="P287" text:outline-level="4"><text:bookmark-start text:name="__RefHeading___Toc19459_744268866"/>A luz do Sol tarda 5·10² s en chegar á Terra e 2,6·10³ s en chegar a Xúpiter. Calcula:<text:bookmark-end text:name="__RefHeading___Toc19459_744268866"/></text:h>
      <text:h text:style-name="P297" text:outline-level="5">O período de Xúpiter orbitando arredor do Sol.</text:h>
      <text:h text:style-name="P297" text:outline-level="5">A velocidade orbital de Xúpiter.</text:h>
      <text:h text:style-name="P297" text:outline-level="5">A masa do Sol.</text:h>
      <text:p text:style-name="P188"><text:span text:style-name="T52">Datos: </text:span><text:span text:style-name="Variable"><text:span text:style-name="T52">T</text:span></text:span><text:span text:style-name="T52"> </text:span><text:span text:style-name="T69">(</text:span><text:span text:style-name="T52">Terra</text:span><text:span text:style-name="T69">)</text:span><text:span text:style-name="T52"> arredor do Sol: 3,15·10⁷ s; </text:span><text:span text:style-name="T70">c</text:span><text:span text:style-name="T52"> = 3·10⁸ m/s; </text:span><text:span text:style-name="Variable"><text:span text:style-name="T52">G</text:span></text:span><text:span text:style-name="T52"> = 6,67·10⁻¹¹ N·m²·kg⁻². (Suponse as órbitas circulares)<text:tab/></text:span><text:span text:style-name="PAU"><text:span text:style-name="T52">(P.A.U. Set. 12)</text:span></text:span></text:p>
      <text:p text:style-name="P194"><text:span text:style-name="T53">Rta.</text:span><text:span text:style-name="T52">: a) </text:span><text:span text:style-name="variable"><text:span text:style-name="T52">T</text:span></text:span><text:span text:style-name="T52"> = 3,7</text:span><text:span text:style-name="T73">3</text:span><text:span text:style-name="T52">·10⁸ s; </text:span><text:span text:style-name="variable"><text:span text:style-name="T52">v</text:span></text:span><text:span text:style-name="T52"> = 1,31·10⁴ m/s; b) </text:span><text:span text:style-name="variable"><text:span text:style-name="T52">M</text:span></text:span><text:span text:style-name="T69"> </text:span><text:span text:style-name="T52">= 2,01·10³⁰ kg</text:span></text:p>
      <text:p text:style-name="P21"/>
      <text:p text:style-name="P72">Calcúlase primeiro a masa do Sol escribindo os datos da Terra.</text:p>
      <text:p text:style-name="P73"><text:span text:style-name="T9">Introdución de datos.</text:span><text:span text:style-name="T88"> (Pestana: «Enunciado»)</text:span></text:p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office:value-type="string">
            <text:p text:style-name="P55">Un satélite de masa</text:p>
          </table:table-cell>
          <table:table-cell table:style-name="Tabla26.B1">
            <text:p text:style-name="P79"/>
          </table:table-cell>
          <table:table-cell table:style-name="Tabla26.A1" office:value-type="string">
            <text:p text:style-name="P81">m =</text:p>
          </table:table-cell>
          <table:table-cell table:style-name="Tabla26.D1">
            <text:p text:style-name="P79"/>
          </table:table-cell>
          <table:table-cell table:style-name="Tabla26.A1" office:value-type="string">
            <text:p text:style-name="P55">kg</text:p>
          </table:table-cell>
        </table:table-row>
        <table:table-row table:style-name="Tabla26.1">
          <table:table-cell table:style-name="Tabla26.A1" office:value-type="string">
            <text:p text:style-name="P55">xira arredor dun astro de masa</text:p>
          </table:table-cell>
          <table:table-cell table:style-name="Tabla26.B1">
            <text:p text:style-name="P79"/>
          </table:table-cell>
          <table:table-cell table:style-name="Tabla26.A1" office:value-type="string">
            <text:p text:style-name="P81">M =</text:p>
          </table:table-cell>
          <table:table-cell table:style-name="Tabla26.D2">
            <text:p text:style-name="P79"/>
          </table:table-cell>
          <table:table-cell table:style-name="Tabla26.A1" office:value-type="string">
            <text:p text:style-name="P55">kg</text:p>
          </table:table-cell>
        </table:table-row>
        <table:table-row table:style-name="Tabla26.3">
          <table:table-cell table:style-name="Tabla26.A1" office:value-type="string">
            <text:p text:style-name="P55">e raio</text:p>
          </table:table-cell>
          <table:table-cell table:style-name="Tabla26.B1">
            <text:p text:style-name="P79"/>
          </table:table-cell>
          <table:table-cell table:style-name="Tabla26.A1" office:value-type="string">
            <text:p text:style-name="P81">R =</text:p>
          </table:table-cell>
          <table:table-cell table:style-name="Tabla26.D3">
            <text:p text:style-name="P79"/>
          </table:table-cell>
          <table:table-cell table:style-name="Tabla26.E3">
            <text:p text:style-name="P79"/>
          </table:table-cell>
        </table:table-row>
        <table:table-row table:style-name="Tabla26.1">
          <table:table-cell table:style-name="Tabla26.A1" office:value-type="string">
            <text:p text:style-name="P55">no que a gravidade no chan é</text:p>
          </table:table-cell>
          <table:table-cell table:style-name="Tabla26.B1">
            <text:p text:style-name="P79"/>
          </table:table-cell>
          <table:table-cell table:style-name="Tabla26.A1" office:value-type="string">
            <text:p text:style-name="P81">g₀ =</text:p>
          </table:table-cell>
          <table:table-cell table:style-name="Tabla26.D4">
            <text:p text:style-name="P79"/>
          </table:table-cell>
          <table:table-cell table:style-name="Tabla26.A1" office:value-type="string">
            <text:p text:style-name="P55"/>
          </table:table-cell>
        </table:table-row>
        <table:table-row table:style-name="Tabla26.1">
          <table:table-cell table:style-name="Tabla26.A1" office:value-type="string">
            <text:p text:style-name="P55">A órbita é circular de</text:p>
          </table:table-cell>
          <table:table-cell table:style-name="Tabla26.B5" office:value-type="string">
            <text:p text:style-name="P55">raio</text:p>
          </table:table-cell>
          <table:table-cell table:style-name="Tabla26.A1" office:value-type="string">
            <text:p text:style-name="P81">r =</text:p>
          </table:table-cell>
          <table:table-cell table:style-name="Tabla26.D5" office:value-type="float" office:value="500">
            <text:p text:style-name="P120">5,00E+02</text:p>
          </table:table-cell>
          <table:table-cell table:style-name="Tabla26.E5" office:value-type="string">
            <text:p text:style-name="P55">s luz</text:p>
          </table:table-cell>
        </table:table-row>
        <table:table-row table:style-name="Tabla26.1">
          <table:table-cell table:style-name="Tabla26.A1" office:value-type="string">
            <text:p text:style-name="P55">O satélite xira cun</text:p>
          </table:table-cell>
          <table:table-cell table:style-name="Tabla26.B6" office:value-type="string">
            <text:p text:style-name="P55">período</text:p>
          </table:table-cell>
          <table:table-cell table:style-name="Tabla26.A1" office:value-type="string">
            <text:p text:style-name="P81">T =</text:p>
          </table:table-cell>
          <table:table-cell table:style-name="Tabla26.D6" office:value-type="float" office:value="31500000">
            <text:p text:style-name="P120">3,15E+07</text:p>
          </table:table-cell>
          <table:table-cell table:style-name="Tabla26.E6" office:value-type="string">
            <text:p text:style-name="P55">s</text:p>
          </table:table-cell>
        </table:table-row>
      </table:table>
      <text:p text:style-name="P21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D"/>
        <table:table-column table:style-name="Tabla27.G"/>
        <table:table-row table:style-name="Tabla27.1">
          <table:table-cell table:style-name="Tabla27.A1" office:value-type="string">
            <text:p text:style-name="P46">Respostas</text:p>
          </table:table-cell>
          <table:table-cell table:style-name="Tabla27.A1" office:value-type="string">
            <text:p text:style-name="P236"/>
          </table:table-cell>
          <table:table-cell table:style-name="Tabla27.C1">
            <text:p text:style-name="P79"/>
          </table:table-cell>
          <table:table-cell table:style-name="Tabla27.C1">
            <text:p text:style-name="P79"/>
          </table:table-cell>
          <table:table-cell table:style-name="Tabla27.A1" table:number-columns-spanned="2" office:value-type="string">
            <text:p text:style-name="P120">Cifras significativas:</text:p>
          </table:table-cell>
          <table:covered-table-cell/>
          <table:table-cell table:style-name="Tabla27.G1" office:value-type="string">
            <text:p text:style-name="P55"/>
          </table:table-cell>
        </table:table-row>
        <table:table-row table:style-name="Tabla27.1">
          <table:table-cell table:style-name="Tabla27.C1">
            <text:p text:style-name="P79"/>
          </table:table-cell>
          <table:table-cell table:style-name="Tabla27.B2" office:value-type="string">
            <text:p text:style-name="P120"/>
          </table:table-cell>
          <table:table-cell table:style-name="Tabla27.C2">
            <text:p text:style-name="P79"/>
          </table:table-cell>
          <table:table-cell table:style-name="Tabla27.C1">
            <text:p text:style-name="P79"/>
          </table:table-cell>
          <table:table-cell table:style-name="Tabla27.C2">
            <text:p text:style-name="P79"/>
          </table:table-cell>
          <table:table-cell table:style-name="Tabla27.C2">
            <text:p text:style-name="P79"/>
          </table:table-cell>
          <table:table-cell table:style-name="Tabla27.C1">
            <text:p text:style-name="P79"/>
          </table:table-cell>
        </table:table-row>
        <table:table-row table:style-name="Tabla27.1">
          <table:table-cell table:style-name="Tabla27.A1" office:value-type="string">
            <text:p text:style-name="P55">Sol</text:p>
          </table:table-cell>
          <table:table-cell table:style-name="Tabla27.A1" office:value-type="string">
            <text:p text:style-name="P30">2,01·10³⁰</text:p>
          </table:table-cell>
          <table:table-cell table:style-name="Tabla27.A1" office:value-type="string">
            <text:p text:style-name="P55">kg</text:p>
          </table:table-cell>
          <table:table-cell table:style-name="Tabla27.D3">
            <text:p text:style-name="P79"/>
          </table:table-cell>
          <table:table-cell table:style-name="Tabla27.A1" office:value-type="string">
            <text:p text:style-name="P88">M =</text:p>
          </table:table-cell>
          <table:table-cell table:style-name="Tabla27.A1" office:value-type="string">
            <text:p text:style-name="P30">2,01·10³⁰</text:p>
          </table:table-cell>
          <table:table-cell table:style-name="Tabla27.A1" office:value-type="string">
            <text:p text:style-name="P55">kg</text:p>
          </table:table-cell>
        </table:table-row>
      </table:table>
      <text:p text:style-name="P21"/>
      <text:p text:style-name="P167"><text:span text:style-name="T8">Cálculo d</text:span><text:span text:style-name="T23">a masa do Sol</text:span><text:span text:style-name="T8">.</text:span><text:span text:style-name="T31"> </text:span><text:span text:style-name="T28">(Pestana</text:span><text:span text:style-name="T29">: «Periodo»</text:span><text:span text:style-name="T28">)</text:span>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column table:style-name="Tabla24.E"/>
        <table:table-column table:style-name="Tabla24.F"/>
        <table:table-column table:style-name="Tabla24.G"/>
        <table:table-column table:style-name="Tabla24.H"/>
        <table:table-column table:style-name="Tabla24.I"/>
        <table:table-column table:style-name="Tabla24.J"/>
        <table:table-column table:style-name="Tabla24.K"/>
        <table:table-row table:style-name="Tabla24.1">
          <table:table-cell table:style-name="Tabla24.A1" table:number-rows-spanned="2" office:value-type="string">
            <text:p text:style-name="P169">Masa d<text:span text:style-name="T139">o</text:span> astro</text:p>
          </table:table-cell>
          <table:table-cell table:style-name="Tabla24.B1">
            <text:p text:style-name="P169"/>
          </table:table-cell>
          <table:table-cell table:style-name="Tabla24.A1" table:number-rows-spanned="2" office:value-type="string">
            <text:p text:style-name="P89">M =</text:p>
          </table:table-cell>
          <table:table-cell table:style-name="Tabla24.D1" office:value-type="string">
            <text:p text:style-name="P100">4 · π² · r³</text:p>
          </table:table-cell>
          <table:table-cell table:style-name="Tabla24.B1">
            <text:p text:style-name="P169"/>
          </table:table-cell>
          <table:table-cell table:style-name="Tabla24.B1">
            <text:p text:style-name="P169"/>
          </table:table-cell>
          <table:table-cell table:style-name="Tabla24.A1" table:number-rows-spanned="2" office:value-type="string">
            <text:p text:style-name="P100">M =</text:p>
          </table:table-cell>
          <table:table-cell table:style-name="Tabla24.H1" office:value-type="string">
            <text:p text:style-name="P139">4 · 3,14² · (1,50·10¹¹)³</text:p>
          </table:table-cell>
          <table:table-cell table:style-name="Tabla24.A1" table:number-rows-spanned="2" office:value-type="string">
            <text:p text:style-name="P139">=</text:p>
          </table:table-cell>
          <table:table-cell table:style-name="Tabla24.A1" table:number-rows-spanned="2" office:value-type="string">
            <text:p text:style-name="P38">2,01·10³⁰</text:p>
          </table:table-cell>
          <table:table-cell table:style-name="Tabla24.A1" table:number-rows-spanned="2" office:value-type="string">
            <text:p text:style-name="P65">kg</text:p>
          </table:table-cell>
        </table:table-row>
        <table:table-row table:style-name="Tabla24.1">
          <table:covered-table-cell table:style-name="Tabla24.B1"/>
          <table:table-cell table:style-name="Tabla24.B1">
            <text:p text:style-name="P169"/>
          </table:table-cell>
          <table:covered-table-cell table:style-name="Tabla24.A1"/>
          <table:table-cell table:style-name="Tabla24.A1" office:value-type="string">
            <text:p text:style-name="P100">G · T²</text:p>
          </table:table-cell>
          <table:table-cell table:style-name="Tabla24.B1">
            <text:p text:style-name="P169"/>
          </table:table-cell>
          <table:table-cell table:style-name="Tabla24.B1">
            <text:p text:style-name="P169"/>
          </table:table-cell>
          <table:covered-table-cell table:style-name="Tabla24.A1"/>
          <table:table-cell table:style-name="Tabla24.A1" office:value-type="string">
            <text:p text:style-name="P139">6,67·10⁻¹¹ · (3,15·10⁷)²</text:p>
          </table:table-cell>
          <table:covered-table-cell table:style-name="Tabla24.A1"/>
          <table:covered-table-cell table:style-name="Tabla24.A1"/>
          <table:covered-table-cell table:style-name="Tabla24.A1"/>
        </table:table-row>
      </table:table>
      <text:p text:style-name="P168"/>
      <text:p text:style-name="P16">Escríbense agora a masa do Sol e os datos de Xúpiter:</text:p>
      <text:p text:style-name="P16"><text:span text:style-name="T9">Introdución de datos.</text:span><text:span text:style-name="T88"> (Pestana: «Enunciado»)</text:span></text:p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row table:style-name="Tabla30.1">
          <table:table-cell table:style-name="Tabla30.A1" office:value-type="string">
            <text:p text:style-name="P55">Un satélite de masa</text:p>
          </table:table-cell>
          <table:table-cell table:style-name="Tabla30.B1">
            <text:p text:style-name="P79"/>
          </table:table-cell>
          <table:table-cell table:style-name="Tabla30.A1" office:value-type="string">
            <text:p text:style-name="P81">m =</text:p>
          </table:table-cell>
          <table:table-cell table:style-name="Tabla30.D1">
            <text:p text:style-name="P79"/>
          </table:table-cell>
          <table:table-cell table:style-name="Tabla30.A1" office:value-type="string">
            <text:p text:style-name="P55">kg</text:p>
          </table:table-cell>
        </table:table-row>
        <table:table-row table:style-name="Tabla30.1">
          <table:table-cell table:style-name="Tabla30.A1" office:value-type="string">
            <text:p text:style-name="P55">xira arredor dun astro de masa</text:p>
          </table:table-cell>
          <table:table-cell table:style-name="Tabla30.B1">
            <text:p text:style-name="P79"/>
          </table:table-cell>
          <table:table-cell table:style-name="Tabla30.A1" office:value-type="string">
            <text:p text:style-name="P81">M =</text:p>
          </table:table-cell>
          <table:table-cell table:style-name="Tabla30.D2" office:value-type="float" office:value="2.01E+030">
            <text:p text:style-name="P120">2,01E+30</text:p>
          </table:table-cell>
          <table:table-cell table:style-name="Tabla30.A1" office:value-type="string">
            <text:p text:style-name="P55">kg</text:p>
          </table:table-cell>
        </table:table-row>
        <table:table-row table:style-name="Tabla30.3">
          <table:table-cell table:style-name="Tabla30.A1" office:value-type="string">
            <text:p text:style-name="P55">e raio</text:p>
          </table:table-cell>
          <table:table-cell table:style-name="Tabla30.B1">
            <text:p text:style-name="P79"/>
          </table:table-cell>
          <table:table-cell table:style-name="Tabla30.A1" office:value-type="string">
            <text:p text:style-name="P81">R =</text:p>
          </table:table-cell>
          <table:table-cell table:style-name="Tabla30.D3">
            <text:p text:style-name="P79"/>
          </table:table-cell>
          <table:table-cell table:style-name="Tabla30.E3">
            <text:p text:style-name="P79"/>
          </table:table-cell>
        </table:table-row>
        <table:table-row table:style-name="Tabla30.1">
          <table:table-cell table:style-name="Tabla30.B1">
            <text:p text:style-name="P79"/>
          </table:table-cell>
          <table:table-cell table:style-name="Tabla30.B1">
            <text:p text:style-name="P79"/>
          </table:table-cell>
          <table:table-cell table:style-name="Tabla30.B1">
            <text:p text:style-name="P80"/>
          </table:table-cell>
          <table:table-cell table:style-name="Tabla30.D4">
            <text:p text:style-name="P79"/>
          </table:table-cell>
          <table:table-cell table:style-name="Tabla30.A1" office:value-type="string">
            <text:p text:style-name="P55">m/s²</text:p>
          </table:table-cell>
        </table:table-row>
        <table:table-row table:style-name="Tabla30.1">
          <table:table-cell table:style-name="Tabla30.A1" office:value-type="string">
            <text:p text:style-name="P55">A órbita é circular de</text:p>
          </table:table-cell>
          <table:table-cell table:style-name="Tabla30.B5" office:value-type="string">
            <text:p text:style-name="P55">raio</text:p>
          </table:table-cell>
          <table:table-cell table:style-name="Tabla30.A1" office:value-type="string">
            <text:p text:style-name="P81">r =</text:p>
          </table:table-cell>
          <table:table-cell table:style-name="Tabla30.D5" office:value-type="float" office:value="2600">
            <text:p text:style-name="P120">2,60E+03</text:p>
          </table:table-cell>
          <table:table-cell table:style-name="Tabla30.E5" office:value-type="string">
            <text:p text:style-name="P55">s luz</text:p>
          </table:table-cell>
        </table:table-row>
        <table:table-row table:style-name="Tabla30.1">
          <table:table-cell table:style-name="Tabla30.A1" office:value-type="string">
            <text:p text:style-name="P55">O satélite xira cunhas</text:p>
          </table:table-cell>
          <table:table-cell table:style-name="Tabla30.E3">
            <text:p text:style-name="P79"/>
          </table:table-cell>
          <table:table-cell table:style-name="Tabla30.B1">
            <text:p text:style-name="P80"/>
          </table:table-cell>
          <table:table-cell table:style-name="Tabla30.D6">
            <text:p text:style-name="P79"/>
          </table:table-cell>
          <table:table-cell table:style-name="Tabla30.E3">
            <text:p text:style-name="P79"/>
          </table:table-cell>
        </table:table-row>
      </table:table>
      <text:p text:style-name="P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D"/>
        <table:table-column table:style-name="Tabla31.G"/>
        <text:soft-page-break/>
        <table:table-row table:style-name="Tabla31.1">
          <table:table-cell table:style-name="Tabla31.A1" office:value-type="string">
            <text:p text:style-name="P46">Respostas</text:p>
          </table:table-cell>
          <table:table-cell table:style-name="Tabla31.A1" office:value-type="string">
            <text:p text:style-name="P236">clic ↓</text:p>
          </table:table-cell>
          <table:table-cell table:style-name="Tabla31.C1">
            <text:p text:style-name="P79"/>
          </table:table-cell>
          <table:table-cell table:style-name="Tabla31.C1">
            <text:p text:style-name="P79"/>
          </table:table-cell>
          <table:table-cell table:style-name="Tabla31.A1" table:number-columns-spanned="2" office:value-type="string">
            <text:p text:style-name="P120">Cifras significativas:</text:p>
          </table:table-cell>
          <table:covered-table-cell/>
          <table:table-cell table:style-name="Tabla31.G1" office:value-type="string">
            <text:p text:style-name="P55"/>
          </table:table-cell>
        </table:table-row>
        <table:table-row table:style-name="Tabla31.1">
          <table:table-cell table:style-name="Tabla31.C1">
            <text:p text:style-name="P79"/>
          </table:table-cell>
          <table:table-cell table:style-name="Tabla31.B2">
            <text:p text:style-name="P79"/>
          </table:table-cell>
          <table:table-cell table:style-name="Tabla31.A1" office:value-type="string">
            <text:p text:style-name="P236">clic ↓</text:p>
          </table:table-cell>
          <table:table-cell table:style-name="Tabla31.A1" office:value-type="string">
            <text:p text:style-name="P120">Velocidade</text:p>
          </table:table-cell>
          <table:table-cell table:style-name="Tabla31.C1">
            <text:p text:style-name="P235"/>
          </table:table-cell>
          <table:table-cell table:style-name="Tabla31.F2" office:value-type="string">
            <text:p text:style-name="P120">Período</text:p>
          </table:table-cell>
          <table:table-cell table:style-name="Tabla31.C1">
            <text:p text:style-name="P235"/>
          </table:table-cell>
        </table:table-row>
        <table:table-row table:style-name="Tabla31.1">
          <table:table-cell table:style-name="Tabla31.A1" office:value-type="string">
            <text:p text:style-name="P55">Órbita</text:p>
          </table:table-cell>
          <table:table-cell table:style-name="Tabla31.B3">
            <text:p text:style-name="P79"/>
          </table:table-cell>
          <table:table-cell table:style-name="Tabla31.B2">
            <text:p text:style-name="P79"/>
          </table:table-cell>
          <table:table-cell table:style-name="Tabla31.A1" office:value-type="string">
            <text:p text:style-name="P30">13,1</text:p>
          </table:table-cell>
          <table:table-cell table:style-name="Tabla31.E3" office:value-type="string">
            <text:p text:style-name="P55">km/s</text:p>
          </table:table-cell>
          <table:table-cell table:style-name="Tabla31.A1" office:value-type="string">
            <text:p text:style-name="P30">11,8</text:p>
          </table:table-cell>
          <table:table-cell table:style-name="Tabla31.G3" office:value-type="string">
            <text:p text:style-name="P55">anos</text:p>
          </table:table-cell>
        </table:table-row>
      </table:table>
      <text:p text:style-name="P6"/>
      <text:p text:style-name="P7"><text:span text:style-name="T8">Cálculo do período </text:span><text:span text:style-name="T11">e </text:span><text:span text:style-name="T24">da </text:span><text:span text:style-name="T11">velocidade</text:span><text:span text:style-name="T8">.</text:span><text:span text:style-name="T89"> </text:span>(Pestana<text:span text:style-name="T74">: «Periodo»</text:span>)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column table:style-name="Tabla25.I"/>
        <table:table-column table:style-name="Tabla25.J"/>
        <table:table-column table:style-name="Tabla25.K"/>
        <table:table-column table:style-name="Tabla25.L"/>
        <table:table-row table:style-name="Tabla25.1">
          <table:table-cell table:style-name="Tabla25.A1" office:value-type="string">
            <text:p text:style-name="P170">Raio de la órbita</text:p>
          </table:table-cell>
          <table:table-cell table:style-name="Tabla25.B1">
            <text:p text:style-name="P170"/>
          </table:table-cell>
          <table:table-cell table:style-name="Tabla25.B1">
            <text:p text:style-name="P118"/>
          </table:table-cell>
          <table:table-cell table:style-name="Tabla25.B1">
            <text:p text:style-name="P118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A1" office:value-type="string">
            <text:p text:style-name="P90">r =</text:p>
          </table:table-cell>
          <table:table-cell table:style-name="Tabla25.A1" table:number-columns-spanned="2" office:value-type="string">
            <text:p text:style-name="P217">2,60·10³ · 3,00·10⁸</text:p>
          </table:table-cell>
          <table:covered-table-cell/>
          <table:table-cell table:style-name="Tabla25.A1" office:value-type="string">
            <text:p text:style-name="P140">=</text:p>
          </table:table-cell>
          <table:table-cell table:style-name="Tabla25.A1" office:value-type="string">
            <text:p text:style-name="P129">7,79·10¹¹</text:p>
          </table:table-cell>
          <table:table-cell table:style-name="Tabla25.A1" office:value-type="string">
            <text:p text:style-name="P66">m</text:p>
          </table:table-cell>
        </table:table-row>
        <table:table-row table:style-name="Tabla25.1"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</table:table-row>
        <table:table-row table:style-name="Tabla25.1"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 table:number-columns-spanned="2">
            <text:p text:style-name="P118"/>
          </table:table-cell>
          <table:covered-table-cell/>
          <table:table-cell table:style-name="Tabla25.B1">
            <text:p text:style-name="P170"/>
          </table:table-cell>
          <table:table-cell table:style-name="Tabla25.A1" table:number-columns-spanned="2" office:value-type="string">
            <text:p text:style-name="P90">G · M =</text:p>
          </table:table-cell>
          <table:covered-table-cell/>
          <table:table-cell table:style-name="Tabla25.A1" table:number-columns-spanned="2" office:value-type="string">
            <text:p text:style-name="P140">6,67·10⁻¹¹ · 2,01·10³⁰</text:p>
          </table:table-cell>
          <table:covered-table-cell/>
          <table:table-cell table:style-name="Tabla25.A1" office:value-type="string">
            <text:p text:style-name="P140">=</text:p>
          </table:table-cell>
          <table:table-cell table:style-name="Tabla25.A1" office:value-type="string">
            <text:p text:style-name="P129">1,34·10²⁰</text:p>
          </table:table-cell>
          <table:table-cell table:style-name="Tabla25.A1" office:value-type="string">
            <text:p text:style-name="P66">m³/s²</text:p>
          </table:table-cell>
        </table:table-row>
        <table:table-row table:style-name="Tabla25.1"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18"/>
          </table:table-cell>
          <table:table-cell table:style-name="Tabla25.B1" table:number-columns-spanned="2">
            <text:p text:style-name="P170"/>
          </table:table-cell>
          <table:covered-table-cell/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</table:table-row>
        <table:table-row>
          <table:table-cell table:style-name="Tabla25.A1" table:number-rows-spanned="2" office:value-type="string">
            <text:p text:style-name="P175">Velocidad d<text:span text:style-name="T140">o</text:span> satélite</text:p>
          </table:table-cell>
          <table:table-cell table:style-name="Tabla25.A1" table:number-rows-spanned="2" office:value-type="string">
            <text:p text:style-name="P90">v =</text:p>
          </table:table-cell>
          <table:table-cell table:style-name="Tabla25.A1" table:number-rows-spanned="2" office:value-type="string">
            <text:p text:style-name="P250">√</text:p>
          </table:table-cell>
          <table:table-cell table:style-name="Tabla25.D5" office:value-type="string">
            <text:p text:style-name="P101">G · M</text:p>
          </table:table-cell>
          <table:table-cell table:style-name="Tabla25.B1">
            <text:p text:style-name="P170"/>
          </table:table-cell>
          <table:table-cell table:style-name="Tabla25.A1" table:number-rows-spanned="2" office:value-type="string">
            <text:p text:style-name="P90">v =</text:p>
          </table:table-cell>
          <table:table-cell table:style-name="Tabla25.A1" table:number-rows-spanned="2" office:value-type="string">
            <text:p text:style-name="P250">√</text:p>
          </table:table-cell>
          <table:table-cell table:style-name="Tabla25.H5" table:number-columns-spanned="2" office:value-type="string">
            <text:p text:style-name="P140">1,34·10²⁰</text:p>
          </table:table-cell>
          <table:covered-table-cell/>
          <table:table-cell table:style-name="Tabla25.A1" table:number-rows-spanned="2" office:value-type="string">
            <text:p text:style-name="P140">=</text:p>
          </table:table-cell>
          <table:table-cell table:style-name="Tabla25.A1" table:number-rows-spanned="2" office:value-type="string">
            <text:p text:style-name="P39">1,31·10⁴</text:p>
          </table:table-cell>
          <table:table-cell table:style-name="Tabla25.A1" table:number-rows-spanned="2" office:value-type="string">
            <text:p text:style-name="P66">m/s</text:p>
          </table:table-cell>
        </table:table-row>
        <table:table-row>
          <table:covered-table-cell table:style-name="Tabla25.A1"/>
          <table:covered-table-cell table:style-name="Tabla25.A1"/>
          <table:covered-table-cell table:style-name="Tabla25.A1"/>
          <table:table-cell table:style-name="Tabla25.A1" office:value-type="string">
            <text:p text:style-name="P101">r</text:p>
          </table:table-cell>
          <table:table-cell table:style-name="Tabla25.B1">
            <text:p text:style-name="P170"/>
          </table:table-cell>
          <table:covered-table-cell table:style-name="Tabla25.A1"/>
          <table:covered-table-cell table:style-name="Tabla25.A1"/>
          <table:table-cell table:style-name="Tabla25.A1" table:number-columns-spanned="2" office:value-type="string">
            <text:p text:style-name="P140">7,79·10¹¹</text:p>
          </table:table-cell>
          <table:covered-table-cell/>
          <table:covered-table-cell table:style-name="Tabla25.A1"/>
          <table:covered-table-cell table:style-name="Tabla25.A1"/>
          <table:covered-table-cell table:style-name="Tabla25.A1"/>
        </table:table-row>
        <table:table-row table:style-name="Tabla25.1"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18"/>
          </table:table-cell>
          <table:table-cell table:style-name="Tabla25.B1" table:number-columns-spanned="2">
            <text:p text:style-name="P170"/>
          </table:table-cell>
          <table:covered-table-cell/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</table:table-row>
        <table:table-row table:style-name="Tabla25.8">
          <table:table-cell table:style-name="Tabla25.A1" table:number-rows-spanned="2" office:value-type="string">
            <text:p text:style-name="P170">Período d<text:span text:style-name="T140">o </text:span>satélite</text:p>
          </table:table-cell>
          <table:table-cell table:style-name="Tabla25.B1">
            <text:p text:style-name="P170"/>
          </table:table-cell>
          <table:table-cell table:style-name="Tabla25.A1" table:number-rows-spanned="2" office:value-type="string">
            <text:p text:style-name="P101">T =</text:p>
          </table:table-cell>
          <table:table-cell table:style-name="Tabla25.D8" office:value-type="string">
            <text:p text:style-name="P101">2 · π · r</text:p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table-cell table:style-name="Tabla25.A1" table:number-rows-spanned="2" office:value-type="string">
            <text:p text:style-name="P101">T =</text:p>
          </table:table-cell>
          <table:table-cell table:style-name="Tabla25.H8" table:number-columns-spanned="2" office:value-type="string">
            <text:p text:style-name="P140">2 · 3,14 · 7,79·10¹¹</text:p>
          </table:table-cell>
          <table:covered-table-cell/>
          <table:table-cell table:style-name="Tabla25.A1" table:number-rows-spanned="2" office:value-type="string">
            <text:p text:style-name="P140">=</text:p>
          </table:table-cell>
          <table:table-cell table:style-name="Tabla25.A1" table:number-rows-spanned="2" office:value-type="string">
            <text:p text:style-name="P39">3,73·10⁸</text:p>
          </table:table-cell>
          <table:table-cell table:style-name="Tabla25.A1" table:number-rows-spanned="2" office:value-type="string">
            <text:p text:style-name="P66">s</text:p>
          </table:table-cell>
        </table:table-row>
        <table:table-row table:style-name="Tabla25.1">
          <table:covered-table-cell table:style-name="Tabla25.A1"/>
          <table:table-cell table:style-name="Tabla25.B1">
            <text:p text:style-name="P170"/>
          </table:table-cell>
          <table:covered-table-cell table:style-name="Tabla25.A1"/>
          <table:table-cell table:style-name="Tabla25.A1" office:value-type="string">
            <text:p text:style-name="P101">v</text:p>
          </table:table-cell>
          <table:table-cell table:style-name="Tabla25.B1">
            <text:p text:style-name="P170"/>
          </table:table-cell>
          <table:table-cell table:style-name="Tabla25.B1">
            <text:p text:style-name="P170"/>
          </table:table-cell>
          <table:covered-table-cell table:style-name="Tabla25.A1"/>
          <table:table-cell table:style-name="Tabla25.A1" table:number-columns-spanned="2" office:value-type="string">
            <text:p text:style-name="P140">1,31·10⁴</text:p>
          </table:table-cell>
          <table:covered-table-cell/>
          <table:covered-table-cell table:style-name="Tabla25.A1"/>
          <table:covered-table-cell table:style-name="Tabla25.A1"/>
          <table:covered-table-cell table:style-name="Tabla25.A1"/>
        </table:table-row>
      </table:table>
      <text:p text:style-name="P12"/>
      <text:h text:style-name="P288" text:outline-level="4"><text:bookmark-start text:name="__RefHeading___Toc54631_744268866"/>Os satélites Meteosat son satélites <text:span text:style-name="T93">x</text:span>eoestacionarios (situados sobre o ecuador terrestre e con período orbital dun día). Calcula:<text:bookmark-end text:name="__RefHeading___Toc54631_744268866"/></text:h>
      <text:h text:style-name="P298" text:outline-level="5">A altura á que se atopan, respecto da superficie terrestre.</text:h>
      <text:h text:style-name="P298" text:outline-level="5">A forza exercida sobre o satélite.</text:h>
      <text:h text:style-name="P298" text:outline-level="5">A enerxía mecánica.</text:h>
      <text:p text:style-name="P189"><text:span text:style-name="T52">Datos: </text:span><text:span text:style-name="Variable"><text:span text:style-name="T52">R</text:span></text:span><text:span text:style-name="T52"> = 6,38·10⁶ m; </text:span><text:span text:style-name="Variable"><text:span text:style-name="T52">M</text:span></text:span><text:span text:style-name="T52"> = 5,98·10²⁴ kg; </text:span><text:span text:style-name="Variable"><text:span text:style-name="T52">m</text:span></text:span><text:span text:style-name="T52"> = 8·10² kg; </text:span><text:span text:style-name="Variable"><text:span text:style-name="T52">G</text:span></text:span><text:span text:style-name="T70"> </text:span><text:span text:style-name="T52">= 6,67·10⁻¹¹ N·m²·kg⁻²<text:tab/></text:span><text:span text:style-name="PAU"><text:span text:style-name="T52">(P.A.U. Set . 08)</text:span></text:span></text:p>
      <text:p text:style-name="P195"><text:span text:style-name="T53">Rta.</text:span><text:span text:style-name="T52">: a) </text:span><text:span text:style-name="variable"><text:span text:style-name="T52">h</text:span></text:span><text:span text:style-name="T52"> = 3,60·10⁷ m; b) </text:span><text:span text:style-name="variable"><text:span text:style-name="T52">F</text:span></text:span><text:span text:style-name="T52"> = 179 N ; c) </text:span><text:span text:style-name="variable"><text:span text:style-name="T52">E</text:span></text:span><text:span text:style-name="T71"></text:span><text:span text:style-name="T52"> = 3,78·10⁹ J; </text:span><text:span text:style-name="variable"><text:span text:style-name="T52">E</text:span></text:span><text:span text:style-name="T39">ₚ</text:span><text:span text:style-name="T52"> = -7,56·10⁹ J; </text:span><text:span text:style-name="variable"><text:span text:style-name="T52">E</text:span></text:span><text:span text:style-name="T52"> = -3,78·10⁹ J</text:span></text:p>
      <text:p text:style-name="P21"/>
      <text:p text:style-name="P8"><text:span text:style-name="T7">Introdución de datos.</text:span> (Pestana<text:span text:style-name="T74">: «Enunciado»</text:span>)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row table:style-name="Tabla33.1">
          <table:table-cell table:style-name="Tabla33.A1" office:value-type="string">
            <text:p text:style-name="P55">Un satélite de masa</text:p>
          </table:table-cell>
          <table:table-cell table:style-name="Tabla33.B1">
            <text:p text:style-name="P79"/>
          </table:table-cell>
          <table:table-cell table:style-name="Tabla33.A1" office:value-type="string">
            <text:p text:style-name="P81">m =</text:p>
          </table:table-cell>
          <table:table-cell table:style-name="Tabla33.D1" office:value-type="float" office:value="800">
            <text:p text:style-name="P120">8,00E+02</text:p>
          </table:table-cell>
          <table:table-cell table:style-name="Tabla33.A1" office:value-type="string">
            <text:p text:style-name="P55">kg</text:p>
          </table:table-cell>
        </table:table-row>
        <table:table-row table:style-name="Tabla33.1">
          <table:table-cell table:style-name="Tabla33.A1" office:value-type="string">
            <text:p text:style-name="P55">xira arredor dun astro de masa</text:p>
          </table:table-cell>
          <table:table-cell table:style-name="Tabla33.B1">
            <text:p text:style-name="P79"/>
          </table:table-cell>
          <table:table-cell table:style-name="Tabla33.A1" office:value-type="string">
            <text:p text:style-name="P81">M =</text:p>
          </table:table-cell>
          <table:table-cell table:style-name="Tabla33.D2" office:value-type="float" office:value="5.98E+024">
            <text:p text:style-name="P120">5,98E+24</text:p>
          </table:table-cell>
          <table:table-cell table:style-name="Tabla33.A1" office:value-type="string">
            <text:p text:style-name="P55">kg</text:p>
          </table:table-cell>
        </table:table-row>
        <table:table-row table:style-name="Tabla33.3">
          <table:table-cell table:style-name="Tabla33.A1" office:value-type="string">
            <text:p text:style-name="P55">e raio</text:p>
          </table:table-cell>
          <table:table-cell table:style-name="Tabla33.B1">
            <text:p text:style-name="P79"/>
          </table:table-cell>
          <table:table-cell table:style-name="Tabla33.A1" office:value-type="string">
            <text:p text:style-name="P81">R =</text:p>
          </table:table-cell>
          <table:table-cell table:style-name="Tabla33.D3" office:value-type="float" office:value="6380000">
            <text:p text:style-name="P120">6,38E+06</text:p>
          </table:table-cell>
          <table:table-cell table:style-name="Tabla33.E3" office:value-type="string">
            <text:p text:style-name="P55">m</text:p>
          </table:table-cell>
        </table:table-row>
        <table:table-row table:style-name="Tabla33.1">
          <table:table-cell table:style-name="Tabla33.B1">
            <text:p text:style-name="P79"/>
          </table:table-cell>
          <table:table-cell table:style-name="Tabla33.B1">
            <text:p text:style-name="P79"/>
          </table:table-cell>
          <table:table-cell table:style-name="Tabla33.B1">
            <text:p text:style-name="P80"/>
          </table:table-cell>
          <table:table-cell table:style-name="Tabla33.D4">
            <text:p text:style-name="P79"/>
          </table:table-cell>
          <table:table-cell table:style-name="Tabla33.A1" office:value-type="string">
            <text:p text:style-name="P55"/>
          </table:table-cell>
        </table:table-row>
        <table:table-row table:style-name="Tabla33.1">
          <table:table-cell table:style-name="Tabla33.B1">
            <text:p text:style-name="P79"/>
          </table:table-cell>
          <table:table-cell table:style-name="Tabla33.B5">
            <text:p text:style-name="P79"/>
          </table:table-cell>
          <table:table-cell table:style-name="Tabla33.B1">
            <text:p text:style-name="P80"/>
          </table:table-cell>
          <table:table-cell table:style-name="Tabla33.D5">
            <text:p text:style-name="P79"/>
          </table:table-cell>
          <table:table-cell table:style-name="Tabla33.B5">
            <text:p text:style-name="P79"/>
          </table:table-cell>
        </table:table-row>
        <table:table-row table:style-name="Tabla33.1">
          <table:table-cell table:style-name="Tabla33.A1" office:value-type="string">
            <text:p text:style-name="P55">O satélite xira cun</text:p>
          </table:table-cell>
          <table:table-cell table:style-name="Tabla33.B6" office:value-type="string">
            <text:p text:style-name="P55">período</text:p>
          </table:table-cell>
          <table:table-cell table:style-name="Tabla33.A1" office:value-type="string">
            <text:p text:style-name="P81">T =</text:p>
          </table:table-cell>
          <table:table-cell table:style-name="Tabla33.D6" office:value-type="float" office:value="24">
            <text:p text:style-name="P120">24</text:p>
          </table:table-cell>
          <table:table-cell table:style-name="Tabla33.E6" office:value-type="string">
            <text:p text:style-name="P55">h</text:p>
          </table:table-cell>
        </table:table-row>
      </table:table>
      <text:p text:style-name="P8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E"/>
        <table:table-column table:style-name="Tabla32.H"/>
        <table:table-column table:style-name="Tabla32.I"/>
        <table:table-row table:style-name="Tabla32.1">
          <table:table-cell table:style-name="Tabla32.A1">
            <text:p text:style-name="P179"/>
          </table:table-cell>
          <table:table-cell table:style-name="Tabla32.B1" office:value-type="string">
            <text:p text:style-name="P48">Respostas</text:p>
          </table:table-cell>
          <table:table-cell table:style-name="Tabla32.A1">
            <text:p text:style-name="P241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F1" table:number-columns-spanned="2" office:value-type="string">
            <text:p text:style-name="P128">Cifras significativas: </text:p>
          </table:table-cell>
          <table:covered-table-cell/>
          <table:table-cell table:style-name="Tabla32.H1">
            <text:p text:style-name="P179"/>
          </table:table-cell>
          <table:table-cell table:style-name="Tabla32.I1" office:value-type="string">
            <text:p text:style-name="P128">3 </text:p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C2" office:value-type="string">
            <text:p text:style-name="P128">Altura</text:p>
          </table:table-cell>
          <table:table-cell table:style-name="Tabla32.A1">
            <text:p text:style-name="P241"/>
          </table:table-cell>
          <table:table-cell table:style-name="Tabla32.E2" office:value-type="string">
            <text:p text:style-name="P128">Velocidade</text:p>
          </table:table-cell>
          <table:table-cell table:style-name="Tabla32.F2" office:value-type="string">
            <text:p text:style-name="P239">clic ↓</text:p>
          </table:table-cell>
          <table:table-cell table:style-name="Tabla32.G2">
            <text:p text:style-name="P179"/>
          </table:table-cell>
          <table:table-cell table:style-name="Tabla32.A1">
            <text:p text:style-name="P241"/>
          </table:table-cell>
          <table:table-cell table:style-name="Tabla32.I2" office:value-type="string">
            <text:p text:style-name="P64">s </text:p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B3" office:value-type="string">
            <text:p text:style-name="P64">Órbita</text:p>
          </table:table-cell>
          <table:table-cell table:style-name="Tabla32.C3" office:value-type="string">
            <text:p text:style-name="P40">3,59·10⁴</text:p>
          </table:table-cell>
          <table:table-cell table:style-name="Tabla32.D3" office:value-type="string">
            <text:p text:style-name="P64">km</text:p>
          </table:table-cell>
          <table:table-cell table:style-name="Tabla32.E3">
            <text:p text:style-name="P179"/>
          </table:table-cell>
          <table:table-cell table:style-name="Tabla32.G2">
            <text:p text:style-name="P179"/>
          </table:table-cell>
          <table:table-cell table:style-name="Tabla32.G3">
            <text:p text:style-name="P179"/>
          </table:table-cell>
          <table:table-cell table:style-name="Tabla32.G2">
            <text:p text:style-name="P179"/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241"/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A1">
            <text:p text:style-name="P233"/>
          </table:table-cell>
          <table:table-cell table:style-name="Tabla32.C5" office:value-type="string">
            <text:p text:style-name="P128">cinética</text:p>
          </table:table-cell>
          <table:table-cell table:style-name="Tabla32.A1">
            <text:p text:style-name="P179"/>
          </table:table-cell>
          <table:table-cell table:style-name="Tabla32.E5" office:value-type="string">
            <text:p text:style-name="P128">potencial</text:p>
          </table:table-cell>
          <table:table-cell table:style-name="Tabla32.A1">
            <text:p text:style-name="P179"/>
          </table:table-cell>
          <table:table-cell table:style-name="Tabla32.G5" office:value-type="string">
            <text:p text:style-name="P128">mecánica</text:p>
          </table:table-cell>
          <table:table-cell table:style-name="Tabla32.G2">
            <text:p text:style-name="P179"/>
          </table:table-cell>
          <table:table-cell table:style-name="Tabla32.I5" office:value-type="string">
            <text:p text:style-name="P128">J </text:p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B6" office:value-type="string">
            <text:p text:style-name="P179">Enerxía na órbita</text:p>
          </table:table-cell>
          <table:table-cell table:style-name="Tabla32.C6" office:value-type="string">
            <text:p text:style-name="P128">3,78·10⁹</text:p>
          </table:table-cell>
          <table:table-cell table:style-name="Tabla32.D6" office:value-type="string">
            <text:p text:style-name="P64">J</text:p>
          </table:table-cell>
          <table:table-cell table:style-name="Tabla32.E6" office:value-type="string">
            <text:p text:style-name="P128">-7,56·10⁹</text:p>
          </table:table-cell>
          <table:table-cell table:style-name="Tabla32.F6" office:value-type="string">
            <text:p text:style-name="P64">J</text:p>
          </table:table-cell>
          <table:table-cell table:style-name="Tabla32.G6" office:value-type="string">
            <text:p text:style-name="P40">-3,78·10⁹</text:p>
          </table:table-cell>
          <table:table-cell table:style-name="Tabla32.H6" office:value-type="string">
            <text:p text:style-name="P64">J</text:p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A1">
            <text:p text:style-name="P222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B8" office:value-type="string">
            <text:p text:style-name="P64">Terra</text:p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E8" office:value-type="string">
            <text:p text:style-name="P239">clic ↓</text:p>
          </table:table-cell>
          <table:table-cell table:style-name="Tabla32.F8" office:value-type="string">
            <text:p text:style-name="P91">g₀ =</text:p>
          </table:table-cell>
          <table:table-cell table:style-name="Tabla32.G8" office:value-type="string">
            <text:p text:style-name="P128">9,81</text:p>
          </table:table-cell>
          <table:table-cell table:style-name="Tabla32.H8" office:value-type="string">
            <text:p text:style-name="P64">m/s²</text:p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G2">
            <text:p text:style-name="P179"/>
          </table:table-cell>
          <table:table-cell table:style-name="Tabla32.C9" table:number-columns-spanned="2" office:value-type="string">
            <text:p text:style-name="P55">no chan para</text:p>
          </table:table-cell>
          <table:covered-table-cell/>
          <table:table-cell table:style-name="Tabla32.G2" table:number-columns-spanned="2">
            <text:p text:style-name="P79"/>
          </table:table-cell>
          <table:covered-table-cell/>
          <table:table-cell table:style-name="Tabla32.A1">
            <text:p text:style-name="P179"/>
          </table:table-cell>
          <table:table-cell table:style-name="Tabla32.A1">
            <text:p text:style-name="P179"/>
          </table:table-cell>
          <table:table-cell table:style-name="Tabla32.A1">
            <text:p text:style-name="P179"/>
          </table:table-cell>
        </table:table-row>
        <table:table-row table:style-name="Tabla32.1">
          <table:table-cell table:style-name="Tabla32.A1">
            <text:p text:style-name="P179"/>
          </table:table-cell>
          <table:table-cell table:style-name="Tabla32.B10" office:value-type="string">
            <text:p text:style-name="P239">clic ↑</text:p>
          </table:table-cell>
          <table:table-cell table:style-name="Tabla32.C10" table:number-columns-spanned="2" office:value-type="string">
            <text:p text:style-name="P131">Forza gravitacional</text:p>
          </table:table-cell>
          <table:covered-table-cell/>
          <table:table-cell table:style-name="Tabla32.E10" office:value-type="string">
            <text:p text:style-name="P55">na órbita</text:p>
          </table:table-cell>
          <table:table-cell table:style-name="Tabla32.A1">
            <text:p text:style-name="P179"/>
          </table:table-cell>
          <table:table-cell table:style-name="Tabla32.G10" office:value-type="string">
            <text:p text:style-name="P40">179</text:p>
          </table:table-cell>
          <table:table-cell table:style-name="Tabla32.H10" office:value-type="string">
            <text:p text:style-name="P64">N</text:p>
          </table:table-cell>
          <table:table-cell table:style-name="Tabla32.A1">
            <text:p text:style-name="P179"/>
          </table:table-cell>
        </table:table-row>
      </table:table>
      <text:p text:style-name="P13"/>
      <text:p text:style-name="P3"><text:span text:style-name="T7">Cálculo da </text:span><text:span text:style-name="T12">altura.</text:span><text:span text:style-name="T7"> </text:span><text:span text:style-name="T90">(Pestana: «Altura»)</text:span>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p text:style-name="P110"/>
          </table:table-cell>
          <table:table-cell table:style-name="Tabla34.A1" office:value-type="string">
            <text:p text:style-name="P110">G · M = g₀ · R²</text:p>
          </table:table-cell>
          <table:table-cell table:style-name="Tabla34.C1">
            <text:p text:style-name="P171"/>
          </table:table-cell>
          <table:table-cell table:style-name="Tabla34.A1" office:value-type="string">
            <text:p text:style-name="P92">G · M =</text:p>
          </table:table-cell>
          <table:table-cell table:style-name="Tabla34.A1" office:value-type="string">
            <text:p text:style-name="P141">6,67·10⁻¹¹ · 5,98·10²⁴</text:p>
          </table:table-cell>
          <table:table-cell table:style-name="Tabla34.A1" office:value-type="string">
            <text:p text:style-name="P141">=</text:p>
          </table:table-cell>
          <table:table-cell table:style-name="Tabla34.A1" office:value-type="string">
            <text:p text:style-name="P130">3,99·10¹⁴</text:p>
          </table:table-cell>
          <table:table-cell table:style-name="Tabla34.A1" office:value-type="string">
            <text:p text:style-name="P67">m³/s²</text:p>
          </table:table-cell>
        </table:table-row>
        <table:table-row table:style-name="Tabla34.1">
          <table:table-cell table:style-name="Tabla34.A1" office:value-type="string">
            <text:p text:style-name="P110"/>
          </table:table-cell>
          <table:table-cell table:style-name="Tabla34.A1" office:value-type="string">
            <text:p text:style-name="P110"/>
          </table:table-cell>
          <table:table-cell table:style-name="Tabla34.C1">
            <text:p text:style-name="P171"/>
          </table:table-cell>
          <table:table-cell table:style-name="Tabla34.A1" office:value-type="string">
            <text:p text:style-name="P130"/>
          </table:table-cell>
          <table:table-cell table:style-name="Tabla34.A1" office:value-type="string">
            <text:p text:style-name="P141"/>
          </table:table-cell>
          <table:table-cell table:style-name="Tabla34.A1" office:value-type="string">
            <text:p text:style-name="P141"/>
          </table:table-cell>
          <table:table-cell table:style-name="Tabla34.A1" office:value-type="string">
            <text:p text:style-name="P130"/>
          </table:table-cell>
          <table:table-cell table:style-name="Tabla34.A1" office:value-type="string">
            <text:p text:style-name="P67"/>
          </table:table-cell>
        </table:table-row>
      </table:table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column table:style-name="Tabla57.E"/>
        <table:table-column table:style-name="Tabla57.F"/>
        <table:table-column table:style-name="Tabla57.B"/>
        <table:table-column table:style-name="Tabla57.H"/>
        <table:table-column table:style-name="Tabla57.I"/>
        <table:table-column table:style-name="Tabla57.J"/>
        <table:table-column table:style-name="Tabla57.K"/>
        <table:table-column table:style-name="Tabla57.L"/>
        <table:table-row>
          <table:table-cell table:style-name="Tabla57.A1" table:number-rows-spanned="2" office:value-type="string">
            <text:p text:style-name="P176">Raio da órbita</text:p>
          </table:table-cell>
          <table:table-cell table:style-name="Tabla57.A1" table:number-rows-spanned="2" office:value-type="string">
            <text:p text:style-name="P92">r =</text:p>
          </table:table-cell>
          <table:table-cell table:style-name="Tabla57.C1" table:number-rows-spanned="2" office:value-type="string">
            <text:p text:style-name="P251">∛</text:p>
          </table:table-cell>
          <table:table-cell table:style-name="Tabla57.D1" office:value-type="string">
            <text:p text:style-name="P102">G · M · T²</text:p>
          </table:table-cell>
          <table:table-cell table:style-name="Tabla57.E1">
            <text:p text:style-name="P171"/>
          </table:table-cell>
          <table:table-cell table:style-name="Tabla57.A1" table:number-rows-spanned="2" office:value-type="string">
            <text:p text:style-name="P102">r =</text:p>
          </table:table-cell>
          <table:table-cell table:style-name="Tabla57.C1" table:number-rows-spanned="2" office:value-type="string">
            <text:p text:style-name="P251">∛</text:p>
          </table:table-cell>
          <table:table-cell table:style-name="Tabla57.D1" table:number-columns-spanned="2" office:value-type="string">
            <text:p text:style-name="P141">3,99·10¹⁴ · (8,64·10⁴)²</text:p>
          </table:table-cell>
          <table:covered-table-cell/>
          <table:table-cell table:style-name="Tabla57.A1" table:number-rows-spanned="2" office:value-type="string">
            <text:p text:style-name="P141">=</text:p>
          </table:table-cell>
          <table:table-cell table:style-name="Tabla57.A1" table:number-rows-spanned="2" office:value-type="string">
            <text:p text:style-name="P130">4,23·10⁷</text:p>
          </table:table-cell>
          <table:table-cell table:style-name="Tabla57.A1" table:number-rows-spanned="2" office:value-type="string">
            <text:p text:style-name="P67">m</text:p>
          </table:table-cell>
        </table:table-row>
        <table:table-row>
          <table:covered-table-cell table:style-name="Tabla57.A1"/>
          <table:covered-table-cell table:style-name="Tabla57.A1"/>
          <table:covered-table-cell table:style-name="Tabla57.C1"/>
          <table:table-cell table:style-name="Tabla57.A1" office:value-type="string">
            <text:p text:style-name="P102">4 π²</text:p>
          </table:table-cell>
          <table:table-cell table:style-name="Tabla57.E1">
            <text:p text:style-name="P171"/>
          </table:table-cell>
          <table:covered-table-cell table:style-name="Tabla57.A1"/>
          <table:covered-table-cell table:style-name="Tabla57.C1"/>
          <table:table-cell table:style-name="Tabla57.A1" table:number-columns-spanned="2" office:value-type="string">
            <text:p text:style-name="P141">4 · 3,14²</text:p>
          </table:table-cell>
          <table:covered-table-cell/>
          <table:covered-table-cell table:style-name="Tabla57.A1"/>
          <table:covered-table-cell table:style-name="Tabla57.A1"/>
          <table:covered-table-cell table:style-name="Tabla57.A1"/>
        </table:table-row>
        <table:table-row table:style-name="Tabla57.3"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5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  <table:table-cell table:style-name="Tabla57.E1">
            <text:p text:style-name="P171"/>
          </table:table-cell>
        </table:table-row>
        <text:soft-page-break/>
        <table:table-row table:style-name="Tabla57.3">
          <table:table-cell table:style-name="Tabla57.A1" office:value-type="string">
            <text:p text:style-name="P67">Altura da órbita</text:p>
          </table:table-cell>
          <table:table-cell table:style-name="Tabla57.A1" table:number-columns-spanned="2" office:value-type="string">
            <text:p text:style-name="P102">h = r - R</text:p>
          </table:table-cell>
          <table:covered-table-cell/>
          <table:table-cell table:style-name="Tabla57.A1" office:value-type="string">
            <text:p text:style-name="P102"/>
          </table:table-cell>
          <table:table-cell table:style-name="Tabla57.E1">
            <text:p text:style-name="P119"/>
          </table:table-cell>
          <table:table-cell table:style-name="Tabla57.E1">
            <text:p text:style-name="P171"/>
          </table:table-cell>
          <table:table-cell table:style-name="Tabla57.A1" office:value-type="string">
            <text:p text:style-name="P92">h =</text:p>
          </table:table-cell>
          <table:table-cell table:style-name="Tabla57.A1" table:number-columns-spanned="2" office:value-type="string">
            <text:p text:style-name="P141">4,23·10⁷ – 6,38·10⁶</text:p>
          </table:table-cell>
          <table:covered-table-cell/>
          <table:table-cell table:style-name="Tabla57.A1" office:value-type="string">
            <text:p text:style-name="P141">=</text:p>
          </table:table-cell>
          <table:table-cell table:style-name="Tabla57.A1" office:value-type="string">
            <text:p text:style-name="P41">3,59·10⁷</text:p>
          </table:table-cell>
          <table:table-cell table:style-name="Tabla57.A1" office:value-type="string">
            <text:p text:style-name="P67">m</text:p>
          </table:table-cell>
        </table:table-row>
      </table:table>
      <text:p text:style-name="P4"/>
      <text:p text:style-name="P3"><text:span text:style-name="T7">Cálculo da </text:span><text:span text:style-name="T12">forza</text:span><text:span text:style-name="T7"> </text:span><text:span text:style-name="T13">exercida sobre o satélite</text:span><text:span text:style-name="T12">.</text:span><text:span text:style-name="T90"> (Pestana: «Peso»)</text:span></text:p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column table:style-name="Tabla35.I"/>
        <table:table-column table:style-name="Tabla35.J"/>
        <table:table-column table:style-name="Tabla35.K"/>
        <table:table-row>
          <table:table-cell table:style-name="Tabla35.A1" table:number-rows-spanned="2" office:value-type="string">
            <text:p text:style-name="P205">Gravedad en la altura</text:p>
          </table:table-cell>
          <table:table-cell table:style-name="Tabla35.A1" table:number-rows-spanned="2" office:value-type="string">
            <text:p text:style-name="P199">g =</text:p>
          </table:table-cell>
          <table:table-cell table:style-name="Tabla35.C1" office:value-type="string">
            <text:p text:style-name="P197">G · M</text:p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A1" table:number-rows-spanned="2" office:value-type="string">
            <text:p text:style-name="P199">g =</text:p>
          </table:table-cell>
          <table:table-cell table:style-name="Tabla35.C1" table:number-columns-spanned="2" office:value-type="string">
            <text:p text:style-name="P200">3,99·10¹⁴</text:p>
          </table:table-cell>
          <table:covered-table-cell/>
          <table:table-cell table:style-name="Tabla35.A1" table:number-rows-spanned="2" office:value-type="string">
            <text:p text:style-name="P200">=</text:p>
          </table:table-cell>
          <table:table-cell table:style-name="Tabla35.A1" table:number-rows-spanned="2" office:value-type="string">
            <text:p text:style-name="P204">0,223</text:p>
          </table:table-cell>
          <table:table-cell table:style-name="Tabla35.A1" table:number-rows-spanned="2" office:value-type="string">
            <text:p text:style-name="P203">m/s²</text:p>
          </table:table-cell>
        </table:table-row>
        <table:table-row>
          <table:covered-table-cell table:style-name="Tabla35.A1"/>
          <table:covered-table-cell table:style-name="Tabla35.A1"/>
          <table:table-cell table:style-name="Tabla35.A1" office:value-type="string">
            <text:p text:style-name="P197">r²</text:p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covered-table-cell table:style-name="Tabla35.A1"/>
          <table:table-cell table:style-name="Tabla35.A1" table:number-columns-spanned="2" office:value-type="string">
            <text:p text:style-name="P200">(4,23·10⁷)²</text:p>
          </table:table-cell>
          <table:covered-table-cell/>
          <table:covered-table-cell table:style-name="Tabla35.A1"/>
          <table:covered-table-cell table:style-name="Tabla35.A1"/>
          <table:covered-table-cell table:style-name="Tabla35.A1"/>
        </table:table-row>
        <table:table-row table:style-name="Tabla35.3"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2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</table:table-row>
        <table:table-row table:style-name="Tabla35.3">
          <table:table-cell table:style-name="Tabla35.A1" office:value-type="string">
            <text:p text:style-name="P259">Peso del satélite</text:p>
          </table:table-cell>
          <table:table-cell table:style-name="Tabla35.A1" office:value-type="string">
            <text:p text:style-name="P199">P =</text:p>
          </table:table-cell>
          <table:table-cell table:style-name="Tabla35.A1" office:value-type="string">
            <text:p text:style-name="P198">m · g</text:p>
          </table:table-cell>
          <table:table-cell table:style-name="Tabla35.D1">
            <text:p text:style-name="P206"/>
          </table:table-cell>
          <table:table-cell table:style-name="Tabla35.D1">
            <text:p text:style-name="P206"/>
          </table:table-cell>
          <table:table-cell table:style-name="Tabla35.A1" office:value-type="string">
            <text:p text:style-name="P199">P =</text:p>
          </table:table-cell>
          <table:table-cell table:style-name="Tabla35.A1" table:number-columns-spanned="2" office:value-type="string">
            <text:p text:style-name="P200">800 · 0,223</text:p>
          </table:table-cell>
          <table:covered-table-cell/>
          <table:table-cell table:style-name="Tabla35.A1" office:value-type="string">
            <text:p text:style-name="P200">=</text:p>
          </table:table-cell>
          <table:table-cell table:style-name="Tabla35.A1" office:value-type="string">
            <text:p text:style-name="P201">179</text:p>
          </table:table-cell>
          <table:table-cell table:style-name="Tabla35.A1" office:value-type="string">
            <text:p text:style-name="P203">N</text:p>
          </table:table-cell>
        </table:table-row>
      </table:table>
      <text:p text:style-name="P5"/>
      <text:p text:style-name="P14"><text:span text:style-name="T7">Cálculo da enerxía cinética</text:span>. (Pestana: «Enerxia»)</text:p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column table:style-name="Tabla36.I"/>
        <table:table-column table:style-name="Tabla36.J"/>
        <table:table-column table:style-name="Tabla36.D"/>
        <table:table-column table:style-name="Tabla36.L"/>
        <table:table-row table:style-name="Tabla36.1">
          <table:table-cell table:style-name="Tabla36.A1" office:value-type="string">
            <text:p text:style-name="P270"><text:s/><text:span text:style-name="T141">N</text:span>a órbita</text:p>
          </table:table-cell>
          <table:table-cell table:style-name="Tabla36.B1">
            <text:p text:style-name="P257"/>
          </table:table-cell>
          <table:table-cell table:style-name="Tabla36.A1" table:number-rows-spanned="2" office:value-type="string">
            <text:p text:style-name="P264">v =</text:p>
          </table:table-cell>
          <table:table-cell table:style-name="Tabla36.D1" office:value-type="string">
            <text:p text:style-name="P264">2 · π · r</text:p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A1" table:number-rows-spanned="2" office:value-type="string">
            <text:p text:style-name="P264">v =</text:p>
          </table:table-cell>
          <table:table-cell table:style-name="Tabla36.H1" table:number-columns-spanned="2" office:value-type="string">
            <text:p text:style-name="P208">2 · 3,14 · 4,23·10⁷</text:p>
          </table:table-cell>
          <table:covered-table-cell/>
          <table:table-cell table:style-name="Tabla36.A1" table:number-rows-spanned="2" office:value-type="string">
            <text:p text:style-name="P208">=</text:p>
          </table:table-cell>
          <table:table-cell table:style-name="Tabla36.A1" table:number-rows-spanned="2" office:value-type="string">
            <text:p text:style-name="P266">3,07·10³</text:p>
          </table:table-cell>
          <table:table-cell table:style-name="Tabla36.A1" table:number-rows-spanned="2" office:value-type="string">
            <text:p text:style-name="P260">m/s</text:p>
          </table:table-cell>
        </table:table-row>
        <table:table-row table:style-name="Tabla36.1">
          <table:table-cell table:style-name="Tabla36.A1" office:value-type="string">
            <text:p text:style-name="P260">Velocidad<text:span text:style-name="T141">e</text:span> na órbita</text:p>
          </table:table-cell>
          <table:table-cell table:style-name="Tabla36.B1">
            <text:p text:style-name="P257"/>
          </table:table-cell>
          <table:covered-table-cell table:style-name="Tabla36.B1"/>
          <table:table-cell table:style-name="Tabla36.A1" office:value-type="string">
            <text:p text:style-name="P226">T</text:p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covered-table-cell table:style-name="Tabla36.B1"/>
          <table:table-cell table:style-name="Tabla36.A1" table:number-columns-spanned="2" office:value-type="string">
            <text:p text:style-name="P223">8,64·10⁴</text:p>
          </table:table-cell>
          <table:covered-table-cell/>
          <table:covered-table-cell table:style-name="Tabla36.B1"/>
          <table:covered-table-cell table:style-name="Tabla36.B1"/>
          <table:covered-table-cell table:style-name="Tabla36.B1"/>
        </table:table-row>
        <table:table-row table:style-name="Tabla36.1">
          <table:table-cell table:style-name="Tabla36.A1" office:value-type="string">
            <text:p text:style-name="P260">Ener<text:span text:style-name="T141">x</text:span>ía cinética na órbita</text:p>
          </table:table-cell>
          <table:table-cell table:style-name="Tabla36.B1">
            <text:p text:style-name="P257"/>
          </table:table-cell>
          <table:table-cell table:style-name="Tabla36.A1" table:number-columns-spanned="2" office:value-type="string">
            <text:p text:style-name="P261">E = ½ m · v²</text:p>
          </table:table-cell>
          <table:covered-table-cell/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A1" office:value-type="string">
            <text:p text:style-name="P261">E =</text:p>
          </table:table-cell>
          <table:table-cell table:style-name="Tabla36.A1" table:number-columns-spanned="2" office:value-type="string">
            <text:p text:style-name="P208">800 · (3,07·10³)² / 2</text:p>
          </table:table-cell>
          <table:covered-table-cell/>
          <table:table-cell table:style-name="Tabla36.A1" office:value-type="string">
            <text:p text:style-name="P208">=</text:p>
          </table:table-cell>
          <table:table-cell table:style-name="Tabla36.A1" office:value-type="string">
            <text:p text:style-name="P266">3,78·10⁹</text:p>
          </table:table-cell>
          <table:table-cell table:style-name="Tabla36.A1" office:value-type="string">
            <text:p text:style-name="P260">J</text:p>
          </table:table-cell>
        </table:table-row>
        <table:table-row table:style-name="Tabla36.1"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</table:table-row>
        <table:table-row>
          <table:table-cell table:style-name="Tabla36.A1" table:number-rows-spanned="2" office:value-type="string">
            <text:p text:style-name="P260">Ener<text:span text:style-name="T141">x</text:span>ía potencial na órbita</text:p>
          </table:table-cell>
          <table:table-cell table:style-name="Tabla36.B1">
            <text:p text:style-name="P257"/>
          </table:table-cell>
          <table:table-cell table:style-name="Tabla36.A1" table:number-rows-spanned="2" office:value-type="string">
            <text:p text:style-name="P264">Eₚ =</text:p>
          </table:table-cell>
          <table:table-cell table:style-name="Tabla36.D5" office:value-type="string">
            <text:p text:style-name="P208">–<text:span text:style-name="T76">G · M · m</text:span></text:p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A1" table:number-rows-spanned="2" office:value-type="string">
            <text:p text:style-name="P264">Eₚ =</text:p>
          </table:table-cell>
          <table:table-cell table:style-name="Tabla36.H5" table:number-columns-spanned="2" office:value-type="string">
            <text:p text:style-name="P208">– 3,99·10¹⁴ · 800</text:p>
          </table:table-cell>
          <table:covered-table-cell/>
          <table:table-cell table:style-name="Tabla36.A1" table:number-rows-spanned="2" office:value-type="string">
            <text:p text:style-name="P208">=</text:p>
          </table:table-cell>
          <table:table-cell table:style-name="Tabla36.A1" table:number-rows-spanned="2" office:value-type="string">
            <text:p text:style-name="P266">-7,56·10⁹</text:p>
          </table:table-cell>
          <table:table-cell table:style-name="Tabla36.A1" table:number-rows-spanned="2" office:value-type="string">
            <text:p text:style-name="P260">J</text:p>
          </table:table-cell>
        </table:table-row>
        <table:table-row>
          <table:covered-table-cell table:style-name="Tabla36.B1"/>
          <table:table-cell table:style-name="Tabla36.B1">
            <text:p text:style-name="P257"/>
          </table:table-cell>
          <table:covered-table-cell table:style-name="Tabla36.B1"/>
          <table:table-cell table:style-name="Tabla36.A1" office:value-type="string">
            <text:p text:style-name="P264">r</text:p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covered-table-cell table:style-name="Tabla36.B1"/>
          <table:table-cell table:style-name="Tabla36.A1" table:number-columns-spanned="2" office:value-type="string">
            <text:p text:style-name="P223">4,23·10⁷</text:p>
          </table:table-cell>
          <table:covered-table-cell/>
          <table:covered-table-cell table:style-name="Tabla36.B1"/>
          <table:covered-table-cell table:style-name="Tabla36.B1"/>
          <table:covered-table-cell table:style-name="Tabla36.B1"/>
        </table:table-row>
        <table:table-row table:style-name="Tabla36.1"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B1">
            <text:p text:style-name="P257"/>
          </table:table-cell>
        </table:table-row>
        <table:table-row table:style-name="Tabla36.1">
          <table:table-cell table:style-name="Tabla36.A1" office:value-type="string">
            <text:p text:style-name="P260">Ener<text:span text:style-name="T141">x</text:span>ía mecánica na órbita</text:p>
          </table:table-cell>
          <table:table-cell table:style-name="Tabla36.B1">
            <text:p text:style-name="P257"/>
          </table:table-cell>
          <table:table-cell table:style-name="Tabla36.A1" table:number-columns-spanned="2" office:value-type="string">
            <text:p text:style-name="P261">E = E+ Eₚ</text:p>
          </table:table-cell>
          <table:covered-table-cell/>
          <table:table-cell table:style-name="Tabla36.B1">
            <text:p text:style-name="P257"/>
          </table:table-cell>
          <table:table-cell table:style-name="Tabla36.B1">
            <text:p text:style-name="P257"/>
          </table:table-cell>
          <table:table-cell table:style-name="Tabla36.A1" office:value-type="string">
            <text:p text:style-name="P261">E =</text:p>
          </table:table-cell>
          <table:table-cell table:style-name="Tabla36.A1" table:number-columns-spanned="2" office:value-type="string">
            <text:p text:style-name="P208">-7,56·10⁹ + 3,78·10⁹</text:p>
          </table:table-cell>
          <table:covered-table-cell/>
          <table:table-cell table:style-name="Tabla36.A1" office:value-type="string">
            <text:p text:style-name="P208">=</text:p>
          </table:table-cell>
          <table:table-cell table:style-name="Tabla36.A1" office:value-type="string">
            <text:p text:style-name="P268">-3,78·10⁹</text:p>
          </table:table-cell>
          <table:table-cell table:style-name="Tabla36.A1" office:value-type="string">
            <text:p text:style-name="P260">J</text:p>
          </table:table-cell>
        </table:table-row>
      </table:table>
      <text:p text:style-name="P15"/>
      <text:h text:style-name="P289" text:outline-level="4"><text:bookmark-start text:name="__RefHeading___Toc26375_3824766676"/>Un satélite artificial de 200 kg describe unha órbita circular a unha altura de 650 km sobre a Terra. Calcula:<text:bookmark-end text:name="__RefHeading___Toc26375_3824766676"/></text:h>
      <text:h text:style-name="P299" text:outline-level="5">O período e a velocidade do satélite na órbita.</text:h>
      <text:h text:style-name="P299" text:outline-level="5">A enerxía mecánica do satélite.</text:h>
      <text:h text:style-name="P299" text:outline-level="5">O cociente entre os valores da intensidade de campo gravitacional terrestre no satélite e na superficie da Terra.</text:h>
      <text:p text:style-name="P190"><text:span text:style-name="T52">Datos: </text:span><text:span text:style-name="Variable"><text:span text:style-name="T52">M</text:span></text:span><text:span text:style-name="T52"> = 5,98·10²⁴ kg; </text:span><text:span text:style-name="Variable"><text:span text:style-name="T52">R</text:span></text:span><text:span text:style-name="T52"> = 6,37·10⁶ m; </text:span><text:span text:style-name="Variable"><text:span text:style-name="T52">G</text:span></text:span><text:span text:style-name="T52"> = 6,67·10⁻¹¹ N·m²·kg⁻²<text:tab/></text:span><text:span text:style-name="PAU"><text:span text:style-name="T52">(P.A.U. Set. 11)</text:span></text:span></text:p>
      <text:p text:style-name="P2"><text:span text:style-name="T7">Rta.</text:span>: a) <text:span text:style-name="variable">v</text:span> = 7,54 km/s; <text:span text:style-name="variable">T</text:span> = 1 h 38 min; b) <text:span text:style-name="variable">E</text:span> = -5,68·10⁹ J; c) <text:span text:style-name="variable">g</text:span><text:span text:style-name="T40">ₕ</text:span>/<text:span text:style-name="variable">g</text:span>₀ = 0,82<text:span text:style-name="T96">4</text:span></text:p>
      <text:p text:style-name="P21"/>
      <text:p text:style-name="P74"><text:span text:style-name="T9">Introdución de datos.</text:span><text:span text:style-name="T28"> (Pestana</text:span><text:span text:style-name="T29">: «Enunciado»</text:span><text:span text:style-name="T28">)</text:span></text:p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row table:style-name="Tabla37.1">
          <table:table-cell table:style-name="Tabla37.A1" office:value-type="string">
            <text:p text:style-name="P55">Un satélite de masa</text:p>
          </table:table-cell>
          <table:table-cell table:style-name="Tabla37.B1">
            <text:p text:style-name="P79"/>
          </table:table-cell>
          <table:table-cell table:style-name="Tabla37.A1" office:value-type="string">
            <text:p text:style-name="P81">m =</text:p>
          </table:table-cell>
          <table:table-cell table:style-name="Tabla37.D1" office:value-type="float" office:value="200">
            <text:p text:style-name="P120">200</text:p>
          </table:table-cell>
          <table:table-cell table:style-name="Tabla37.A1" office:value-type="string">
            <text:p text:style-name="P55">kg</text:p>
          </table:table-cell>
        </table:table-row>
        <table:table-row table:style-name="Tabla37.1">
          <table:table-cell table:style-name="Tabla37.A1" office:value-type="string">
            <text:p text:style-name="P55">xira arredor dun astro de masa</text:p>
          </table:table-cell>
          <table:table-cell table:style-name="Tabla37.B1">
            <text:p text:style-name="P79"/>
          </table:table-cell>
          <table:table-cell table:style-name="Tabla37.A1" office:value-type="string">
            <text:p text:style-name="P81">M =</text:p>
          </table:table-cell>
          <table:table-cell table:style-name="Tabla37.D2" office:value-type="float" office:value="5.98E+024">
            <text:p text:style-name="P120">5,98E+24</text:p>
          </table:table-cell>
          <table:table-cell table:style-name="Tabla37.A1" office:value-type="string">
            <text:p text:style-name="P55">kg</text:p>
          </table:table-cell>
        </table:table-row>
        <table:table-row table:style-name="Tabla37.3">
          <table:table-cell table:style-name="Tabla37.A1" office:value-type="string">
            <text:p text:style-name="P55">e raio</text:p>
          </table:table-cell>
          <table:table-cell table:style-name="Tabla37.B1">
            <text:p text:style-name="P79"/>
          </table:table-cell>
          <table:table-cell table:style-name="Tabla37.A1" office:value-type="string">
            <text:p text:style-name="P81">R =</text:p>
          </table:table-cell>
          <table:table-cell table:style-name="Tabla37.D3" office:value-type="float" office:value="6378">
            <text:p text:style-name="P120">6378</text:p>
          </table:table-cell>
          <table:table-cell table:style-name="Tabla37.E3" office:value-type="string">
            <text:p text:style-name="P55">km</text:p>
          </table:table-cell>
        </table:table-row>
        <table:table-row table:style-name="Tabla37.1">
          <table:table-cell table:style-name="Tabla37.B1">
            <text:p text:style-name="P79"/>
          </table:table-cell>
          <table:table-cell table:style-name="Tabla37.B1">
            <text:p text:style-name="P79"/>
          </table:table-cell>
          <table:table-cell table:style-name="Tabla37.B1">
            <text:p text:style-name="P80"/>
          </table:table-cell>
          <table:table-cell table:style-name="Tabla37.D4">
            <text:p text:style-name="P79"/>
          </table:table-cell>
          <table:table-cell table:style-name="Tabla37.B1">
            <text:p text:style-name="P79"/>
          </table:table-cell>
        </table:table-row>
        <table:table-row table:style-name="Tabla37.1">
          <table:table-cell table:style-name="Tabla37.A1" office:value-type="string">
            <text:p text:style-name="P55">A órbita é circular de</text:p>
          </table:table-cell>
          <table:table-cell table:style-name="Tabla37.B5" office:value-type="string">
            <text:p text:style-name="P55">altura</text:p>
          </table:table-cell>
          <table:table-cell table:style-name="Tabla37.A1" office:value-type="string">
            <text:p text:style-name="P81">h =</text:p>
          </table:table-cell>
          <table:table-cell table:style-name="Tabla37.D5" office:value-type="float" office:value="650">
            <text:p text:style-name="P120">650</text:p>
          </table:table-cell>
          <table:table-cell table:style-name="Tabla37.E5" office:value-type="string">
            <text:p text:style-name="P55">km</text:p>
          </table:table-cell>
        </table:table-row>
        <table:table-row table:style-name="Tabla37.1">
          <table:table-cell table:style-name="Tabla37.B1">
            <text:p text:style-name="P79"/>
          </table:table-cell>
          <table:table-cell table:style-name="Tabla37.B6">
            <text:p text:style-name="P79"/>
          </table:table-cell>
          <table:table-cell table:style-name="Tabla37.B1">
            <text:p text:style-name="P80"/>
          </table:table-cell>
          <table:table-cell table:style-name="Tabla37.D6">
            <text:p text:style-name="P79"/>
          </table:table-cell>
          <table:table-cell table:style-name="Tabla37.B6">
            <text:p text:style-name="P79"/>
          </table:table-cell>
        </table:table-row>
      </table:table>
      <text:p text:style-name="P21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E"/>
        <table:table-column table:style-name="Tabla38.H"/>
        <table:table-row table:style-name="Tabla38.1">
          <table:table-cell table:style-name="Tabla38.A1">
            <text:p text:style-name="Table_20_Contents"/>
          </table:table-cell>
          <table:table-cell table:style-name="Tabla38.B1" office:value-type="string">
            <text:p text:style-name="P269">Respostas</text:p>
          </table:table-cell>
          <table:table-cell table:style-name="Tabla38.A1">
            <text:p text:style-name="P243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F1" table:number-columns-spanned="2" office:value-type="string">
            <text:p text:style-name="P265">Cifras significativas: </text:p>
          </table:table-cell>
          <table:covered-table-cell/>
          <table:table-cell table:style-name="Tabla38.H1">
            <text:p text:style-name="Table_20_Contents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C2" office:value-type="string">
            <text:p text:style-name="P265">Raio</text:p>
          </table:table-cell>
          <table:table-cell table:style-name="Tabla38.A1">
            <text:p text:style-name="P243"/>
          </table:table-cell>
          <table:table-cell table:style-name="Tabla38.E2" office:value-type="string">
            <text:p text:style-name="P265">Velocidade</text:p>
          </table:table-cell>
          <table:table-cell table:style-name="Tabla38.A1">
            <text:p text:style-name="P243"/>
          </table:table-cell>
          <table:table-cell table:style-name="Tabla38.G2" office:value-type="string">
            <text:p text:style-name="P265">Período</text:p>
          </table:table-cell>
          <table:table-cell table:style-name="Tabla38.A1">
            <text:p text:style-name="P243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B3" office:value-type="string">
            <text:p text:style-name="P258">Órbita</text:p>
          </table:table-cell>
          <table:table-cell table:style-name="Tabla38.C3" office:value-type="string">
            <text:p text:style-name="P265">7,03·10³</text:p>
          </table:table-cell>
          <table:table-cell table:style-name="Tabla38.D3" office:value-type="string">
            <text:p text:style-name="P258">km</text:p>
          </table:table-cell>
          <table:table-cell table:style-name="Tabla38.E3" office:value-type="string">
            <text:p text:style-name="P267">7,54</text:p>
          </table:table-cell>
          <table:table-cell table:style-name="Tabla38.F3" office:value-type="string">
            <text:p text:style-name="P258">km/s</text:p>
          </table:table-cell>
          <table:table-cell table:style-name="Tabla38.G3" office:value-type="time" office:time-value="PT01H37M39.778521345S">
            <text:p text:style-name="P267">01:37:39</text:p>
          </table:table-cell>
          <table:table-cell table:style-name="Tabla38.H3" office:value-type="string">
            <text:p text:style-name="P258">h:m:s</text:p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P243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A1">
            <text:p text:style-name="P234"/>
          </table:table-cell>
          <table:table-cell table:style-name="Tabla38.C5" office:value-type="string">
            <text:p text:style-name="P265">cinética</text:p>
          </table:table-cell>
          <table:table-cell table:style-name="Tabla38.A1">
            <text:p text:style-name="Table_20_Contents"/>
          </table:table-cell>
          <table:table-cell table:style-name="Tabla38.E5" office:value-type="string">
            <text:p text:style-name="P265">potencial</text:p>
          </table:table-cell>
          <table:table-cell table:style-name="Tabla38.A1">
            <text:p text:style-name="Table_20_Contents"/>
          </table:table-cell>
          <table:table-cell table:style-name="Tabla38.G5" office:value-type="string">
            <text:p text:style-name="P265">mecánica</text:p>
          </table:table-cell>
          <table:table-cell table:style-name="Tabla38.H5">
            <text:p text:style-name="Table_20_Contents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B6" office:value-type="string">
            <text:p text:style-name="P258">Enerxía na órbita</text:p>
          </table:table-cell>
          <table:table-cell table:style-name="Tabla38.C6" office:value-type="string">
            <text:p text:style-name="P265">5,68·10⁹</text:p>
          </table:table-cell>
          <table:table-cell table:style-name="Tabla38.D6" office:value-type="string">
            <text:p text:style-name="P258">J</text:p>
          </table:table-cell>
          <table:table-cell table:style-name="Tabla38.E6" office:value-type="string">
            <text:p text:style-name="P265">-1,14·10¹⁰</text:p>
          </table:table-cell>
          <table:table-cell table:style-name="Tabla38.F6" office:value-type="string">
            <text:p text:style-name="P258">J</text:p>
          </table:table-cell>
          <table:table-cell table:style-name="Tabla38.G6" office:value-type="string">
            <text:p text:style-name="P267">-5,68·10⁹</text:p>
          </table:table-cell>
          <table:table-cell table:style-name="Tabla38.H6" office:value-type="string">
            <text:p text:style-name="P258">J</text:p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A1">
            <text:p text:style-name="P225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A1">
            <text:p text:style-name="P263"/>
          </table:table-cell>
          <table:table-cell table:style-name="Tabla38.A1">
            <text:p text:style-name="P225"/>
          </table:table-cell>
          <table:table-cell table:style-name="Tabla38.A1">
            <text:p text:style-name="Table_20_Contents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B8" office:value-type="string">
            <text:p text:style-name="P258">Terra</text:p>
          </table:table-cell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  <table:table-cell table:style-name="Tabla38.E8" office:value-type="string">
            <text:p text:style-name="P242">clic ↓</text:p>
          </table:table-cell>
          <table:table-cell table:style-name="Tabla38.F8" office:value-type="string">
            <text:p text:style-name="P262">g₀ =</text:p>
          </table:table-cell>
          <table:table-cell table:style-name="Tabla38.G8" office:value-type="string">
            <text:p text:style-name="P265">9,81</text:p>
          </table:table-cell>
          <table:table-cell table:style-name="Tabla38.H8" office:value-type="string">
            <text:p text:style-name="P258">m/s²</text:p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H5">
            <text:p text:style-name="Table_20_Contents"/>
          </table:table-cell>
          <table:table-cell table:style-name="Tabla38.C9" office:value-type="string">
            <text:p text:style-name="P258">no chan para</text:p>
          </table:table-cell>
          <table:table-cell table:style-name="Tabla38.A1">
            <text:p text:style-name="Table_20_Contents"/>
          </table:table-cell>
          <table:table-cell table:style-name="Tabla38.H5" table:number-columns-spanned="2">
            <text:p text:style-name="Table_20_Contents"/>
          </table:table-cell>
          <table:covered-table-cell/>
          <table:table-cell table:style-name="Tabla38.A1">
            <text:p text:style-name="Table_20_Contents"/>
          </table:table-cell>
          <table:table-cell table:style-name="Tabla38.A1">
            <text:p text:style-name="Table_20_Contents"/>
          </table:table-cell>
        </table:table-row>
        <table:table-row table:style-name="Tabla38.1">
          <table:table-cell table:style-name="Tabla38.A1">
            <text:p text:style-name="Table_20_Contents"/>
          </table:table-cell>
          <table:table-cell table:style-name="Tabla38.B10" office:value-type="string">
            <text:p text:style-name="P242">clic ↑</text:p>
          </table:table-cell>
          <table:table-cell table:style-name="Tabla38.C10" table:number-columns-spanned="2" office:value-type="string">
            <text:p text:style-name="P258"/>
          </table:table-cell>
          <table:covered-table-cell/>
          <table:table-cell table:style-name="Tabla38.E10" office:value-type="string">
            <text:p text:style-name="P258">na órbita</text:p>
          </table:table-cell>
          <table:table-cell table:style-name="Tabla38.A1">
            <text:p text:style-name="Table_20_Contents"/>
          </table:table-cell>
          <table:table-cell table:style-name="Tabla38.G10" office:value-type="string">
            <text:p text:style-name="P267"/>
          </table:table-cell>
          <table:table-cell table:style-name="Tabla38.H10" office:value-type="string">
            <text:p text:style-name="P258"/>
          </table:table-cell>
        </table:table-row>
      </table:table>
      <text:p text:style-name="P21"/>
      <text:p text:style-name="P21"/>
      <text:p text:style-name="P74"><text:span text:style-name="T8">Cálculo </text:span><text:span text:style-name="T17">do período e </text:span><text:span text:style-name="T8">da </text:span><text:span text:style-name="T10">velocidade orbital.</text:span><text:span text:style-name="T33"> </text:span><text:span text:style-name="T28">(Pestana</text:span><text:span text:style-name="T29">: «Periodo»</text:span><text:span text:style-name="T28">)</text:span></text:p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B"/>
        <table:table-column table:style-name="Tabla40.G"/>
        <table:table-column table:style-name="Tabla40.H"/>
        <table:table-column table:style-name="Tabla40.I"/>
        <table:table-column table:style-name="Tabla40.J"/>
        <table:table-column table:style-name="Tabla40.K"/>
        <table:table-column table:style-name="Tabla40.L"/>
        <table:table-row table:style-name="Tabla40.1">
          <table:table-cell table:style-name="Tabla40.A1" office:value-type="string">
            <text:p text:style-name="P324">Raio da órbita</text:p>
          </table:table-cell>
          <table:table-cell table:style-name="Tabla40.B1">
            <text:p text:style-name="P351"/>
          </table:table-cell>
          <table:table-cell table:style-name="Tabla40.A1" office:value-type="string">
            <text:p text:style-name="P329">r =</text:p>
          </table:table-cell>
          <table:table-cell table:style-name="Tabla40.A1" office:value-type="string">
            <text:p text:style-name="P329">R + h</text:p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A1" office:value-type="string">
            <text:p text:style-name="P332">r =</text:p>
          </table:table-cell>
          <table:table-cell table:style-name="Tabla40.A1" table:number-columns-spanned="2" office:value-type="string">
            <text:p text:style-name="P354">6,38·10⁶ + 6,50·10⁵</text:p>
          </table:table-cell>
          <table:covered-table-cell/>
          <table:table-cell table:style-name="Tabla40.A1" office:value-type="string">
            <text:p text:style-name="P339">=</text:p>
          </table:table-cell>
          <table:table-cell table:style-name="Tabla40.A1" office:value-type="string">
            <text:p text:style-name="P342">7,03·10⁶</text:p>
          </table:table-cell>
          <table:table-cell table:style-name="Tabla40.A1" office:value-type="string">
            <text:p text:style-name="P345">m</text:p>
          </table:table-cell>
        </table:table-row>
        <text:soft-page-break/>
        <table:table-row table:style-name="Tabla40.1"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</table:table-row>
        <table:table-row table:style-name="Tabla40.1"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 table:number-columns-spanned="2">
            <text:p text:style-name="P337"/>
          </table:table-cell>
          <table:covered-table-cell/>
          <table:table-cell table:style-name="Tabla40.B1">
            <text:p text:style-name="P351"/>
          </table:table-cell>
          <table:table-cell table:style-name="Tabla40.A1" table:number-columns-spanned="2" office:value-type="string">
            <text:p text:style-name="P332">G · M =</text:p>
          </table:table-cell>
          <table:covered-table-cell/>
          <table:table-cell table:style-name="Tabla40.A1" table:number-columns-spanned="2" office:value-type="string">
            <text:p text:style-name="P339">6,67·10⁻¹¹ · 5,98·10²⁴</text:p>
          </table:table-cell>
          <table:covered-table-cell/>
          <table:table-cell table:style-name="Tabla40.A1" office:value-type="string">
            <text:p text:style-name="P339">=</text:p>
          </table:table-cell>
          <table:table-cell table:style-name="Tabla40.A1" office:value-type="string">
            <text:p text:style-name="P342">3,99·10¹⁴</text:p>
          </table:table-cell>
          <table:table-cell table:style-name="Tabla40.A1" office:value-type="string">
            <text:p text:style-name="P345">m³/s²</text:p>
          </table:table-cell>
        </table:table-row>
        <table:table-row table:style-name="Tabla40.1"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37"/>
          </table:table-cell>
          <table:table-cell table:style-name="Tabla40.B1" table:number-columns-spanned="2">
            <text:p text:style-name="P351"/>
          </table:table-cell>
          <table:covered-table-cell/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</table:table-row>
        <table:table-row>
          <table:table-cell table:style-name="Tabla40.A1" table:number-rows-spanned="2" office:value-type="string">
            <text:p text:style-name="P324">Velocidad<text:span text:style-name="T142">e</text:span> d<text:span text:style-name="T142">o</text:span> satélite</text:p>
          </table:table-cell>
          <table:table-cell table:style-name="Tabla40.A1" table:number-rows-spanned="2" office:value-type="string">
            <text:p text:style-name="P332">v =</text:p>
          </table:table-cell>
          <table:table-cell table:style-name="Tabla40.A1" table:number-rows-spanned="2" office:value-type="string">
            <text:p text:style-name="P358">√</text:p>
          </table:table-cell>
          <table:table-cell table:style-name="Tabla40.D5" office:value-type="string">
            <text:p text:style-name="P334">G · M</text:p>
          </table:table-cell>
          <table:table-cell table:style-name="Tabla40.B1">
            <text:p text:style-name="P351"/>
          </table:table-cell>
          <table:table-cell table:style-name="Tabla40.A1" table:number-rows-spanned="2" office:value-type="string">
            <text:p text:style-name="P332">v =</text:p>
          </table:table-cell>
          <table:table-cell table:style-name="Tabla40.A1" table:number-rows-spanned="2" office:value-type="string">
            <text:p text:style-name="P358">√</text:p>
          </table:table-cell>
          <table:table-cell table:style-name="Tabla40.H5" table:number-columns-spanned="2" office:value-type="string">
            <text:p text:style-name="P339">3,99·10¹⁴</text:p>
          </table:table-cell>
          <table:covered-table-cell/>
          <table:table-cell table:style-name="Tabla40.A1" table:number-rows-spanned="2" office:value-type="string">
            <text:p text:style-name="P339">=</text:p>
          </table:table-cell>
          <table:table-cell table:style-name="Tabla40.A1" table:number-rows-spanned="2" office:value-type="string">
            <text:p text:style-name="P348">7,54·10³</text:p>
          </table:table-cell>
          <table:table-cell table:style-name="Tabla40.A1" table:number-rows-spanned="2" office:value-type="string">
            <text:p text:style-name="P345">m/s</text:p>
          </table:table-cell>
        </table:table-row>
        <table:table-row>
          <table:covered-table-cell table:style-name="Tabla40.A1"/>
          <table:covered-table-cell table:style-name="Tabla40.A1"/>
          <table:covered-table-cell table:style-name="Tabla40.A1"/>
          <table:table-cell table:style-name="Tabla40.A1" office:value-type="string">
            <text:p text:style-name="P334">r</text:p>
          </table:table-cell>
          <table:table-cell table:style-name="Tabla40.B1">
            <text:p text:style-name="P351"/>
          </table:table-cell>
          <table:covered-table-cell table:style-name="Tabla40.A1"/>
          <table:covered-table-cell table:style-name="Tabla40.A1"/>
          <table:table-cell table:style-name="Tabla40.A1" table:number-columns-spanned="2" office:value-type="string">
            <text:p text:style-name="P339">7,03·10⁶</text:p>
          </table:table-cell>
          <table:covered-table-cell/>
          <table:covered-table-cell table:style-name="Tabla40.A1"/>
          <table:covered-table-cell table:style-name="Tabla40.A1"/>
          <table:covered-table-cell table:style-name="Tabla40.A1"/>
        </table:table-row>
        <table:table-row table:style-name="Tabla40.1"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37"/>
          </table:table-cell>
          <table:table-cell table:style-name="Tabla40.B1" table:number-columns-spanned="2">
            <text:p text:style-name="P351"/>
          </table:table-cell>
          <table:covered-table-cell/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</table:table-row>
        <table:table-row table:style-name="Tabla40.8">
          <table:table-cell table:style-name="Tabla40.A1" table:number-rows-spanned="2" office:value-type="string">
            <text:p text:style-name="P324">Período d<text:span text:style-name="T142">o</text:span> satélite</text:p>
          </table:table-cell>
          <table:table-cell table:style-name="Tabla40.B1">
            <text:p text:style-name="P351"/>
          </table:table-cell>
          <table:table-cell table:style-name="Tabla40.A1" table:number-rows-spanned="2" office:value-type="string">
            <text:p text:style-name="P334">T =</text:p>
          </table:table-cell>
          <table:table-cell table:style-name="Tabla40.D8" office:value-type="string">
            <text:p text:style-name="P334">2 · π · r</text:p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table-cell table:style-name="Tabla40.A1" table:number-rows-spanned="2" office:value-type="string">
            <text:p text:style-name="P334">T =</text:p>
          </table:table-cell>
          <table:table-cell table:style-name="Tabla40.H8" table:number-columns-spanned="2" office:value-type="string">
            <text:p text:style-name="P339">2 · 3,14 · 7,03·10⁶</text:p>
          </table:table-cell>
          <table:covered-table-cell/>
          <table:table-cell table:style-name="Tabla40.A1" table:number-rows-spanned="2" office:value-type="string">
            <text:p text:style-name="P339">=</text:p>
          </table:table-cell>
          <table:table-cell table:style-name="Tabla40.A1" table:number-rows-spanned="2" office:value-type="string">
            <text:p text:style-name="P348">5,86·10³</text:p>
          </table:table-cell>
          <table:table-cell table:style-name="Tabla40.A1" table:number-rows-spanned="2" office:value-type="string">
            <text:p text:style-name="P345">s</text:p>
          </table:table-cell>
        </table:table-row>
        <table:table-row table:style-name="Tabla40.1">
          <table:covered-table-cell table:style-name="Tabla40.A1"/>
          <table:table-cell table:style-name="Tabla40.B1">
            <text:p text:style-name="P351"/>
          </table:table-cell>
          <table:covered-table-cell table:style-name="Tabla40.A1"/>
          <table:table-cell table:style-name="Tabla40.A1" office:value-type="string">
            <text:p text:style-name="P334">v</text:p>
          </table:table-cell>
          <table:table-cell table:style-name="Tabla40.B1">
            <text:p text:style-name="P351"/>
          </table:table-cell>
          <table:table-cell table:style-name="Tabla40.B1">
            <text:p text:style-name="P351"/>
          </table:table-cell>
          <table:covered-table-cell table:style-name="Tabla40.A1"/>
          <table:table-cell table:style-name="Tabla40.A1" table:number-columns-spanned="2" office:value-type="string">
            <text:p text:style-name="P339">7,54·10³</text:p>
          </table:table-cell>
          <table:covered-table-cell/>
          <table:covered-table-cell table:style-name="Tabla40.A1"/>
          <table:covered-table-cell table:style-name="Tabla40.A1"/>
          <table:covered-table-cell table:style-name="Tabla40.A1"/>
        </table:table-row>
      </table:table>
      <text:p text:style-name="P313"/>
      <text:p text:style-name="P74"><text:span text:style-name="T9">Cálculo da enerxía </text:span><text:span text:style-name="T17">mecánica</text:span><text:span text:style-name="T28">. (Pestana: «Enerxia»)</text:span></text:p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column table:style-name="Tabla41.C"/>
        <table:table-column table:style-name="Tabla41.B"/>
        <table:table-column table:style-name="Tabla41.G"/>
        <table:table-column table:style-name="Tabla41.H"/>
        <table:table-column table:style-name="Tabla41.I"/>
        <table:table-column table:style-name="Tabla41.J"/>
        <table:table-column table:style-name="Tabla41.K"/>
        <table:table-column table:style-name="Tabla41.L"/>
        <table:table-row table:style-name="Tabla41.1">
          <table:table-cell table:style-name="Tabla41.A1" office:value-type="string">
            <text:p text:style-name="P325">Ener<text:span text:style-name="T144">x</text:span>ía cinética na órbita</text:p>
          </table:table-cell>
          <table:table-cell table:style-name="Tabla41.B1">
            <text:p text:style-name="P352"/>
          </table:table-cell>
          <table:table-cell table:style-name="Tabla41.A1" table:number-columns-spanned="2" office:value-type="string">
            <text:p text:style-name="P330">E = ½ m · v²</text:p>
          </table:table-cell>
          <table:covered-table-cell/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A1" office:value-type="string">
            <text:p text:style-name="P330">E =</text:p>
          </table:table-cell>
          <table:table-cell table:style-name="Tabla41.A1" table:number-columns-spanned="2" office:value-type="string">
            <text:p text:style-name="P340">200 · (7,54·10³)² / 2</text:p>
          </table:table-cell>
          <table:covered-table-cell/>
          <table:table-cell table:style-name="Tabla41.A1" office:value-type="string">
            <text:p text:style-name="P340">=</text:p>
          </table:table-cell>
          <table:table-cell table:style-name="Tabla41.A1" office:value-type="string">
            <text:p text:style-name="P343">5,68·10⁹</text:p>
          </table:table-cell>
          <table:table-cell table:style-name="Tabla41.A1" office:value-type="string">
            <text:p text:style-name="P346">J</text:p>
          </table:table-cell>
        </table:table-row>
        <table:table-row table:style-name="Tabla41.2"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</table:table-row>
        <table:table-row table:style-name="Tabla41.2">
          <table:table-cell table:style-name="Tabla41.A1" table:number-rows-spanned="2" office:value-type="string">
            <text:p text:style-name="P325">Ener<text:span text:style-name="T144">x</text:span>ía <text:span text:style-name="T143">potencial</text:span> na órbita</text:p>
          </table:table-cell>
          <table:table-cell table:style-name="Tabla41.B1">
            <text:p text:style-name="P352"/>
          </table:table-cell>
          <table:table-cell table:style-name="Tabla41.A1" table:number-rows-spanned="2" office:value-type="string">
            <text:p text:style-name="P335">Eₚ =</text:p>
          </table:table-cell>
          <table:table-cell table:style-name="Tabla41.D3" office:value-type="string">
            <text:p text:style-name="P340">–<text:span text:style-name="T76">G · M · m</text:span></text:p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A1" table:number-rows-spanned="2" office:value-type="string">
            <text:p text:style-name="P335">Eₚ =</text:p>
          </table:table-cell>
          <table:table-cell table:style-name="Tabla41.H3" table:number-columns-spanned="2" office:value-type="string">
            <text:p text:style-name="P340">– 3,99·10¹⁴ · 200</text:p>
          </table:table-cell>
          <table:covered-table-cell/>
          <table:table-cell table:style-name="Tabla41.A1" table:number-rows-spanned="2" office:value-type="string">
            <text:p text:style-name="P340">=</text:p>
          </table:table-cell>
          <table:table-cell table:style-name="Tabla41.A1" table:number-rows-spanned="2" office:value-type="string">
            <text:p text:style-name="P343">-1,14·10¹⁰</text:p>
          </table:table-cell>
          <table:table-cell table:style-name="Tabla41.A1" table:number-rows-spanned="2" office:value-type="string">
            <text:p text:style-name="P346">J</text:p>
          </table:table-cell>
        </table:table-row>
        <table:table-row table:style-name="Tabla41.2">
          <table:covered-table-cell table:style-name="Tabla41.B1"/>
          <table:table-cell table:style-name="Tabla41.B1">
            <text:p text:style-name="P352"/>
          </table:table-cell>
          <table:covered-table-cell table:style-name="Tabla41.A1"/>
          <table:table-cell table:style-name="Tabla41.A1" office:value-type="string">
            <text:p text:style-name="P335">r</text:p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covered-table-cell table:style-name="Tabla41.A1"/>
          <table:table-cell table:style-name="Tabla41.A1" table:number-columns-spanned="2" office:value-type="string">
            <text:p text:style-name="P355">7,03·10⁶</text:p>
          </table:table-cell>
          <table:covered-table-cell/>
          <table:covered-table-cell table:style-name="Tabla41.A1"/>
          <table:covered-table-cell table:style-name="Tabla41.A1"/>
          <table:covered-table-cell table:style-name="Tabla41.A1"/>
        </table:table-row>
        <table:table-row table:style-name="Tabla41.2"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B1">
            <text:p text:style-name="P352"/>
          </table:table-cell>
        </table:table-row>
        <table:table-row table:style-name="Tabla41.2">
          <table:table-cell table:style-name="Tabla41.A1" office:value-type="string">
            <text:p text:style-name="P325">Ener<text:span text:style-name="T144">x</text:span>ía <text:span text:style-name="T143">mecánica</text:span> na órbita</text:p>
          </table:table-cell>
          <table:table-cell table:style-name="Tabla41.B1">
            <text:p text:style-name="P352"/>
          </table:table-cell>
          <table:table-cell table:style-name="Tabla41.A1" table:number-columns-spanned="2" office:value-type="string">
            <text:p text:style-name="P330">E = E+ Eₚ</text:p>
          </table:table-cell>
          <table:covered-table-cell/>
          <table:table-cell table:style-name="Tabla41.B1">
            <text:p text:style-name="P352"/>
          </table:table-cell>
          <table:table-cell table:style-name="Tabla41.B1">
            <text:p text:style-name="P352"/>
          </table:table-cell>
          <table:table-cell table:style-name="Tabla41.A1" office:value-type="string">
            <text:p text:style-name="P330">E =</text:p>
          </table:table-cell>
          <table:table-cell table:style-name="Tabla41.A1" table:number-columns-spanned="2" office:value-type="string">
            <text:p text:style-name="P340">-1,14·10¹⁰ + 5,68·10⁹</text:p>
          </table:table-cell>
          <table:covered-table-cell/>
          <table:table-cell table:style-name="Tabla41.A1" office:value-type="string">
            <text:p text:style-name="P340">=</text:p>
          </table:table-cell>
          <table:table-cell table:style-name="Tabla41.A1" office:value-type="string">
            <text:p text:style-name="P349">-5,68·10⁹</text:p>
          </table:table-cell>
          <table:table-cell table:style-name="Tabla41.A1" office:value-type="string">
            <text:p text:style-name="P346">J</text:p>
          </table:table-cell>
        </table:table-row>
      </table:table>
      <text:p text:style-name="P304"/>
      <text:p text:style-name="P74"><text:span text:style-name="T9">C</text:span><text:span text:style-name="T17">álculo do cociente das intensidade</text:span><text:span text:style-name="T18">s</text:span><text:span text:style-name="T17"> de campo gravitacional</text:span><text:span text:style-name="T35"> (</text:span><text:span text:style-name="T36">P</text:span><text:span text:style-name="T35">estana «Peso»)</text:span></text:p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column table:style-name="Tabla42.E"/>
        <table:table-column table:style-name="Tabla42.F"/>
        <table:table-column table:style-name="Tabla42.G"/>
        <table:table-column table:style-name="Tabla42.H"/>
        <table:table-column table:style-name="Tabla42.I"/>
        <table:table-column table:style-name="Tabla42.J"/>
        <table:table-column table:style-name="Tabla42.K"/>
        <table:table-column table:style-name="Tabla42.L"/>
        <table:table-row>
          <table:table-cell table:style-name="Tabla42.A1" table:number-rows-spanned="2" office:value-type="string">
            <text:p text:style-name="P325">Grav<text:span text:style-name="T144">i</text:span>dad<text:span text:style-name="T144">e</text:span> <text:span text:style-name="T144">no chan</text:span></text:p>
          </table:table-cell>
          <table:table-cell table:style-name="Tabla42.B1">
            <text:p text:style-name="P382"/>
          </table:table-cell>
          <table:table-cell table:style-name="Tabla42.A1" table:number-rows-spanned="2" office:value-type="string">
            <text:p text:style-name="P361">g₀ =</text:p>
          </table:table-cell>
          <table:table-cell table:style-name="Tabla42.D1" office:value-type="string">
            <text:p text:style-name="P365">G · M</text:p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A1" table:number-rows-spanned="2" office:value-type="string">
            <text:p text:style-name="P361">g₀ =</text:p>
          </table:table-cell>
          <table:table-cell table:style-name="Tabla42.H1" table:number-columns-spanned="2" office:value-type="string">
            <text:p text:style-name="P370">3,99·10¹⁴</text:p>
          </table:table-cell>
          <table:covered-table-cell/>
          <table:table-cell table:style-name="Tabla42.A1" table:number-rows-spanned="2" office:value-type="string">
            <text:p text:style-name="P370">=</text:p>
          </table:table-cell>
          <table:table-cell table:style-name="Tabla42.A1" table:number-rows-spanned="2" office:value-type="string">
            <text:p text:style-name="P373">9,81</text:p>
          </table:table-cell>
          <table:table-cell table:style-name="Tabla42.A1" table:number-rows-spanned="2" office:value-type="string">
            <text:p text:style-name="P325">m/s²</text:p>
          </table:table-cell>
        </table:table-row>
        <table:table-row>
          <table:covered-table-cell table:style-name="Tabla42.B1"/>
          <table:table-cell table:style-name="Tabla42.B1">
            <text:p text:style-name="P382"/>
          </table:table-cell>
          <table:covered-table-cell table:style-name="Tabla42.B1"/>
          <table:table-cell table:style-name="Tabla42.A1" office:value-type="string">
            <text:p text:style-name="P365">R²</text:p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covered-table-cell table:style-name="Tabla42.B1"/>
          <table:table-cell table:style-name="Tabla42.A1" table:number-columns-spanned="2" office:value-type="string">
            <text:p text:style-name="P370">(6,38·10⁶)²</text:p>
          </table:table-cell>
          <table:covered-table-cell/>
          <table:covered-table-cell table:style-name="Tabla42.B1"/>
          <table:covered-table-cell table:style-name="Tabla42.B1"/>
          <table:covered-table-cell table:style-name="Tabla42.B1"/>
        </table:table-row>
        <table:table-row table:style-name="Tabla42.3"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</table:table-row>
        <table:table-row>
          <table:table-cell table:style-name="Tabla42.A1" table:number-rows-spanned="2" office:value-type="string">
            <text:p text:style-name="P325">Grav<text:span text:style-name="T144">i</text:span>dad<text:span text:style-name="T144">e</text:span> na altura</text:p>
          </table:table-cell>
          <table:table-cell table:style-name="Tabla42.B1">
            <text:p text:style-name="P382"/>
          </table:table-cell>
          <table:table-cell table:style-name="Tabla42.A1" table:number-rows-spanned="2" office:value-type="string">
            <text:p text:style-name="P361">g =</text:p>
          </table:table-cell>
          <table:table-cell table:style-name="Tabla42.D4" office:value-type="string">
            <text:p text:style-name="P365">G · M</text:p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A1" table:number-rows-spanned="2" office:value-type="string">
            <text:p text:style-name="P361">g =</text:p>
          </table:table-cell>
          <table:table-cell table:style-name="Tabla42.H4" table:number-columns-spanned="2" office:value-type="string">
            <text:p text:style-name="P370">3,99·10¹⁴</text:p>
          </table:table-cell>
          <table:covered-table-cell/>
          <table:table-cell table:style-name="Tabla42.A1" table:number-rows-spanned="2" office:value-type="string">
            <text:p text:style-name="P370">=</text:p>
          </table:table-cell>
          <table:table-cell table:style-name="Tabla42.A1" table:number-rows-spanned="2" office:value-type="string">
            <text:p text:style-name="P373">8,08</text:p>
          </table:table-cell>
          <table:table-cell table:style-name="Tabla42.A1" table:number-rows-spanned="2" office:value-type="string">
            <text:p text:style-name="P325">m/s²</text:p>
          </table:table-cell>
        </table:table-row>
        <table:table-row>
          <table:covered-table-cell table:style-name="Tabla42.B1"/>
          <table:table-cell table:style-name="Tabla42.B1">
            <text:p text:style-name="P382"/>
          </table:table-cell>
          <table:covered-table-cell table:style-name="Tabla42.B1"/>
          <table:table-cell table:style-name="Tabla42.A1" office:value-type="string">
            <text:p text:style-name="P365">r²</text:p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covered-table-cell table:style-name="Tabla42.B1"/>
          <table:table-cell table:style-name="Tabla42.A1" table:number-columns-spanned="2" office:value-type="string">
            <text:p text:style-name="P370">(7,03·10⁶)²</text:p>
          </table:table-cell>
          <table:covered-table-cell/>
          <table:covered-table-cell table:style-name="Tabla42.B1"/>
          <table:covered-table-cell table:style-name="Tabla42.B1"/>
          <table:covered-table-cell table:style-name="Tabla42.B1"/>
        </table:table-row>
        <table:table-row table:style-name="Tabla42.3"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0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</table:table-row>
        <table:table-row table:style-name="Tabla42.3"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G7" office:value-type="string">
            <text:p text:style-name="P365">g</text:p>
          </table:table-cell>
          <table:table-cell table:style-name="Tabla42.A1" table:number-rows-spanned="2" office:value-type="string">
            <text:p text:style-name="P365">=</text:p>
          </table:table-cell>
          <table:table-cell table:style-name="Tabla42.I7" office:value-type="string">
            <text:p text:style-name="P370">8,08</text:p>
          </table:table-cell>
          <table:table-cell table:style-name="Tabla42.A1" table:number-rows-spanned="2" office:value-type="string">
            <text:p text:style-name="P365">=</text:p>
          </table:table-cell>
          <table:table-cell table:style-name="Tabla42.A1" table:number-rows-spanned="2" office:value-type="string">
            <text:p text:style-name="P376">0,824</text:p>
          </table:table-cell>
          <table:table-cell table:style-name="Tabla42.B1">
            <text:p text:style-name="P382"/>
          </table:table-cell>
        </table:table-row>
        <table:table-row table:style-name="Tabla42.3"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B1">
            <text:p text:style-name="P382"/>
          </table:table-cell>
          <table:table-cell table:style-name="Tabla42.A1" office:value-type="string">
            <text:p text:style-name="P365">g₀</text:p>
          </table:table-cell>
          <table:covered-table-cell table:style-name="Tabla42.B1"/>
          <table:table-cell table:style-name="Tabla42.A1" office:value-type="string">
            <text:p text:style-name="P370">9,81</text:p>
          </table:table-cell>
          <table:covered-table-cell table:style-name="Tabla42.B1"/>
          <table:covered-table-cell table:style-name="Tabla42.B1"/>
          <table:table-cell table:style-name="Tabla42.B1">
            <text:p text:style-name="P382"/>
          </table:table-cell>
        </table:table-row>
      </table:table>
      <text:p text:style-name="P304"/>
      <text:h text:style-name="P290" text:outline-level="4"><text:bookmark-start text:name="__RefHeading___Toc35943_4002423862"/>Ceres é o planeta anano máis pequeno do sistema solar e ten un período orbital arredor do Sol de 4,60 anos, unha masa de 9,43·10²⁰ kg e un raio de 477 km. Calcula:<text:bookmark-end text:name="__RefHeading___Toc35943_4002423862"/></text:h>
      <text:h text:style-name="P300" text:outline-level="5">O valor da intensidade do campo gravitacional que Ceres crea n<text:span text:style-name="T99">a</text:span> s<text:span text:style-name="T99">úa</text:span> supe<text:span text:style-name="T99">rfi</text:span>cie.</text:h>
      <text:h text:style-name="P300" text:outline-level="5">A enerxía mínima que ha de ter unha nave espacial de 1000 kg de masa para que, saíndo da superficie, poida escapar totalmente da atracción gravitacional do planeta.</text:h>
      <text:h text:style-name="P300" text:outline-level="5">A distancia media entre Ceres e o Sol, tendo en conta que a distancia media entre a Terra e o Sol é de 1,50·10¹¹ m e que o período orbital da Terra arredor do Sol é dun ano.</text:h>
      <text:p text:style-name="P191"><text:span text:style-name="T52">Dato: </text:span><text:span text:style-name="Variable"><text:span text:style-name="T52">G</text:span></text:span><text:span text:style-name="T52"> = 6,67·10⁻¹¹ N·m²·kg⁻²<text:tab/></text:span><text:span text:style-name="PAU"><text:span text:style-name="T52">(P.A.U. Set. 14)</text:span></text:span></text:p>
      <text:p text:style-name="P192"><text:span text:style-name="T53">Rta.</text:span><text:span text:style-name="T52">: a) </text:span><text:span text:style-name="variable"><text:span text:style-name="T52">g</text:span></text:span><text:span text:style-name="T52"> = 0,277 m/s²; b) </text:span><text:span text:style-name="variable"><text:span text:style-name="T59">E</text:span></text:span><text:span text:style-name="T52"> = 1,32·10⁸ J; c) </text:span><text:span text:style-name="variable"><text:span text:style-name="T52">r</text:span></text:span><text:span text:style-name="T52"> = 4,15·10¹¹ m</text:span></text:p>
      <text:p text:style-name="P19"/>
      <text:p text:style-name="P75"><text:span text:style-name="T9">Introdución de datos.</text:span><text:span text:style-name="T28"> (Pestana</text:span><text:span text:style-name="T29">: «Enunciado»</text:span><text:span text:style-name="T28">)</text:span></text:p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column table:style-name="Tabla44.E"/>
        <table:table-row table:style-name="Tabla44.1">
          <table:table-cell table:style-name="Tabla44.A1" office:value-type="string">
            <text:p text:style-name="P55">Un satélite de masa</text:p>
          </table:table-cell>
          <table:table-cell table:style-name="Tabla44.B1">
            <text:p text:style-name="P76"/>
          </table:table-cell>
          <table:table-cell table:style-name="Tabla44.A1" office:value-type="string">
            <text:p text:style-name="P82">m =</text:p>
          </table:table-cell>
          <table:table-cell table:style-name="Tabla44.D1" office:value-type="float" office:value="1000">
            <text:p text:style-name="P122">1000</text:p>
          </table:table-cell>
          <table:table-cell table:style-name="Tabla44.A1" office:value-type="string">
            <text:p text:style-name="P56">kg</text:p>
          </table:table-cell>
        </table:table-row>
        <table:table-row table:style-name="Tabla44.1">
          <table:table-cell table:style-name="Tabla44.A1" office:value-type="string">
            <text:p text:style-name="P55">xira arredor dun astro de masa</text:p>
          </table:table-cell>
          <table:table-cell table:style-name="Tabla44.B1">
            <text:p text:style-name="P76"/>
          </table:table-cell>
          <table:table-cell table:style-name="Tabla44.A1" office:value-type="string">
            <text:p text:style-name="P82">M =</text:p>
          </table:table-cell>
          <table:table-cell table:style-name="Tabla44.D2" office:value-type="float" office:value="9.43E+020">
            <text:p text:style-name="P122">9,43E+20</text:p>
          </table:table-cell>
          <table:table-cell table:style-name="Tabla44.A1" office:value-type="string">
            <text:p text:style-name="P56">kg</text:p>
          </table:table-cell>
        </table:table-row>
        <table:table-row table:style-name="Tabla44.3">
          <table:table-cell table:style-name="Tabla44.A1" office:value-type="string">
            <text:p text:style-name="P55">e raio</text:p>
          </table:table-cell>
          <table:table-cell table:style-name="Tabla44.B1">
            <text:p text:style-name="P76"/>
          </table:table-cell>
          <table:table-cell table:style-name="Tabla44.A1" office:value-type="string">
            <text:p text:style-name="P82">R =</text:p>
          </table:table-cell>
          <table:table-cell table:style-name="Tabla44.D3" office:value-type="float" office:value="477">
            <text:p text:style-name="P122">477</text:p>
          </table:table-cell>
          <table:table-cell table:style-name="Tabla44.E3" office:value-type="string">
            <text:p text:style-name="P56">km</text:p>
          </table:table-cell>
        </table:table-row>
        <table:table-row table:style-name="Tabla44.1">
          <table:table-cell table:style-name="Tabla44.B1">
            <text:p text:style-name="P76"/>
          </table:table-cell>
          <table:table-cell table:style-name="Tabla44.B1">
            <text:p text:style-name="P76"/>
          </table:table-cell>
          <table:table-cell table:style-name="Tabla44.B1">
            <text:p text:style-name="P111"/>
          </table:table-cell>
          <table:table-cell table:style-name="Tabla44.D4">
            <text:p text:style-name="P76"/>
          </table:table-cell>
          <table:table-cell table:style-name="Tabla44.B1">
            <text:p text:style-name="P76"/>
          </table:table-cell>
        </table:table-row>
        <table:table-row table:style-name="Tabla44.1">
          <table:table-cell table:style-name="Tabla44.A1" office:value-type="string">
            <text:p text:style-name="P56">A órbita é circular de</text:p>
          </table:table-cell>
          <table:table-cell table:style-name="Tabla44.B5">
            <text:p text:style-name="P76"/>
          </table:table-cell>
          <table:table-cell table:style-name="Tabla44.B1">
            <text:p text:style-name="P111"/>
          </table:table-cell>
          <table:table-cell table:style-name="Tabla44.D5">
            <text:p text:style-name="P76"/>
          </table:table-cell>
          <table:table-cell table:style-name="Tabla44.B5">
            <text:p text:style-name="P76"/>
          </table:table-cell>
        </table:table-row>
        <table:table-row table:style-name="Tabla44.1">
          <table:table-cell table:style-name="Tabla44.A1" office:value-type="string">
            <text:p text:style-name="P56">O satélite xira cunha</text:p>
          </table:table-cell>
          <table:table-cell table:style-name="Tabla44.B5">
            <text:p text:style-name="P76"/>
          </table:table-cell>
          <table:table-cell table:style-name="Tabla44.B1">
            <text:p text:style-name="P111"/>
          </table:table-cell>
          <table:table-cell table:style-name="Tabla44.D6">
            <text:p text:style-name="P76"/>
          </table:table-cell>
          <table:table-cell table:style-name="Tabla44.B5">
            <text:p text:style-name="P76"/>
          </table:table-cell>
        </table:table-row>
      </table:table>
      <text:p text:style-name="P75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column table:style-name="Tabla45.E"/>
        <table:table-column table:style-name="Tabla45.D"/>
        <table:table-column table:style-name="Tabla45.G"/>
        <table:table-row table:style-name="Tabla45.1">
          <table:table-cell table:style-name="Tabla45.A1" office:value-type="string">
            <text:p text:style-name="P47">Resp<text:span text:style-name="T100">o</text:span>stas</text:p>
          </table:table-cell>
          <table:table-cell table:style-name="Tabla45.B1">
            <text:p text:style-name="P240"/>
          </table:table-cell>
          <table:table-cell table:style-name="Tabla45.B1">
            <text:p text:style-name="P76"/>
          </table:table-cell>
          <table:table-cell table:style-name="Tabla45.B1">
            <text:p text:style-name="P76"/>
          </table:table-cell>
          <table:table-cell table:style-name="Tabla45.A1" table:number-columns-spanned="2" office:value-type="string">
            <text:p text:style-name="P122">Cifras significativas:</text:p>
          </table:table-cell>
          <table:covered-table-cell/>
          <table:table-cell table:style-name="Tabla45.G1" office:value-type="string">
            <text:p text:style-name="P56"/>
          </table:table-cell>
        </table:table-row>
        <table:table-row table:style-name="Tabla45.1">
          <table:table-cell table:style-name="Tabla45.A1" office:value-type="string">
            <text:p text:style-name="P56">Astro</text:p>
          </table:table-cell>
          <table:table-cell table:style-name="Tabla45.B2" office:value-type="string">
            <text:p text:style-name="P31"/>
          </table:table-cell>
          <table:table-cell table:style-name="Tabla45.C2" office:value-type="string">
            <text:p text:style-name="P56"/>
          </table:table-cell>
          <table:table-cell table:style-name="Tabla45.D2">
            <text:p text:style-name="P76"/>
          </table:table-cell>
          <table:table-cell table:style-name="Tabla45.E2" office:value-type="string">
            <text:p text:style-name="P362">g₀ =</text:p>
          </table:table-cell>
          <table:table-cell table:style-name="Tabla45.F2" office:value-type="string">
            <text:p text:style-name="P31">0,277</text:p>
          </table:table-cell>
          <table:table-cell table:style-name="Tabla45.A1" office:value-type="string">
            <text:p text:style-name="P56">m/s²</text:p>
          </table:table-cell>
        </table:table-row>
        <table:table-row table:style-name="Tabla45.1">
          <table:table-cell table:style-name="Tabla45.A3" office:value-type="string">
            <text:p text:style-name="P122">Enerxía</text:p>
          </table:table-cell>
          <table:table-cell table:style-name="Tabla45.B3" table:number-columns-spanned="2" office:value-type="string">
            <text:p text:style-name="P56">no chan para</text:p>
          </table:table-cell>
          <table:covered-table-cell/>
          <table:table-cell table:style-name="Tabla45.D3" table:number-columns-spanned="2" office:value-type="string">
            <text:p text:style-name="P56">mandalo a<text:span text:style-name="T100">o</text:span> infinito</text:p>
          </table:table-cell>
          <table:covered-table-cell/>
          <table:table-cell table:style-name="Tabla45.A1" office:value-type="string">
            <text:p text:style-name="P31">1,32·10⁸</text:p>
          </table:table-cell>
          <table:table-cell table:style-name="Tabla45.A1" office:value-type="string">
            <text:p text:style-name="P56">J</text:p>
          </table:table-cell>
        </table:table-row>
      </table:table>
      <text:p text:style-name="P75"><text:soft-page-break/></text:p>
      <text:p text:style-name="P75"><text:span text:style-name="T9">C</text:span><text:span text:style-name="T17">álculo da intensidad</text:span><text:span text:style-name="T22">e</text:span><text:span text:style-name="T17"> de campo gravitacional</text:span><text:span text:style-name="T19"> </text:span><text:span text:style-name="T20">no chan</text:span><text:span text:style-name="T19">.</text:span><text:span text:style-name="T35"> (</text:span><text:span text:style-name="T37">P</text:span><text:span text:style-name="T35">estana «Peso»)</text:span></text:p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column table:style-name="Tabla39.I"/>
        <table:table-column table:style-name="Tabla39.J"/>
        <table:table-column table:style-name="Tabla39.K"/>
        <table:table-row>
          <table:table-cell table:style-name="Tabla39.A1" table:number-rows-spanned="2" office:value-type="string">
            <text:p text:style-name="P326">Grav<text:span text:style-name="T144">i</text:span>dad<text:span text:style-name="T144">e</text:span> <text:span text:style-name="T144">no chan</text:span></text:p>
          </table:table-cell>
          <table:table-cell table:style-name="Tabla39.B1">
            <text:p text:style-name="P385"/>
          </table:table-cell>
          <table:table-cell table:style-name="Tabla39.A1" table:number-rows-spanned="2" office:value-type="string">
            <text:p text:style-name="P363">g₀ =</text:p>
          </table:table-cell>
          <table:table-cell table:style-name="Tabla39.D1" office:value-type="string">
            <text:p text:style-name="P366">G · M</text:p>
          </table:table-cell>
          <table:table-cell table:style-name="Tabla39.B1">
            <text:p text:style-name="P385"/>
          </table:table-cell>
          <table:table-cell table:style-name="Tabla39.B1">
            <text:p text:style-name="P385"/>
          </table:table-cell>
          <table:table-cell table:style-name="Tabla39.A1" table:number-rows-spanned="2" office:value-type="string">
            <text:p text:style-name="P363">g₀ =</text:p>
          </table:table-cell>
          <table:table-cell table:style-name="Tabla39.H1" office:value-type="string">
            <text:p text:style-name="P371">6,29·10¹⁰</text:p>
          </table:table-cell>
          <table:table-cell table:style-name="Tabla39.A1" table:number-rows-spanned="2" office:value-type="string">
            <text:p text:style-name="P371">=</text:p>
          </table:table-cell>
          <table:table-cell table:style-name="Tabla39.A1" table:number-rows-spanned="2" office:value-type="string">
            <text:p text:style-name="P377">0,277</text:p>
          </table:table-cell>
          <table:table-cell table:style-name="Tabla39.A1" table:number-rows-spanned="2" office:value-type="string">
            <text:p text:style-name="P326">m/s²</text:p>
          </table:table-cell>
        </table:table-row>
        <table:table-row>
          <table:covered-table-cell table:style-name="Tabla39.B1"/>
          <table:table-cell table:style-name="Tabla39.B1">
            <text:p text:style-name="P385"/>
          </table:table-cell>
          <table:covered-table-cell table:style-name="Tabla39.B1"/>
          <table:table-cell table:style-name="Tabla39.A1" office:value-type="string">
            <text:p text:style-name="P366">R²</text:p>
          </table:table-cell>
          <table:table-cell table:style-name="Tabla39.B1">
            <text:p text:style-name="P385"/>
          </table:table-cell>
          <table:table-cell table:style-name="Tabla39.B1">
            <text:p text:style-name="P385"/>
          </table:table-cell>
          <table:covered-table-cell table:style-name="Tabla39.B1"/>
          <table:table-cell table:style-name="Tabla39.A1" office:value-type="string">
            <text:p text:style-name="P371">(4,77·10⁵)²</text:p>
          </table:table-cell>
          <table:covered-table-cell table:style-name="Tabla39.B1"/>
          <table:covered-table-cell table:style-name="Tabla39.B1"/>
          <table:covered-table-cell table:style-name="Tabla39.B1"/>
        </table:table-row>
      </table:table>
      <text:p text:style-name="P307"/>
      <text:p text:style-name="P77"><text:span text:style-name="T38">O</text:span><text:span text:style-name="T27"> cálculo de </text:span><text:span text:style-name="T78">G · M</text:span><text:span text:style-name="T27"> </text:span><text:span text:style-name="T38">amósa</text:span><text:span text:style-name="T27">se na pestana «Periodo»</text:span></text:p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column table:style-name="Tabla47.E"/>
        <table:table-column table:style-name="Tabla47.F"/>
        <table:table-column table:style-name="Tabla47.G"/>
        <table:table-column table:style-name="Tabla47.H"/>
        <table:table-column table:style-name="Tabla47.I"/>
        <table:table-row table:style-name="Tabla47.1">
          <table:table-cell table:style-name="Tabla47.A1">
            <text:p text:style-name="P76"/>
          </table:table-cell>
          <table:table-cell table:style-name="Tabla47.A1">
            <text:p text:style-name="P111"/>
          </table:table-cell>
          <table:table-cell table:style-name="Tabla47.A1">
            <text:p text:style-name="P76"/>
          </table:table-cell>
          <table:table-cell table:style-name="Tabla47.A1">
            <text:p text:style-name="P76"/>
          </table:table-cell>
          <table:table-cell table:style-name="Tabla47.E1" office:value-type="string">
            <text:p text:style-name="P82">G · M =</text:p>
          </table:table-cell>
          <table:table-cell table:style-name="Tabla47.F1" office:value-type="string">
            <text:p text:style-name="P132">6,67·10⁻¹¹ · 9,43·10²⁰</text:p>
          </table:table-cell>
          <table:table-cell table:style-name="Tabla47.G1" office:value-type="string">
            <text:p text:style-name="P132">=</text:p>
          </table:table-cell>
          <table:table-cell table:style-name="Tabla47.H1" office:value-type="string">
            <text:p text:style-name="P122">6,29·10¹⁰</text:p>
          </table:table-cell>
          <table:table-cell table:style-name="Tabla47.I1" office:value-type="string">
            <text:p text:style-name="P56">m³/s²</text:p>
          </table:table-cell>
        </table:table-row>
      </table:table>
      <text:p text:style-name="P20"/>
      <text:p text:style-name="P305"><text:span text:style-name="T27"/></text:p>
      <text:p text:style-name="P315"><text:span text:style-name="T9">Cálculo da </text:span><text:span text:style-name="T19">e</text:span><text:span text:style-name="T9">nerxía </text:span><text:span text:style-name="T7">no chan</text:span><text:span text:style-name="T28">. (Pestana: «Enerxia»)</text:span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column table:style-name="Tabla46.E"/>
        <table:table-column table:style-name="Tabla46.F"/>
        <table:table-column table:style-name="Tabla46.G"/>
        <table:table-column table:style-name="Tabla46.H"/>
        <table:table-column table:style-name="Tabla46.I"/>
        <table:table-column table:style-name="Tabla46.J"/>
        <table:table-column table:style-name="Tabla46.K"/>
        <table:table-column table:style-name="Tabla46.L"/>
        <table:table-row table:style-name="Tabla46.1">
          <table:table-cell table:style-name="Tabla46.A1" office:value-type="string">
            <text:p text:style-name="P379"><text:span text:style-name="T144"><text:s/></text:span><text:span text:style-name="T145">N</text:span><text:span text:style-name="T144">o chan</text:span></text:p>
          </table:table-cell>
          <table:table-cell table:style-name="Tabla46.B1">
            <text:p text:style-name="P385"/>
          </table:table-cell>
          <table:table-cell table:style-name="Tabla46.A1" table:number-columns-spanned="2" office:value-type="string">
            <text:p text:style-name="P381">Ecuacións</text:p>
          </table:table-cell>
          <table:covered-table-cell/>
          <table:table-cell table:style-name="Tabla46.B1">
            <text:p text:style-name="P385"/>
          </table:table-cell>
          <table:table-cell table:style-name="Tabla46.B1">
            <text:p text:style-name="P385"/>
          </table:table-cell>
          <table:table-cell table:style-name="Tabla46.A1" table:number-columns-spanned="2" office:value-type="string">
            <text:p text:style-name="P381">Cálculos</text:p>
          </table:table-cell>
          <table:covered-table-cell/>
          <table:table-cell table:style-name="Tabla46.B1">
            <text:p text:style-name="P385"/>
          </table:table-cell>
          <table:table-cell table:style-name="Tabla46.B1">
            <text:p text:style-name="P385"/>
          </table:table-cell>
          <table:table-cell table:style-name="Tabla46.B1">
            <text:p text:style-name="P385"/>
          </table:table-cell>
          <table:table-cell table:style-name="Tabla46.B1">
            <text:p text:style-name="P385"/>
          </table:table-cell>
        </table:table-row>
        <table:table-row>
          <table:table-cell table:style-name="Tabla46.A1" table:number-rows-spanned="2" office:value-type="string">
            <text:p text:style-name="P326">Ener<text:span text:style-name="T144">x</text:span>ía <text:span text:style-name="T143">potencial</text:span> <text:span text:style-name="T144">no chan</text:span></text:p>
          </table:table-cell>
          <table:table-cell table:style-name="Tabla46.B1">
            <text:p text:style-name="P385"/>
          </table:table-cell>
          <table:table-cell table:style-name="Tabla46.A1" table:number-rows-spanned="2" office:value-type="string">
            <text:p text:style-name="P366">Eₚ =</text:p>
          </table:table-cell>
          <table:table-cell table:style-name="Tabla46.D2" office:value-type="string">
            <text:p text:style-name="P371">–<text:span text:style-name="T76">G · M · m</text:span></text:p>
          </table:table-cell>
          <table:table-cell table:style-name="Tabla46.B1">
            <text:p text:style-name="P385"/>
          </table:table-cell>
          <table:table-cell table:style-name="Tabla46.B1">
            <text:p text:style-name="P385"/>
          </table:table-cell>
          <table:table-cell table:style-name="Tabla46.A1" table:number-rows-spanned="2" office:value-type="string">
            <text:p text:style-name="P366">Eₚ =</text:p>
          </table:table-cell>
          <table:table-cell table:style-name="Tabla46.H2" table:number-columns-spanned="2" office:value-type="string">
            <text:p text:style-name="P371">– 6,29·10¹⁰ · 1,00·10³</text:p>
          </table:table-cell>
          <table:covered-table-cell/>
          <table:table-cell table:style-name="Tabla46.B1" table:number-rows-spanned="2">
            <text:p text:style-name="P385"/>
          </table:table-cell>
          <table:table-cell table:style-name="Tabla46.A1" table:number-rows-spanned="2" office:value-type="string">
            <text:p text:style-name="P377">-1,32·10⁸</text:p>
          </table:table-cell>
          <table:table-cell table:style-name="Tabla46.A1" table:number-rows-spanned="2" office:value-type="string">
            <text:p text:style-name="P326">J</text:p>
          </table:table-cell>
        </table:table-row>
        <table:table-row>
          <table:covered-table-cell table:style-name="Tabla46.B1"/>
          <table:table-cell table:style-name="Tabla46.B1">
            <text:p text:style-name="P385"/>
          </table:table-cell>
          <table:covered-table-cell table:style-name="Tabla46.B1"/>
          <table:table-cell table:style-name="Tabla46.A1" office:value-type="string">
            <text:p text:style-name="P366">R</text:p>
          </table:table-cell>
          <table:table-cell table:style-name="Tabla46.B1">
            <text:p text:style-name="P385"/>
          </table:table-cell>
          <table:table-cell table:style-name="Tabla46.B1">
            <text:p text:style-name="P385"/>
          </table:table-cell>
          <table:covered-table-cell table:style-name="Tabla46.B1"/>
          <table:table-cell table:style-name="Tabla46.A1" table:number-columns-spanned="2" office:value-type="string">
            <text:p text:style-name="P356">4,77·10⁵</text:p>
          </table:table-cell>
          <table:covered-table-cell/>
          <table:covered-table-cell table:style-name="Tabla46.B1"/>
          <table:covered-table-cell table:style-name="Tabla46.B1"/>
          <table:covered-table-cell table:style-name="Tabla46.B1"/>
        </table:table-row>
      </table:table>
      <text:p text:style-name="P316"><text:span text:style-name="T38"/></text:p>
      <text:p text:style-name="P316"><text:span text:style-name="T38">A</text:span><text:span text:style-name="T27"> enerxía para mandalo ao infinito é a diferencia entre a enerxía no infinito, que é nula, e a enerxía potencial que ten no chan, </text:span><text:span text:style-name="T38">por</text:span><text:span text:style-name="T27">que a enerxía cinética debida á rotación do asteroide é despre</text:span><text:span text:style-name="T38">z</text:span><text:span text:style-name="T27">able.</text:span></text:p>
      <text:p text:style-name="P306"/>
      <text:p text:style-name="P196"><text:span text:style-name="T61">Δ</text:span><text:span text:style-name="variable"><text:span text:style-name="T61">E</text:span></text:span><text:span text:style-name="T61"> = 0 – </text:span><text:span text:style-name="variable"><text:span text:style-name="T61">E</text:span></text:span><text:span text:style-name="T61"> = 1,32·10⁸ J</text:span></text:p>
      <text:p text:style-name="P10"/>
      <text:p text:style-name="P78"><text:span text:style-name="T28">P</text:span><text:span text:style-name="T27">ara </text:span><text:span text:style-name="T38">o</text:span><text:span text:style-name="T27"> apartado c) ha</text:span><text:span text:style-name="T38">i</text:span><text:span text:style-name="T27"> que </text:span><text:span text:style-name="T38">comezar</text:span><text:span text:style-name="T27"> un problema distinto, </text:span><text:span text:style-name="T38">por</text:span><text:span text:style-name="T27">que a</text:span><text:span text:style-name="T38">g</text:span><text:span text:style-name="T27">ora </text:span><text:span text:style-name="T38">o</text:span><text:span text:style-name="T27"> astro central é </text:span><text:span text:style-name="T38">o</text:span><text:span text:style-name="T27"> Sol.</text:span></text:p>
      <text:p text:style-name="P17"><text:span text:style-name="T100">C</text:span>alc<text:span text:style-name="T100">ú</text:span>la<text:span text:style-name="T100">se</text:span> prime<text:span text:style-name="T100">i</text:span>ro a masa do Sol escribindo os datos da Terra.</text:p>
      <text:p text:style-name="P17"/>
      <text:p text:style-name="P78"><text:span text:style-name="T9">Introdu</text:span><text:span text:style-name="T19">c</text:span><text:span text:style-name="T9">ión de datos.</text:span><text:span text:style-name="T28"> (Pestana</text:span><text:span text:style-name="T29">: «Enunciado»</text:span><text:span text:style-name="T28">)</text:span></text:p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row table:style-name="Tabla49.1">
          <table:table-cell table:style-name="Tabla49.A1" office:value-type="string">
            <text:p text:style-name="P56">Un satélite de masa</text:p>
          </table:table-cell>
          <table:table-cell table:style-name="Tabla49.B1">
            <text:p text:style-name="P76"/>
          </table:table-cell>
          <table:table-cell table:style-name="Tabla49.A1" office:value-type="string">
            <text:p text:style-name="P82">m =</text:p>
          </table:table-cell>
          <table:table-cell table:style-name="Tabla49.D1">
            <text:p text:style-name="P76"/>
          </table:table-cell>
          <table:table-cell table:style-name="Tabla49.A1" office:value-type="string">
            <text:p text:style-name="P56">kg</text:p>
          </table:table-cell>
        </table:table-row>
        <table:table-row table:style-name="Tabla49.1">
          <table:table-cell table:style-name="Tabla49.A1" office:value-type="string">
            <text:p text:style-name="P56"><text:span text:style-name="T100">x</text:span>ira a<text:span text:style-name="T100">r</text:span>redor dun astro de masa</text:p>
          </table:table-cell>
          <table:table-cell table:style-name="Tabla49.B1">
            <text:p text:style-name="P76"/>
          </table:table-cell>
          <table:table-cell table:style-name="Tabla49.A1" office:value-type="string">
            <text:p text:style-name="P82">M =</text:p>
          </table:table-cell>
          <table:table-cell table:style-name="Tabla49.D2">
            <text:p text:style-name="P76"/>
          </table:table-cell>
          <table:table-cell table:style-name="Tabla49.A1" office:value-type="string">
            <text:p text:style-name="P56">kg</text:p>
          </table:table-cell>
        </table:table-row>
        <table:table-row table:style-name="Tabla49.3">
          <table:table-cell table:style-name="Tabla49.A1" office:value-type="string">
            <text:p text:style-name="P56">e raio</text:p>
          </table:table-cell>
          <table:table-cell table:style-name="Tabla49.B1">
            <text:p text:style-name="P76"/>
          </table:table-cell>
          <table:table-cell table:style-name="Tabla49.A1" office:value-type="string">
            <text:p text:style-name="P82">R =</text:p>
          </table:table-cell>
          <table:table-cell table:style-name="Tabla49.D3">
            <text:p text:style-name="P76"/>
          </table:table-cell>
          <table:table-cell table:style-name="Tabla49.E3">
            <text:p text:style-name="P76"/>
          </table:table-cell>
        </table:table-row>
        <table:table-row table:style-name="Tabla49.1">
          <table:table-cell table:style-name="Tabla49.A1" office:value-type="string">
            <text:p text:style-name="P56">no que a grav<text:span text:style-name="T100">i</text:span>dad<text:span text:style-name="T100">e</text:span> no chan é</text:p>
          </table:table-cell>
          <table:table-cell table:style-name="Tabla49.B1">
            <text:p text:style-name="P76"/>
          </table:table-cell>
          <table:table-cell table:style-name="Tabla49.A1" office:value-type="string">
            <text:p text:style-name="P82">g₀ =</text:p>
          </table:table-cell>
          <table:table-cell table:style-name="Tabla49.D4">
            <text:p text:style-name="P76"/>
          </table:table-cell>
          <table:table-cell table:style-name="Tabla49.A1" office:value-type="string">
            <text:p text:style-name="P56">m/s²</text:p>
          </table:table-cell>
        </table:table-row>
        <table:table-row table:style-name="Tabla49.1">
          <table:table-cell table:style-name="Tabla49.A1" office:value-type="string">
            <text:p text:style-name="P56"><text:span text:style-name="T100">A</text:span> órbita é circular de</text:p>
          </table:table-cell>
          <table:table-cell table:style-name="Tabla49.B5" office:value-type="string">
            <text:p text:style-name="P56">radio</text:p>
          </table:table-cell>
          <table:table-cell table:style-name="Tabla49.A1" office:value-type="string">
            <text:p text:style-name="P82">r =</text:p>
          </table:table-cell>
          <table:table-cell table:style-name="Tabla49.D5" office:value-type="float" office:value="150000000000">
            <text:p text:style-name="P122">1,50E+11</text:p>
          </table:table-cell>
          <table:table-cell table:style-name="Tabla49.E5" office:value-type="string">
            <text:p text:style-name="P56">m</text:p>
          </table:table-cell>
        </table:table-row>
        <table:table-row table:style-name="Tabla49.1">
          <table:table-cell table:style-name="Tabla49.A1" office:value-type="string">
            <text:p text:style-name="P56"><text:span text:style-name="T100">O</text:span> satélite <text:span text:style-name="T100">x</text:span>ira cun</text:p>
          </table:table-cell>
          <table:table-cell table:style-name="Tabla49.B6" office:value-type="string">
            <text:p text:style-name="P56">período</text:p>
          </table:table-cell>
          <table:table-cell table:style-name="Tabla49.A1" office:value-type="string">
            <text:p text:style-name="P82">T =</text:p>
          </table:table-cell>
          <table:table-cell table:style-name="Tabla49.D6" office:value-type="float" office:value="1">
            <text:p text:style-name="P122">1</text:p>
          </table:table-cell>
          <table:table-cell table:style-name="Tabla49.E6" office:value-type="string">
            <text:p text:style-name="P56">anos</text:p>
          </table:table-cell>
        </table:table-row>
      </table:table>
      <text:p text:style-name="P17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row table:style-name="Tabla51.1">
          <table:table-cell table:style-name="Tabla51.A1" office:value-type="string">
            <text:p text:style-name="P47">Resp<text:span text:style-name="T100">o</text:span>stas</text:p>
          </table:table-cell>
          <table:table-cell table:style-name="Tabla51.A1" office:value-type="string">
            <text:p text:style-name="P237"/>
          </table:table-cell>
          <table:table-cell table:style-name="Tabla51.C1">
            <text:p text:style-name="P76"/>
          </table:table-cell>
          <table:table-cell table:style-name="Tabla51.C1">
            <text:p text:style-name="P76"/>
          </table:table-cell>
          <table:table-cell table:style-name="Tabla51.A1" office:value-type="string">
            <text:p text:style-name="P122">Cifras significativas:</text:p>
          </table:table-cell>
          <table:table-cell table:style-name="Tabla51.F1" office:value-type="string">
            <text:p text:style-name="P56"/>
          </table:table-cell>
        </table:table-row>
      </table:table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D"/>
        <table:table-column table:style-name="Tabla50.G"/>
        <table:table-row table:style-name="Tabla50.1">
          <table:table-cell table:style-name="Tabla50.A1" office:value-type="string">
            <text:p text:style-name="P56">Sol</text:p>
          </table:table-cell>
          <table:table-cell table:style-name="Tabla50.A1" office:value-type="string">
            <text:p text:style-name="P122"/>
          </table:table-cell>
          <table:table-cell table:style-name="Tabla50.A1" office:value-type="string">
            <text:p text:style-name="P56"/>
          </table:table-cell>
          <table:table-cell table:style-name="Tabla50.D1">
            <text:p text:style-name="P76"/>
          </table:table-cell>
          <table:table-cell table:style-name="Tabla50.A1" office:value-type="string">
            <text:p text:style-name="P262">M =</text:p>
          </table:table-cell>
          <table:table-cell table:style-name="Tabla50.A1" office:value-type="string">
            <text:p text:style-name="P267">2,00·10³⁰</text:p>
          </table:table-cell>
          <table:table-cell table:style-name="Tabla50.A1" office:value-type="string">
            <text:p text:style-name="P258">kg</text:p>
          </table:table-cell>
        </table:table-row>
      </table:table>
      <text:p text:style-name="P17"/>
      <text:p text:style-name="P308"><text:span text:style-name="T100">O</text:span> cálculo da <text:span text:style-name="T97">masa do Sol amósase</text:span> na pestana «Periodo»</text:p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column table:style-name="Tabla48.E"/>
        <table:table-column table:style-name="Tabla48.F"/>
        <table:table-column table:style-name="Tabla48.G"/>
        <table:table-column table:style-name="Tabla48.H"/>
        <table:table-column table:style-name="Tabla48.I"/>
        <table:table-column table:style-name="Tabla48.J"/>
        <table:table-column table:style-name="Tabla48.K"/>
        <table:table-row table:style-name="Tabla48.1">
          <table:table-cell table:style-name="Tabla48.A1" office:value-type="string">
            <text:p text:style-name="P327">Período</text:p>
          </table:table-cell>
          <table:table-cell table:style-name="Tabla48.B1">
            <text:p text:style-name="P387"/>
          </table:table-cell>
          <table:table-cell table:style-name="Tabla48.B1">
            <text:p text:style-name="P369"/>
          </table:table-cell>
          <table:table-cell table:style-name="Tabla48.B1">
            <text:p text:style-name="P387"/>
          </table:table-cell>
          <table:table-cell table:style-name="Tabla48.B1">
            <text:p text:style-name="P387"/>
          </table:table-cell>
          <table:table-cell table:style-name="Tabla48.B1">
            <text:p text:style-name="P387"/>
          </table:table-cell>
          <table:table-cell table:style-name="Tabla48.A1" office:value-type="string">
            <text:p text:style-name="P368">T =</text:p>
          </table:table-cell>
          <table:table-cell table:style-name="Tabla48.A1" office:value-type="string">
            <text:p text:style-name="P372">1,00 · 365,25 · 24 · 3600</text:p>
          </table:table-cell>
          <table:table-cell table:style-name="Tabla48.A1" office:value-type="string">
            <text:p text:style-name="P372">=</text:p>
          </table:table-cell>
          <table:table-cell table:style-name="Tabla48.A1" office:value-type="string">
            <text:p text:style-name="P374">3,16·10⁷</text:p>
          </table:table-cell>
          <table:table-cell table:style-name="Tabla48.A1" office:value-type="string">
            <text:p text:style-name="P327">s</text:p>
          </table:table-cell>
        </table:table-row>
        <table:table-row>
          <table:table-cell table:style-name="Tabla48.B1">
            <text:p text:style-name="P386"/>
          </table:table-cell>
          <table:table-cell table:style-name="Tabla48.B1">
            <text:p text:style-name="P387"/>
          </table:table-cell>
          <table:table-cell table:style-name="Tabla48.B1">
            <text:p text:style-name="P386"/>
          </table:table-cell>
          <table:table-cell table:style-name="Tabla48.B1">
            <text:p text:style-name="P369"/>
          </table:table-cell>
          <table:table-cell table:style-name="Tabla48.B1">
            <text:p text:style-name="P387"/>
          </table:table-cell>
          <table:table-cell table:style-name="Tabla48.B1">
            <text:p text:style-name="P387"/>
          </table:table-cell>
          <table:table-cell table:style-name="Tabla48.B1">
            <text:p text:style-name="P386"/>
          </table:table-cell>
          <table:table-cell table:style-name="Tabla48.B1">
            <text:p text:style-name="P387"/>
          </table:table-cell>
          <table:table-cell table:style-name="Tabla48.B1">
            <text:p text:style-name="P386"/>
          </table:table-cell>
          <table:table-cell table:style-name="Tabla48.B1">
            <text:p text:style-name="P386"/>
          </table:table-cell>
          <table:table-cell table:style-name="Tabla48.B1">
            <text:p text:style-name="P386"/>
          </table:table-cell>
        </table:table-row>
        <table:table-row>
          <table:table-cell table:style-name="Tabla48.A1" table:number-rows-spanned="2" office:value-type="string">
            <text:p text:style-name="P327">Masa d<text:span text:style-name="T146">o</text:span> astro</text:p>
          </table:table-cell>
          <table:table-cell table:style-name="Tabla48.B1">
            <text:p text:style-name="P387"/>
          </table:table-cell>
          <table:table-cell table:style-name="Tabla48.A1" table:number-rows-spanned="2" office:value-type="string">
            <text:p text:style-name="P364">M =</text:p>
          </table:table-cell>
          <table:table-cell table:style-name="Tabla48.D3" office:value-type="string">
            <text:p text:style-name="P367">4 · π² · r³</text:p>
          </table:table-cell>
          <table:table-cell table:style-name="Tabla48.B1">
            <text:p text:style-name="P387"/>
          </table:table-cell>
          <table:table-cell table:style-name="Tabla48.B1">
            <text:p text:style-name="P387"/>
          </table:table-cell>
          <table:table-cell table:style-name="Tabla48.A1" table:number-rows-spanned="2" office:value-type="string">
            <text:p text:style-name="P367">M =</text:p>
          </table:table-cell>
          <table:table-cell table:style-name="Tabla48.H3" office:value-type="string">
            <text:p text:style-name="P372">4 · 3,14² · (1,50·10¹¹)³</text:p>
          </table:table-cell>
          <table:table-cell table:style-name="Tabla48.A1" table:number-rows-spanned="2" office:value-type="string">
            <text:p text:style-name="P372">=</text:p>
          </table:table-cell>
          <table:table-cell table:style-name="Tabla48.A1" table:number-rows-spanned="2" office:value-type="string">
            <text:p text:style-name="P378">2,00·10³⁰</text:p>
          </table:table-cell>
          <table:table-cell table:style-name="Tabla48.A1" table:number-rows-spanned="2" office:value-type="string">
            <text:p text:style-name="P327">kg</text:p>
          </table:table-cell>
        </table:table-row>
        <table:table-row>
          <table:covered-table-cell table:style-name="Tabla48.B1"/>
          <table:table-cell table:style-name="Tabla48.B1">
            <text:p text:style-name="P387"/>
          </table:table-cell>
          <table:covered-table-cell table:style-name="Tabla48.B1"/>
          <table:table-cell table:style-name="Tabla48.A1" office:value-type="string">
            <text:p text:style-name="P367">G · T²</text:p>
          </table:table-cell>
          <table:table-cell table:style-name="Tabla48.B1">
            <text:p text:style-name="P387"/>
          </table:table-cell>
          <table:table-cell table:style-name="Tabla48.B1">
            <text:p text:style-name="P387"/>
          </table:table-cell>
          <table:covered-table-cell table:style-name="Tabla48.B1"/>
          <table:table-cell table:style-name="Tabla48.A1" office:value-type="string">
            <text:p text:style-name="P372">6,67·10⁻¹¹ · (3,16·10⁷)²</text:p>
          </table:table-cell>
          <table:covered-table-cell table:style-name="Tabla48.B1"/>
          <table:covered-table-cell table:style-name="Tabla48.B1"/>
          <table:covered-table-cell table:style-name="Tabla48.B1"/>
        </table:table-row>
      </table:table>
      <text:p text:style-name="P310"/>
      <text:p text:style-name="P18"><text:span text:style-name="T100">E</text:span>scr<text:span text:style-name="T100">í</text:span>ben<text:span text:style-name="T100">se</text:span> a<text:span text:style-name="T100">g</text:span>ora a masa do Sol e os datos de <text:span text:style-name="T98">Ceres</text:span>:</text:p>
      <text:p text:style-name="P17"><text:span text:style-name="T9">Introdución de datos.</text:span><text:span text:style-name="T88"> (Pestana: «Enunciado»)</text:span></text:p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row table:style-name="Tabla52.1">
          <table:table-cell table:style-name="Tabla52.A1" office:value-type="string">
            <text:p text:style-name="P56">Un satélite de masa</text:p>
          </table:table-cell>
          <table:table-cell table:style-name="Tabla52.B1">
            <text:p text:style-name="P76"/>
          </table:table-cell>
          <table:table-cell table:style-name="Tabla52.A1" office:value-type="string">
            <text:p text:style-name="P82">m =</text:p>
          </table:table-cell>
          <table:table-cell table:style-name="Tabla52.D1">
            <text:p text:style-name="P76"/>
          </table:table-cell>
          <table:table-cell table:style-name="Tabla52.A1" office:value-type="string">
            <text:p text:style-name="P56">kg</text:p>
          </table:table-cell>
        </table:table-row>
        <table:table-row table:style-name="Tabla52.1">
          <table:table-cell table:style-name="Tabla52.A1" office:value-type="string">
            <text:p text:style-name="P56"><text:span text:style-name="T100">x</text:span>ira a<text:span text:style-name="T100">r</text:span>redor de un astro de masa</text:p>
          </table:table-cell>
          <table:table-cell table:style-name="Tabla52.B1">
            <text:p text:style-name="P76"/>
          </table:table-cell>
          <table:table-cell table:style-name="Tabla52.A1" office:value-type="string">
            <text:p text:style-name="P82">M =</text:p>
          </table:table-cell>
          <table:table-cell table:style-name="Tabla52.D2" office:value-type="float" office:value="2E+030">
            <text:p text:style-name="P122">2,00E+30</text:p>
          </table:table-cell>
          <table:table-cell table:style-name="Tabla52.A1" office:value-type="string">
            <text:p text:style-name="P56">kg</text:p>
          </table:table-cell>
        </table:table-row>
        <table:table-row table:style-name="Tabla52.3">
          <table:table-cell table:style-name="Tabla52.A1" office:value-type="string">
            <text:p text:style-name="P56">e raio</text:p>
          </table:table-cell>
          <table:table-cell table:style-name="Tabla52.B1">
            <text:p text:style-name="P76"/>
          </table:table-cell>
          <table:table-cell table:style-name="Tabla52.A1" office:value-type="string">
            <text:p text:style-name="P82">R =</text:p>
          </table:table-cell>
          <table:table-cell table:style-name="Tabla52.D3">
            <text:p text:style-name="P76"/>
          </table:table-cell>
          <table:table-cell table:style-name="Tabla52.E3">
            <text:p text:style-name="P76"/>
          </table:table-cell>
        </table:table-row>
        <table:table-row table:style-name="Tabla52.1">
          <table:table-cell table:style-name="Tabla52.B1">
            <text:p text:style-name="P76"/>
          </table:table-cell>
          <table:table-cell table:style-name="Tabla52.B1">
            <text:p text:style-name="P76"/>
          </table:table-cell>
          <table:table-cell table:style-name="Tabla52.B1">
            <text:p text:style-name="P111"/>
          </table:table-cell>
          <table:table-cell table:style-name="Tabla52.D4">
            <text:p text:style-name="P76"/>
          </table:table-cell>
          <table:table-cell table:style-name="Tabla52.B1">
            <text:p text:style-name="P76"/>
          </table:table-cell>
        </table:table-row>
        <table:table-row table:style-name="Tabla52.1">
          <table:table-cell table:style-name="Tabla52.B1">
            <text:p text:style-name="P76"/>
          </table:table-cell>
          <table:table-cell table:style-name="Tabla52.E3">
            <text:p text:style-name="P76"/>
          </table:table-cell>
          <table:table-cell table:style-name="Tabla52.B1">
            <text:p text:style-name="P111"/>
          </table:table-cell>
          <table:table-cell table:style-name="Tabla52.D5">
            <text:p text:style-name="P76"/>
          </table:table-cell>
          <table:table-cell table:style-name="Tabla52.E3">
            <text:p text:style-name="P76"/>
          </table:table-cell>
        </table:table-row>
        <table:table-row table:style-name="Tabla52.1">
          <table:table-cell table:style-name="Tabla52.A1" office:value-type="string">
            <text:p text:style-name="P56"><text:span text:style-name="T100">O</text:span> satélite <text:span text:style-name="T100">x</text:span>ira con un</text:p>
          </table:table-cell>
          <table:table-cell table:style-name="Tabla52.B6" office:value-type="string">
            <text:p text:style-name="P56">período</text:p>
          </table:table-cell>
          <table:table-cell table:style-name="Tabla52.A1" office:value-type="string">
            <text:p text:style-name="P82">T =</text:p>
          </table:table-cell>
          <table:table-cell table:style-name="Tabla52.D6" office:value-type="float" office:value="4.6">
            <text:p text:style-name="P122">4,6</text:p>
          </table:table-cell>
          <table:table-cell table:style-name="Tabla52.E6" office:value-type="string">
            <text:p text:style-name="P56">anos</text:p>
          </table:table-cell>
        </table:table-row>
      </table:table>
      <text:p text:style-name="P17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column table:style-name="Tabla53.E"/>
        <table:table-column table:style-name="Tabla53.D"/>
        <table:table-column table:style-name="Tabla53.G"/>
        <table:table-row table:style-name="Tabla53.1">
          <table:table-cell table:style-name="Tabla53.A1" office:value-type="string">
            <text:p text:style-name="P47">Resp<text:span text:style-name="T100">o</text:span>stas</text:p>
          </table:table-cell>
          <table:table-cell table:style-name="Tabla53.B1">
            <text:p text:style-name="P240"/>
          </table:table-cell>
          <table:table-cell table:style-name="Tabla53.B1">
            <text:p text:style-name="P76"/>
          </table:table-cell>
          <table:table-cell table:style-name="Tabla53.B1">
            <text:p text:style-name="P76"/>
          </table:table-cell>
          <table:table-cell table:style-name="Tabla53.A1" table:number-columns-spanned="2" office:value-type="string">
            <text:p text:style-name="P122">Cifras significativas:</text:p>
          </table:table-cell>
          <table:covered-table-cell/>
          <table:table-cell table:style-name="Tabla53.G1" office:value-type="string">
            <text:p text:style-name="P56"/>
          </table:table-cell>
        </table:table-row>
        <table:table-row table:style-name="Tabla53.1">
          <table:table-cell table:style-name="Tabla53.B1">
            <text:p text:style-name="P76"/>
          </table:table-cell>
          <table:table-cell table:style-name="Tabla53.B2" office:value-type="string">
            <text:p text:style-name="P122">Radio</text:p>
          </table:table-cell>
          <table:table-cell table:style-name="Tabla53.B1">
            <text:p text:style-name="P240"/>
          </table:table-cell>
          <table:table-cell table:style-name="Tabla53.A1" office:value-type="string">
            <text:p text:style-name="P122">Velocidad<text:span text:style-name="T100">e</text:span></text:p>
          </table:table-cell>
          <table:table-cell table:style-name="Tabla53.A1" office:value-type="string">
            <text:p text:style-name="P237">clic ↓</text:p>
          </table:table-cell>
          <table:table-cell table:style-name="Tabla53.F2">
            <text:p text:style-name="P76"/>
          </table:table-cell>
          <table:table-cell table:style-name="Tabla53.B1">
            <text:p text:style-name="P240"/>
          </table:table-cell>
        </table:table-row>
        <text:soft-page-break/>
        <table:table-row table:style-name="Tabla53.1">
          <table:table-cell table:style-name="Tabla53.A1" office:value-type="string">
            <text:p text:style-name="P56">Órbita</text:p>
          </table:table-cell>
          <table:table-cell table:style-name="Tabla53.A1" office:value-type="string">
            <text:p text:style-name="P31">4,15·10¹¹</text:p>
          </table:table-cell>
          <table:table-cell table:style-name="Tabla53.C3" office:value-type="string">
            <text:p text:style-name="P56">m</text:p>
          </table:table-cell>
          <table:table-cell table:style-name="Tabla53.D3">
            <text:p text:style-name="P76"/>
          </table:table-cell>
          <table:table-cell table:style-name="Tabla53.F2">
            <text:p text:style-name="P76"/>
          </table:table-cell>
          <table:table-cell table:style-name="Tabla53.F3">
            <text:p text:style-name="P76"/>
          </table:table-cell>
          <table:table-cell table:style-name="Tabla53.F2">
            <text:p text:style-name="P76"/>
          </table:table-cell>
        </table:table-row>
      </table:table>
      <text:p text:style-name="P17"/>
      <text:p text:style-name="P17"><text:span text:style-name="T9">C</text:span><text:span text:style-name="T17">álculo do</text:span><text:span text:style-name="T19"> </text:span><text:span text:style-name="T21">radio da órbita</text:span><text:span text:style-name="T19">.</text:span><text:span text:style-name="T96"> (Pestana «Altura»)</text:span></text:p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column table:style-name="Tabla56.I"/>
        <table:table-column table:style-name="Tabla56.J"/>
        <table:table-column table:style-name="Tabla56.K"/>
        <table:table-row table:style-name="Tabla56.1"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C1" table:number-columns-spanned="2" office:value-type="string">
            <text:p text:style-name="P368">G · M = g₀ · R²</text:p>
          </table:table-cell>
          <table:covered-table-cell/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G1" office:value-type="string">
            <text:p text:style-name="P364">G · M =</text:p>
          </table:table-cell>
          <table:table-cell table:style-name="Tabla56.H1" office:value-type="string">
            <text:p text:style-name="P372">6,67·10⁻¹¹ · 2,00·10³⁰</text:p>
          </table:table-cell>
          <table:table-cell table:style-name="Tabla56.I1" office:value-type="string">
            <text:p text:style-name="P372">=</text:p>
          </table:table-cell>
          <table:table-cell table:style-name="Tabla56.J1" office:value-type="string">
            <text:p text:style-name="P374">1,33·10²⁰</text:p>
          </table:table-cell>
          <table:table-cell table:style-name="Tabla56.K1" office:value-type="string">
            <text:p text:style-name="P327">m³/s²</text:p>
          </table:table-cell>
        </table:table-row>
        <table:table-row table:style-name="Tabla56.1"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69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  <table:table-cell table:style-name="Tabla56.A1">
            <text:p text:style-name="P387"/>
          </table:table-cell>
        </table:table-row>
        <table:table-row>
          <table:table-cell table:style-name="Tabla56.A3" table:number-rows-spanned="2" office:value-type="string">
            <text:p text:style-name="P327">Raio da órbita</text:p>
          </table:table-cell>
          <table:table-cell table:style-name="Tabla56.B3" table:number-rows-spanned="2" office:value-type="string">
            <text:p text:style-name="P367">r =</text:p>
          </table:table-cell>
          <table:table-cell table:style-name="Tabla56.C3" table:number-rows-spanned="2" office:value-type="string">
            <text:p text:style-name="P359">∛</text:p>
          </table:table-cell>
          <table:table-cell table:style-name="Tabla56.D3" office:value-type="string">
            <text:p text:style-name="P367">G · M · T²</text:p>
          </table:table-cell>
          <table:table-cell table:style-name="Tabla56.A1">
            <text:p text:style-name="P387"/>
          </table:table-cell>
          <table:table-cell table:style-name="Tabla56.F3" table:number-rows-spanned="2" office:value-type="string">
            <text:p text:style-name="P367">r =</text:p>
          </table:table-cell>
          <table:table-cell table:style-name="Tabla56.G3" table:number-rows-spanned="2" office:value-type="string">
            <text:p text:style-name="P359">∛</text:p>
          </table:table-cell>
          <table:table-cell table:style-name="Tabla56.H3" office:value-type="string">
            <text:p text:style-name="P372">1,33·10²⁰ · (1,45·10⁸)²</text:p>
          </table:table-cell>
          <table:table-cell table:style-name="Tabla56.I3" table:number-rows-spanned="2" office:value-type="string">
            <text:p text:style-name="P372">=</text:p>
          </table:table-cell>
          <table:table-cell table:style-name="Tabla56.J3" table:number-rows-spanned="2" office:value-type="string">
            <text:p text:style-name="P378">4,15·10¹¹</text:p>
          </table:table-cell>
          <table:table-cell table:style-name="Tabla56.K3" table:number-rows-spanned="2" office:value-type="string">
            <text:p text:style-name="P327">m</text:p>
          </table:table-cell>
        </table:table-row>
        <table:table-row>
          <table:covered-table-cell table:style-name="Tabla56.A1"/>
          <table:covered-table-cell table:style-name="Tabla56.A1"/>
          <table:covered-table-cell table:style-name="Tabla56.A1"/>
          <table:table-cell table:style-name="Tabla56.D4" office:value-type="string">
            <text:p text:style-name="P367">4 π²</text:p>
          </table:table-cell>
          <table:table-cell table:style-name="Tabla56.A1">
            <text:p text:style-name="P387"/>
          </table:table-cell>
          <table:covered-table-cell table:style-name="Tabla56.A1"/>
          <table:covered-table-cell table:style-name="Tabla56.A1"/>
          <table:table-cell table:style-name="Tabla56.H4" office:value-type="string">
            <text:p text:style-name="P372">4 · 3,14²</text:p>
          </table:table-cell>
          <table:covered-table-cell table:style-name="Tabla56.A1"/>
          <table:covered-table-cell table:style-name="Tabla56.A1"/>
          <table:covered-table-cell table:style-name="Tabla56.A1"/>
        </table:table-row>
      </table:table>
      <text:p text:style-name="P310"/>
      <text:p text:style-name="P308"><text:span text:style-name="T100">O</text:span> cálculo do período en segundos <text:span text:style-name="T97">amósase</text:span> na pestana «Periodo»</text:p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column table:style-name="Tabla54.B"/>
        <table:table-column table:style-name="Tabla54.F"/>
        <table:table-column table:style-name="Tabla54.G"/>
        <table:table-column table:style-name="Tabla54.H"/>
        <table:table-column table:style-name="Tabla54.I"/>
        <table:table-column table:style-name="Tabla54.J"/>
        <table:table-column table:style-name="Tabla54.K"/>
        <table:table-row table:style-name="Tabla54.1">
          <table:table-cell table:style-name="Tabla54.A1" office:value-type="string">
            <text:p text:style-name="P327">Período</text:p>
          </table:table-cell>
          <table:table-cell table:style-name="Tabla54.B1">
            <text:p text:style-name="P387"/>
          </table:table-cell>
          <table:table-cell table:style-name="Tabla54.B1">
            <text:p text:style-name="P369"/>
          </table:table-cell>
          <table:table-cell table:style-name="Tabla54.B1">
            <text:p text:style-name="P387"/>
          </table:table-cell>
          <table:table-cell table:style-name="Tabla54.B1">
            <text:p text:style-name="P387"/>
          </table:table-cell>
          <table:table-cell table:style-name="Tabla54.B1">
            <text:p text:style-name="P387"/>
          </table:table-cell>
          <table:table-cell table:style-name="Tabla54.A1" office:value-type="string">
            <text:p text:style-name="P368">T =</text:p>
          </table:table-cell>
          <table:table-cell table:style-name="Tabla54.A1" office:value-type="string">
            <text:p text:style-name="P372">4,60 · 365,25 · 24 · 3600</text:p>
          </table:table-cell>
          <table:table-cell table:style-name="Tabla54.A1" office:value-type="string">
            <text:p text:style-name="P372">=</text:p>
          </table:table-cell>
          <table:table-cell table:style-name="Tabla54.A1" office:value-type="string">
            <text:p text:style-name="P378">1,45·10⁸</text:p>
          </table:table-cell>
          <table:table-cell table:style-name="Tabla54.A1" office:value-type="string">
            <text:p text:style-name="P327">s</text:p>
          </table:table-cell>
        </table:table-row>
      </table:table>
      <text:p text:style-name="P309"/>
      <text:p text:style-name="P17"/>
      <text:table-of-content text:style-name="Sect1" text:protected="true" text:name="Sumario1">
        <text:table-of-content-source text:outline-level="4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75">Sumario</text:p>
          </text:index-title>
          <text:p text:style-name="P271"><text:a xlink:type="simple" xlink:href="#__RefHeading__38814_1755902557" text:style-name="Index_20_Link" text:visited-style-name="Index_20_Link">PROBLEMAS DE SATÉLITES<text:tab/>1</text:a></text:p>
          <text:p text:style-name="P273"><text:a xlink:type="simple" xlink:href="#__RefHeading___Toc11515_193338899" text:style-name="Index_20_Link" text:visited-style-name="Index_20_Link">● Comezo<text:tab/>1</text:a></text:p>
          <text:p text:style-name="P273"><text:a xlink:type="simple" xlink:href="#__RefHeading___Toc11517_193338899" text:style-name="Index_20_Link" text:visited-style-name="Index_20_Link">● Borrado de datos anteriores<text:tab/>1</text:a></text:p>
          <text:p text:style-name="P273"><text:a xlink:type="simple" xlink:href="#__RefHeading___Toc11519_193338899" text:style-name="Index_20_Link" text:visited-style-name="Index_20_Link">● Datos<text:tab/>1</text:a></text:p>
          <text:p text:style-name="P273"><text:a xlink:type="simple" xlink:href="#__RefHeading___Toc11564_193338899" text:style-name="Index_20_Link" text:visited-style-name="Index_20_Link">● Resultados<text:tab/>1</text:a></text:p>
          <text:p text:style-name="P272"><text:a xlink:type="simple" xlink:href="#__RefHeading___Toc11525_193338899" text:style-name="Index_20_Link" text:visited-style-name="Index_20_Link">◊ PROBLEMAS<text:tab/>2</text:a></text:p>
          <text:p text:style-name="P274"><text:a xlink:type="simple" xlink:href="#__RefHeading___Toc3571_217277345" text:style-name="Index_20_Link" text:visited-style-name="Index_20_Link">1. Un satélite artificial de 64,5 kg xira arredor da Terra nunha órbita circular de raio r = 2,32 R. Calcula:<text:tab/>2</text:a></text:p>
          <text:p text:style-name="P274"><text:a xlink:type="simple" xlink:href="#__RefHeading___Toc3573_217277345" text:style-name="Index_20_Link" text:visited-style-name="Index_20_Link">2. A nave espacial Discovery, lanzada en outubro de 1998, describía arredor da Terra unha órbita circular cunha velocidade de 7,62 km·s⁻¹:<text:tab/>2</text:a></text:p>
          <text:p text:style-name="P274"><text:a xlink:type="simple" xlink:href="#__RefHeading___Toc3575_217277345" text:style-name="Index_20_Link" text:visited-style-name="Index_20_Link">3. Un satélite artificial de masa 10² kg xira arredor da Terra a unha altura de 4·10³ km sobre a superficie terrestre. Calcula:<text:tab/>3</text:a></text:p>
          <text:p text:style-name="P274"><text:a xlink:type="simple" xlink:href="#__RefHeading___Toc3577_217277345" text:style-name="Index_20_Link" text:visited-style-name="Index_20_Link">4. Un satélite artificial de 500 kg describe unha órbita circular arredor da Terra cun raio de 2·10⁴ km. Calcula:<text:tab/>4</text:a></text:p>
          <text:p text:style-name="P274"><text:a xlink:type="simple" xlink:href="#__RefHeading___Toc3687_217277345" text:style-name="Index_20_Link" text:visited-style-name="Index_20_Link">5. Un satélite artificial de 500 kg de masa xira nunha órbita circular a 5000 km de altura sobre a superficie da Terra. Calcula:<text:tab/>5</text:a></text:p>
          <text:p text:style-name="P274"><text:a xlink:type="simple" xlink:href="#__RefHeading___Toc3581_217277345" text:style-name="Index_20_Link" text:visited-style-name="Index_20_Link">6. Deséxase pór en órbita un satélite de 1800 kg que vire a razón de 12,5 voltas por día. Calcula:<text:tab/>6</text:a></text:p>
          <text:p text:style-name="P274"><text:a xlink:type="simple" xlink:href="#__RefHeading___Toc19459_744268866" text:style-name="Index_20_Link" text:visited-style-name="Index_20_Link">7. A luz do Sol tarda 5·10² s en chegar á Terra e 2,6·10³ s en chegar a Xúpiter. Calcula:<text:tab/>7</text:a></text:p>
          <text:p text:style-name="P274"><text:a xlink:type="simple" xlink:href="#__RefHeading___Toc54631_744268866" text:style-name="Index_20_Link" text:visited-style-name="Index_20_Link">8. Os satélites Meteosat son satélites xeoestacionarios (situados sobre o ecuador terrestre e con período orbital dun día). Calcula:<text:tab/>8</text:a></text:p>
          <text:p text:style-name="P274"><text:a xlink:type="simple" xlink:href="#__RefHeading___Toc26375_3824766676" text:style-name="Index_20_Link" text:visited-style-name="Index_20_Link">9. Un satélite artificial de 200 kg describe unha órbita circular a unha altura de 650 km sobre a Terra. Calcula:<text:tab/>9</text:a></text:p>
          <text:p text:style-name="P274"><text:a xlink:type="simple" xlink:href="#__RefHeading___Toc35943_4002423862" text:style-name="Index_20_Link" text:visited-style-name="Index_20_Link">10. Ceres é o planeta anano máis pequeno do sistema solar e ten un período orbital arredor do Sol de 4,60 anos, unha masa de 9,43·10²⁰ kg e un raio de 477 km. Calcula:<text:tab/>10</text:a></text:p>
        </text:index-body>
      </text:table-of-content>
      <text:p text:style-name="P2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EmojiOne Color" svg:font-family="'EmojiOne Color'" style:font-adornments="Normal"/>
    <style:font-face style:name="HG Mincho Light J" svg:font-family="'HG Mincho Light J'" style:font-pitch="variable"/>
    <style:font-face style:name="Linux Biolinum G" svg:font-family="'Linux Biolinum G'"/>
    <style:font-face style:name="Linux Biolinum G1" svg:font-family="'Linux Biolinum G'" style:font-pitch="variable"/>
    <style:font-face style:name="Linux Biolinum G2" svg:font-family="'Linux Biolinum G'" style:font-adornments="Negrita" style:font-pitch="variable"/>
    <style:font-face style:name="Linux Biolinum G3" svg:font-family="'Linux Biolinum G'" style:font-adornments="Negrita cursiva" style:font-pitch="variable"/>
    <style:font-face style:name="Linux Biolinum G4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Negrita" style:font-pitch="variable"/>
    <style:font-face style:name="Linux Libertine G2" svg:font-family="'Linux Libertine G'" style:font-adornments="Negrita cursiva" style:font-pitch="variable"/>
    <style:font-face style:name="Linux Libertine G3" svg:font-family="'Linux Libertine G'" style:font-adornments="Normal"/>
    <style:font-face style:name="Linux Libertine G4" svg:font-family="'Linux Libertine G'" style:font-adornments="Normal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horndale" svg:font-family="Thorndale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Wingdings 3" svg:font-family="'Wingdings 3'" style:font-adornments="Norm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12pt" fo:language="gl" fo:country="E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fo:color="#000000" loext:opacity="100%" style:font-name="Thorndale" fo:font-size="12pt" fo:language="gl" fo:country="E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/>
      <style:text-properties style:font-name="Linux Libertine G4" fo:font-family="'Linux Libertine G'" style:font-style-name="Normal" style:font-pitch="variable" fo:font-size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1.251cm" fo:margin-right="0cm" fo:margin-top="0cm" fo:margin-bottom="0cm" style:contextual-spacing="false" fo:text-align="center" style:justify-single-word="false" fo:text-indent="-1.25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1" fo:font-family="Arial" style:font-style-name="Normal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top="0.42cm" fo:margin-bottom="0cm" style:contextual-spacing="false" fo:text-align="center" style:justify-single-word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4pt" fo:font-weight="bold" style:letter-kerning="true"/>
    </style:style>
    <style:style style:name="Heading_20_2" style:display-name="Heading 2" style:family="paragraph" style:parent-style-name="Heading_20_1" style:next-style-name="Heading_20_3" style:default-outline-level="2" style:class="text">
      <style:paragraph-properties fo:margin-left="0cm" fo:margin-right="0cm" fo:margin-top="0.85cm" fo:margin-bottom="0cm" style:contextual-spacing="false" fo:text-align="start" style:justify-single-word="false" fo:text-indent="0cm" style:auto-text-indent="false" fo:keep-with-next="always">
        <style:tab-stops/>
      </style:paragraph-properties>
      <style:text-properties style:font-name="Linux Biolinum G2" fo:font-family="'Linux Biolinum G'" style:font-style-name="Negrita" style:font-pitch="variable" fo:font-size="12pt" style:text-underline-style="solid" style:text-underline-type="double" style:text-underline-width="auto" style:text-underline-color="font-color" fo:font-weight="bold"/>
    </style:style>
    <style:style style:name="Heading_20_3" style:display-name="Heading 3" style:family="paragraph" style:parent-style-name="Heading_20_2" style:next-style-name="Heading_20_4" style:default-outline-level="3" style:class="text" style:master-page-name="">
      <style:paragraph-properties fo:margin-left="0cm" fo:margin-right="0cm" fo:margin-top="0.85cm" fo:margin-bottom="0.42cm" style:contextual-spacing="false" fo:text-align="start" style:justify-single-word="false" style:register-true="false" fo:text-indent="0cm" style:auto-text-indent="false" style:page-number="auto" fo:keep-with-next="always">
        <style:tab-stops/>
      </style:paragraph-properties>
      <style:text-properties style:font-name="Linux Biolinum G2" fo:font-family="'Linux Biolinum G'" style:font-style-name="Negrita" style:font-pitch="variable" fo:font-size="12pt" fo:font-weight="bold"/>
    </style:style>
    <style:style style:name="Heading_20_4" style:display-name="Heading 4" style:family="paragraph" style:parent-style-name="Enunciado" style:next-style-name="Standard" style:default-outline-level="4" style:class="text" style:master-page-name="">
      <loext:graphic-properties draw:fill="none" draw:fill-color="#e6e6e6"/>
      <style:paragraph-properties fo:margin-left="0cm" fo:margin-right="0cm" fo:margin-top="0.42cm" fo:margin-bottom="0cm" style:contextual-spacing="false" fo:text-align="start" style:justify-single-word="false" fo:orphans="2" fo:widows="2" fo:hyphenation-ladder-count="no-limit" fo:text-indent="0cm" style:auto-text-indent="false" style:page-number="auto" fo:background-color="transparent" fo:padding="0cm" fo:border="none">
        <style:tab-stops>
          <style:tab-stop style:position="17cm" style:type="right"/>
        </style:tab-stops>
      </style:paragraph-properties>
      <style:text-properties fo:font-weight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EnuncAptdo" style:next-style-name="Standard" style:default-outline-level="5" style:class="text">
      <loext:graphic-properties draw:fill="none" draw:fill-color="#e6e6e6"/>
      <style:paragraph-properties fo:margin-left="0cm" fo:margin-right="0cm" fo:margin-top="0cm" fo:margin-bottom="0cm" style:contextual-spacing="false" fo:text-indent="0cm" style:auto-text-indent="false" fo:background-color="transparent" fo:padding="0cm" fo:border="none">
        <style:tab-stops/>
      </style:paragraph-properties>
      <style:text-properties style:font-name="Linux Biolinum G2" fo:font-family="'Linux Biolinum G'" style:font-style-name="Negrita" style:font-pitch="variable" fo:font-size="11pt" fo:letter-spacing="normal" fo:font-weight="normal"/>
    </style:style>
    <style:style style:name="Heading_20_6" style:display-name="Heading 6" style:family="paragraph" style:parent-style-name="EnuncAptdo" style:next-style-name="Standard" style:default-outline-level="6" style:class="text">
      <style:paragraph-properties fo:margin-left="1.251cm" fo:margin-right="0cm" fo:margin-top="0cm" fo:margin-bottom="0cm" style:contextual-spacing="false" fo:text-indent="-1.251cm" style:auto-text-indent="false">
        <style:tab-stops/>
      </style:paragraph-properties>
      <style:text-properties style:font-name="Linux Biolinum G2" fo:font-family="'Linux Biolinum G'" style:font-style-name="Negrita" style:font-pitch="variable" fo:font-size="11pt"/>
    </style:style>
    <style:style style:name="Heading_20_7" style:display-name="Heading 7" style:family="paragraph" style:parent-style-name="Standard" style:next-style-name="Standard" style:class="text">
      <style:paragraph-properties fo:margin-left="3.748cm" fo:margin-right="0cm" fo:margin-top="0.423cm" fo:margin-bottom="0.106cm" style:contextual-spacing="false" fo:text-indent="-1.249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class="text">
      <style:paragraph-properties fo:margin-left="4.997cm" fo:margin-right="0cm" fo:margin-top="0.423cm" fo:margin-bottom="0.106cm" style:contextual-spacing="false" fo:text-indent="-1.249cm" style:auto-text-indent="false">
        <style:tab-stops/>
      </style:paragraph-properties>
      <style:text-properties fo:font-style="italic"/>
    </style:style>
    <style:style style:name="Heading_20_9" style:display-name="Heading 9" style:family="paragraph" style:parent-style-name="Standard" style:next-style-name="Standard" style:class="text">
      <style:paragraph-properties fo:margin-left="6.246cm" fo:margin-right="0cm" fo:margin-top="0.423cm" fo:margin-bottom="0.106cm" style:contextual-spacing="false" fo:text-indent="-1.249cm" style:auto-text-indent="false">
        <style:tab-stops/>
      </style:paragraph-properties>
      <style:text-properties fo:font-size="9pt" fo:font-style="italic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Standard" style:next-style-name="Standard" style:class="index">
      <style:paragraph-properties fo:text-align="start" style:justify-single-word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11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align="start" style:justify-single-word="false" fo:text-indent="0.002cm" style:auto-text-indent="false">
        <style:tab-stops>
          <style:tab-stop style:position="16.503cm" style:type="right"/>
          <style:tab-stop style:position="17cm" style:type="right" style:leader-style="dotted" style:leader-text="."/>
        </style:tab-stops>
      </style:paragraph-properties>
      <style:text-properties fo:font-size="9pt"/>
    </style:style>
    <style:style style:name="Enunciado" style:family="paragraph">
      <style:paragraph-properties fo:margin-left="0cm" fo:margin-right="0cm" fo:margin-top="0.423cm" fo:margin-bottom="0cm" style:contextual-spacing="false" fo:text-indent="0cm" style:auto-text-indent="false"/>
      <style:text-properties style:font-name="Linux Biolinum G2" fo:font-family="'Linux Biolinum G'" style:font-style-name="Negrita" style:font-pitch="variable" fo:font-size="11pt" fo:font-weight="bold"/>
    </style:style>
    <style:style style:name="EnuncAptdo" style:family="paragraph" style:parent-style-name="Enunciado">
      <style:paragraph-properties fo:margin-left="0.499cm" fo:margin-right="0cm" fo:margin-top="0cm" fo:margin-bottom="0cm" style:contextual-spacing="false" fo:text-indent="-0.499cm" style:auto-text-indent="false"/>
      <style:text-properties style:font-name="Arial1" fo:font-family="Arial" style:font-style-name="Normal" style:font-family-generic="swiss" style:font-pitch="variable" fo:font-size="10pt"/>
    </style:style>
    <style:style style:name="ProgQuim" style:family="paragraph" style:parent-style-name="Standard">
      <style:paragraph-properties fo:margin-left="1cm" fo:margin-right="0cm" fo:margin-top="0cm" fo:margin-bottom="0cm" style:contextual-spacing="false" fo:text-indent="0.002cm" style:auto-text-indent="false">
        <style:tab-stops>
          <style:tab-stop style:position="2cm"/>
        </style:tab-stops>
      </style:paragraph-properties>
    </style:style>
    <style:style style:name="WW-Lista_20_2" style:display-name="WW-Lista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WW-Epígrafe" style:family="paragraph" style:parent-style-name="Standard" style:next-style-name="Standard">
      <style:paragraph-properties fo:margin-top="0.212cm" fo:margin-bottom="0.212cm" style:contextual-spacing="false"/>
      <style:text-properties fo:font-weight="bold"/>
    </style:style>
    <style:style style:name="WW-Texto_20_independiente_20_3" style:display-name="WW-Texto independiente 3" style:family="paragraph" style:parent-style-name="Standard">
      <style:paragraph-properties fo:text-align="start" style:justify-single-word="false"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Encabezado_20_de_20_tda" style:display-name="Encabezado de tda" style:family="paragraph" style:parent-style-name="Standard">
      <style:paragraph-properties>
        <style:tab-stops>
          <style:tab-stop style:position="16.51cm" style:type="right"/>
        </style:tab-stops>
      </style:paragraph-properties>
    </style:style>
    <style:style style:name="WW-Texto_20_independiente_20_2" style:display-name="WW-Texto independiente 2" style:family="paragraph" style:parent-style-name="Standard">
      <style:paragraph-properties>
        <style:tab-stops>
          <style:tab-stop style:position="0cm"/>
          <style:tab-stop style:position="1.27cm"/>
          <style:tab-stop style:position="2.54cm"/>
        </style:tab-stops>
      </style:paragraph-properties>
      <style:text-properties fo:letter-spacing="-0.004cm" fo:font-style="italic"/>
    </style:style>
    <style:style style:name="Solucion" style:family="paragraph" style:parent-style-name="Standard" style:class="text">
      <style:paragraph-properties fo:margin-left="0cm" fo:margin-right="0cm" fo:margin-top="0.42cm" fo:margin-bottom="0.42cm" style:contextual-spacing="false" fo:text-indent="0cm" style:auto-text-indent="false">
        <style:tab-stops>
          <style:tab-stop style:position="17.002cm" style:type="right"/>
        </style:tab-stops>
      </style:paragraph-properties>
      <style:text-properties style:text-position="0% 100%" style:font-name="Times New Roman1" fo:font-family="'Times New Roman'" style:font-family-generic="roman" style:font-pitch="variable" fo:font-size="11pt" fo:letter-spacing="normal" fo:font-style="italic" fo:font-weight="bold"/>
    </style:style>
    <style:style style:name="Datos" style:family="paragraph" style:parent-style-name="Standard" style:class="text">
      <loext:graphic-properties draw:fill="solid" draw:fill-color="#e6e6e6"/>
      <style:paragraph-properties fo:margin-left="1.251cm" fo:margin-right="0cm" fo:margin-top="0cm" fo:margin-bottom="0cm" style:contextual-spacing="false" fo:text-indent="-1.251cm" style:auto-text-indent="false" fo:background-color="#e6e6e6" fo:padding="0cm" fo:border="none">
        <style:tab-stops>
          <style:tab-stop style:position="17.002cm" style:type="right"/>
        </style:tab-stops>
      </style:paragraph-properties>
      <style:text-properties style:font-name="Arial" fo:font-family="Arial" style:font-family-generic="swiss" style:font-pitch="variable" fo:font-size="10pt" fo:letter-spacing="normal"/>
    </style:style>
    <style:style style:name="Respuesta" style:family="paragraph" style:parent-style-name="Standard" style:class="text">
      <style:paragraph-properties fo:margin-left="1.75cm" fo:margin-right="0cm" fo:text-align="start" style:justify-single-word="false" fo:text-indent="-1cm" style:auto-text-indent="false" fo:padding="0cm" fo:border="none">
        <style:tab-stops>
          <style:tab-stop style:position="0.75cm"/>
        </style:tab-stops>
      </style:paragraph-properties>
      <style:text-properties fo:letter-spacing="normal" fo:font-style="normal"/>
    </style:style>
    <style:style style:name="Analisis" style:family="paragraph" style:parent-style-name="Standard" style:class="text" style:master-page-name="">
      <style:paragraph-properties fo:hyphenation-ladder-count="no-limit" style:page-number="auto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cuacion" style:family="paragraph" style:parent-style-name="Standard">
      <style:paragraph-properties fo:margin-left="0cm" fo:margin-right="0cm" fo:margin-top="0.21cm" fo:margin-bottom="0.21cm" style:contextual-spacing="false" fo:text-align="center" style:justify-single-word="false" fo:text-indent="0cm" style:auto-text-indent="false" fo:padding="0cm" fo:border="none">
        <style:tab-stops/>
      </style:paragraph-properties>
      <style:text-properties style:text-position="0% 100%" style:font-name="Linux Libertine G4" fo:font-family="'Linux Libertine G'" style:font-style-name="Normal" style:font-pitch="variable" fo:font-size="11pt" fo:letter-spacing="normal" fo:font-style="normal" fo:font-weight="normal" style:font-style-asian="normal" style:font-style-complex="normal"/>
    </style:style>
    <style:style style:name="Encabezado4cont" style:family="paragraph" style:parent-style-name="Heading_20_4" style:default-outline-level="" style:list-style-name="" style:master-page-name="">
      <style:paragraph-properties fo:margin-left="0.75cm" fo:margin-right="0cm" fo:margin-top="0cm" fo:margin-bottom="0cm" style:contextual-spacing="false" fo:text-indent="0cm" style:auto-text-indent="false" style:page-number="auto">
        <style:tab-stops/>
      </style:paragraph-properties>
    </style:style>
    <style:style style:name="Encabezado_20_PAU" style:display-name="Encabezado PAU" style:family="paragraph" style:parent-style-name="Encabezado4cont">
      <style:paragraph-properties>
        <style:tab-stops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style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style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style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style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72cm" style:type="center"/>
          <style:tab-stop style:position="16.944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User_20_Index_20_Heading" style:display-name="User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45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5.94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44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4.94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4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448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3.949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4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2.9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45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SECCION" style:family="paragraph" style:parent-style-name="Heading_20_1" style:default-outline-level="" style:list-style-name="">
      <style:paragraph-properties fo:margin-left="0.499cm" fo:margin-right="0cm" fo:margin-top="0.423cm" fo:margin-bottom="0.423cm" style:contextual-spacing="false" fo:text-align="start" style:justify-single-word="false" fo:text-indent="-0.499cm" style:auto-text-indent="false" fo:keep-with-next="auto">
        <style:tab-stops>
          <style:tab-stop style:position="0.75cm"/>
        </style:tab-stops>
      </style:paragraph-properties>
      <style:text-properties style:letter-kerning="true"/>
    </style:style>
    <style:style style:name="Normal" style:family="paragraph" style:parent-style-name="Standard">
      <style:paragraph-properties fo:hyphenation-ladder-count="no-limit" style:text-autospace="none"/>
      <style:text-properties style:use-window-font-color="true" loext:opacity="0%" style:font-name="Times New Roman" fo:font-family="'Times New Roman'" fo:font-size="12pt" style:font-name-asian="Andale Sans UI" style:font-family-asian="'Andale Sans UI', 'Arial Unicode MS'" style:font-pitch-asian="variable" style:language-asian="zxx" style:country-asian="none" style:font-name-complex="Tahoma1" style:font-family-complex="Tahoma" style:font-pitch-complex="variable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cm" fo:margin-bottom="0.212cm" style:contextual-spacing="false"/>
    </style:style>
    <style:style style:name="Encabezado5cont" style:family="paragraph" style:parent-style-name="Encabezado4cont">
      <style:paragraph-properties fo:margin-left="1.251cm" fo:margin-right="0cm" fo:text-indent="0cm" style:auto-text-indent="false"/>
    </style:style>
    <style:style style:name="Encabezado6cont" style:family="paragraph" style:parent-style-name="Encabezado5cont">
      <style:paragraph-properties fo:margin-left="2.25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ff" loext:opacity="100%" style:font-name="Times New Roman2" fo:font-family="'Times New Roman'" style:font-style-name="Normal" style:font-family-generic="roman" style:font-pitch="variable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ector" style:family="text">
      <style:text-properties style:text-position="0% 100%" style:font-name="Linux Libertine G2" fo:font-family="'Linux Libertine G'" style:font-style-name="Negrita cursiva" style:font-pitch="variable" fo:font-size="11pt" fo:letter-spacing="normal" fo:font-style="italic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vectorconst" style:family="text" style:parent-style-name="vector">
      <style:text-properties style:text-position="0% 100%" style:font-name="Linux Libertine G1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 loext:shadow="none"/>
    </style:style>
    <style:style style:name="vectorenunconst" style:family="text">
      <style:text-properties style:font-name="Linux Biolinum G2" fo:font-family="'Linux Biolinum G'" style:font-style-name="Negrita" style:font-pitch="variable" fo:font-size="11pt" fo:font-weight="bold" style:text-overline-style="solid" style:text-overline-width="bold" style:text-overline-color="font-color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vectorenunc" style:family="text">
      <style:text-properties style:font-name="Linux Biolinum G3" fo:font-family="'Linux Biolinum G'" style:font-style-name="Negrita cursiva" style:font-pitch="variable" fo:font-size="11pt" fo:font-style="italic" fo:font-weight="bold" style:font-style-asian="italic" style:font-style-complex="italic" style:text-overline-style="solid" style:text-overline-width="bold" style:text-overline-color="font-color"/>
    </style:style>
    <style:style style:name="vectorcte" style:family="text" style:parent-style-name="vector">
      <style:text-properties style:text-position="0% 100%" style:font-name="Linux Libertine G1" fo:font-family="'Linux Libertine G'" style:font-style-name="Negrita" style:font-pitch="variable" fo:font-size="11pt" fo:letter-spacing="normal" fo:font-style="normal" fo:font-weight="bold" style:text-underline-mode="skip-white-space" style:text-overline-mode="skip-white-space" style:text-line-through-mode="skip-white-space" style:font-name-asian="Times New Roman1" style:font-family-asian="'Times New Roman'" style:font-family-generic-asian="roman" style:font-pitch-asian="variable" style:font-size-asian="11pt" style:font-style-asian="normal" style:font-weight-asian="bold" style:font-name-complex="Times New Roman1" style:font-family-complex="'Times New Roman'" style:font-family-generic-complex="roman" style:font-pitch-complex="variable" style:font-size-complex="11pt" style:font-style-complex="normal" style:font-weight-complex="bold" style:text-overline-style="solid" style:text-overline-width="bold" style:text-overline-color="font-color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style:font-name="Linux Libertine G4" fo:font-family="'Linux Libertine G'" style:font-style-name="Normal" style:font-pitch="variable" fo:font-size="11pt" fo:letter-spacing="normal" fo:font-style="italic" style:font-style-asian="italic" style:font-style-complex="italic"/>
    </style:style>
    <style:style style:name="subind" style:family="text">
      <style:text-properties style:text-position="sub 58%" style:font-name="Linux Libertine G4" fo:font-family="'Linux Libertine G'" style:font-style-name="Normal" style:font-pitch="variable" fo:font-size="11pt" fo:letter-spacing="normal" fo:font-style="normal"/>
    </style:style>
    <style:style style:name="subindenunc" style:family="text" style:parent-style-name="subind">
      <style:text-properties style:text-position="sub 58%" style:font-name="Linux Biolinum G1" fo:font-family="'Linux Biolinum G'" style:font-pitch="variable" fo:font-size="11pt" fo:letter-spacing="normal" fo:font-style="normal" fo:font-weight="normal" style:font-style-asian="normal" style:font-style-complex="normal"/>
    </style:style>
    <style:style style:name="enunc" style:family="text">
      <style:text-properties style:font-name="Linux Biolinum G2" fo:font-family="'Linux Biolinum G'" style:font-style-name="Negrita" style:font-pitch="variable" fo:font-size="11pt" fo:font-weight="normal"/>
    </style:style>
    <style:style style:name="PAU" style:family="text" style:parent-style-name="enunc">
      <style:text-properties style:font-name="Linux Biolinum G2" fo:font-family="'Linux Biolinum G'" style:font-style-name="Negrita" style:font-pitch="variable" fo:font-size="11pt" fo:font-style="italic" fo:font-weight="normal" style:font-style-asian="italic" style:font-style-complex="italic"/>
    </style:style>
    <style:style style:name="Rta" style:family="text">
      <style:text-properties style:font-name="Linux Libertine G4" fo:font-family="'Linux Libertine G'" style:font-style-name="Normal" style:font-pitch="variable" fo:font-size="11pt" fo:letter-spacing="normal" fo:font-style="normal" fo:font-weight="bold"/>
    </style:style>
    <style:style style:name="Character_5f_20_5f_style" style:display-name="Character_20_style" style:family="text"/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text:style-name="Bullet_20_Symbols" loext:num-list-format="◊%2%" style:num-prefix="◊" style:num-format="">
        <style:list-level-properties text:min-label-width="0.75cm"/>
      </text:outline-level-style>
      <text:outline-level-style text:level="3" text:style-name="Bullet_20_Symbols" loext:num-list-format="●%3%" style:num-prefix="●" style:num-format="">
        <style:list-level-properties text:min-label-width="0.75cm"/>
      </text:outline-level-style>
      <text:outline-level-style text:level="4" loext:num-list-format="%4%." style:num-suffix="." style:num-format="1">
        <style:list-level-properties text:min-label-width="0.75cm"/>
      </text:outline-level-style>
      <text:outline-level-style text:level="5" loext:num-list-format="%5%)" style:num-suffix=")" style:num-format="a">
        <style:list-level-properties text:space-before="0.75cm" text:min-label-width="0.501cm"/>
      </text:outline-level-style>
      <text:outline-level-style text:level="6" loext:num-list-format="(%5%.%6%)" style:num-prefix="(" style:num-suffix=")" style:num-format="1" text:display-levels="2">
        <style:list-level-properties text:min-label-width="1cm"/>
      </text:outline-level-style>
      <text:outline-level-style text:level="7" loext:num-list-format="(%7%)" style:num-prefix="(" style:num-suffix=")" style:num-format="i">
        <style:list-level-properties text:space-before="2.499cm" text:min-label-width="1.249cm"/>
      </text:outline-level-style>
      <text:outline-level-style text:level="8" loext:num-list-format="(%8%)" style:num-prefix="(" style:num-suffix=")" style:num-format="a" style:num-letter-sync="true">
        <style:list-level-properties text:space-before="3.748cm" text:min-label-width="1.249cm"/>
      </text:outline-level-style>
      <text:outline-level-style text:level="9" loext:num-list-format="(%9%)" style:num-prefix="(" style:num-suffix=")" style:num-format="i">
        <style:list-level-properties text:space-before="4.997cm" text:min-label-width="1.249cm"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StarSymbol"/>
      </text:list-level-style-bullet>
      <text:list-level-style-bullet text:level="2" text:style-name="Bullet_20_Symbols" loext:num-list-format="%2%" text:bullet-char="●">
        <style:list-level-properties text:space-before="0.395cm"/>
        <style:text-properties style:font-name="StarSymbol"/>
      </text:list-level-style-bullet>
      <text:list-level-style-bullet text:level="3" text:style-name="Bullet_20_Symbols" loext:num-list-format="%3%" text:bullet-char="●">
        <style:list-level-properties text:space-before="0.79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.185cm"/>
        <style:text-properties style:font-name="StarSymbol"/>
      </text:list-level-style-bullet>
      <text:list-level-style-bullet text:level="5" text:style-name="Bullet_20_Symbols" loext:num-list-format="%5%" text:bullet-char="●">
        <style:list-level-properties text:space-before="1.58cm"/>
        <style:text-properties style:font-name="StarSymbol"/>
      </text:list-level-style-bullet>
      <text:list-level-style-bullet text:level="6" text:style-name="Bullet_20_Symbols" loext:num-list-format="%6%" text:bullet-char="●">
        <style:list-level-properties text:space-before="1.976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2.371cm"/>
        <style:text-properties style:font-name="StarSymbol"/>
      </text:list-level-style-bullet>
      <text:list-level-style-bullet text:level="8" text:style-name="Bullet_20_Symbols" loext:num-list-format="%8%" text:bullet-char="●">
        <style:list-level-properties text:space-before="2.766cm"/>
        <style:text-properties style:font-name="StarSymbol"/>
      </text:list-level-style-bullet>
      <text:list-level-style-bullet text:level="9" text:style-name="Bullet_20_Symbols" loext:num-list-format="%9%" text:bullet-char="●">
        <style:list-level-properties text:space-before="3.161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3.556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WW8Num1">
      <text:list-level-style-number text:level="1" loext:num-list-format="%1%" style:num-format="">
        <style:list-level-properties/>
      </text:list-level-style-number>
      <text:list-level-style-number text:level="2" text:style-name="Character_5f_20_5f_style" loext:num-list-format="%2%à" style:num-suffix="à" style:num-format="">
        <style:list-level-properties/>
      </text:list-level-style-number>
      <text:list-level-style-number text:level="3" text:style-name="Character_5f_20_5f_style" loext:num-list-format="%3%·" style:num-suffix="·" style:num-format="">
        <style:list-level-properties/>
      </text:list-level-style-number>
      <text:list-level-style-number text:level="4" text:style-name="Character_5f_20_5f_style" loext:num-list-format="%4%." style:num-suffix="." style:num-format="1">
        <style:list-level-properties text:min-label-width="0.75cm"/>
      </text:list-level-style-number>
      <text:list-level-style-number text:level="5" text:style-name="Character_5f_20_5f_style" loext:num-list-format="%5%)" style:num-suffix=")" style:num-format="a" style:num-letter-sync="true">
        <style:list-level-properties text:min-label-width="0.501cm"/>
      </text:list-level-style-number>
      <text:list-level-style-number text:level="6" text:style-name="Character_5f_20_5f_style" loext:num-list-format="(%6%)" style:num-prefix="(" style:num-suffix=")" style:num-format="i">
        <style:list-level-properties text:space-before="1.25cm" text:min-label-width="1.249cm"/>
      </text:list-level-style-number>
      <text:list-level-style-number text:level="7" loext:num-list-format="(%7%)" style:num-prefix="(" style:num-suffix=")" style:num-format="i">
        <style:list-level-properties text:space-before="2.499cm" text:min-label-width="1.249cm"/>
      </text:list-level-style-number>
      <text:list-level-style-number text:level="8" loext:num-list-format="(%8%)" style:num-prefix="(" style:num-suffix=")" style:num-format="a" style:num-letter-sync="true">
        <style:list-level-properties text:space-before="3.748cm" text:min-label-width="1.249cm"/>
      </text:list-level-style-number>
      <text:list-level-style-number text:level="9" loext:num-list-format="(%9%)" style:num-prefix="(" style:num-suffix=")" style:num-format="i">
        <style:list-level-properties text:space-before="4.997cm" text:min-label-width="1.24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1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loext:num-list-format="(%1%)" style:num-prefix="(" style:num-suffix=")" style:num-format="a" style:num-letter-sync="true">
        <style:list-level-properties text:space-before="1.244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loext:num-list-format="(%1%)" style:num-prefix="(" style:num-suffix=")" style:num-format="a" style:num-letter-sync="true">
        <style:list-level-properties text:space-before="1.251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loext:num-list-format="%1%" style:num-format="1" text:start-value="2">
        <style:list-level-properties text:min-label-width="1.244cm"/>
      </text:list-level-style-number>
      <text:list-level-style-number text:level="2" loext:num-list-format="%1%.%2%" style:num-format="1" text:display-levels="2">
        <style:list-level-properties text:min-label-width="1.244cm"/>
      </text:list-level-style-number>
      <text:list-level-style-number text:level="3" loext:num-list-format="%1%.%2%.%3%" style:num-format="1" text:display-levels="3">
        <style:list-level-properties text:min-label-width="1.27cm"/>
      </text:list-level-style-number>
      <text:list-level-style-number text:level="4" loext:num-list-format="%1%.%2%.%3%.%4%" style:num-format="1" text:display-levels="4">
        <style:list-level-properties text:min-label-width="1.27cm"/>
      </text:list-level-style-number>
      <text:list-level-style-number text:level="5" loext:num-list-format="%1%.%2%.%3%.%4%.%5%" style:num-format="1" text:display-levels="5">
        <style:list-level-properties text:min-label-width="1.27cm"/>
      </text:list-level-style-number>
      <text:list-level-style-number text:level="6" loext:num-list-format="%1%.%2%.%3%.%4%.%5%.%6%" style:num-format="1" text:display-levels="6">
        <style:list-level-properties text:min-label-width="1.905cm"/>
      </text:list-level-style-number>
      <text:list-level-style-number text:level="7" loext:num-list-format="%1%.%2%.%3%.%4%.%5%.%6%.%7%" style:num-format="1" text:display-levels="7">
        <style:list-level-properties text:min-label-width="1.905cm"/>
      </text:list-level-style-number>
      <text:list-level-style-number text:level="8" loext:num-list-format="%1%.%2%.%3%.%4%.%5%.%6%.%7%.%8%" style:num-format="1" text:display-levels="8">
        <style:list-level-properties text:min-label-width="2.54cm"/>
      </text:list-level-style-number>
      <text:list-level-style-number text:level="9" loext:num-list-format="%1%.%2%.%3%.%4%.%5%.%6%.%7%.%8%.%9%" style:num-format="1" text:display-levels="9">
        <style:list-level-properties text:min-label-width="2.54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number text:level="1" loext:num-list-format="(%1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7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>
        <style:tab-stops>
          <style:tab-stop style:position="8.502cm" style:type="center"/>
          <style:tab-stop style:position="17.002cm" style:type="right"/>
        </style:tab-stops>
      </style:paragraph-properties>
      <style:text-properties fo:language="gl" fo:country="ES" officeooo:paragraph-rsid="013a0e78"/>
    </style:style>
    <style:style style:name="MT1" style:family="text">
      <style:text-properties style:font-name="Linux Biolinum G1" fo:font-size="8pt" officeooo:rsid="0091dedb"/>
    </style:style>
    <style:style style:name="MT2" style:family="text">
      <style:text-properties style:font-name="Linux Biolinum G1" fo:font-size="8pt"/>
    </style:style>
    <style:style style:name="MT3" style:family="text">
      <style:text-properties style:font-name="Linux Biolinum G1" fo:font-size="8pt" officeooo:rsid="01d6515f"/>
    </style:style>
    <style:style style:name="MT4" style:family="text">
      <style:text-properties style:font-name="Linux Biolinum G1" fo:font-size="8pt" officeooo:rsid="014b0870"/>
    </style:style>
    <style:style style:name="MT5" style:family="text">
      <style:text-properties style:font-name="Linux Biolinum G1" fo:font-size="8pt" officeooo:rsid="013a0e78"/>
    </style:style>
    <style:style style:name="MT6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1.3cm" fo:margin-bottom="1.80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cm" fo:margin-left="0cm" fo:margin-right="0cm" fo:margin-bottom="0cm" style:dynamic-spacing="fals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F</text:span><text:span text:style-name="MT2">í</text:span><text:span text:style-name="MT1">s</text:span><text:span text:style-name="MT2">ica </text:span><text:span text:style-name="MT3">A.B</text:span><text:span text:style-name="MT2">.A.U.<text:tab/>PROBLEMAS </text:span><text:span text:style-name="MT4">DE </text:span><text:span text:style-name="MT5">SATÉLITES</text:span><text:span text:style-name="MT2"><text:tab/></text:span><text:span text:style-name="MT6"><text:page-number text:select-page="current">2</text:page-number></text:span></text:p>
      </style:head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09T20:48:48.303000000</dc:date>
    <meta:editing-duration>PT16H40M7S</meta:editing-duration>
    <meta:editing-cycles>117</meta:editing-cycles>
    <dc:title>Exemplos SatelitesGal.ods (PAU) (gal)</dc:title>
    <meta:document-statistic meta:table-count="58" meta:image-count="0" meta:object-count="0" meta:page-count="13" meta:paragraph-count="1232" meta:word-count="4640" meta:character-count="19248" meta:non-whitespace-character-count="16394"/>
  </office:meta>
</office:document-meta>
</file>